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3.emf" manifest:media-type="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-complex="Calibri" fo:font-size="12pt" style:font-size-asian="12pt" style:font-size-complex="12pt"/>
    </style:style>
    <style:style style:name="TableColumn3" style:family="table-column">
      <style:table-column-properties style:column-width="0.7027in"/>
    </style:style>
    <style:style style:name="TableColumn4" style:family="table-column">
      <style:table-column-properties style:column-width="0.6666in"/>
    </style:style>
    <style:style style:name="Table2" style:family="table">
      <style:table-properties style:width="1.3333in" fo:margin-left="0in" table:align="left"/>
    </style:style>
    <style:style style:name="TableRow5" style:family="table-row">
      <style:table-row-properties style:min-row-height="0.2083in"/>
    </style:style>
    <style:style style:name="TableCell6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" style:parent-style-name="Normal" style:family="paragraph">
      <style:paragraph-properties fo:margin-bottom="0in" fo:line-height="100%"/>
    </style:style>
    <style:style style:name="T10" style:parent-style-name="DefaultParagraphFont" style:family="text">
      <style:text-properties style:font-name-asian="Times New Roman" style:font-name-complex="Calibri" fo:color="#000000" fo:font-size="12pt" style:font-size-asian="12pt" style:font-size-complex="12pt"/>
    </style:style>
    <style:style style:name="T11" style:parent-style-name="DefaultParagraphFont" style:family="text">
      <style:text-properties style:font-name-asian="Times New Roman" style:font-name-complex="Calibri" fo:color="#000000" style:text-position="sub 66.6%" fo:font-size="12pt" style:font-size-asian="12pt" style:font-size-complex="12pt"/>
    </style:style>
    <style:style style:name="T12" style:parent-style-name="DefaultParagraphFont" style:family="text">
      <style:text-properties style:font-name-asian="Times New Roman" style:font-name-complex="Calibri" fo:color="#000000" fo:font-size="12pt" style:font-size-asian="12pt" style:font-size-complex="12pt"/>
    </style:style>
    <style:style style:name="TableRow13" style:family="table-row">
      <style:table-row-properties style:min-row-height="0.2083in"/>
    </style:style>
    <style:style style:name="TableCell1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" style:parent-style-name="Normal" style:family="paragraph">
      <style:paragraph-properties fo:margin-bottom="0in" fo:line-height="100%"/>
    </style:style>
    <style:style style:name="T16" style:parent-style-name="DefaultParagraphFont" style:family="text">
      <style:text-properties style:font-name-asian="Times New Roman" style:font-name-complex="Calibri" fo:color="#000000" fo:font-size="12pt" style:font-size-asian="12pt" style:font-size-complex="12pt"/>
    </style:style>
    <style:style style:name="T17" style:parent-style-name="DefaultParagraphFont" style:family="text">
      <style:text-properties style:font-name-asian="Times New Roman" style:font-name-complex="Calibri" fo:color="#000000" style:text-position="sub 66.6%" fo:font-size="12pt" style:font-size-asian="12pt" style:font-size-complex="12pt"/>
    </style:style>
    <style:style style:name="TableCell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Row20" style:family="table-row">
      <style:table-row-properties style:min-row-height="0.2083in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-asian="Times New Roman" style:font-name-complex="Calibri" fo:color="#000000" fo:font-size="12pt" style:font-size-asian="12pt" style:font-size-complex="12pt"/>
    </style:style>
    <style:style style:name="T24" style:parent-style-name="DefaultParagraphFont" style:family="text">
      <style:text-properties style:font-name-asian="Times New Roman" style:font-name-complex="Calibri" fo:color="#000000" style:text-position="sub 66.6%" fo:font-size="12pt" style:font-size-asian="12pt" style:font-size-complex="12pt"/>
    </style:style>
    <style:style style:name="TableCell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Row27" style:family="table-row">
      <style:table-row-properties style:min-row-height="0.2083in"/>
    </style:style>
    <style:style style:name="TableCell2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name-asian="Times New Roman" style:font-name-complex="Calibri" fo:color="#000000" fo:font-size="12pt" style:font-size-asian="12pt" style:font-size-complex="12pt"/>
    </style:style>
    <style:style style:name="T31" style:parent-style-name="DefaultParagraphFont" style:family="text">
      <style:text-properties style:font-name-asian="Times New Roman" style:font-name-complex="Calibri" fo:color="#000000" style:text-position="sub 66.6%" fo:font-size="12pt" style:font-size-asian="12pt" style:font-size-complex="12pt"/>
    </style:style>
    <style:style style:name="TableCell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3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Row34" style:family="table-row">
      <style:table-row-properties style:min-row-height="0.2083in"/>
    </style:style>
    <style:style style:name="TableCell3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-asian="Times New Roman" style:font-name-complex="Calibri" fo:color="#000000" fo:font-size="12pt" style:font-size-asian="12pt" style:font-size-complex="12pt"/>
    </style:style>
    <style:style style:name="T38" style:parent-style-name="DefaultParagraphFont" style:family="text">
      <style:text-properties style:font-name-asian="Times New Roman" style:font-name-complex="Calibri" fo:color="#000000" style:text-position="sub 66.6%" fo:font-size="12pt" style:font-size-asian="12pt" style:font-size-complex="12pt"/>
    </style:style>
    <style:style style:name="TableCell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0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Row41" style:family="table-row">
      <style:table-row-properties style:min-row-height="0.2083in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style:font-name-asian="Times New Roman" style:font-name-complex="Calibri" fo:color="#000000" fo:font-size="12pt" style:font-size-asian="12pt" style:font-size-complex="12pt"/>
    </style:style>
    <style:style style:name="T45" style:parent-style-name="DefaultParagraphFont" style:family="text">
      <style:text-properties style:font-name-asian="Times New Roman" style:font-name-complex="Calibri" fo:color="#000000" style:text-position="sub 66.6%" fo:font-size="12pt" style:font-size-asian="12pt" style:font-size-complex="12pt"/>
    </style:style>
    <style:style style:name="TableCell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4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P48" style:parent-style-name="Normal" style:family="paragraph">
      <style:text-properties style:font-name-asian="Times New Roman" style:font-name-complex="Calibri" fo:color="#000000" fo:font-size="12pt" style:font-size-asian="12pt" style:font-size-complex="12pt"/>
    </style:style>
    <style:style style:name="P49" style:parent-style-name="Normal" style:family="paragraph">
      <style:text-properties style:font-name-asian="Times New Roman" style:font-name-complex="Calibri" fo:color="#000000" fo:font-size="12pt" style:font-size-asian="12pt" style:font-size-complex="12pt"/>
    </style:style>
    <style:style style:name="TableColumn51" style:family="table-column">
      <style:table-column-properties style:column-width="0.4666in"/>
    </style:style>
    <style:style style:name="TableColumn52" style:family="table-column">
      <style:table-column-properties style:column-width="0.7131in"/>
    </style:style>
    <style:style style:name="TableColumn53" style:family="table-column">
      <style:table-column-properties style:column-width="0.3791in"/>
    </style:style>
    <style:style style:name="TableColumn54" style:family="table-column">
      <style:table-column-properties style:column-width="0.3791in"/>
    </style:style>
    <style:style style:name="TableColumn55" style:family="table-column">
      <style:table-column-properties style:column-width="0.3791in"/>
    </style:style>
    <style:style style:name="TableColumn56" style:family="table-column">
      <style:table-column-properties style:column-width="0.3791in"/>
    </style:style>
    <style:style style:name="TableColumn57" style:family="table-column">
      <style:table-column-properties style:column-width="0.3791in"/>
    </style:style>
    <style:style style:name="TableColumn58" style:family="table-column">
      <style:table-column-properties style:column-width="0.3791in"/>
    </style:style>
    <style:style style:name="TableColumn59" style:family="table-column">
      <style:table-column-properties style:column-width="0.3791in"/>
    </style:style>
    <style:style style:name="TableColumn60" style:family="table-column">
      <style:table-column-properties style:column-width="0.3791in"/>
    </style:style>
    <style:style style:name="TableColumn61" style:family="table-column">
      <style:table-column-properties style:column-width="0.3791in"/>
    </style:style>
    <style:style style:name="TableColumn62" style:family="table-column">
      <style:table-column-properties style:column-width="0.3791in"/>
    </style:style>
    <style:style style:name="TableColumn63" style:family="table-column">
      <style:table-column-properties style:column-width="0.6784in"/>
    </style:style>
    <style:style style:name="TableColumn64" style:family="table-column">
      <style:table-column-properties style:column-width="0.6784in"/>
    </style:style>
    <style:style style:name="TableColumn65" style:family="table-column">
      <style:table-column-properties style:column-width="0.6805in"/>
    </style:style>
    <style:style style:name="Table50" style:family="table">
      <style:table-properties style:width="7.009in" fo:margin-left="0in" table:align="left"/>
    </style:style>
    <style:style style:name="TableRow66" style:family="table-row">
      <style:table-row-properties style:min-row-height="0.1895in"/>
    </style:style>
    <style:style style:name="TableCell67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68" style:parent-style-name="Normal" style:family="paragraph">
      <style:paragraph-properties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6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Row71" style:family="table-row">
      <style:table-row-properties style:min-row-height="0.1895in"/>
    </style:style>
    <style:style style:name="TableCell7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3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5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3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5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Row102" style:family="table-row">
      <style:table-row-properties style:min-row-height="0.1895in"/>
    </style:style>
    <style:style style:name="P10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5" style:parent-style-name="Normal" style:family="paragraph">
      <style:paragraph-properties fo:margin-bottom="0in" fo:line-height="100%"/>
    </style:style>
    <style:style style:name="T106" style:parent-style-name="DefaultParagraphFont" style:family="text">
      <style:text-properties style:font-name-asian="Times New Roman" style:font-name-complex="Calibri" fo:color="#000000" fo:font-size="12pt" style:font-size-asian="12pt" style:font-size-complex="12pt"/>
    </style:style>
    <style:style style:name="T107" style:parent-style-name="DefaultParagraphFont" style:family="text">
      <style:text-properties style:font-name-asian="Times New Roman" style:font-name-complex="Calibri" fo:color="#000000" style:text-position="sub 66.6%" fo:font-size="12pt" style:font-size-asian="12pt" style:font-size-complex="12pt"/>
    </style:style>
    <style:style style:name="TableCell1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3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5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1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3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5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3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Row134" style:family="table-row">
      <style:table-row-properties style:min-row-height="0.1895in"/>
    </style:style>
    <style:style style:name="P135" style:parent-style-name="Normal" style:family="paragraph">
      <style:paragraph-properties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7" style:parent-style-name="Normal" style:family="paragraph">
      <style:paragraph-properties fo:margin-bottom="0in" fo:line-height="100%"/>
    </style:style>
    <style:style style:name="T138" style:parent-style-name="DefaultParagraphFont" style:family="text">
      <style:text-properties style:font-name-asian="Times New Roman" style:font-name-complex="Calibri" fo:color="#000000" fo:font-size="12pt" style:font-size-asian="12pt" style:font-size-complex="12pt"/>
    </style:style>
    <style:style style:name="T139" style:parent-style-name="DefaultParagraphFont" style:family="text">
      <style:text-properties style:font-name-asian="Times New Roman" style:font-name-complex="Calibri" fo:color="#000000" style:text-position="sub 66.6%" fo:font-size="12pt" style:font-size-asian="12pt" style:font-size-complex="12pt"/>
    </style:style>
    <style:style style:name="TableCell1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3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5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3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5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5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3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5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Row166" style:family="table-row">
      <style:table-row-properties style:min-row-height="0.1895in"/>
    </style:style>
    <style:style style:name="P167" style:parent-style-name="Normal" style:family="paragraph">
      <style:paragraph-properties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69" style:parent-style-name="Normal" style:family="paragraph">
      <style:paragraph-properties fo:margin-bottom="0in" fo:line-height="100%"/>
    </style:style>
    <style:style style:name="T170" style:parent-style-name="DefaultParagraphFont" style:family="text">
      <style:text-properties style:font-name-asian="Times New Roman" style:font-name-complex="Calibri" fo:color="#000000" fo:font-size="12pt" style:font-size-asian="12pt" style:font-size-complex="12pt"/>
    </style:style>
    <style:style style:name="T171" style:parent-style-name="DefaultParagraphFont" style:family="text">
      <style:text-properties style:font-name-asian="Times New Roman" style:font-name-complex="Calibri" fo:color="#000000" style:text-position="sub 66.6%" fo:font-size="12pt" style:font-size-asian="12pt" style:font-size-complex="12pt"/>
    </style:style>
    <style:style style:name="TableCell1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3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5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7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3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5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8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3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5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1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9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Row198" style:family="table-row">
      <style:table-row-properties style:min-row-height="0.1895in"/>
    </style:style>
    <style:style style:name="P199" style:parent-style-name="Normal" style:family="paragraph">
      <style:paragraph-properties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1" style:parent-style-name="Normal" style:family="paragraph">
      <style:paragraph-properties fo:margin-bottom="0in" fo:line-height="100%"/>
    </style:style>
    <style:style style:name="T202" style:parent-style-name="DefaultParagraphFont" style:family="text">
      <style:text-properties style:font-name-asian="Times New Roman" style:font-name-complex="Calibri" fo:color="#000000" fo:font-size="12pt" style:font-size-asian="12pt" style:font-size-complex="12pt"/>
    </style:style>
    <style:style style:name="T203" style:parent-style-name="DefaultParagraphFont" style:family="text">
      <style:text-properties style:font-name-asian="Times New Roman" style:font-name-complex="Calibri" fo:color="#000000" style:text-position="sub 66.6%" fo:font-size="12pt" style:font-size-asian="12pt" style:font-size-complex="12pt"/>
    </style:style>
    <style:style style:name="TableCell2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5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0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3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5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1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3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5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2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Row230" style:family="table-row">
      <style:table-row-properties style:min-row-height="0.1895in"/>
    </style:style>
    <style:style style:name="P231" style:parent-style-name="Normal" style:family="paragraph">
      <style:paragraph-properties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3" style:parent-style-name="Normal" style:family="paragraph">
      <style:paragraph-properties fo:margin-bottom="0in" fo:line-height="100%"/>
    </style:style>
    <style:style style:name="T234" style:parent-style-name="DefaultParagraphFont" style:family="text">
      <style:text-properties style:font-name-asian="Times New Roman" style:font-name-complex="Calibri" fo:color="#000000" fo:font-size="12pt" style:font-size-asian="12pt" style:font-size-complex="12pt"/>
    </style:style>
    <style:style style:name="T235" style:parent-style-name="DefaultParagraphFont" style:family="text">
      <style:text-properties style:font-name-asian="Times New Roman" style:font-name-complex="Calibri" fo:color="#000000" style:text-position="sub 66.6%" fo:font-size="12pt" style:font-size-asian="12pt" style:font-size-complex="12pt"/>
    </style:style>
    <style:style style:name="TableCell2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3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3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5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4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3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5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5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5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5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Row262" style:family="table-row">
      <style:table-row-properties style:min-row-height="0.1895in"/>
    </style:style>
    <style:style style:name="P263" style:parent-style-name="Normal" style:family="paragraph">
      <style:paragraph-properties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5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6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3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5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7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3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5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7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89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ableCell2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291" style:parent-style-name="Normal" style:family="paragraph">
      <style:paragraph-properties fo:text-align="end" fo:margin-bottom="0in" fo:line-height="100%"/>
      <style:text-properties style:font-name-asian="Times New Roman" style:font-name-complex="Calibri" fo:color="#000000" fo:font-size="12pt" style:font-size-asian="12pt" style:font-size-complex="12pt"/>
    </style:style>
    <style:style style:name="T292" style:parent-style-name="DefaultParagraphFont" style:family="text">
      <style:text-properties fo:font-size="12pt" style:font-size-asian="12pt" style:font-size-complex="12pt"/>
    </style:style>
    <style:style style:name="T293" style:parent-style-name="DefaultParagraphFont" style:family="text">
      <style:text-properties style:font-name-asian="Times New Roman" style:font-name-complex="Calibri" fo:color="#000000" fo:font-size="12pt" style:font-size-asian="12pt" style:font-size-complex="12pt"/>
    </style:style>
    <style:style style:name="T294" style:parent-style-name="DefaultParagraphFont" style:family="text">
      <style:text-properties style:font-name-asian="Times New Roman" style:font-name-complex="Calibri" fo:color="#000000" style:text-position="sub 66.6%" fo:font-size="12pt" style:font-size-asian="12pt" style:font-size-complex="12pt"/>
    </style:style>
    <style:style style:name="T295" style:parent-style-name="DefaultParagraphFont" style:family="text">
      <style:text-properties fo:font-size="12pt" style:font-size-asian="12pt" style:font-size-complex="12pt"/>
    </style:style>
    <style:style style:name="P296" style:parent-style-name="Normal" style:family="paragraph">
      <style:text-properties fo:font-size="12pt" style:font-size-asian="12pt" style:font-size-complex="12pt"/>
    </style:style>
    <style:style style:name="T297" style:parent-style-name="DefaultParagraphFont" style:family="text">
      <style:text-properties fo:font-size="12pt" style:font-size-asian="12pt" style:font-size-complex="12pt"/>
    </style:style>
    <style:style style:name="P298" style:parent-style-name="Normal" style:family="paragraph">
      <style:text-properties fo:font-size="12pt" style:font-size-asian="12pt" style:font-size-complex="12pt" fo:language="tr" fo:country="TR"/>
    </style:style>
    <style:style style:name="T299" style:parent-style-name="DefaultParagraphFont" style:family="text">
      <style:text-properties fo:font-size="12pt" style:font-size-asian="12pt" style:font-size-complex="12pt"/>
    </style:style>
    <style:style style:name="P300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P301" style:parent-style-name="Normal" style:family="paragraph">
      <style:paragraph-properties fo:text-align="center"/>
    </style:style>
    <style:style style:name="T302" style:parent-style-name="DefaultParagraphFont" style:family="text">
      <style:text-properties fo:font-size="12pt" style:font-size-asian="12pt" style:font-size-complex="12pt" fo:language="tr" fo:country="TR"/>
    </style:style>
    <style:style style:name="T303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304" style:parent-style-name="Normal" style:family="paragraph">
      <style:paragraph-properties fo:text-align="center"/>
    </style:style>
    <style:style style:name="T305" style:parent-style-name="DefaultParagraphFont" style:family="text">
      <style:text-properties fo:font-size="12pt" style:font-size-asian="12pt" style:font-size-complex="12pt" fo:language="tr" fo:country="TR"/>
    </style:style>
    <style:style style:name="T306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307" style:parent-style-name="Normal" style:family="paragraph">
      <style:paragraph-properties fo:text-align="center"/>
    </style:style>
    <style:style style:name="T308" style:parent-style-name="DefaultParagraphFont" style:family="text">
      <style:text-properties fo:font-size="12pt" style:font-size-asian="12pt" style:font-size-complex="12pt" fo:language="tr" fo:country="TR"/>
    </style:style>
    <style:style style:name="T309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310" style:parent-style-name="Normal" style:family="paragraph">
      <style:paragraph-properties fo:text-align="center"/>
    </style:style>
    <style:style style:name="T311" style:parent-style-name="DefaultParagraphFont" style:family="text">
      <style:text-properties fo:font-size="12pt" style:font-size-asian="12pt" style:font-size-complex="12pt" fo:language="tr" fo:country="TR"/>
    </style:style>
    <style:style style:name="T312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313" style:parent-style-name="Normal" style:family="paragraph">
      <style:paragraph-properties fo:text-align="center"/>
    </style:style>
    <style:style style:name="T314" style:parent-style-name="DefaultParagraphFont" style:family="text">
      <style:text-properties fo:font-size="12pt" style:font-size-asian="12pt" style:font-size-complex="12pt" fo:language="tr" fo:country="TR"/>
    </style:style>
    <style:style style:name="T315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316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T317" style:parent-style-name="DefaultParagraphFont" style:family="text">
      <style:text-properties fo:font-size="12pt" style:font-size-asian="12pt" style:font-size-complex="12pt"/>
    </style:style>
    <style:style style:name="P318" style:parent-style-name="Normal" style:family="paragraph">
      <style:text-properties fo:font-size="12pt" style:font-size-asian="12pt" style:font-size-complex="12pt" fo:language="tr" fo:country="TR"/>
    </style:style>
    <style:style style:name="T319" style:parent-style-name="DefaultParagraphFont" style:family="text">
      <style:text-properties fo:font-size="12pt" style:font-size-asian="12pt" style:font-size-complex="12pt"/>
    </style:style>
    <style:style style:name="P320" style:parent-style-name="Normal" style:family="paragraph">
      <style:text-properties fo:font-size="12pt" style:font-size-asian="12pt" style:font-size-complex="12pt" fo:language="tr" fo:country="TR"/>
    </style:style>
    <style:style style:name="T321" style:parent-style-name="DefaultParagraphFont" style:family="text">
      <style:text-properties fo:font-size="12pt" style:font-size-asian="12pt" style:font-size-complex="12pt"/>
    </style:style>
    <style:style style:name="P322" style:parent-style-name="Normal" style:family="paragraph">
      <style:text-properties fo:font-size="12pt" style:font-size-asian="12pt" style:font-size-complex="12pt" fo:language="tr" fo:country="TR"/>
    </style:style>
    <style:style style:name="T323" style:parent-style-name="DefaultParagraphFont" style:family="text">
      <style:text-properties fo:font-size="12pt" style:font-size-asian="12pt" style:font-size-complex="12pt"/>
    </style:style>
    <style:style style:name="P324" style:parent-style-name="Normal" style:family="paragraph">
      <style:text-properties fo:font-size="12pt" style:font-size-asian="12pt" style:font-size-complex="12pt" fo:language="tr" fo:country="TR"/>
    </style:style>
    <style:style style:name="T325" style:parent-style-name="DefaultParagraphFont" style:family="text">
      <style:text-properties fo:font-size="12pt" style:font-size-asian="12pt" style:font-size-complex="12pt"/>
    </style:style>
    <style:style style:name="P326" style:parent-style-name="Normal" style:family="paragraph">
      <style:text-properties fo:font-size="12pt" style:font-size-asian="12pt" style:font-size-complex="12pt" fo:language="tr" fo:country="TR"/>
    </style:style>
    <style:style style:name="T327" style:parent-style-name="DefaultParagraphFont" style:family="text">
      <style:text-properties fo:font-size="12pt" style:font-size-asian="12pt" style:font-size-complex="12pt"/>
    </style:style>
    <style:style style:name="P328" style:parent-style-name="Normal" style:family="paragraph">
      <style:text-properties fo:font-size="12pt" style:font-size-asian="12pt" style:font-size-complex="12pt" fo:language="tr" fo:country="TR"/>
    </style:style>
    <style:style style:name="T329" style:parent-style-name="DefaultParagraphFont" style:family="text">
      <style:text-properties fo:font-size="12pt" style:font-size-asian="12pt" style:font-size-complex="12pt"/>
    </style:style>
    <style:style style:name="P330" style:parent-style-name="Normal" style:family="paragraph">
      <style:text-properties fo:font-size="12pt" style:font-size-asian="12pt" style:font-size-complex="12pt" fo:language="tr" fo:country="TR"/>
    </style:style>
    <style:style style:name="T331" style:parent-style-name="DefaultParagraphFont" style:family="text">
      <style:text-properties fo:font-size="12pt" style:font-size-asian="12pt" style:font-size-complex="12pt"/>
    </style:style>
    <style:style style:name="P332" style:parent-style-name="Normal" style:family="paragraph">
      <style:text-properties fo:font-size="12pt" style:font-size-asian="12pt" style:font-size-complex="12pt" fo:language="tr" fo:country="TR"/>
    </style:style>
    <style:style style:name="T333" style:parent-style-name="DefaultParagraphFont" style:family="text">
      <style:text-properties fo:font-size="12pt" style:font-size-asian="12pt" style:font-size-complex="12pt"/>
    </style:style>
    <style:style style:name="P334" style:parent-style-name="Normal" style:family="paragraph">
      <style:text-properties fo:font-size="12pt" style:font-size-asian="12pt" style:font-size-complex="12pt" fo:language="tr" fo:country="TR"/>
    </style:style>
    <style:style style:name="T335" style:parent-style-name="DefaultParagraphFont" style:family="text">
      <style:text-properties fo:font-size="12pt" style:font-size-asian="12pt" style:font-size-complex="12pt"/>
    </style:style>
    <style:style style:name="P336" style:parent-style-name="Normal" style:family="paragraph">
      <style:text-properties fo:font-size="12pt" style:font-size-asian="12pt" style:font-size-complex="12pt" fo:language="tr" fo:country="TR"/>
    </style:style>
    <style:style style:name="T337" style:parent-style-name="DefaultParagraphFont" style:family="text">
      <style:text-properties fo:font-size="12pt" style:font-size-asian="12pt" style:font-size-complex="12pt"/>
    </style:style>
    <style:style style:name="P338" style:parent-style-name="Normal" style:family="paragraph">
      <style:text-properties fo:font-size="12pt" style:font-size-asian="12pt" style:font-size-complex="12pt" fo:language="tr" fo:country="TR"/>
    </style:style>
    <style:style style:name="P339" style:parent-style-name="Normal" style:family="paragraph">
      <style:text-properties fo:font-size="12pt" style:font-size-asian="12pt" style:font-size-complex="12pt"/>
    </style:style>
    <style:style style:name="P340" style:parent-style-name="Normal" style:family="paragraph">
      <style:text-properties fo:font-size="12pt" style:font-size-asian="12pt" style:font-size-complex="12pt"/>
    </style:style>
    <style:style style:name="T341" style:parent-style-name="DefaultParagraphFont" style:family="text">
      <style:text-properties fo:font-size="12pt" style:font-size-asian="12pt" style:font-size-complex="12pt"/>
    </style:style>
    <style:style style:name="P342" style:parent-style-name="Normal" style:family="paragraph">
      <style:text-properties fo:language="tr" fo:country="TR"/>
    </style:style>
    <style:style style:name="T343" style:parent-style-name="DefaultParagraphFont" style:family="text">
      <style:text-properties fo:font-size="12pt" style:font-size-asian="12pt" style:font-size-complex="12pt"/>
    </style:style>
    <style:style style:name="P344" style:parent-style-name="Normal" style:family="paragraph">
      <style:text-properties fo:language="tr" fo:country="TR"/>
    </style:style>
    <style:style style:name="T345" style:parent-style-name="DefaultParagraphFont" style:family="text">
      <style:text-properties fo:font-size="12pt" style:font-size-asian="12pt" style:font-size-complex="12pt"/>
    </style:style>
    <style:style style:name="T346" style:parent-style-name="DefaultParagraphFont" style:family="text">
      <style:text-properties fo:language="tr" fo:country="TR"/>
    </style:style>
    <style:style style:name="T347" style:parent-style-name="DefaultParagraphFont" style:family="text">
      <style:text-properties fo:language="tr" fo:country="TR"/>
    </style:style>
    <style:style style:name="T348" style:parent-style-name="DefaultParagraphFont" style:family="text">
      <style:text-properties fo:font-size="12pt" style:font-size-asian="12pt" style:font-size-complex="12pt"/>
    </style:style>
    <style:style style:name="P349" style:parent-style-name="Normal" style:family="paragraph">
      <style:text-properties fo:language="tr" fo:country="TR"/>
    </style:style>
    <style:style style:name="T350" style:parent-style-name="DefaultParagraphFont" style:family="text">
      <style:text-properties fo:font-size="12pt" style:font-size-asian="12pt" style:font-size-complex="12pt"/>
    </style:style>
    <style:style style:name="P351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P352" style:parent-style-name="Normal" style:family="paragraph">
      <style:paragraph-properties fo:text-align="center"/>
    </style:style>
    <style:style style:name="T353" style:parent-style-name="DefaultParagraphFont" style:family="text">
      <style:text-properties fo:font-size="12pt" style:font-size-asian="12pt" style:font-size-complex="12pt" fo:language="tr" fo:country="TR"/>
    </style:style>
    <style:style style:name="T354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355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P356" style:parent-style-name="Normal" style:family="paragraph">
      <style:paragraph-properties fo:text-align="center"/>
    </style:style>
    <style:style style:name="T357" style:parent-style-name="DefaultParagraphFont" style:family="text">
      <style:text-properties fo:font-size="12pt" style:font-size-asian="12pt" style:font-size-complex="12pt" fo:language="tr" fo:country="TR"/>
    </style:style>
    <style:style style:name="T358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359" style:parent-style-name="Normal" style:family="paragraph">
      <style:paragraph-properties fo:text-align="center"/>
    </style:style>
    <style:style style:name="T360" style:parent-style-name="DefaultParagraphFont" style:family="text">
      <style:text-properties fo:font-size="12pt" style:font-size-asian="12pt" style:font-size-complex="12pt" fo:language="tr" fo:country="TR"/>
    </style:style>
    <style:style style:name="T361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362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T363" style:parent-style-name="DefaultParagraphFont" style:family="text">
      <style:text-properties fo:font-size="12pt" style:font-size-asian="12pt" style:font-size-complex="12pt"/>
    </style:style>
    <style:style style:name="T364" style:parent-style-name="DefaultParagraphFont" style:family="text">
      <style:text-properties fo:font-size="12pt" style:font-size-asian="12pt" style:font-size-complex="12pt"/>
    </style:style>
    <style:style style:name="T365" style:parent-style-name="DefaultParagraphFont" style:family="text">
      <style:text-properties fo:font-size="12pt" style:font-size-asian="12pt" style:font-size-complex="12pt"/>
    </style:style>
    <style:style style:name="T366" style:parent-style-name="DefaultParagraphFont" style:family="text">
      <style:text-properties fo:font-size="12pt" style:font-size-asian="12pt" style:font-size-complex="12pt"/>
    </style:style>
    <style:style style:name="T367" style:parent-style-name="DefaultParagraphFont" style:family="text">
      <style:text-properties fo:font-size="12pt" style:font-size-asian="12pt" style:font-size-complex="12pt"/>
    </style:style>
    <style:style style:name="T368" style:parent-style-name="DefaultParagraphFont" style:family="text">
      <style:text-properties fo:font-size="12pt" style:font-size-asian="12pt" style:font-size-complex="12pt" fo:language="en" fo:country="GB"/>
    </style:style>
    <style:style style:name="T369" style:parent-style-name="DefaultParagraphFont" style:family="text">
      <style:text-properties fo:font-size="12pt" style:font-size-asian="12pt" style:font-size-complex="12pt"/>
    </style:style>
    <style:style style:name="T370" style:parent-style-name="DefaultParagraphFont" style:family="text">
      <style:text-properties style:text-position="sub 66.6%" fo:font-size="12pt" style:font-size-asian="12pt" style:font-size-complex="12pt"/>
    </style:style>
    <style:style style:name="T371" style:parent-style-name="DefaultParagraphFont" style:family="text">
      <style:text-properties fo:font-size="12pt" style:font-size-asian="12pt" style:font-size-complex="12pt"/>
    </style:style>
    <style:style style:name="T372" style:parent-style-name="DefaultParagraphFont" style:family="text">
      <style:text-properties style:text-position="sub 66.6%" fo:font-size="12pt" style:font-size-asian="12pt" style:font-size-complex="12pt"/>
    </style:style>
    <style:style style:name="T373" style:parent-style-name="DefaultParagraphFont" style:family="text">
      <style:text-properties fo:font-size="12pt" style:font-size-asian="12pt" style:font-size-complex="12pt"/>
    </style:style>
    <style:style style:name="T374" style:parent-style-name="DefaultParagraphFont" style:family="text">
      <style:text-properties fo:font-size="12pt" style:font-size-asian="12pt" style:font-size-complex="12pt"/>
    </style:style>
    <style:style style:name="T375" style:parent-style-name="DefaultParagraphFont" style:family="text">
      <style:text-properties fo:font-size="12pt" style:font-size-asian="12pt" style:font-size-complex="12pt"/>
    </style:style>
    <style:style style:name="P376" style:parent-style-name="Normal" style:family="paragraph">
      <style:text-properties fo:font-size="12pt" style:font-size-asian="12pt" style:font-size-complex="12pt" fo:language="tr" fo:country="TR"/>
    </style:style>
    <style:style style:name="T377" style:parent-style-name="DefaultParagraphFont" style:family="text">
      <style:text-properties fo:font-size="12pt" style:font-size-asian="12pt" style:font-size-complex="12pt"/>
    </style:style>
    <style:style style:name="T378" style:parent-style-name="DefaultParagraphFont" style:family="text">
      <style:text-properties fo:font-size="12pt" style:font-size-asian="12pt" style:font-size-complex="12pt"/>
    </style:style>
    <style:style style:name="P379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P380" style:parent-style-name="Normal" style:family="paragraph">
      <style:paragraph-properties fo:text-align="center"/>
    </style:style>
    <style:style style:name="T381" style:parent-style-name="DefaultParagraphFont" style:family="text">
      <style:text-properties fo:font-size="12pt" style:font-size-asian="12pt" style:font-size-complex="12pt" fo:language="tr" fo:country="TR"/>
    </style:style>
    <style:style style:name="T382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383" style:parent-style-name="Normal" style:family="paragraph">
      <style:paragraph-properties fo:text-align="center"/>
    </style:style>
    <style:style style:name="T384" style:parent-style-name="DefaultParagraphFont" style:family="text">
      <style:text-properties fo:font-size="12pt" style:font-size-asian="12pt" style:font-size-complex="12pt" fo:language="tr" fo:country="TR"/>
    </style:style>
    <style:style style:name="T385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386" style:parent-style-name="Normal" style:family="paragraph">
      <style:paragraph-properties fo:text-align="center"/>
    </style:style>
    <style:style style:name="T387" style:parent-style-name="DefaultParagraphFont" style:family="text">
      <style:text-properties fo:font-size="12pt" style:font-size-asian="12pt" style:font-size-complex="12pt" fo:language="tr" fo:country="TR"/>
    </style:style>
    <style:style style:name="T388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389" style:parent-style-name="Normal" style:family="paragraph">
      <style:paragraph-properties fo:text-align="center"/>
    </style:style>
    <style:style style:name="T390" style:parent-style-name="DefaultParagraphFont" style:family="text">
      <style:text-properties fo:font-size="12pt" style:font-size-asian="12pt" style:font-size-complex="12pt" fo:language="tr" fo:country="TR"/>
    </style:style>
    <style:style style:name="T391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392" style:parent-style-name="Normal" style:family="paragraph">
      <style:paragraph-properties fo:text-align="center"/>
    </style:style>
    <style:style style:name="T393" style:parent-style-name="DefaultParagraphFont" style:family="text">
      <style:text-properties fo:font-size="12pt" style:font-size-asian="12pt" style:font-size-complex="12pt" fo:language="tr" fo:country="TR"/>
    </style:style>
    <style:style style:name="T394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395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T396" style:parent-style-name="DefaultParagraphFont" style:family="text">
      <style:text-properties fo:font-size="12pt" style:font-size-asian="12pt" style:font-size-complex="12pt"/>
    </style:style>
    <style:style style:name="P397" style:parent-style-name="Normal" style:family="paragraph">
      <style:text-properties fo:font-size="12pt" style:font-size-asian="12pt" style:font-size-complex="12pt" fo:language="tr" fo:country="TR"/>
    </style:style>
    <style:style style:name="T398" style:parent-style-name="DefaultParagraphFont" style:family="text">
      <style:text-properties fo:font-size="12pt" style:font-size-asian="12pt" style:font-size-complex="12pt"/>
    </style:style>
    <style:style style:name="P399" style:parent-style-name="Normal" style:family="paragraph">
      <style:text-properties fo:font-size="12pt" style:font-size-asian="12pt" style:font-size-complex="12pt" fo:language="tr" fo:country="TR"/>
    </style:style>
    <style:style style:name="T400" style:parent-style-name="DefaultParagraphFont" style:family="text">
      <style:text-properties fo:font-size="12pt" style:font-size-asian="12pt" style:font-size-complex="12pt"/>
    </style:style>
    <style:style style:name="P401" style:parent-style-name="Normal" style:family="paragraph">
      <style:text-properties fo:font-size="12pt" style:font-size-asian="12pt" style:font-size-complex="12pt" fo:language="tr" fo:country="TR"/>
    </style:style>
    <style:style style:name="T402" style:parent-style-name="DefaultParagraphFont" style:family="text">
      <style:text-properties fo:font-size="12pt" style:font-size-asian="12pt" style:font-size-complex="12pt"/>
    </style:style>
    <style:style style:name="T403" style:parent-style-name="DefaultParagraphFont" style:family="text">
      <style:text-properties fo:font-size="12pt" style:font-size-asian="12pt" style:font-size-complex="12pt" fo:language="tr" fo:country="TR"/>
    </style:style>
    <style:style style:name="T404" style:parent-style-name="DefaultParagraphFont" style:family="text">
      <style:text-properties fo:font-size="12pt" style:font-size-asian="12pt" style:font-size-complex="12pt" fo:language="tr" fo:country="TR"/>
    </style:style>
    <style:style style:name="P405" style:parent-style-name="Normal" style:family="paragraph">
      <style:text-properties fo:font-size="12pt" style:font-size-asian="12pt" style:font-size-complex="12pt"/>
    </style:style>
    <style:style style:name="T406" style:parent-style-name="DefaultParagraphFont" style:family="text">
      <style:text-properties fo:font-size="12pt" style:font-size-asian="12pt" style:font-size-complex="12pt"/>
    </style:style>
    <style:style style:name="T407" style:parent-style-name="DefaultParagraphFont" style:family="text">
      <style:text-properties fo:font-size="12pt" style:font-size-asian="12pt" style:font-size-complex="12pt" fo:language="tr" fo:country="TR"/>
    </style:style>
    <style:style style:name="T408" style:parent-style-name="DefaultParagraphFont" style:family="text">
      <style:text-properties fo:font-size="12pt" style:font-size-asian="12pt" style:font-size-complex="12pt" fo:language="tr" fo:country="TR"/>
    </style:style>
    <style:style style:name="T409" style:parent-style-name="DefaultParagraphFont" style:family="text">
      <style:text-properties fo:font-size="12pt" style:font-size-asian="12pt" style:font-size-complex="12pt"/>
    </style:style>
    <style:style style:name="T410" style:parent-style-name="DefaultParagraphFont" style:family="text">
      <style:text-properties fo:font-size="12pt" style:font-size-asian="12pt" style:font-size-complex="12pt" fo:language="tr" fo:country="TR"/>
    </style:style>
    <style:style style:name="T411" style:parent-style-name="DefaultParagraphFont" style:family="text">
      <style:text-properties fo:font-size="12pt" style:font-size-asian="12pt" style:font-size-complex="12pt" fo:language="tr" fo:country="TR"/>
    </style:style>
    <style:style style:name="T412" style:parent-style-name="DefaultParagraphFont" style:family="text">
      <style:text-properties fo:font-size="12pt" style:font-size-asian="12pt" style:font-size-complex="12pt"/>
    </style:style>
    <style:style style:name="P413" style:parent-style-name="Normal" style:family="paragraph">
      <style:text-properties fo:font-size="12pt" style:font-size-asian="12pt" style:font-size-complex="12pt" fo:language="tr" fo:country="TR"/>
    </style:style>
    <style:style style:name="T414" style:parent-style-name="DefaultParagraphFont" style:family="text">
      <style:text-properties fo:font-size="12pt" style:font-size-asian="12pt" style:font-size-complex="12pt"/>
    </style:style>
    <style:style style:name="P415" style:parent-style-name="Normal" style:family="paragraph">
      <style:text-properties fo:font-size="12pt" style:font-size-asian="12pt" style:font-size-complex="12pt" fo:language="tr" fo:country="TR"/>
    </style:style>
    <style:style style:name="T416" style:parent-style-name="DefaultParagraphFont" style:family="text">
      <style:text-properties fo:font-size="12pt" style:font-size-asian="12pt" style:font-size-complex="12pt"/>
    </style:style>
    <style:style style:name="P417" style:parent-style-name="Normal" style:family="paragraph">
      <style:text-properties fo:font-size="12pt" style:font-size-asian="12pt" style:font-size-complex="12pt" fo:language="tr" fo:country="TR"/>
    </style:style>
    <style:style style:name="T418" style:parent-style-name="DefaultParagraphFont" style:family="text">
      <style:text-properties fo:font-size="12pt" style:font-size-asian="12pt" style:font-size-complex="12pt"/>
    </style:style>
    <style:style style:name="P419" style:parent-style-name="Normal" style:family="paragraph">
      <style:text-properties fo:font-size="12pt" style:font-size-asian="12pt" style:font-size-complex="12pt" fo:language="tr" fo:country="TR"/>
    </style:style>
    <style:style style:name="T420" style:parent-style-name="DefaultParagraphFont" style:family="text">
      <style:text-properties fo:font-size="12pt" style:font-size-asian="12pt" style:font-size-complex="12pt"/>
    </style:style>
    <style:style style:name="P421" style:parent-style-name="Normal" style:family="paragraph">
      <style:text-properties fo:font-size="12pt" style:font-size-asian="12pt" style:font-size-complex="12pt" fo:language="tr" fo:country="TR"/>
    </style:style>
    <style:style style:name="P422" style:parent-style-name="Normal" style:family="paragraph">
      <style:text-properties fo:font-size="12pt" style:font-size-asian="12pt" style:font-size-complex="12pt"/>
    </style:style>
    <style:style style:name="P423" style:parent-style-name="Normal" style:family="paragraph">
      <style:text-properties fo:font-size="12pt" style:font-size-asian="12pt" style:font-size-complex="12pt"/>
    </style:style>
    <style:style style:name="P424" style:parent-style-name="Normal" style:family="paragraph">
      <style:text-properties fo:font-size="12pt" style:font-size-asian="12pt" style:font-size-complex="12pt"/>
    </style:style>
    <style:style style:name="T425" style:parent-style-name="DefaultParagraphFont" style:family="text">
      <style:text-properties fo:font-size="12pt" style:font-size-asian="12pt" style:font-size-complex="12pt"/>
    </style:style>
    <style:style style:name="T426" style:parent-style-name="DefaultParagraphFont" style:family="text">
      <style:text-properties fo:font-size="12pt" style:font-size-asian="12pt" style:font-size-complex="12pt"/>
    </style:style>
    <style:style style:name="T427" style:parent-style-name="DefaultParagraphFont" style:family="text">
      <style:text-properties fo:font-size="12pt" style:font-size-asian="12pt" style:font-size-complex="12pt"/>
    </style:style>
    <style:style style:name="P428" style:parent-style-name="Normal" style:family="paragraph">
      <style:text-properties fo:font-size="12pt" style:font-size-asian="12pt" style:font-size-complex="12pt" fo:language="tr" fo:country="TR"/>
    </style:style>
    <style:style style:name="T429" style:parent-style-name="DefaultParagraphFont" style:family="text">
      <style:text-properties fo:font-size="12pt" style:font-size-asian="12pt" style:font-size-complex="12pt"/>
    </style:style>
    <style:style style:name="T430" style:parent-style-name="DefaultParagraphFont" style:family="text">
      <style:text-properties fo:font-size="12pt" style:font-size-asian="12pt" style:font-size-complex="12pt"/>
    </style:style>
    <style:style style:name="T431" style:parent-style-name="DefaultParagraphFont" style:family="text">
      <style:text-properties fo:font-size="12pt" style:font-size-asian="12pt" style:font-size-complex="12pt"/>
    </style:style>
    <style:style style:name="P432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P433" style:parent-style-name="Normal" style:family="paragraph">
      <style:paragraph-properties fo:text-align="center"/>
    </style:style>
    <style:style style:name="T434" style:parent-style-name="DefaultParagraphFont" style:family="text">
      <style:text-properties fo:font-size="12pt" style:font-size-asian="12pt" style:font-size-complex="12pt" fo:language="tr" fo:country="TR"/>
    </style:style>
    <style:style style:name="T435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436" style:parent-style-name="Normal" style:family="paragraph">
      <style:paragraph-properties fo:text-align="center"/>
    </style:style>
    <style:style style:name="T437" style:parent-style-name="DefaultParagraphFont" style:family="text">
      <style:text-properties fo:font-size="12pt" style:font-size-asian="12pt" style:font-size-complex="12pt" fo:language="tr" fo:country="TR"/>
    </style:style>
    <style:style style:name="T438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439" style:parent-style-name="Normal" style:family="paragraph">
      <style:paragraph-properties fo:text-align="center"/>
    </style:style>
    <style:style style:name="T440" style:parent-style-name="DefaultParagraphFont" style:family="text">
      <style:text-properties fo:font-size="12pt" style:font-size-asian="12pt" style:font-size-complex="12pt" fo:language="tr" fo:country="TR"/>
    </style:style>
    <style:style style:name="T441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442" style:parent-style-name="Normal" style:family="paragraph">
      <style:paragraph-properties fo:text-align="center"/>
    </style:style>
    <style:style style:name="T443" style:parent-style-name="DefaultParagraphFont" style:family="text">
      <style:text-properties fo:font-size="12pt" style:font-size-asian="12pt" style:font-size-complex="12pt" fo:language="tr" fo:country="TR"/>
    </style:style>
    <style:style style:name="T444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445" style:parent-style-name="Normal" style:family="paragraph">
      <style:paragraph-properties fo:text-align="center"/>
    </style:style>
    <style:style style:name="T446" style:parent-style-name="DefaultParagraphFont" style:family="text">
      <style:text-properties fo:font-size="12pt" style:font-size-asian="12pt" style:font-size-complex="12pt" fo:language="tr" fo:country="TR"/>
    </style:style>
    <style:style style:name="T447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448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T449" style:parent-style-name="DefaultParagraphFont" style:family="text">
      <style:text-properties fo:font-size="12pt" style:font-size-asian="12pt" style:font-size-complex="12pt"/>
    </style:style>
    <style:style style:name="T450" style:parent-style-name="DefaultParagraphFont" style:family="text">
      <style:text-properties fo:font-size="12pt" style:font-size-asian="12pt" style:font-size-complex="12pt"/>
    </style:style>
    <style:style style:name="T451" style:parent-style-name="DefaultParagraphFont" style:family="text">
      <style:text-properties fo:font-size="12pt" style:font-size-asian="12pt" style:font-size-complex="12pt"/>
    </style:style>
    <style:style style:name="T452" style:parent-style-name="DefaultParagraphFont" style:family="text">
      <style:text-properties fo:font-size="12pt" style:font-size-asian="12pt" style:font-size-complex="12pt"/>
    </style:style>
    <style:style style:name="T453" style:parent-style-name="DefaultParagraphFont" style:family="text">
      <style:text-properties fo:font-size="12pt" style:font-size-asian="12pt" style:font-size-complex="12pt"/>
    </style:style>
    <style:style style:name="T454" style:parent-style-name="DefaultParagraphFont" style:family="text">
      <style:text-properties fo:font-size="12pt" style:font-size-asian="12pt" style:font-size-complex="12pt"/>
    </style:style>
    <style:style style:name="T455" style:parent-style-name="DefaultParagraphFont" style:family="text">
      <style:text-properties fo:font-size="12pt" style:font-size-asian="12pt" style:font-size-complex="12pt"/>
    </style:style>
    <style:style style:name="T456" style:parent-style-name="DefaultParagraphFont" style:family="text">
      <style:text-properties fo:font-size="12pt" style:font-size-asian="12pt" style:font-size-complex="12pt"/>
    </style:style>
    <style:style style:name="T457" style:parent-style-name="DefaultParagraphFont" style:family="text">
      <style:text-properties fo:font-size="12pt" style:font-size-asian="12pt" style:font-size-complex="12pt"/>
    </style:style>
    <style:style style:name="P458" style:parent-style-name="Normal" style:family="paragraph">
      <style:text-properties fo:font-size="12pt" style:font-size-asian="12pt" style:font-size-complex="12pt" fo:language="tr" fo:country="TR"/>
    </style:style>
    <style:style style:name="T459" style:parent-style-name="DefaultParagraphFont" style:family="text">
      <style:text-properties fo:font-size="12pt" style:font-size-asian="12pt" style:font-size-complex="12pt"/>
    </style:style>
    <style:style style:name="P460" style:parent-style-name="Normal" style:family="paragraph">
      <style:text-properties fo:font-size="12pt" style:font-size-asian="12pt" style:font-size-complex="12pt" fo:language="tr" fo:country="TR"/>
    </style:style>
    <style:style style:name="T461" style:parent-style-name="DefaultParagraphFont" style:family="text">
      <style:text-properties fo:font-size="12pt" style:font-size-asian="12pt" style:font-size-complex="12pt"/>
    </style:style>
    <style:style style:name="P462" style:parent-style-name="Normal" style:family="paragraph">
      <style:text-properties fo:font-size="12pt" style:font-size-asian="12pt" style:font-size-complex="12pt" fo:language="tr" fo:country="TR"/>
    </style:style>
    <style:style style:name="T463" style:parent-style-name="DefaultParagraphFont" style:family="text">
      <style:text-properties fo:font-size="12pt" style:font-size-asian="12pt" style:font-size-complex="12pt"/>
    </style:style>
    <style:style style:name="P464" style:parent-style-name="Normal" style:family="paragraph">
      <style:text-properties fo:font-size="12pt" style:font-size-asian="12pt" style:font-size-complex="12pt" fo:language="tr" fo:country="TR"/>
    </style:style>
    <style:style style:name="P465" style:parent-style-name="Normal" style:family="paragraph">
      <style:text-properties fo:font-size="12pt" style:font-size-asian="12pt" style:font-size-complex="12pt"/>
    </style:style>
    <style:style style:name="T466" style:parent-style-name="DefaultParagraphFont" style:family="text">
      <style:text-properties fo:font-size="12pt" style:font-size-asian="12pt" style:font-size-complex="12pt"/>
    </style:style>
    <style:style style:name="T467" style:parent-style-name="DefaultParagraphFont" style:family="text">
      <style:text-properties fo:font-size="12pt" style:font-size-asian="12pt" style:font-size-complex="12pt"/>
    </style:style>
    <style:style style:name="T468" style:parent-style-name="DefaultParagraphFont" style:family="text">
      <style:text-properties fo:font-size="12pt" style:font-size-asian="12pt" style:font-size-complex="12pt"/>
    </style:style>
    <style:style style:name="T469" style:parent-style-name="DefaultParagraphFont" style:family="text">
      <style:text-properties fo:font-size="12pt" style:font-size-asian="12pt" style:font-size-complex="12pt"/>
    </style:style>
    <style:style style:name="T470" style:parent-style-name="DefaultParagraphFont" style:family="text">
      <style:text-properties fo:font-size="12pt" style:font-size-asian="12pt" style:font-size-complex="12pt"/>
    </style:style>
    <style:style style:name="P471" style:parent-style-name="Normal" style:family="paragraph">
      <style:text-properties fo:font-size="12pt" style:font-size-asian="12pt" style:font-size-complex="12pt" fo:language="tr" fo:country="TR"/>
    </style:style>
    <style:style style:name="T472" style:parent-style-name="DefaultParagraphFont" style:family="text">
      <style:text-properties fo:font-size="12pt" style:font-size-asian="12pt" style:font-size-complex="12pt"/>
    </style:style>
    <style:style style:name="T473" style:parent-style-name="DefaultParagraphFont" style:family="text">
      <style:text-properties fo:font-size="12pt" style:font-size-asian="12pt" style:font-size-complex="12pt" fo:language="tr" fo:country="TR"/>
    </style:style>
    <style:style style:name="T474" style:parent-style-name="DefaultParagraphFont" style:family="text">
      <style:text-properties fo:font-size="12pt" style:font-size-asian="12pt" style:font-size-complex="12pt" fo:language="tr" fo:country="TR"/>
    </style:style>
    <style:style style:name="T475" style:parent-style-name="DefaultParagraphFont" style:family="text">
      <style:text-properties fo:font-size="12pt" style:font-size-asian="12pt" style:font-size-complex="12pt"/>
    </style:style>
    <style:style style:name="P476" style:parent-style-name="Normal" style:family="paragraph">
      <style:text-properties fo:font-size="12pt" style:font-size-asian="12pt" style:font-size-complex="12pt" fo:language="tr" fo:country="TR"/>
    </style:style>
    <style:style style:name="T477" style:parent-style-name="DefaultParagraphFont" style:family="text">
      <style:text-properties fo:font-size="12pt" style:font-size-asian="12pt" style:font-size-complex="12pt"/>
    </style:style>
    <style:style style:name="P478" style:parent-style-name="Normal" style:family="paragraph">
      <style:text-properties fo:font-size="12pt" style:font-size-asian="12pt" style:font-size-complex="12pt" fo:language="tr" fo:country="TR"/>
    </style:style>
    <style:style style:name="T479" style:parent-style-name="DefaultParagraphFont" style:family="text">
      <style:text-properties fo:font-size="12pt" style:font-size-asian="12pt" style:font-size-complex="12pt"/>
    </style:style>
    <style:style style:name="P480" style:parent-style-name="Normal" style:family="paragraph">
      <style:text-properties fo:font-size="12pt" style:font-size-asian="12pt" style:font-size-complex="12pt" fo:language="tr" fo:country="TR"/>
    </style:style>
    <style:style style:name="T481" style:parent-style-name="DefaultParagraphFont" style:family="text">
      <style:text-properties fo:font-size="12pt" style:font-size-asian="12pt" style:font-size-complex="12pt"/>
    </style:style>
    <style:style style:name="P482" style:parent-style-name="Normal" style:family="paragraph">
      <style:text-properties fo:font-size="12pt" style:font-size-asian="12pt" style:font-size-complex="12pt" fo:language="tr" fo:country="TR"/>
    </style:style>
    <style:style style:name="T483" style:parent-style-name="DefaultParagraphFont" style:family="text">
      <style:text-properties fo:font-size="12pt" style:font-size-asian="12pt" style:font-size-complex="12pt"/>
    </style:style>
    <style:style style:name="P484" style:parent-style-name="Normal" style:family="paragraph">
      <style:text-properties fo:font-size="12pt" style:font-size-asian="12pt" style:font-size-complex="12pt" fo:language="tr" fo:country="TR"/>
    </style:style>
    <style:style style:name="T485" style:parent-style-name="DefaultParagraphFont" style:family="text">
      <style:text-properties fo:font-size="12pt" style:font-size-asian="12pt" style:font-size-complex="12pt"/>
    </style:style>
    <style:style style:name="T486" style:parent-style-name="DefaultParagraphFont" style:family="text">
      <style:text-properties fo:font-size="12pt" style:font-size-asian="12pt" style:font-size-complex="12pt"/>
    </style:style>
    <style:style style:name="T487" style:parent-style-name="DefaultParagraphFont" style:family="text">
      <style:text-properties fo:font-size="12pt" style:font-size-asian="12pt" style:font-size-complex="12pt"/>
    </style:style>
    <style:style style:name="T488" style:parent-style-name="DefaultParagraphFont" style:family="text">
      <style:text-properties fo:font-size="12pt" style:font-size-asian="12pt" style:font-size-complex="12pt"/>
    </style:style>
    <style:style style:name="T489" style:parent-style-name="DefaultParagraphFont" style:family="text">
      <style:text-properties fo:font-size="12pt" style:font-size-asian="12pt" style:font-size-complex="12pt"/>
    </style:style>
    <style:style style:name="T490" style:parent-style-name="DefaultParagraphFont" style:family="text">
      <style:text-properties fo:font-size="12pt" style:font-size-asian="12pt" style:font-size-complex="12pt"/>
    </style:style>
    <style:style style:name="T491" style:parent-style-name="DefaultParagraphFont" style:family="text">
      <style:text-properties fo:font-size="12pt" style:font-size-asian="12pt" style:font-size-complex="12pt"/>
    </style:style>
    <style:style style:name="T492" style:parent-style-name="DefaultParagraphFont" style:family="text">
      <style:text-properties fo:font-size="12pt" style:font-size-asian="12pt" style:font-size-complex="12pt"/>
    </style:style>
    <style:style style:name="T493" style:parent-style-name="DefaultParagraphFont" style:family="text">
      <style:text-properties fo:font-size="12pt" style:font-size-asian="12pt" style:font-size-complex="12pt"/>
    </style:style>
    <style:style style:name="T494" style:parent-style-name="DefaultParagraphFont" style:family="text">
      <style:text-properties fo:font-size="12pt" style:font-size-asian="12pt" style:font-size-complex="12pt"/>
    </style:style>
    <style:style style:name="P495" style:parent-style-name="Normal" style:family="paragraph">
      <style:text-properties fo:font-size="12pt" style:font-size-asian="12pt" style:font-size-complex="12pt"/>
    </style:style>
    <style:style style:name="P496" style:parent-style-name="Normal" style:family="paragraph">
      <style:paragraph-properties>
        <style:tab-stops>
          <style:tab-stop style:type="left" style:position="2.8395in"/>
        </style:tab-stops>
      </style:paragraph-properties>
      <style:text-properties fo:font-size="12pt" style:font-size-asian="12pt" style:font-size-complex="12pt"/>
    </style:style>
    <style:style style:name="P497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498" style:parent-style-name="DefaultParagraphFont" style:family="text">
      <style:text-properties fo:font-size="12pt" style:font-size-asian="12pt" style:font-size-complex="12pt"/>
    </style:style>
    <style:style style:name="P499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P500" style:parent-style-name="Normal" style:family="paragraph">
      <style:paragraph-properties fo:text-align="center"/>
    </style:style>
    <style:style style:name="T501" style:parent-style-name="DefaultParagraphFont" style:family="text">
      <style:text-properties fo:font-size="12pt" style:font-size-asian="12pt" style:font-size-complex="12pt" fo:language="tr" fo:country="TR"/>
    </style:style>
    <style:style style:name="T502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503" style:parent-style-name="Normal" style:family="paragraph">
      <style:paragraph-properties fo:text-align="center"/>
    </style:style>
    <style:style style:name="T504" style:parent-style-name="DefaultParagraphFont" style:family="text">
      <style:text-properties fo:font-size="12pt" style:font-size-asian="12pt" style:font-size-complex="12pt" fo:language="tr" fo:country="TR"/>
    </style:style>
    <style:style style:name="T505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506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T507" style:parent-style-name="DefaultParagraphFont" style:family="text">
      <style:text-properties fo:font-size="12pt" style:font-size-asian="12pt" style:font-size-complex="12pt"/>
    </style:style>
    <style:style style:name="P508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509" style:parent-style-name="DefaultParagraphFont" style:family="text">
      <style:text-properties fo:font-size="12pt" style:font-size-asian="12pt" style:font-size-complex="12pt"/>
    </style:style>
    <style:style style:name="P510" style:parent-style-name="Normal" style:family="paragraph">
      <style:text-properties fo:font-size="12pt" style:font-size-asian="12pt" style:font-size-complex="12pt" fo:language="tr" fo:country="TR"/>
    </style:style>
    <style:style style:name="T511" style:parent-style-name="DefaultParagraphFont" style:family="text">
      <style:text-properties fo:font-size="12pt" style:font-size-asian="12pt" style:font-size-complex="12pt"/>
    </style:style>
    <style:style style:name="P512" style:parent-style-name="Normal" style:family="paragraph">
      <style:text-properties fo:font-size="12pt" style:font-size-asian="12pt" style:font-size-complex="12pt" fo:language="tr" fo:country="TR"/>
    </style:style>
    <style:style style:name="T513" style:parent-style-name="DefaultParagraphFont" style:family="text">
      <style:text-properties fo:font-size="12pt" style:font-size-asian="12pt" style:font-size-complex="12pt"/>
    </style:style>
    <style:style style:name="P514" style:parent-style-name="Normal" style:family="paragraph">
      <style:text-properties fo:font-size="12pt" style:font-size-asian="12pt" style:font-size-complex="12pt" fo:language="tr" fo:country="TR"/>
    </style:style>
    <style:style style:name="T515" style:parent-style-name="DefaultParagraphFont" style:family="text">
      <style:text-properties fo:font-size="12pt" style:font-size-asian="12pt" style:font-size-complex="12pt"/>
    </style:style>
    <style:style style:name="T516" style:parent-style-name="DefaultParagraphFont" style:family="text">
      <style:text-properties fo:font-size="12pt" style:font-size-asian="12pt" style:font-size-complex="12pt"/>
    </style:style>
    <style:style style:name="T517" style:parent-style-name="DefaultParagraphFont" style:family="text">
      <style:text-properties fo:font-size="12pt" style:font-size-asian="12pt" style:font-size-complex="12pt"/>
    </style:style>
    <style:style style:name="P518" style:parent-style-name="Normal" style:family="paragraph">
      <style:paragraph-properties>
        <style:tab-stops>
          <style:tab-stop style:type="left" style:position="2.8395in"/>
        </style:tab-stops>
      </style:paragraph-properties>
      <style:text-properties fo:font-size="12pt" style:font-size-asian="12pt" style:font-size-complex="12pt"/>
    </style:style>
    <style:style style:name="T519" style:parent-style-name="DefaultParagraphFont" style:family="text">
      <style:text-properties fo:font-size="12pt" style:font-size-asian="12pt" style:font-size-complex="12pt"/>
    </style:style>
    <style:style style:name="T520" style:parent-style-name="DefaultParagraphFont" style:family="text">
      <style:text-properties fo:font-size="12pt" style:font-size-asian="12pt" style:font-size-complex="12pt" fo:language="en" fo:country="GB"/>
    </style:style>
    <style:style style:name="T521" style:parent-style-name="DefaultParagraphFont" style:family="text">
      <style:text-properties fo:font-size="12pt" style:font-size-asian="12pt" style:font-size-complex="12pt"/>
    </style:style>
    <style:style style:name="T522" style:parent-style-name="DefaultParagraphFont" style:family="text">
      <style:text-properties fo:font-size="12pt" style:font-size-asian="12pt" style:font-size-complex="12pt"/>
    </style:style>
    <style:style style:name="T523" style:parent-style-name="DefaultParagraphFont" style:family="text">
      <style:text-properties fo:font-size="12pt" style:font-size-asian="12pt" style:font-size-complex="12pt"/>
    </style:style>
    <style:style style:name="T524" style:parent-style-name="DefaultParagraphFont" style:family="text">
      <style:text-properties style:text-position="sub 66.6%" fo:font-size="12pt" style:font-size-asian="12pt" style:font-size-complex="12pt"/>
    </style:style>
    <style:style style:name="T525" style:parent-style-name="DefaultParagraphFont" style:family="text">
      <style:text-properties fo:font-size="12pt" style:font-size-asian="12pt" style:font-size-complex="12pt"/>
    </style:style>
    <style:style style:name="T526" style:parent-style-name="DefaultParagraphFont" style:family="text">
      <style:text-properties style:text-position="sub 66.6%" fo:font-size="12pt" style:font-size-asian="12pt" style:font-size-complex="12pt"/>
    </style:style>
    <style:style style:name="T527" style:parent-style-name="DefaultParagraphFont" style:family="text">
      <style:text-properties fo:font-size="12pt" style:font-size-asian="12pt" style:font-size-complex="12pt"/>
    </style:style>
    <style:style style:name="T528" style:parent-style-name="DefaultParagraphFont" style:family="text">
      <style:text-properties fo:font-size="12pt" style:font-size-asian="12pt" style:font-size-complex="12pt"/>
    </style:style>
    <style:style style:name="T529" style:parent-style-name="DefaultParagraphFont" style:family="text">
      <style:text-properties fo:font-size="12pt" style:font-size-asian="12pt" style:font-size-complex="12pt"/>
    </style:style>
    <style:style style:name="P530" style:parent-style-name="Normal" style:family="paragraph">
      <style:text-properties fo:font-size="12pt" style:font-size-asian="12pt" style:font-size-complex="12pt"/>
    </style:style>
    <style:style style:name="P531" style:parent-style-name="Normal" style:family="paragraph">
      <style:text-properties fo:font-size="12pt" style:font-size-asian="12pt" style:font-size-complex="12pt"/>
    </style:style>
    <style:style style:name="P532" style:parent-style-name="Normal" style:family="paragraph">
      <style:text-properties fo:font-size="12pt" style:font-size-asian="12pt" style:font-size-complex="12pt"/>
    </style:style>
    <style:style style:name="P533" style:parent-style-name="Normal" style:family="paragraph">
      <style:text-properties fo:font-size="12pt" style:font-size-asian="12pt" style:font-size-complex="12pt"/>
    </style:style>
    <style:style style:name="P534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535" style:parent-style-name="DefaultParagraphFont" style:family="text">
      <style:text-properties fo:font-size="12pt" style:font-size-asian="12pt" style:font-size-complex="12pt"/>
    </style:style>
    <style:style style:name="P536" style:parent-style-name="Normal" style:family="paragraph">
      <style:text-properties fo:font-size="12pt" style:font-size-asian="12pt" style:font-size-complex="12pt" fo:language="tr" fo:country="TR"/>
    </style:style>
    <style:style style:name="T537" style:parent-style-name="DefaultParagraphFont" style:family="text">
      <style:text-properties fo:font-size="12pt" style:font-size-asian="12pt" style:font-size-complex="12pt"/>
    </style:style>
    <style:style style:name="P538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539" style:parent-style-name="DefaultParagraphFont" style:family="text">
      <style:text-properties fo:font-size="12pt" style:font-size-asian="12pt" style:font-size-complex="12pt"/>
    </style:style>
    <style:style style:name="P540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P541" style:parent-style-name="Normal" style:family="paragraph">
      <style:paragraph-properties fo:text-align="center"/>
    </style:style>
    <style:style style:name="T542" style:parent-style-name="DefaultParagraphFont" style:family="text">
      <style:text-properties fo:font-size="12pt" style:font-size-asian="12pt" style:font-size-complex="12pt" fo:language="tr" fo:country="TR"/>
    </style:style>
    <style:style style:name="T543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544" style:parent-style-name="Normal" style:family="paragraph">
      <style:paragraph-properties fo:text-align="center"/>
    </style:style>
    <style:style style:name="T545" style:parent-style-name="DefaultParagraphFont" style:family="text">
      <style:text-properties fo:font-size="12pt" style:font-size-asian="12pt" style:font-size-complex="12pt" fo:language="tr" fo:country="TR"/>
    </style:style>
    <style:style style:name="T546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547" style:parent-style-name="Normal" style:family="paragraph">
      <style:paragraph-properties fo:text-align="center"/>
    </style:style>
    <style:style style:name="T548" style:parent-style-name="DefaultParagraphFont" style:family="text">
      <style:text-properties fo:font-size="12pt" style:font-size-asian="12pt" style:font-size-complex="12pt" fo:language="tr" fo:country="TR"/>
    </style:style>
    <style:style style:name="T549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550" style:parent-style-name="Normal" style:family="paragraph">
      <style:paragraph-properties fo:text-align="center"/>
    </style:style>
    <style:style style:name="T551" style:parent-style-name="DefaultParagraphFont" style:family="text">
      <style:text-properties fo:font-size="12pt" style:font-size-asian="12pt" style:font-size-complex="12pt" fo:language="tr" fo:country="TR"/>
    </style:style>
    <style:style style:name="T552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553" style:parent-style-name="Normal" style:family="paragraph">
      <style:paragraph-properties fo:text-align="center"/>
    </style:style>
    <style:style style:name="T554" style:parent-style-name="DefaultParagraphFont" style:family="text">
      <style:text-properties fo:font-size="12pt" style:font-size-asian="12pt" style:font-size-complex="12pt" fo:language="tr" fo:country="TR"/>
    </style:style>
    <style:style style:name="T555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556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P557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558" style:parent-style-name="DefaultParagraphFont" style:family="text">
      <style:text-properties fo:font-size="12pt" style:font-size-asian="12pt" style:font-size-complex="12pt"/>
    </style:style>
    <style:style style:name="P559" style:parent-style-name="Normal" style:family="paragraph">
      <style:text-properties fo:font-size="12pt" style:font-size-asian="12pt" style:font-size-complex="12pt" fo:language="tr" fo:country="TR"/>
    </style:style>
    <style:style style:name="T560" style:parent-style-name="DefaultParagraphFont" style:family="text">
      <style:text-properties fo:font-size="12pt" style:font-size-asian="12pt" style:font-size-complex="12pt"/>
    </style:style>
    <style:style style:name="P561" style:parent-style-name="Normal" style:family="paragraph">
      <style:text-properties fo:font-size="12pt" style:font-size-asian="12pt" style:font-size-complex="12pt" fo:language="tr" fo:country="TR"/>
    </style:style>
    <style:style style:name="T562" style:parent-style-name="DefaultParagraphFont" style:family="text">
      <style:text-properties fo:font-size="12pt" style:font-size-asian="12pt" style:font-size-complex="12pt"/>
    </style:style>
    <style:style style:name="T563" style:parent-style-name="DefaultParagraphFont" style:family="text">
      <style:text-properties fo:font-size="12pt" style:font-size-asian="12pt" style:font-size-complex="12pt" fo:language="tr" fo:country="TR"/>
    </style:style>
    <style:style style:name="T564" style:parent-style-name="DefaultParagraphFont" style:family="text">
      <style:text-properties fo:font-size="12pt" style:font-size-asian="12pt" style:font-size-complex="12pt" fo:language="tr" fo:country="TR"/>
    </style:style>
    <style:style style:name="T565" style:parent-style-name="DefaultParagraphFont" style:family="text">
      <style:text-properties fo:font-size="12pt" style:font-size-asian="12pt" style:font-size-complex="12pt"/>
    </style:style>
    <style:style style:name="P566" style:parent-style-name="Normal" style:family="paragraph">
      <style:text-properties fo:font-size="12pt" style:font-size-asian="12pt" style:font-size-complex="12pt" fo:language="tr" fo:country="TR"/>
    </style:style>
    <style:style style:name="P567" style:parent-style-name="Normal" style:family="paragraph">
      <style:paragraph-properties>
        <style:tab-stops>
          <style:tab-stop style:type="left" style:position="2.8395in"/>
        </style:tab-stops>
      </style:paragraph-properties>
      <style:text-properties fo:font-size="12pt" style:font-size-asian="12pt" style:font-size-complex="12pt"/>
    </style:style>
    <style:style style:name="P568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569" style:parent-style-name="DefaultParagraphFont" style:family="text">
      <style:text-properties fo:font-size="12pt" style:font-size-asian="12pt" style:font-size-complex="12pt"/>
    </style:style>
    <style:style style:name="P570" style:parent-style-name="Normal" style:family="paragraph">
      <style:text-properties fo:font-size="12pt" style:font-size-asian="12pt" style:font-size-complex="12pt" fo:language="tr" fo:country="TR"/>
    </style:style>
    <style:style style:name="T571" style:parent-style-name="DefaultParagraphFont" style:family="text">
      <style:text-properties fo:font-size="12pt" style:font-size-asian="12pt" style:font-size-complex="12pt"/>
    </style:style>
    <style:style style:name="P572" style:parent-style-name="Normal" style:family="paragraph">
      <style:text-properties fo:font-size="12pt" style:font-size-asian="12pt" style:font-size-complex="12pt" fo:language="tr" fo:country="TR"/>
    </style:style>
    <style:style style:name="T573" style:parent-style-name="DefaultParagraphFont" style:family="text">
      <style:text-properties fo:font-size="12pt" style:font-size-asian="12pt" style:font-size-complex="12pt"/>
    </style:style>
    <style:style style:name="P574" style:parent-style-name="Normal" style:family="paragraph">
      <style:text-properties fo:font-size="12pt" style:font-size-asian="12pt" style:font-size-complex="12pt" fo:language="tr" fo:country="TR"/>
    </style:style>
    <style:style style:name="P575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576" style:parent-style-name="DefaultParagraphFont" style:family="text">
      <style:text-properties fo:font-size="12pt" style:font-size-asian="12pt" style:font-size-complex="12pt"/>
    </style:style>
    <style:style style:name="P577" style:parent-style-name="Normal" style:family="paragraph">
      <style:text-properties fo:font-size="12pt" style:font-size-asian="12pt" style:font-size-complex="12pt" fo:language="tr" fo:country="TR"/>
    </style:style>
    <style:style style:name="T578" style:parent-style-name="DefaultParagraphFont" style:family="text">
      <style:text-properties fo:font-size="12pt" style:font-size-asian="12pt" style:font-size-complex="12pt"/>
    </style:style>
    <style:style style:name="T579" style:parent-style-name="DefaultParagraphFont" style:family="text">
      <style:text-properties fo:font-size="12pt" style:font-size-asian="12pt" style:font-size-complex="12pt" fo:language="tr" fo:country="TR"/>
    </style:style>
    <style:style style:name="T580" style:parent-style-name="DefaultParagraphFont" style:family="text">
      <style:text-properties fo:font-size="12pt" style:font-size-asian="12pt" style:font-size-complex="12pt" fo:language="tr" fo:country="TR"/>
    </style:style>
    <style:style style:name="T581" style:parent-style-name="DefaultParagraphFont" style:family="text">
      <style:text-properties fo:font-size="12pt" style:font-size-asian="12pt" style:font-size-complex="12pt"/>
    </style:style>
    <style:style style:name="T582" style:parent-style-name="DefaultParagraphFont" style:family="text">
      <style:text-properties fo:font-size="12pt" style:font-size-asian="12pt" style:font-size-complex="12pt" fo:language="tr" fo:country="TR"/>
    </style:style>
    <style:style style:name="T583" style:parent-style-name="DefaultParagraphFont" style:family="text">
      <style:text-properties fo:font-size="12pt" style:font-size-asian="12pt" style:font-size-complex="12pt" fo:language="tr" fo:country="TR"/>
    </style:style>
    <style:style style:name="T584" style:parent-style-name="DefaultParagraphFont" style:family="text">
      <style:text-properties fo:font-size="12pt" style:font-size-asian="12pt" style:font-size-complex="12pt"/>
    </style:style>
    <style:style style:name="P585" style:parent-style-name="Normal" style:family="paragraph">
      <style:text-properties fo:font-size="12pt" style:font-size-asian="12pt" style:font-size-complex="12pt" fo:language="tr" fo:country="TR"/>
    </style:style>
    <style:style style:name="P586" style:parent-style-name="Normal" style:family="paragraph">
      <style:paragraph-properties>
        <style:tab-stops>
          <style:tab-stop style:type="left" style:position="2.8395in"/>
        </style:tab-stops>
      </style:paragraph-properties>
      <style:text-properties fo:font-size="12pt" style:font-size-asian="12pt" style:font-size-complex="12pt"/>
    </style:style>
    <style:style style:name="P587" style:parent-style-name="Normal" style:family="paragraph">
      <style:paragraph-properties>
        <style:tab-stops>
          <style:tab-stop style:type="left" style:position="2.8395in"/>
        </style:tab-stops>
      </style:paragraph-properties>
      <style:text-properties fo:font-size="12pt" style:font-size-asian="12pt" style:font-size-complex="12pt"/>
    </style:style>
    <style:style style:name="P588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589" style:parent-style-name="DefaultParagraphFont" style:family="text">
      <style:text-properties fo:font-size="12pt" style:font-size-asian="12pt" style:font-size-complex="12pt"/>
    </style:style>
    <style:style style:name="P590" style:parent-style-name="Normal" style:family="paragraph">
      <style:text-properties fo:font-size="12pt" style:font-size-asian="12pt" style:font-size-complex="12pt" fo:language="tr" fo:country="TR"/>
    </style:style>
    <style:style style:name="T591" style:parent-style-name="DefaultParagraphFont" style:family="text">
      <style:text-properties fo:font-size="12pt" style:font-size-asian="12pt" style:font-size-complex="12pt"/>
    </style:style>
    <style:style style:name="P592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593" style:parent-style-name="DefaultParagraphFont" style:family="text">
      <style:text-properties fo:font-size="12pt" style:font-size-asian="12pt" style:font-size-complex="12pt"/>
    </style:style>
    <style:style style:name="P594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P595" style:parent-style-name="Normal" style:family="paragraph">
      <style:paragraph-properties fo:text-align="center"/>
    </style:style>
    <style:style style:name="T596" style:parent-style-name="DefaultParagraphFont" style:family="text">
      <style:text-properties fo:font-size="12pt" style:font-size-asian="12pt" style:font-size-complex="12pt" fo:language="tr" fo:country="TR"/>
    </style:style>
    <style:style style:name="T597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598" style:parent-style-name="Normal" style:family="paragraph">
      <style:paragraph-properties fo:text-align="center"/>
    </style:style>
    <style:style style:name="T599" style:parent-style-name="DefaultParagraphFont" style:family="text">
      <style:text-properties fo:font-size="12pt" style:font-size-asian="12pt" style:font-size-complex="12pt" fo:language="tr" fo:country="TR"/>
    </style:style>
    <style:style style:name="T600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601" style:parent-style-name="Normal" style:family="paragraph">
      <style:paragraph-properties fo:text-align="center"/>
    </style:style>
    <style:style style:name="T602" style:parent-style-name="DefaultParagraphFont" style:family="text">
      <style:text-properties fo:font-size="12pt" style:font-size-asian="12pt" style:font-size-complex="12pt" fo:language="tr" fo:country="TR"/>
    </style:style>
    <style:style style:name="T603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604" style:parent-style-name="Normal" style:family="paragraph">
      <style:paragraph-properties fo:text-align="center"/>
    </style:style>
    <style:style style:name="T605" style:parent-style-name="DefaultParagraphFont" style:family="text">
      <style:text-properties fo:font-size="12pt" style:font-size-asian="12pt" style:font-size-complex="12pt" fo:language="tr" fo:country="TR"/>
    </style:style>
    <style:style style:name="T606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607" style:parent-style-name="Normal" style:family="paragraph">
      <style:paragraph-properties fo:text-align="center"/>
    </style:style>
    <style:style style:name="T608" style:parent-style-name="DefaultParagraphFont" style:family="text">
      <style:text-properties fo:font-size="12pt" style:font-size-asian="12pt" style:font-size-complex="12pt" fo:language="tr" fo:country="TR"/>
    </style:style>
    <style:style style:name="T609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610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P611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612" style:parent-style-name="DefaultParagraphFont" style:family="text">
      <style:text-properties fo:font-size="12pt" style:font-size-asian="12pt" style:font-size-complex="12pt"/>
    </style:style>
    <style:style style:name="P613" style:parent-style-name="Normal" style:family="paragraph">
      <style:text-properties fo:font-size="12pt" style:font-size-asian="12pt" style:font-size-complex="12pt" fo:language="tr" fo:country="TR"/>
    </style:style>
    <style:style style:name="T614" style:parent-style-name="DefaultParagraphFont" style:family="text">
      <style:text-properties fo:font-size="12pt" style:font-size-asian="12pt" style:font-size-complex="12pt"/>
    </style:style>
    <style:style style:name="P615" style:parent-style-name="Normal" style:family="paragraph">
      <style:text-properties fo:font-size="12pt" style:font-size-asian="12pt" style:font-size-complex="12pt" fo:language="tr" fo:country="TR"/>
    </style:style>
    <style:style style:name="T616" style:parent-style-name="DefaultParagraphFont" style:family="text">
      <style:text-properties fo:font-size="12pt" style:font-size-asian="12pt" style:font-size-complex="12pt"/>
    </style:style>
    <style:style style:name="P617" style:parent-style-name="Normal" style:family="paragraph">
      <style:text-properties fo:font-size="12pt" style:font-size-asian="12pt" style:font-size-complex="12pt" fo:language="tr" fo:country="TR"/>
    </style:style>
    <style:style style:name="T618" style:parent-style-name="DefaultParagraphFont" style:family="text">
      <style:text-properties fo:font-size="12pt" style:font-size-asian="12pt" style:font-size-complex="12pt"/>
    </style:style>
    <style:style style:name="P619" style:parent-style-name="Normal" style:family="paragraph">
      <style:text-properties fo:font-size="12pt" style:font-size-asian="12pt" style:font-size-complex="12pt" fo:language="tr" fo:country="TR"/>
    </style:style>
    <style:style style:name="P620" style:parent-style-name="Normal" style:family="paragraph">
      <style:paragraph-properties>
        <style:tab-stops>
          <style:tab-stop style:type="left" style:position="2.8395in"/>
        </style:tab-stops>
      </style:paragraph-properties>
      <style:text-properties fo:font-size="12pt" style:font-size-asian="12pt" style:font-size-complex="12pt"/>
    </style:style>
    <style:style style:name="P621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622" style:parent-style-name="DefaultParagraphFont" style:family="text">
      <style:text-properties fo:font-size="12pt" style:font-size-asian="12pt" style:font-size-complex="12pt"/>
    </style:style>
    <style:style style:name="P623" style:parent-style-name="Normal" style:family="paragraph">
      <style:text-properties fo:font-size="12pt" style:font-size-asian="12pt" style:font-size-complex="12pt" fo:language="tr" fo:country="TR"/>
    </style:style>
    <style:style style:name="T624" style:parent-style-name="DefaultParagraphFont" style:family="text">
      <style:text-properties fo:font-size="12pt" style:font-size-asian="12pt" style:font-size-complex="12pt"/>
    </style:style>
    <style:style style:name="P625" style:parent-style-name="Normal" style:family="paragraph">
      <style:text-properties fo:font-size="12pt" style:font-size-asian="12pt" style:font-size-complex="12pt" fo:language="tr" fo:country="TR"/>
    </style:style>
    <style:style style:name="P626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627" style:parent-style-name="DefaultParagraphFont" style:family="text">
      <style:text-properties fo:font-size="12pt" style:font-size-asian="12pt" style:font-size-complex="12pt"/>
    </style:style>
    <style:style style:name="P628" style:parent-style-name="Normal" style:family="paragraph">
      <style:text-properties fo:font-size="12pt" style:font-size-asian="12pt" style:font-size-complex="12pt" fo:language="tr" fo:country="TR"/>
    </style:style>
    <style:style style:name="T629" style:parent-style-name="DefaultParagraphFont" style:family="text">
      <style:text-properties fo:font-size="12pt" style:font-size-asian="12pt" style:font-size-complex="12pt"/>
    </style:style>
    <style:style style:name="P630" style:parent-style-name="Normal" style:family="paragraph">
      <style:text-properties fo:font-size="12pt" style:font-size-asian="12pt" style:font-size-complex="12pt" fo:language="tr" fo:country="TR"/>
    </style:style>
    <style:style style:name="T631" style:parent-style-name="DefaultParagraphFont" style:family="text">
      <style:text-properties fo:font-size="12pt" style:font-size-asian="12pt" style:font-size-complex="12pt"/>
    </style:style>
    <style:style style:name="P632" style:parent-style-name="Normal" style:family="paragraph">
      <style:text-properties fo:font-size="12pt" style:font-size-asian="12pt" style:font-size-complex="12pt" fo:language="tr" fo:country="TR"/>
    </style:style>
    <style:style style:name="T633" style:parent-style-name="DefaultParagraphFont" style:family="text">
      <style:text-properties fo:font-size="12pt" style:font-size-asian="12pt" style:font-size-complex="12pt"/>
    </style:style>
    <style:style style:name="P634" style:parent-style-name="Normal" style:family="paragraph">
      <style:text-properties fo:font-size="12pt" style:font-size-asian="12pt" style:font-size-complex="12pt" fo:language="tr" fo:country="TR"/>
    </style:style>
    <style:style style:name="P635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636" style:parent-style-name="DefaultParagraphFont" style:family="text">
      <style:text-properties fo:font-size="12pt" style:font-size-asian="12pt" style:font-size-complex="12pt"/>
    </style:style>
    <style:style style:name="P637" style:parent-style-name="Normal" style:family="paragraph">
      <style:text-properties fo:font-size="12pt" style:font-size-asian="12pt" style:font-size-complex="12pt" fo:language="tr" fo:country="TR"/>
    </style:style>
    <style:style style:name="P638" style:parent-style-name="Normal" style:family="paragraph">
      <style:paragraph-properties>
        <style:tab-stops>
          <style:tab-stop style:type="left" style:position="2.8395in"/>
        </style:tab-stops>
      </style:paragraph-properties>
      <style:text-properties fo:font-size="12pt" style:font-size-asian="12pt" style:font-size-complex="12pt"/>
    </style:style>
    <style:style style:name="P639" style:parent-style-name="Normal" style:family="paragraph">
      <style:paragraph-properties>
        <style:tab-stops>
          <style:tab-stop style:type="left" style:position="2.8395in"/>
        </style:tab-stops>
      </style:paragraph-properties>
      <style:text-properties fo:font-size="12pt" style:font-size-asian="12pt" style:font-size-complex="12pt"/>
    </style:style>
    <style:style style:name="P640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641" style:parent-style-name="DefaultParagraphFont" style:family="text">
      <style:text-properties fo:font-size="12pt" style:font-size-asian="12pt" style:font-size-complex="12pt"/>
    </style:style>
    <style:style style:name="P642" style:parent-style-name="Normal" style:family="paragraph">
      <style:text-properties fo:font-size="12pt" style:font-size-asian="12pt" style:font-size-complex="12pt" fo:language="tr" fo:country="TR"/>
    </style:style>
    <style:style style:name="T643" style:parent-style-name="DefaultParagraphFont" style:family="text">
      <style:text-properties fo:font-size="12pt" style:font-size-asian="12pt" style:font-size-complex="12pt"/>
    </style:style>
    <style:style style:name="P644" style:parent-style-name="Normal" style:family="paragraph">
      <style:text-properties fo:font-size="12pt" style:font-size-asian="12pt" style:font-size-complex="12pt" fo:language="tr" fo:country="TR"/>
    </style:style>
    <style:style style:name="T645" style:parent-style-name="DefaultParagraphFont" style:family="text">
      <style:text-properties fo:font-size="12pt" style:font-size-asian="12pt" style:font-size-complex="12pt"/>
    </style:style>
    <style:style style:name="P646" style:parent-style-name="Normal" style:family="paragraph">
      <style:text-properties fo:font-size="12pt" style:font-size-asian="12pt" style:font-size-complex="12pt" fo:language="tr" fo:country="TR"/>
    </style:style>
    <style:style style:name="T647" style:parent-style-name="DefaultParagraphFont" style:family="text">
      <style:text-properties fo:font-size="12pt" style:font-size-asian="12pt" style:font-size-complex="12pt"/>
    </style:style>
    <style:style style:name="P648" style:parent-style-name="Normal" style:family="paragraph">
      <style:text-properties fo:font-size="12pt" style:font-size-asian="12pt" style:font-size-complex="12pt" fo:language="tr" fo:country="TR"/>
    </style:style>
    <style:style style:name="T649" style:parent-style-name="DefaultParagraphFont" style:family="text">
      <style:text-properties fo:font-size="12pt" style:font-size-asian="12pt" style:font-size-complex="12pt"/>
    </style:style>
    <style:style style:name="P650" style:parent-style-name="Normal" style:family="paragraph">
      <style:text-properties fo:font-size="12pt" style:font-size-asian="12pt" style:font-size-complex="12pt" fo:language="tr" fo:country="TR"/>
    </style:style>
    <style:style style:name="T651" style:parent-style-name="DefaultParagraphFont" style:family="text">
      <style:text-properties fo:font-size="12pt" style:font-size-asian="12pt" style:font-size-complex="12pt"/>
    </style:style>
    <style:style style:name="T652" style:parent-style-name="DefaultParagraphFont" style:family="text">
      <style:text-properties fo:font-size="12pt" style:font-size-asian="12pt" style:font-size-complex="12pt"/>
    </style:style>
    <style:style style:name="T653" style:parent-style-name="DefaultParagraphFont" style:family="text">
      <style:text-properties fo:font-size="12pt" style:font-size-asian="12pt" style:font-size-complex="12pt"/>
    </style:style>
    <style:style style:name="T654" style:parent-style-name="DefaultParagraphFont" style:family="text">
      <style:text-properties fo:font-size="12pt" style:font-size-asian="12pt" style:font-size-complex="12pt"/>
    </style:style>
    <style:style style:name="T655" style:parent-style-name="DefaultParagraphFont" style:family="text">
      <style:text-properties fo:font-size="12pt" style:font-size-asian="12pt" style:font-size-complex="12pt"/>
    </style:style>
    <style:style style:name="T656" style:parent-style-name="DefaultParagraphFont" style:family="text">
      <style:text-properties fo:font-size="12pt" style:font-size-asian="12pt" style:font-size-complex="12pt"/>
    </style:style>
    <style:style style:name="P657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P658" style:parent-style-name="Normal" style:family="paragraph">
      <style:paragraph-properties fo:text-align="center"/>
    </style:style>
    <style:style style:name="T659" style:parent-style-name="DefaultParagraphFont" style:family="text">
      <style:text-properties fo:font-size="12pt" style:font-size-asian="12pt" style:font-size-complex="12pt" fo:language="tr" fo:country="TR"/>
    </style:style>
    <style:style style:name="T660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661" style:parent-style-name="Normal" style:family="paragraph">
      <style:paragraph-properties fo:text-align="center"/>
    </style:style>
    <style:style style:name="T662" style:parent-style-name="DefaultParagraphFont" style:family="text">
      <style:text-properties fo:font-size="12pt" style:font-size-asian="12pt" style:font-size-complex="12pt" fo:language="tr" fo:country="TR"/>
    </style:style>
    <style:style style:name="T663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664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P665" style:parent-style-name="Normal" style:family="paragraph">
      <style:paragraph-properties fo:text-align="center"/>
    </style:style>
    <style:style style:name="T666" style:parent-style-name="DefaultParagraphFont" style:family="text">
      <style:text-properties fo:font-size="12pt" style:font-size-asian="12pt" style:font-size-complex="12pt" fo:language="tr" fo:country="TR"/>
    </style:style>
    <style:style style:name="T667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668" style:parent-style-name="Normal" style:family="paragraph">
      <style:paragraph-properties fo:text-align="center"/>
    </style:style>
    <style:style style:name="T669" style:parent-style-name="DefaultParagraphFont" style:family="text">
      <style:text-properties fo:font-size="12pt" style:font-size-asian="12pt" style:font-size-complex="12pt" fo:language="tr" fo:country="TR"/>
    </style:style>
    <style:style style:name="T670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671" style:parent-style-name="Normal" style:family="paragraph">
      <style:paragraph-properties>
        <style:tab-stops>
          <style:tab-stop style:type="left" style:position="2.8395in"/>
        </style:tab-stops>
      </style:paragraph-properties>
      <style:text-properties fo:font-size="12pt" style:font-size-asian="12pt" style:font-size-complex="12pt"/>
    </style:style>
    <style:style style:name="T672" style:parent-style-name="DefaultParagraphFont" style:family="text">
      <style:text-properties fo:font-size="12pt" style:font-size-asian="12pt" style:font-size-complex="12pt"/>
    </style:style>
    <style:style style:name="T673" style:parent-style-name="DefaultParagraphFont" style:family="text">
      <style:text-properties fo:font-size="12pt" style:font-size-asian="12pt" style:font-size-complex="12pt" fo:language="en" fo:country="GB"/>
    </style:style>
    <style:style style:name="T674" style:parent-style-name="DefaultParagraphFont" style:family="text">
      <style:text-properties fo:font-size="12pt" style:font-size-asian="12pt" style:font-size-complex="12pt"/>
    </style:style>
    <style:style style:name="T675" style:parent-style-name="DefaultParagraphFont" style:family="text">
      <style:text-properties fo:font-size="12pt" style:font-size-asian="12pt" style:font-size-complex="12pt"/>
    </style:style>
    <style:style style:name="T676" style:parent-style-name="DefaultParagraphFont" style:family="text">
      <style:text-properties style:text-position="sub 66.6%" fo:font-size="12pt" style:font-size-asian="12pt" style:font-size-complex="12pt"/>
    </style:style>
    <style:style style:name="T677" style:parent-style-name="DefaultParagraphFont" style:family="text">
      <style:text-properties fo:font-size="12pt" style:font-size-asian="12pt" style:font-size-complex="12pt"/>
    </style:style>
    <style:style style:name="T678" style:parent-style-name="DefaultParagraphFont" style:family="text">
      <style:text-properties fo:font-size="12pt" style:font-size-asian="12pt" style:font-size-complex="12pt"/>
    </style:style>
    <style:style style:name="T679" style:parent-style-name="DefaultParagraphFont" style:family="text">
      <style:text-properties fo:font-size="12pt" style:font-size-asian="12pt" style:font-size-complex="12pt"/>
    </style:style>
    <style:style style:name="T680" style:parent-style-name="DefaultParagraphFont" style:family="text">
      <style:text-properties fo:font-size="12pt" style:font-size-asian="12pt" style:font-size-complex="12pt"/>
    </style:style>
    <style:style style:name="P681" style:parent-style-name="Normal" style:family="paragraph">
      <style:paragraph-properties>
        <style:tab-stops>
          <style:tab-stop style:type="left" style:position="2.8395in"/>
        </style:tab-stops>
      </style:paragraph-properties>
      <style:text-properties fo:font-size="12pt" style:font-size-asian="12pt" style:font-size-complex="12pt"/>
    </style:style>
    <style:style style:name="P682" style:parent-style-name="Normal" style:family="paragraph">
      <style:paragraph-properties>
        <style:tab-stops>
          <style:tab-stop style:type="left" style:position="2.8395in"/>
        </style:tab-stops>
      </style:paragraph-properties>
      <style:text-properties fo:font-size="12pt" style:font-size-asian="12pt" style:font-size-complex="12pt"/>
    </style:style>
    <style:style style:name="P683" style:parent-style-name="Normal" style:family="paragraph">
      <style:paragraph-properties>
        <style:tab-stops>
          <style:tab-stop style:type="left" style:position="2.8395in"/>
        </style:tab-stops>
      </style:paragraph-properties>
      <style:text-properties fo:font-size="12pt" style:font-size-asian="12pt" style:font-size-complex="12pt"/>
    </style:style>
    <style:style style:name="P684" style:parent-style-name="Normal" style:family="paragraph">
      <style:paragraph-properties>
        <style:tab-stops>
          <style:tab-stop style:type="left" style:position="2.8395in"/>
        </style:tab-stops>
      </style:paragraph-properties>
      <style:text-properties fo:font-size="12pt" style:font-size-asian="12pt" style:font-size-complex="12pt"/>
    </style:style>
    <style:style style:name="P685" style:parent-style-name="Normal" style:family="paragraph">
      <style:paragraph-properties>
        <style:tab-stops>
          <style:tab-stop style:type="left" style:position="2.8395in"/>
        </style:tab-stops>
      </style:paragraph-properties>
      <style:text-properties fo:font-size="12pt" style:font-size-asian="12pt" style:font-size-complex="12pt"/>
    </style:style>
    <style:style style:name="P686" style:parent-style-name="Normal" style:family="paragraph">
      <style:paragraph-properties>
        <style:tab-stops>
          <style:tab-stop style:type="left" style:position="2.8395in"/>
        </style:tab-stops>
      </style:paragraph-properties>
      <style:text-properties fo:font-size="12pt" style:font-size-asian="12pt" style:font-size-complex="12pt"/>
    </style:style>
    <style:style style:name="P687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688" style:parent-style-name="DefaultParagraphFont" style:family="text">
      <style:text-properties fo:font-size="12pt" style:font-size-asian="12pt" style:font-size-complex="12pt"/>
    </style:style>
    <style:style style:name="P689" style:parent-style-name="Normal" style:family="paragraph">
      <style:text-properties fo:font-size="12pt" style:font-size-asian="12pt" style:font-size-complex="12pt" fo:language="tr" fo:country="TR"/>
    </style:style>
    <style:style style:name="T690" style:parent-style-name="DefaultParagraphFont" style:family="text">
      <style:text-properties fo:font-size="12pt" style:font-size-asian="12pt" style:font-size-complex="12pt"/>
    </style:style>
    <style:style style:name="P691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692" style:parent-style-name="DefaultParagraphFont" style:family="text">
      <style:text-properties fo:font-size="12pt" style:font-size-asian="12pt" style:font-size-complex="12pt"/>
    </style:style>
    <style:style style:name="P693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P694" style:parent-style-name="Normal" style:family="paragraph">
      <style:paragraph-properties fo:text-align="center"/>
    </style:style>
    <style:style style:name="T695" style:parent-style-name="DefaultParagraphFont" style:family="text">
      <style:text-properties fo:font-size="12pt" style:font-size-asian="12pt" style:font-size-complex="12pt" fo:language="tr" fo:country="TR"/>
    </style:style>
    <style:style style:name="T696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697" style:parent-style-name="Normal" style:family="paragraph">
      <style:paragraph-properties fo:text-align="center"/>
    </style:style>
    <style:style style:name="T698" style:parent-style-name="DefaultParagraphFont" style:family="text">
      <style:text-properties fo:font-size="12pt" style:font-size-asian="12pt" style:font-size-complex="12pt" fo:language="tr" fo:country="TR"/>
    </style:style>
    <style:style style:name="T699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700" style:parent-style-name="Normal" style:family="paragraph">
      <style:paragraph-properties fo:text-align="center"/>
    </style:style>
    <style:style style:name="T701" style:parent-style-name="DefaultParagraphFont" style:family="text">
      <style:text-properties fo:font-size="12pt" style:font-size-asian="12pt" style:font-size-complex="12pt" fo:language="tr" fo:country="TR"/>
    </style:style>
    <style:style style:name="T702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703" style:parent-style-name="Normal" style:family="paragraph">
      <style:paragraph-properties fo:text-align="center"/>
    </style:style>
    <style:style style:name="T704" style:parent-style-name="DefaultParagraphFont" style:family="text">
      <style:text-properties fo:font-size="12pt" style:font-size-asian="12pt" style:font-size-complex="12pt" fo:language="tr" fo:country="TR"/>
    </style:style>
    <style:style style:name="T705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706" style:parent-style-name="Normal" style:family="paragraph">
      <style:paragraph-properties fo:text-align="center"/>
    </style:style>
    <style:style style:name="T707" style:parent-style-name="DefaultParagraphFont" style:family="text">
      <style:text-properties fo:font-size="12pt" style:font-size-asian="12pt" style:font-size-complex="12pt" fo:language="tr" fo:country="TR"/>
    </style:style>
    <style:style style:name="T708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709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P710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711" style:parent-style-name="DefaultParagraphFont" style:family="text">
      <style:text-properties fo:font-size="12pt" style:font-size-asian="12pt" style:font-size-complex="12pt"/>
    </style:style>
    <style:style style:name="P712" style:parent-style-name="Normal" style:family="paragraph">
      <style:text-properties fo:font-size="12pt" style:font-size-asian="12pt" style:font-size-complex="12pt" fo:language="tr" fo:country="TR"/>
    </style:style>
    <style:style style:name="T713" style:parent-style-name="DefaultParagraphFont" style:family="text">
      <style:text-properties fo:font-size="12pt" style:font-size-asian="12pt" style:font-size-complex="12pt"/>
    </style:style>
    <style:style style:name="P714" style:parent-style-name="Normal" style:family="paragraph">
      <style:text-properties fo:font-size="12pt" style:font-size-asian="12pt" style:font-size-complex="12pt" fo:language="tr" fo:country="TR"/>
    </style:style>
    <style:style style:name="T715" style:parent-style-name="DefaultParagraphFont" style:family="text">
      <style:text-properties fo:font-size="12pt" style:font-size-asian="12pt" style:font-size-complex="12pt"/>
    </style:style>
    <style:style style:name="P716" style:parent-style-name="Normal" style:family="paragraph">
      <style:text-properties fo:font-size="12pt" style:font-size-asian="12pt" style:font-size-complex="12pt" fo:language="tr" fo:country="TR"/>
    </style:style>
    <style:style style:name="T717" style:parent-style-name="DefaultParagraphFont" style:family="text">
      <style:text-properties fo:font-size="12pt" style:font-size-asian="12pt" style:font-size-complex="12pt"/>
    </style:style>
    <style:style style:name="P718" style:parent-style-name="Normal" style:family="paragraph">
      <style:text-properties fo:font-size="12pt" style:font-size-asian="12pt" style:font-size-complex="12pt" fo:language="tr" fo:country="TR"/>
    </style:style>
    <style:style style:name="P719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720" style:parent-style-name="DefaultParagraphFont" style:family="text">
      <style:text-properties fo:font-size="12pt" style:font-size-asian="12pt" style:font-size-complex="12pt"/>
    </style:style>
    <style:style style:name="P721" style:parent-style-name="Normal" style:family="paragraph">
      <style:text-properties fo:font-size="12pt" style:font-size-asian="12pt" style:font-size-complex="12pt" fo:language="tr" fo:country="TR"/>
    </style:style>
    <style:style style:name="P722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723" style:parent-style-name="DefaultParagraphFont" style:family="text">
      <style:text-properties fo:font-size="12pt" style:font-size-asian="12pt" style:font-size-complex="12pt"/>
    </style:style>
    <style:style style:name="P724" style:parent-style-name="Normal" style:family="paragraph">
      <style:text-properties fo:font-size="12pt" style:font-size-asian="12pt" style:font-size-complex="12pt" fo:language="tr" fo:country="TR"/>
    </style:style>
    <style:style style:name="T725" style:parent-style-name="DefaultParagraphFont" style:family="text">
      <style:text-properties fo:font-size="12pt" style:font-size-asian="12pt" style:font-size-complex="12pt"/>
    </style:style>
    <style:style style:name="P726" style:parent-style-name="Normal" style:family="paragraph">
      <style:text-properties fo:font-size="12pt" style:font-size-asian="12pt" style:font-size-complex="12pt" fo:language="tr" fo:country="TR"/>
    </style:style>
    <style:style style:name="T727" style:parent-style-name="DefaultParagraphFont" style:family="text">
      <style:text-properties fo:font-size="12pt" style:font-size-asian="12pt" style:font-size-complex="12pt"/>
    </style:style>
    <style:style style:name="P728" style:parent-style-name="Normal" style:family="paragraph">
      <style:text-properties fo:font-size="12pt" style:font-size-asian="12pt" style:font-size-complex="12pt" fo:language="tr" fo:country="TR"/>
    </style:style>
    <style:style style:name="P729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730" style:parent-style-name="DefaultParagraphFont" style:family="text">
      <style:text-properties fo:font-size="12pt" style:font-size-asian="12pt" style:font-size-complex="12pt"/>
    </style:style>
    <style:style style:name="P731" style:parent-style-name="Normal" style:family="paragraph">
      <style:text-properties fo:font-size="12pt" style:font-size-asian="12pt" style:font-size-complex="12pt" fo:language="tr" fo:country="TR"/>
    </style:style>
    <style:style style:name="T732" style:parent-style-name="DefaultParagraphFont" style:family="text">
      <style:text-properties fo:font-size="12pt" style:font-size-asian="12pt" style:font-size-complex="12pt"/>
    </style:style>
    <style:style style:name="P733" style:parent-style-name="Normal" style:family="paragraph">
      <style:text-properties fo:font-size="12pt" style:font-size-asian="12pt" style:font-size-complex="12pt" fo:language="tr" fo:country="TR"/>
    </style:style>
    <style:style style:name="P734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735" style:parent-style-name="DefaultParagraphFont" style:family="text">
      <style:text-properties fo:font-size="12pt" style:font-size-asian="12pt" style:font-size-complex="12pt"/>
    </style:style>
    <style:style style:name="P736" style:parent-style-name="Normal" style:family="paragraph">
      <style:text-properties fo:font-size="12pt" style:font-size-asian="12pt" style:font-size-complex="12pt" fo:language="tr" fo:country="TR"/>
    </style:style>
    <style:style style:name="P737" style:parent-style-name="Normal" style:family="paragraph">
      <style:paragraph-properties>
        <style:tab-stops>
          <style:tab-stop style:type="left" style:position="2.8395in"/>
        </style:tab-stops>
      </style:paragraph-properties>
      <style:text-properties fo:font-size="12pt" style:font-size-asian="12pt" style:font-size-complex="12pt"/>
    </style:style>
    <style:style style:name="P738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739" style:parent-style-name="DefaultParagraphFont" style:family="text">
      <style:text-properties fo:font-size="12pt" style:font-size-asian="12pt" style:font-size-complex="12pt"/>
    </style:style>
    <style:style style:name="P740" style:parent-style-name="Normal" style:family="paragraph">
      <style:text-properties fo:font-size="12pt" style:font-size-asian="12pt" style:font-size-complex="12pt" fo:language="tr" fo:country="TR"/>
    </style:style>
    <style:style style:name="T741" style:parent-style-name="DefaultParagraphFont" style:family="text">
      <style:text-properties fo:font-size="12pt" style:font-size-asian="12pt" style:font-size-complex="12pt"/>
    </style:style>
    <style:style style:name="P742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P743" style:parent-style-name="Normal" style:family="paragraph">
      <style:paragraph-properties fo:text-align="center"/>
    </style:style>
    <style:style style:name="T744" style:parent-style-name="DefaultParagraphFont" style:family="text">
      <style:text-properties fo:font-size="12pt" style:font-size-asian="12pt" style:font-size-complex="12pt" fo:language="tr" fo:country="TR"/>
    </style:style>
    <style:style style:name="T745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746" style:parent-style-name="Normal" style:family="paragraph">
      <style:paragraph-properties fo:text-align="center"/>
    </style:style>
    <style:style style:name="T747" style:parent-style-name="DefaultParagraphFont" style:family="text">
      <style:text-properties fo:font-size="12pt" style:font-size-asian="12pt" style:font-size-complex="12pt" fo:language="tr" fo:country="TR"/>
    </style:style>
    <style:style style:name="T748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749" style:parent-style-name="Normal" style:family="paragraph">
      <style:paragraph-properties fo:text-align="center"/>
    </style:style>
    <style:style style:name="T750" style:parent-style-name="DefaultParagraphFont" style:family="text">
      <style:text-properties fo:font-size="12pt" style:font-size-asian="12pt" style:font-size-complex="12pt" fo:language="tr" fo:country="TR"/>
    </style:style>
    <style:style style:name="T751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752" style:parent-style-name="Normal" style:family="paragraph">
      <style:paragraph-properties fo:text-align="center"/>
    </style:style>
    <style:style style:name="T753" style:parent-style-name="DefaultParagraphFont" style:family="text">
      <style:text-properties fo:font-size="12pt" style:font-size-asian="12pt" style:font-size-complex="12pt" fo:language="tr" fo:country="TR"/>
    </style:style>
    <style:style style:name="T754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755" style:parent-style-name="Normal" style:family="paragraph">
      <style:paragraph-properties fo:text-align="center"/>
    </style:style>
    <style:style style:name="T756" style:parent-style-name="DefaultParagraphFont" style:family="text">
      <style:text-properties fo:font-size="12pt" style:font-size-asian="12pt" style:font-size-complex="12pt" fo:language="tr" fo:country="TR"/>
    </style:style>
    <style:style style:name="T757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758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T759" style:parent-style-name="DefaultParagraphFont" style:family="text">
      <style:text-properties fo:font-size="12pt" style:font-size-asian="12pt" style:font-size-complex="12pt"/>
    </style:style>
    <style:style style:name="P760" style:parent-style-name="Normal" style:family="paragraph">
      <style:paragraph-properties>
        <style:tab-stops>
          <style:tab-stop style:type="left" style:position="2.8395in"/>
        </style:tab-stops>
      </style:paragraph-properties>
      <style:text-properties fo:font-size="12pt" style:font-size-asian="12pt" style:font-size-complex="12pt"/>
    </style:style>
    <style:style style:name="P761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762" style:parent-style-name="DefaultParagraphFont" style:family="text">
      <style:text-properties fo:font-size="12pt" style:font-size-asian="12pt" style:font-size-complex="12pt"/>
    </style:style>
    <style:style style:name="P763" style:parent-style-name="Normal" style:family="paragraph">
      <style:text-properties fo:font-size="12pt" style:font-size-asian="12pt" style:font-size-complex="12pt" fo:language="tr" fo:country="TR"/>
    </style:style>
    <style:style style:name="T764" style:parent-style-name="DefaultParagraphFont" style:family="text">
      <style:text-properties fo:font-size="12pt" style:font-size-asian="12pt" style:font-size-complex="12pt"/>
    </style:style>
    <style:style style:name="P765" style:parent-style-name="Normal" style:family="paragraph">
      <style:text-properties fo:font-size="12pt" style:font-size-asian="12pt" style:font-size-complex="12pt" fo:language="tr" fo:country="TR"/>
    </style:style>
    <style:style style:name="T766" style:parent-style-name="DefaultParagraphFont" style:family="text">
      <style:text-properties fo:font-size="12pt" style:font-size-asian="12pt" style:font-size-complex="12pt"/>
    </style:style>
    <style:style style:name="P767" style:parent-style-name="Normal" style:family="paragraph">
      <style:text-properties fo:font-size="12pt" style:font-size-asian="12pt" style:font-size-complex="12pt" fo:language="tr" fo:country="TR"/>
    </style:style>
    <style:style style:name="T768" style:parent-style-name="DefaultParagraphFont" style:family="text">
      <style:text-properties fo:font-size="12pt" style:font-size-asian="12pt" style:font-size-complex="12pt"/>
    </style:style>
    <style:style style:name="P769" style:parent-style-name="Normal" style:family="paragraph">
      <style:text-properties fo:font-size="12pt" style:font-size-asian="12pt" style:font-size-complex="12pt" fo:language="tr" fo:country="TR"/>
    </style:style>
    <style:style style:name="P770" style:parent-style-name="Normal" style:family="paragraph">
      <style:paragraph-properties>
        <style:tab-stops>
          <style:tab-stop style:type="left" style:position="2.8395in"/>
        </style:tab-stops>
      </style:paragraph-properties>
      <style:text-properties fo:font-size="12pt" style:font-size-asian="12pt" style:font-size-complex="12pt"/>
    </style:style>
    <style:style style:name="P771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772" style:parent-style-name="DefaultParagraphFont" style:family="text">
      <style:text-properties fo:font-size="12pt" style:font-size-asian="12pt" style:font-size-complex="12pt"/>
    </style:style>
    <style:style style:name="P773" style:parent-style-name="Normal" style:family="paragraph">
      <style:text-properties fo:font-size="12pt" style:font-size-asian="12pt" style:font-size-complex="12pt" fo:language="tr" fo:country="TR"/>
    </style:style>
    <style:style style:name="T774" style:parent-style-name="DefaultParagraphFont" style:family="text">
      <style:text-properties fo:font-size="12pt" style:font-size-asian="12pt" style:font-size-complex="12pt"/>
    </style:style>
    <style:style style:name="P775" style:parent-style-name="Normal" style:family="paragraph">
      <style:text-properties fo:font-size="12pt" style:font-size-asian="12pt" style:font-size-complex="12pt" fo:language="tr" fo:country="TR"/>
    </style:style>
    <style:style style:name="T776" style:parent-style-name="DefaultParagraphFont" style:family="text">
      <style:text-properties fo:font-size="12pt" style:font-size-asian="12pt" style:font-size-complex="12pt"/>
    </style:style>
    <style:style style:name="P777" style:parent-style-name="Normal" style:family="paragraph">
      <style:text-properties fo:font-size="12pt" style:font-size-asian="12pt" style:font-size-complex="12pt" fo:language="tr" fo:country="TR"/>
    </style:style>
    <style:style style:name="P778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779" style:parent-style-name="DefaultParagraphFont" style:family="text">
      <style:text-properties fo:font-size="12pt" style:font-size-asian="12pt" style:font-size-complex="12pt"/>
    </style:style>
    <style:style style:name="P780" style:parent-style-name="Normal" style:family="paragraph">
      <style:text-properties fo:font-size="12pt" style:font-size-asian="12pt" style:font-size-complex="12pt" fo:language="tr" fo:country="TR"/>
    </style:style>
    <style:style style:name="T781" style:parent-style-name="DefaultParagraphFont" style:family="text">
      <style:text-properties fo:font-size="12pt" style:font-size-asian="12pt" style:font-size-complex="12pt"/>
    </style:style>
    <style:style style:name="P782" style:parent-style-name="Normal" style:family="paragraph">
      <style:text-properties fo:font-size="12pt" style:font-size-asian="12pt" style:font-size-complex="12pt" fo:language="tr" fo:country="TR"/>
    </style:style>
    <style:style style:name="T783" style:parent-style-name="DefaultParagraphFont" style:family="text">
      <style:text-properties fo:font-size="12pt" style:font-size-asian="12pt" style:font-size-complex="12pt"/>
    </style:style>
    <style:style style:name="P784" style:parent-style-name="Normal" style:family="paragraph">
      <style:text-properties fo:font-size="12pt" style:font-size-asian="12pt" style:font-size-complex="12pt" fo:language="tr" fo:country="TR"/>
    </style:style>
    <style:style style:name="P785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786" style:parent-style-name="DefaultParagraphFont" style:family="text">
      <style:text-properties fo:font-size="12pt" style:font-size-asian="12pt" style:font-size-complex="12pt"/>
    </style:style>
    <style:style style:name="P787" style:parent-style-name="Normal" style:family="paragraph">
      <style:text-properties fo:font-size="12pt" style:font-size-asian="12pt" style:font-size-complex="12pt" fo:language="tr" fo:country="TR"/>
    </style:style>
    <style:style style:name="P788" style:parent-style-name="Normal" style:family="paragraph">
      <style:paragraph-properties>
        <style:tab-stops>
          <style:tab-stop style:type="left" style:position="2.8395in"/>
        </style:tab-stops>
      </style:paragraph-properties>
      <style:text-properties fo:font-size="12pt" style:font-size-asian="12pt" style:font-size-complex="12pt"/>
    </style:style>
    <style:style style:name="P789" style:parent-style-name="Normal" style:family="paragraph">
      <style:paragraph-properties>
        <style:tab-stops>
          <style:tab-stop style:type="left" style:position="2.8395in"/>
        </style:tab-stops>
      </style:paragraph-properties>
      <style:text-properties fo:font-size="12pt" style:font-size-asian="12pt" style:font-size-complex="12pt"/>
    </style:style>
    <style:style style:name="T790" style:parent-style-name="DefaultParagraphFont" style:family="text">
      <style:text-properties fo:font-size="12pt" style:font-size-asian="12pt" style:font-size-complex="12pt"/>
    </style:style>
    <style:style style:name="T791" style:parent-style-name="DefaultParagraphFont" style:family="text">
      <style:text-properties fo:font-size="12pt" style:font-size-asian="12pt" style:font-size-complex="12pt" fo:language="en" fo:country="GB"/>
    </style:style>
    <style:style style:name="T792" style:parent-style-name="DefaultParagraphFont" style:family="text">
      <style:text-properties fo:font-size="12pt" style:font-size-asian="12pt" style:font-size-complex="12pt"/>
    </style:style>
    <style:style style:name="T793" style:parent-style-name="DefaultParagraphFont" style:family="text">
      <style:text-properties fo:font-size="12pt" style:font-size-asian="12pt" style:font-size-complex="12pt"/>
    </style:style>
    <style:style style:name="T794" style:parent-style-name="DefaultParagraphFont" style:family="text">
      <style:text-properties style:text-position="sub 66.6%" fo:font-size="12pt" style:font-size-asian="12pt" style:font-size-complex="12pt"/>
    </style:style>
    <style:style style:name="T795" style:parent-style-name="DefaultParagraphFont" style:family="text">
      <style:text-properties fo:font-size="12pt" style:font-size-asian="12pt" style:font-size-complex="12pt"/>
    </style:style>
    <style:style style:name="T796" style:parent-style-name="DefaultParagraphFont" style:family="text">
      <style:text-properties fo:font-size="12pt" style:font-size-asian="12pt" style:font-size-complex="12pt"/>
    </style:style>
    <style:style style:name="T797" style:parent-style-name="DefaultParagraphFont" style:family="text">
      <style:text-properties style:text-position="sub 66.6%" fo:font-size="12pt" style:font-size-asian="12pt" style:font-size-complex="12pt"/>
    </style:style>
    <style:style style:name="T798" style:parent-style-name="DefaultParagraphFont" style:family="text">
      <style:text-properties fo:font-size="12pt" style:font-size-asian="12pt" style:font-size-complex="12pt"/>
    </style:style>
    <style:style style:name="T799" style:parent-style-name="DefaultParagraphFont" style:family="text">
      <style:text-properties fo:font-size="12pt" style:font-size-asian="12pt" style:font-size-complex="12pt"/>
    </style:style>
    <style:style style:name="T800" style:parent-style-name="DefaultParagraphFont" style:family="text">
      <style:text-properties style:text-position="sub 66.6%" fo:font-size="12pt" style:font-size-asian="12pt" style:font-size-complex="12pt"/>
    </style:style>
    <style:style style:name="T801" style:parent-style-name="DefaultParagraphFont" style:family="text">
      <style:text-properties fo:font-size="12pt" style:font-size-asian="12pt" style:font-size-complex="12pt"/>
    </style:style>
    <style:style style:name="T802" style:parent-style-name="DefaultParagraphFont" style:family="text">
      <style:text-properties fo:font-size="12pt" style:font-size-asian="12pt" style:font-size-complex="12pt"/>
    </style:style>
    <style:style style:name="T803" style:parent-style-name="DefaultParagraphFont" style:family="text">
      <style:text-properties fo:font-size="12pt" style:font-size-asian="12pt" style:font-size-complex="12pt"/>
    </style:style>
    <style:style style:name="T804" style:parent-style-name="DefaultParagraphFont" style:family="text">
      <style:text-properties fo:font-size="12pt" style:font-size-asian="12pt" style:font-size-complex="12pt"/>
    </style:style>
    <style:style style:name="T805" style:parent-style-name="DefaultParagraphFont" style:family="text">
      <style:text-properties fo:font-size="12pt" style:font-size-asian="12pt" style:font-size-complex="12pt"/>
    </style:style>
    <style:style style:name="T806" style:parent-style-name="DefaultParagraphFont" style:family="text">
      <style:text-properties fo:font-size="12pt" style:font-size-asian="12pt" style:font-size-complex="12pt" fo:language="tr" fo:country="TR"/>
    </style:style>
    <style:style style:name="T807" style:parent-style-name="DefaultParagraphFont" style:family="text">
      <style:text-properties fo:font-size="12pt" style:font-size-asian="12pt" style:font-size-complex="12pt" fo:language="tr" fo:country="TR"/>
    </style:style>
    <style:style style:name="T808" style:parent-style-name="DefaultParagraphFont" style:family="text">
      <style:text-properties fo:font-size="12pt" style:font-size-asian="12pt" style:font-size-complex="12pt" fo:language="tr" fo:country="TR"/>
    </style:style>
    <style:style style:name="T809" style:parent-style-name="DefaultParagraphFont" style:family="text">
      <style:text-properties fo:font-size="12pt" style:font-size-asian="12pt" style:font-size-complex="12pt"/>
    </style:style>
    <style:style style:name="T810" style:parent-style-name="DefaultParagraphFont" style:family="text">
      <style:text-properties fo:font-size="12pt" style:font-size-asian="12pt" style:font-size-complex="12pt" fo:language="en" fo:country="GB"/>
    </style:style>
    <style:style style:name="T811" style:parent-style-name="DefaultParagraphFont" style:family="text">
      <style:text-properties fo:font-size="12pt" style:font-size-asian="12pt" style:font-size-complex="12pt"/>
    </style:style>
    <style:style style:name="T812" style:parent-style-name="DefaultParagraphFont" style:family="text">
      <style:text-properties fo:font-size="12pt" style:font-size-asian="12pt" style:font-size-complex="12pt"/>
    </style:style>
    <style:style style:name="T813" style:parent-style-name="DefaultParagraphFont" style:family="text">
      <style:text-properties style:text-position="sub 66.6%" fo:font-size="12pt" style:font-size-asian="12pt" style:font-size-complex="12pt"/>
    </style:style>
    <style:style style:name="T814" style:parent-style-name="DefaultParagraphFont" style:family="text">
      <style:text-properties fo:font-size="12pt" style:font-size-asian="12pt" style:font-size-complex="12pt"/>
    </style:style>
    <style:style style:name="T815" style:parent-style-name="DefaultParagraphFont" style:family="text">
      <style:text-properties fo:font-size="12pt" style:font-size-asian="12pt" style:font-size-complex="12pt"/>
    </style:style>
    <style:style style:name="T816" style:parent-style-name="DefaultParagraphFont" style:family="text">
      <style:text-properties style:text-position="sub 66.6%" fo:font-size="12pt" style:font-size-asian="12pt" style:font-size-complex="12pt"/>
    </style:style>
    <style:style style:name="T817" style:parent-style-name="DefaultParagraphFont" style:family="text">
      <style:text-properties fo:font-size="12pt" style:font-size-asian="12pt" style:font-size-complex="12pt"/>
    </style:style>
    <style:style style:name="T818" style:parent-style-name="DefaultParagraphFont" style:family="text">
      <style:text-properties fo:font-size="12pt" style:font-size-asian="12pt" style:font-size-complex="12pt"/>
    </style:style>
    <style:style style:name="T819" style:parent-style-name="DefaultParagraphFont" style:family="text">
      <style:text-properties style:text-position="sub 66.6%" fo:font-size="12pt" style:font-size-asian="12pt" style:font-size-complex="12pt"/>
    </style:style>
    <style:style style:name="T820" style:parent-style-name="DefaultParagraphFont" style:family="text">
      <style:text-properties fo:font-size="12pt" style:font-size-asian="12pt" style:font-size-complex="12pt"/>
    </style:style>
    <style:style style:name="T821" style:parent-style-name="DefaultParagraphFont" style:family="text">
      <style:text-properties fo:font-size="12pt" style:font-size-asian="12pt" style:font-size-complex="12pt"/>
    </style:style>
    <style:style style:name="T822" style:parent-style-name="DefaultParagraphFont" style:family="text">
      <style:text-properties fo:font-size="12pt" style:font-size-asian="12pt" style:font-size-complex="12pt"/>
    </style:style>
    <style:style style:name="T823" style:parent-style-name="DefaultParagraphFont" style:family="text">
      <style:text-properties fo:font-size="12pt" style:font-size-asian="12pt" style:font-size-complex="12pt"/>
    </style:style>
    <style:style style:name="T824" style:parent-style-name="DefaultParagraphFont" style:family="text">
      <style:text-properties fo:font-size="12pt" style:font-size-asian="12pt" style:font-size-complex="12pt"/>
    </style:style>
    <style:style style:name="P825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P826" style:parent-style-name="Normal" style:family="paragraph">
      <style:paragraph-properties fo:text-align="center"/>
    </style:style>
    <style:style style:name="T827" style:parent-style-name="DefaultParagraphFont" style:family="text">
      <style:text-properties fo:font-size="12pt" style:font-size-asian="12pt" style:font-size-complex="12pt" fo:language="tr" fo:country="TR"/>
    </style:style>
    <style:style style:name="T828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829" style:parent-style-name="Normal" style:family="paragraph">
      <style:paragraph-properties fo:text-align="center"/>
    </style:style>
    <style:style style:name="T830" style:parent-style-name="DefaultParagraphFont" style:family="text">
      <style:text-properties fo:font-size="12pt" style:font-size-asian="12pt" style:font-size-complex="12pt" fo:language="tr" fo:country="TR"/>
    </style:style>
    <style:style style:name="T831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832" style:parent-style-name="Normal" style:family="paragraph">
      <style:paragraph-properties fo:text-align="center"/>
    </style:style>
    <style:style style:name="T833" style:parent-style-name="DefaultParagraphFont" style:family="text">
      <style:text-properties fo:font-size="12pt" style:font-size-asian="12pt" style:font-size-complex="12pt" fo:language="tr" fo:country="TR"/>
    </style:style>
    <style:style style:name="T834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835" style:parent-style-name="Normal" style:family="paragraph">
      <style:paragraph-properties fo:text-align="center"/>
    </style:style>
    <style:style style:name="T836" style:parent-style-name="DefaultParagraphFont" style:family="text">
      <style:text-properties fo:font-size="12pt" style:font-size-asian="12pt" style:font-size-complex="12pt" fo:language="tr" fo:country="TR"/>
    </style:style>
    <style:style style:name="T837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838" style:parent-style-name="Normal" style:family="paragraph">
      <style:paragraph-properties fo:text-align="center"/>
    </style:style>
    <style:style style:name="T839" style:parent-style-name="DefaultParagraphFont" style:family="text">
      <style:text-properties fo:font-size="12pt" style:font-size-asian="12pt" style:font-size-complex="12pt" fo:language="tr" fo:country="TR"/>
    </style:style>
    <style:style style:name="T840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841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T842" style:parent-style-name="DefaultParagraphFont" style:family="text">
      <style:text-properties fo:font-size="12pt" style:font-size-asian="12pt" style:font-size-complex="12pt"/>
    </style:style>
    <style:style style:name="P843" style:parent-style-name="Normal" style:family="paragraph">
      <style:text-properties fo:font-size="12pt" style:font-size-asian="12pt" style:font-size-complex="12pt" fo:language="tr" fo:country="TR"/>
    </style:style>
    <style:style style:name="T844" style:parent-style-name="DefaultParagraphFont" style:family="text">
      <style:text-properties fo:font-size="12pt" style:font-size-asian="12pt" style:font-size-complex="12pt"/>
    </style:style>
    <style:style style:name="P845" style:parent-style-name="Normal" style:family="paragraph">
      <style:text-properties fo:font-size="12pt" style:font-size-asian="12pt" style:font-size-complex="12pt" fo:language="tr" fo:country="TR"/>
    </style:style>
    <style:style style:name="T846" style:parent-style-name="DefaultParagraphFont" style:family="text">
      <style:text-properties fo:font-size="12pt" style:font-size-asian="12pt" style:font-size-complex="12pt"/>
    </style:style>
    <style:style style:name="P847" style:parent-style-name="Normal" style:family="paragraph">
      <style:text-properties fo:font-size="12pt" style:font-size-asian="12pt" style:font-size-complex="12pt" fo:language="tr" fo:country="TR"/>
    </style:style>
    <style:style style:name="T848" style:parent-style-name="DefaultParagraphFont" style:family="text">
      <style:text-properties fo:font-size="12pt" style:font-size-asian="12pt" style:font-size-complex="12pt"/>
    </style:style>
    <style:style style:name="P849" style:parent-style-name="Normal" style:family="paragraph">
      <style:text-properties fo:font-size="12pt" style:font-size-asian="12pt" style:font-size-complex="12pt" fo:language="tr" fo:country="TR"/>
    </style:style>
    <style:style style:name="T850" style:parent-style-name="DefaultParagraphFont" style:family="text">
      <style:text-properties fo:font-size="12pt" style:font-size-asian="12pt" style:font-size-complex="12pt"/>
    </style:style>
    <style:style style:name="P851" style:parent-style-name="Normal" style:family="paragraph">
      <style:text-properties fo:font-size="12pt" style:font-size-asian="12pt" style:font-size-complex="12pt" fo:language="tr" fo:country="TR"/>
    </style:style>
    <style:style style:name="T852" style:parent-style-name="DefaultParagraphFont" style:family="text">
      <style:text-properties fo:font-size="12pt" style:font-size-asian="12pt" style:font-size-complex="12pt"/>
    </style:style>
    <style:style style:name="P853" style:parent-style-name="Normal" style:family="paragraph">
      <style:text-properties fo:font-size="12pt" style:font-size-asian="12pt" style:font-size-complex="12pt" fo:language="tr" fo:country="TR"/>
    </style:style>
    <style:style style:name="T854" style:parent-style-name="DefaultParagraphFont" style:family="text">
      <style:text-properties fo:font-size="12pt" style:font-size-asian="12pt" style:font-size-complex="12pt"/>
    </style:style>
    <style:style style:name="P855" style:parent-style-name="Normal" style:family="paragraph">
      <style:text-properties fo:font-size="12pt" style:font-size-asian="12pt" style:font-size-complex="12pt" fo:language="tr" fo:country="TR"/>
    </style:style>
    <style:style style:name="T856" style:parent-style-name="DefaultParagraphFont" style:family="text">
      <style:text-properties fo:font-size="12pt" style:font-size-asian="12pt" style:font-size-complex="12pt"/>
    </style:style>
    <style:style style:name="P857" style:parent-style-name="Normal" style:family="paragraph">
      <style:text-properties fo:font-size="12pt" style:font-size-asian="12pt" style:font-size-complex="12pt" fo:language="tr" fo:country="TR"/>
    </style:style>
    <style:style style:name="T858" style:parent-style-name="DefaultParagraphFont" style:family="text">
      <style:text-properties fo:font-size="12pt" style:font-size-asian="12pt" style:font-size-complex="12pt"/>
    </style:style>
    <style:style style:name="P859" style:parent-style-name="Normal" style:family="paragraph">
      <style:text-properties fo:font-size="12pt" style:font-size-asian="12pt" style:font-size-complex="12pt" fo:language="tr" fo:country="TR"/>
    </style:style>
    <style:style style:name="T860" style:parent-style-name="DefaultParagraphFont" style:family="text">
      <style:text-properties fo:font-size="12pt" style:font-size-asian="12pt" style:font-size-complex="12pt"/>
    </style:style>
    <style:style style:name="P861" style:parent-style-name="Normal" style:family="paragraph">
      <style:text-properties fo:font-size="12pt" style:font-size-asian="12pt" style:font-size-complex="12pt" fo:language="tr" fo:country="TR"/>
    </style:style>
    <style:style style:name="T862" style:parent-style-name="DefaultParagraphFont" style:family="text">
      <style:text-properties fo:font-size="12pt" style:font-size-asian="12pt" style:font-size-complex="12pt"/>
    </style:style>
    <style:style style:name="P863" style:parent-style-name="Normal" style:family="paragraph">
      <style:text-properties fo:font-size="12pt" style:font-size-asian="12pt" style:font-size-complex="12pt" fo:language="tr" fo:country="TR"/>
    </style:style>
    <style:style style:name="P864" style:parent-style-name="Normal" style:family="paragraph">
      <style:paragraph-properties>
        <style:tab-stops>
          <style:tab-stop style:type="left" style:position="2.8395in"/>
        </style:tab-stops>
      </style:paragraph-properties>
      <style:text-properties fo:font-size="12pt" style:font-size-asian="12pt" style:font-size-complex="12pt"/>
    </style:style>
    <style:style style:name="P865" style:parent-style-name="Normal" style:family="paragraph">
      <style:paragraph-properties>
        <style:tab-stops>
          <style:tab-stop style:type="left" style:position="2.8395in"/>
        </style:tab-stops>
      </style:paragraph-properties>
    </style:style>
    <style:style style:name="T866" style:parent-style-name="DefaultParagraphFont" style:family="text">
      <style:text-properties fo:font-size="12pt" style:font-size-asian="12pt" style:font-size-complex="12pt"/>
    </style:style>
    <style:style style:name="T867" style:parent-style-name="DefaultParagraphFont" style:family="text">
      <style:text-properties fo:font-size="12pt" style:font-size-asian="12pt" style:font-size-complex="12pt"/>
    </style:style>
    <style:style style:name="T868" style:parent-style-name="DefaultParagraphFont" style:family="text">
      <style:text-properties fo:font-size="12pt" style:font-size-asian="12pt" style:font-size-complex="12pt" fo:language="tr" fo:country="TR"/>
    </style:style>
    <style:style style:name="T869" style:parent-style-name="DefaultParagraphFont" style:family="text">
      <style:text-properties fo:font-size="12pt" style:font-size-asian="12pt" style:font-size-complex="12pt" fo:language="tr" fo:country="TR"/>
    </style:style>
    <style:style style:name="T870" style:parent-style-name="DefaultParagraphFont" style:family="text">
      <style:text-properties fo:font-size="12pt" style:font-size-asian="12pt" style:font-size-complex="12pt" fo:language="tr" fo:country="TR"/>
    </style:style>
    <style:style style:name="T871" style:parent-style-name="DefaultParagraphFont" style:family="text">
      <style:text-properties fo:font-size="12pt" style:font-size-asian="12pt" style:font-size-complex="12pt"/>
    </style:style>
    <style:style style:name="T872" style:parent-style-name="DefaultParagraphFont" style:family="text">
      <style:text-properties fo:font-size="12pt" style:font-size-asian="12pt" style:font-size-complex="12pt"/>
    </style:style>
    <style:style style:name="P873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P874" style:parent-style-name="Normal" style:family="paragraph">
      <style:paragraph-properties fo:text-align="center"/>
    </style:style>
    <style:style style:name="T875" style:parent-style-name="DefaultParagraphFont" style:family="text">
      <style:text-properties fo:font-size="12pt" style:font-size-asian="12pt" style:font-size-complex="12pt" fo:language="tr" fo:country="TR"/>
    </style:style>
    <style:style style:name="T876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877" style:parent-style-name="Normal" style:family="paragraph">
      <style:paragraph-properties fo:text-align="center"/>
    </style:style>
    <style:style style:name="T878" style:parent-style-name="DefaultParagraphFont" style:family="text">
      <style:text-properties fo:font-size="12pt" style:font-size-asian="12pt" style:font-size-complex="12pt" fo:language="tr" fo:country="TR"/>
    </style:style>
    <style:style style:name="T879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880" style:parent-style-name="Normal" style:family="paragraph">
      <style:paragraph-properties fo:text-align="center"/>
    </style:style>
    <style:style style:name="T881" style:parent-style-name="DefaultParagraphFont" style:family="text">
      <style:text-properties fo:font-size="12pt" style:font-size-asian="12pt" style:font-size-complex="12pt" fo:language="tr" fo:country="TR"/>
    </style:style>
    <style:style style:name="T882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883" style:parent-style-name="Normal" style:family="paragraph">
      <style:paragraph-properties fo:text-align="center"/>
    </style:style>
    <style:style style:name="T884" style:parent-style-name="DefaultParagraphFont" style:family="text">
      <style:text-properties fo:font-size="12pt" style:font-size-asian="12pt" style:font-size-complex="12pt" fo:language="tr" fo:country="TR"/>
    </style:style>
    <style:style style:name="T885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886" style:parent-style-name="Normal" style:family="paragraph">
      <style:paragraph-properties fo:text-align="center"/>
    </style:style>
    <style:style style:name="T887" style:parent-style-name="DefaultParagraphFont" style:family="text">
      <style:text-properties fo:font-size="12pt" style:font-size-asian="12pt" style:font-size-complex="12pt" fo:language="tr" fo:country="TR"/>
    </style:style>
    <style:style style:name="T888" style:parent-style-name="DefaultParagraphFont" style:family="text">
      <style:text-properties style:text-position="sub 66.6%" fo:font-size="12pt" style:font-size-asian="12pt" style:font-size-complex="12pt" fo:language="tr" fo:country="TR"/>
    </style:style>
    <style:style style:name="P889" style:parent-style-name="Normal" style:family="paragraph">
      <style:paragraph-properties fo:text-align="center"/>
      <style:text-properties fo:font-size="12pt" style:font-size-asian="12pt" style:font-size-complex="12pt" fo:language="tr" fo:country="TR"/>
    </style:style>
    <style:style style:name="T890" style:parent-style-name="DefaultParagraphFont" style:family="text">
      <style:text-properties fo:font-size="12pt" style:font-size-asian="12pt" style:font-size-complex="12pt"/>
    </style:style>
    <style:style style:name="P891" style:parent-style-name="Normal" style:family="paragraph">
      <style:text-properties fo:font-size="12pt" style:font-size-asian="12pt" style:font-size-complex="12pt" fo:language="tr" fo:country="TR"/>
    </style:style>
    <style:style style:name="T892" style:parent-style-name="DefaultParagraphFont" style:family="text">
      <style:text-properties fo:font-size="12pt" style:font-size-asian="12pt" style:font-size-complex="12pt"/>
    </style:style>
    <style:style style:name="P893" style:parent-style-name="Normal" style:family="paragraph">
      <style:text-properties fo:font-size="12pt" style:font-size-asian="12pt" style:font-size-complex="12pt" fo:language="tr" fo:country="TR"/>
    </style:style>
    <style:style style:name="T894" style:parent-style-name="DefaultParagraphFont" style:family="text">
      <style:text-properties fo:font-size="12pt" style:font-size-asian="12pt" style:font-size-complex="12pt"/>
    </style:style>
    <style:style style:name="P895" style:parent-style-name="Normal" style:family="paragraph">
      <style:text-properties fo:font-size="12pt" style:font-size-asian="12pt" style:font-size-complex="12pt" fo:language="tr" fo:country="TR"/>
    </style:style>
    <style:style style:name="T896" style:parent-style-name="DefaultParagraphFont" style:family="text">
      <style:text-properties fo:font-size="12pt" style:font-size-asian="12pt" style:font-size-complex="12pt"/>
    </style:style>
    <style:style style:name="P897" style:parent-style-name="Normal" style:family="paragraph">
      <style:text-properties fo:font-size="12pt" style:font-size-asian="12pt" style:font-size-complex="12pt" fo:language="tr" fo:country="TR"/>
    </style:style>
    <style:style style:name="T898" style:parent-style-name="DefaultParagraphFont" style:family="text">
      <style:text-properties fo:font-size="12pt" style:font-size-asian="12pt" style:font-size-complex="12pt"/>
    </style:style>
    <style:style style:name="P899" style:parent-style-name="Normal" style:family="paragraph">
      <style:text-properties fo:font-size="12pt" style:font-size-asian="12pt" style:font-size-complex="12pt" fo:language="tr" fo:country="TR"/>
    </style:style>
    <style:style style:name="T900" style:parent-style-name="DefaultParagraphFont" style:family="text">
      <style:text-properties fo:font-size="12pt" style:font-size-asian="12pt" style:font-size-complex="12pt"/>
    </style:style>
    <style:style style:name="P901" style:parent-style-name="Normal" style:family="paragraph">
      <style:text-properties fo:font-size="12pt" style:font-size-asian="12pt" style:font-size-complex="12pt" fo:language="tr" fo:country="TR"/>
    </style:style>
    <style:style style:name="T902" style:parent-style-name="DefaultParagraphFont" style:family="text">
      <style:text-properties fo:font-size="12pt" style:font-size-asian="12pt" style:font-size-complex="12pt"/>
    </style:style>
    <style:style style:name="P903" style:parent-style-name="Normal" style:family="paragraph">
      <style:text-properties fo:font-size="12pt" style:font-size-asian="12pt" style:font-size-complex="12pt" fo:language="tr" fo:country="TR"/>
    </style:style>
    <style:style style:name="T904" style:parent-style-name="DefaultParagraphFont" style:family="text">
      <style:text-properties fo:font-size="12pt" style:font-size-asian="12pt" style:font-size-complex="12pt"/>
    </style:style>
    <style:style style:name="P905" style:parent-style-name="Normal" style:family="paragraph">
      <style:text-properties fo:font-size="12pt" style:font-size-asian="12pt" style:font-size-complex="12pt" fo:language="tr" fo:country="TR"/>
    </style:style>
    <style:style style:name="T906" style:parent-style-name="DefaultParagraphFont" style:family="text">
      <style:text-properties fo:font-size="12pt" style:font-size-asian="12pt" style:font-size-complex="12pt"/>
    </style:style>
    <style:style style:name="P907" style:parent-style-name="Normal" style:family="paragraph">
      <style:text-properties fo:font-size="12pt" style:font-size-asian="12pt" style:font-size-complex="12pt" fo:language="tr" fo:country="TR"/>
    </style:style>
    <style:style style:name="T908" style:parent-style-name="DefaultParagraphFont" style:family="text">
      <style:text-properties fo:font-size="12pt" style:font-size-asian="12pt" style:font-size-complex="12pt"/>
    </style:style>
    <style:style style:name="P909" style:parent-style-name="Normal" style:family="paragraph">
      <style:text-properties fo:font-size="12pt" style:font-size-asian="12pt" style:font-size-complex="12pt" fo:language="tr" fo:country="TR"/>
    </style:style>
    <style:style style:name="T910" style:parent-style-name="DefaultParagraphFont" style:family="text">
      <style:text-properties fo:font-size="12pt" style:font-size-asian="12pt" style:font-size-complex="12pt"/>
    </style:style>
    <style:style style:name="P911" style:parent-style-name="Normal" style:family="paragraph">
      <style:text-properties fo:font-size="12pt" style:font-size-asian="12pt" style:font-size-complex="12pt" fo:language="tr" fo:country="TR"/>
    </style:style>
    <style:style style:name="P912" style:parent-style-name="Normal" style:family="paragraph">
      <style:paragraph-properties>
        <style:tab-stops>
          <style:tab-stop style:type="left" style:position="2.8395in"/>
        </style:tab-stops>
      </style:paragraph-properties>
      <style:text-properties fo:font-size="12pt" style:font-size-asian="12pt" style:font-size-complex="12pt"/>
    </style:style>
    <style:style style:name="T913" style:parent-style-name="DefaultParagraphFont" style:family="text">
      <style:text-properties fo:font-size="12pt" style:font-size-asian="12pt" style:font-size-complex="12pt"/>
    </style:style>
    <style:style style:name="T914" style:parent-style-name="DefaultParagraphFont" style:family="text">
      <style:text-properties fo:font-size="12pt" style:font-size-asian="12pt" style:font-size-complex="12pt"/>
    </style:style>
    <style:style style:name="T915" style:parent-style-name="DefaultParagraphFont" style:family="text">
      <style:text-properties style:text-position="sub 66.6%" fo:font-size="12pt" style:font-size-asian="12pt" style:font-size-complex="12pt"/>
    </style:style>
    <style:style style:name="T916" style:parent-style-name="DefaultParagraphFont" style:family="text">
      <style:text-properties fo:font-size="12pt" style:font-size-asian="12pt" style:font-size-complex="12pt"/>
    </style:style>
    <style:style style:name="T917" style:parent-style-name="DefaultParagraphFont" style:family="text">
      <style:text-properties style:text-position="sub 66.6%" fo:font-size="12pt" style:font-size-asian="12pt" style:font-size-complex="12pt"/>
    </style:style>
    <style:style style:name="T918" style:parent-style-name="DefaultParagraphFont" style:family="text">
      <style:text-properties fo:font-size="12pt" style:font-size-asian="12pt" style:font-size-complex="12pt"/>
    </style:style>
    <style:style style:name="T919" style:parent-style-name="DefaultParagraphFont" style:family="text">
      <style:text-properties style:text-position="sub 66.6%" fo:font-size="12pt" style:font-size-asian="12pt" style:font-size-complex="12pt"/>
    </style:style>
    <style:style style:name="T920" style:parent-style-name="DefaultParagraphFont" style:family="text">
      <style:text-properties fo:font-size="12pt" style:font-size-asian="12pt" style:font-size-complex="12pt"/>
    </style:style>
    <style:style style:name="T921" style:parent-style-name="DefaultParagraphFont" style:family="text">
      <style:text-properties style:text-position="sub 66.6%" fo:font-size="12pt" style:font-size-asian="12pt" style:font-size-complex="12pt"/>
    </style:style>
    <style:style style:name="T922" style:parent-style-name="DefaultParagraphFont" style:family="text">
      <style:text-properties fo:font-size="12pt" style:font-size-asian="12pt" style:font-size-complex="12pt"/>
    </style:style>
    <style:style style:name="T923" style:parent-style-name="DefaultParagraphFont" style:family="text">
      <style:text-properties style:text-position="sub 66.6%" fo:font-size="12pt" style:font-size-asian="12pt" style:font-size-complex="12pt"/>
    </style:style>
    <style:style style:name="T924" style:parent-style-name="DefaultParagraphFont" style:family="text">
      <style:text-properties fo:font-size="12pt" style:font-size-asian="12pt" style:font-size-complex="12pt"/>
    </style:style>
    <style:style style:name="T925" style:parent-style-name="DefaultParagraphFont" style:family="text">
      <style:text-properties style:text-position="sub 66.6%" fo:font-size="12pt" style:font-size-asian="12pt" style:font-size-complex="12pt"/>
    </style:style>
    <style:style style:name="T926" style:parent-style-name="DefaultParagraphFont" style:family="text">
      <style:text-properties fo:font-size="12pt" style:font-size-asian="12pt" style:font-size-complex="12pt"/>
    </style:style>
    <style:style style:name="T927" style:parent-style-name="DefaultParagraphFont" style:family="text">
      <style:text-properties fo:font-size="12pt" style:font-size-asian="12pt" style:font-size-complex="12pt"/>
    </style:style>
    <style:style style:family="graphic" style:name="a419">
      <style:graphic-properties draw:fill="none" draw:stroke="solid" svg:stroke-width="0.00694in" svg:stroke-color="#000000" draw:marker-end="a418" svg:stroke-opacity="100%" draw:stroke-linejoin="miter" svg:stroke-linecap="butt"/>
    </style:style>
    <style:style style:family="graphic" style:name="a521">
      <style:graphic-properties draw:fill="none" draw:stroke="solid" svg:stroke-width="0.00694in" svg:stroke-color="#000000" draw:marker-end="a520" svg:stroke-opacity="100%" draw:stroke-linejoin="miter" svg:stroke-linecap="butt"/>
    </style:style>
    <style:style style:family="graphic" style:name="a76">
      <style:graphic-properties draw:fill="none" draw:stroke="solid" svg:stroke-width="0.00694in" svg:stroke-color="#000000" draw:marker-end="a75" svg:stroke-opacity="100%" draw:stroke-linejoin="miter" svg:stroke-linecap="butt"/>
    </style:style>
    <style:style style:family="graphic" style:name="a523">
      <style:graphic-properties draw:fill="none" draw:stroke="solid" svg:stroke-width="0.00694in" svg:stroke-color="#000000" draw:marker-end="a522" svg:stroke-opacity="100%" draw:stroke-linejoin="miter" svg:stroke-linecap="butt"/>
    </style:style>
    <style:style style:family="graphic" style:name="a78">
      <style:graphic-properties draw:fill="none" draw:stroke="solid" svg:stroke-width="0.00694in" svg:stroke-color="#000000" draw:marker-end="a77" svg:stroke-opacity="100%" draw:stroke-linejoin="miter" svg:stroke-linecap="butt"/>
    </style:style>
    <style:style style:family="graphic" style:name="a52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7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2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7">
      <style:graphic-properties draw:fill="none" draw:stroke="solid" svg:stroke-width="0.00694in" svg:stroke-color="#000000" draw:marker-end="a526" svg:stroke-opacity="100%" draw:stroke-linejoin="miter" svg:stroke-linecap="butt"/>
    </style:style>
    <style:style style:family="graphic" style:name="a63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0">
      <style:graphic-properties draw:fill="none" draw:stroke="solid" svg:stroke-width="0.00694in" svg:stroke-color="#000000" draw:marker-end="a199" svg:stroke-opacity="100%" draw:stroke-linejoin="miter" svg:stroke-linecap="butt"/>
    </style:style>
    <style:style style:family="graphic" style:name="a63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29">
      <style:graphic-properties draw:fill="none" draw:stroke="solid" svg:stroke-width="0.00694in" svg:stroke-color="#000000" draw:marker-end="a528" svg:stroke-opacity="100%" draw:stroke-linejoin="miter" svg:stroke-linecap="butt"/>
    </style:style>
    <style:style style:family="graphic" style:name="a63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2">
      <style:graphic-properties draw:fill="none" draw:stroke="solid" svg:stroke-width="0.00694in" svg:stroke-color="#000000" draw:marker-end="a201" svg:stroke-opacity="100%" draw:stroke-linejoin="miter" svg:stroke-linecap="butt"/>
    </style:style>
    <style:style style:family="graphic" style:name="a63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3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3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5">
      <style:graphic-properties style:wrap="run-through" style:run-through="foreground" draw:fill="none" draw:stroke="solid" svg:stroke-width="0.00694in" svg:stroke-color="#000000" draw:marker-end="a20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7">
      <style:graphic-properties style:wrap="run-through" style:run-through="foreground" draw:fill="none" draw:stroke="solid" svg:stroke-width="0.00694in" svg:stroke-color="#000000" draw:marker-end="a20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8">
      <style:graphic-properties style:wrap="run-through" style:run-through="foreground" draw:fill="none" draw:stroke="dash" draw:stroke-dash="a637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3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3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9">
      <style:graphic-properties style:wrap="run-through" style:run-through="foreground" draw:fill="none" draw:stroke="solid" svg:stroke-width="0.00694in" svg:stroke-color="#000000" draw:marker-end="a20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2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19">
      <style:graphic-properties draw:fill="none" draw:stroke="solid" svg:stroke-width="0.00694in" svg:stroke-color="#000000" draw:marker-end="a318" svg:stroke-opacity="100%" draw:stroke-linejoin="miter" svg:stroke-linecap="butt"/>
    </style:style>
    <style:style style:family="graphic" style:name="a42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2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2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2">
      <style:graphic-properties draw:fill="none" draw:stroke="solid" svg:stroke-width="0.00694in" svg:stroke-color="#000000" draw:marker-end="a81" svg:stroke-opacity="100%" draw:stroke-linejoin="miter" svg:stroke-linecap="butt"/>
    </style:style>
    <style:style style:family="graphic" style:name="a427">
      <style:graphic-properties style:wrap="run-through" style:run-through="foreground" draw:fill="none" draw:stroke="solid" svg:stroke-width="0.00694in" svg:stroke-color="#000000" draw:marker-end="a4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4">
      <style:graphic-properties draw:fill="none" draw:stroke="solid" svg:stroke-width="0.00694in" svg:stroke-color="#000000" draw:marker-end="a83" svg:stroke-opacity="100%" draw:stroke-linejoin="miter" svg:stroke-linecap="butt"/>
    </style:style>
    <style:style style:family="graphic" style:name="a53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00">
      <style:graphic-properties draw:fill="none" draw:stroke="solid" svg:stroke-width="0.00694in" svg:stroke-color="#000000" draw:marker-end="a99" svg:stroke-opacity="100%" draw:stroke-linejoin="miter" svg:stroke-linecap="butt"/>
    </style:style>
    <style:style style:family="graphic" style:name="a53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29">
      <style:graphic-properties style:wrap="run-through" style:run-through="foreground" draw:fill="none" draw:stroke="solid" svg:stroke-width="0.00694in" svg:stroke-color="#000000" draw:marker-end="a4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2">
      <style:graphic-properties draw:fill="none" draw:stroke="solid" svg:stroke-width="0.00694in" svg:stroke-color="#000000" draw:marker-end="a101" svg:stroke-opacity="100%" draw:stroke-linejoin="miter" svg:stroke-linecap="butt"/>
    </style:style>
    <style:style style:family="graphic" style:name="a533">
      <style:graphic-properties draw:fill="none" draw:stroke="solid" svg:stroke-width="0.00694in" svg:stroke-color="#000000" draw:marker-end="a532" svg:stroke-opacity="100%" draw:stroke-linejoin="miter" svg:stroke-linecap="butt"/>
    </style:style>
    <style:style style:family="graphic" style:name="a10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88">
      <style:graphic-properties draw:fill="none" draw:stroke="solid" svg:stroke-width="0.00694in" svg:stroke-color="#000000" draw:marker-end="a87" svg:stroke-opacity="100%" draw:stroke-linejoin="miter" svg:stroke-linecap="butt"/>
    </style:style>
    <style:style style:family="graphic" style:name="a104" style:parent-style-name="Graphics">
      <style:graphic-properties fo:wrap-option="wrap" fo:border="0.01389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35">
      <style:graphic-properties draw:fill="none" draw:stroke="solid" svg:stroke-width="0.00694in" svg:stroke-color="#000000" draw:marker-end="a534" svg:stroke-opacity="100%" draw:stroke-linejoin="miter" svg:stroke-linecap="butt"/>
    </style:style>
    <style:style style:family="graphic" style:name="a105" style:parent-style-name="Graphics">
      <style:graphic-properties fo:wrap-option="wrap" fo:border="0.01389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3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06" style:parent-style-name="Graphics">
      <style:graphic-properties fo:wrap-option="wrap" fo:border="0.01389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3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7" style:parent-style-name="Graphics">
      <style:graphic-properties fo:border="0.01042in none" fo:background-color="transparent" fo:clip="rect(0in, 0in, 0in, 0in)"/>
    </style:style>
    <style:style style:family="graphic" style:name="a640" style:parent-style-name="Graphics">
      <style:graphic-properties fo:border="0.01042in none" fo:background-color="transparent" fo:clip="rect(0in, 0in, 0in, 0in)"/>
    </style:style>
    <style:style style:family="graphic" style:name="a108" style:parent-style-name="Graphics">
      <style:graphic-properties fo:wrap-option="wrap" fo:border="0.01389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41" style:parent-style-name="Graphics">
      <style:graphic-properties fo:border="0.01042in none" fo:background-color="transparent" fo:clip="rect(0in, 0in, 0in, 0in)"/>
    </style:style>
    <style:style style:family="graphic" style:name="a539">
      <style:graphic-properties draw:fill="none" draw:stroke="solid" svg:stroke-width="0.00694in" svg:stroke-color="#000000" draw:marker-end="a538" svg:stroke-opacity="100%" draw:stroke-linejoin="miter" svg:stroke-linecap="butt"/>
    </style:style>
    <style:style style:family="graphic" style:name="a211">
      <style:graphic-properties style:wrap="run-through" style:run-through="foreground" draw:fill="none" draw:stroke="solid" svg:stroke-width="0.00694in" svg:stroke-color="#000000" draw:marker-end="a2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213">
      <style:graphic-properties style:wrap="run-through" style:run-through="foreground" draw:fill="none" draw:stroke="solid" svg:stroke-width="0.00694in" svg:stroke-color="#000000" draw:marker-end="a2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215">
      <style:graphic-properties style:wrap="run-through" style:run-through="foreground" draw:fill="none" draw:stroke="solid" svg:stroke-width="0.00694in" svg:stroke-color="#000000" draw:marker-end="a2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217">
      <style:graphic-properties style:wrap="run-through" style:run-through="foreground" draw:fill="none" draw:stroke="solid" svg:stroke-width="0.00694in" svg:stroke-color="#000000" draw:marker-end="a21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219">
      <style:graphic-properties style:wrap="run-through" style:run-through="foreground" draw:fill="none" draw:stroke="solid" svg:stroke-width="0.00694in" svg:stroke-color="#000000" draw:marker-end="a21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1">
      <style:graphic-properties draw:fill="none" draw:stroke="solid" svg:stroke-width="0.00694in" svg:stroke-color="#000000" draw:marker-end="a320" svg:stroke-opacity="100%" draw:stroke-linejoin="miter" svg:stroke-linecap="butt"/>
    </style:style>
    <style:style style:family="graphic" style:name="a32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431">
      <style:graphic-properties style:wrap="run-through" style:run-through="foreground" draw:fill="none" draw:stroke="solid" svg:stroke-width="0.00694in" svg:stroke-color="#000000" draw:marker-end="a4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433">
      <style:graphic-properties style:wrap="run-through" style:run-through="foreground" draw:fill="none" draw:stroke="solid" svg:stroke-width="0.00694in" svg:stroke-color="#000000" draw:marker-end="a4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0">
      <style:graphic-properties draw:fill="none" draw:stroke="solid" svg:stroke-width="0.00694in" svg:stroke-color="#000000" draw:marker-end="a89" svg:stroke-opacity="100%" draw:stroke-linejoin="miter" svg:stroke-linecap="butt"/>
    </style:style>
    <style:style style:family="graphic" style:name="a435">
      <style:graphic-properties style:wrap="run-through" style:run-through="foreground" draw:fill="none" draw:stroke="solid" svg:stroke-width="0.00694in" svg:stroke-color="#000000" draw:marker-end="a43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9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94">
      <style:graphic-properties draw:fill="none" draw:stroke="solid" svg:stroke-width="0.00694in" svg:stroke-color="#000000" draw:marker-end="a93" svg:stroke-opacity="100%" draw:stroke-linejoin="miter" svg:stroke-linecap="butt"/>
    </style:style>
    <style:style style:family="graphic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541">
      <style:graphic-properties draw:fill="none" draw:stroke="solid" svg:stroke-width="0.00694in" svg:stroke-color="#000000" draw:marker-end="a540" svg:stroke-opacity="100%" draw:stroke-linejoin="miter" svg:stroke-linecap="butt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96">
      <style:graphic-properties draw:fill="none" draw:stroke="solid" svg:stroke-width="0.00694in" svg:stroke-color="#000000" draw:marker-end="a95" svg:stroke-opacity="100%" draw:stroke-linejoin="miter" svg:stroke-linecap="butt"/>
    </style:style>
    <style:style style:family="graphic" style:name="a54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9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4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9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4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545">
      <style:graphic-properties draw:fill="none" draw:stroke="solid" svg:stroke-width="0.00694in" svg:stroke-color="#000000" draw:marker-end="a544" svg:stroke-opacity="100%" draw:stroke-linejoin="miter" svg:stroke-linecap="butt"/>
    </style:style>
    <style:style style:family="graphic" style:name="a116">
      <style:graphic-properties style:wrap="run-through" style:run-through="foreground" draw:fill="none" draw:stroke="solid" svg:stroke-width="0.00694in" svg:stroke-color="#000000" draw:marker-end="a1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7">
      <style:graphic-properties draw:fill="none" draw:stroke="solid" svg:stroke-width="0.00694in" svg:stroke-color="#000000" draw:marker-end="a546" svg:stroke-opacity="100%" draw:stroke-linejoin="miter" svg:stroke-linecap="butt"/>
    </style:style>
    <style:style style:family="graphic" style:name="a54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50">
      <style:graphic-properties draw:fill="none" draw:stroke="solid" svg:stroke-width="0.00694in" svg:stroke-color="#000000" draw:marker-end="a649" svg:stroke-opacity="100%" draw:stroke-linejoin="miter" svg:stroke-linecap="butt"/>
    </style:style>
    <style:style style:family="graphic" style:name="a22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4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8">
      <style:graphic-properties style:wrap="run-through" style:run-through="foreground" draw:fill="none" draw:stroke="solid" svg:stroke-width="0.00694in" svg:stroke-color="#000000" draw:marker-end="a11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2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52">
      <style:graphic-properties draw:fill="none" draw:stroke="solid" svg:stroke-width="0.00694in" svg:stroke-color="#000000" draw:marker-end="a651" svg:stroke-opacity="100%" draw:stroke-linejoin="miter" svg:stroke-linecap="butt"/>
    </style:style>
    <style:style style:family="graphic" style:name="a22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2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54">
      <style:graphic-properties draw:fill="none" draw:stroke="solid" svg:stroke-width="0.00694in" svg:stroke-color="#000000" draw:marker-end="a653" svg:stroke-opacity="100%" draw:stroke-linejoin="miter" svg:stroke-linecap="butt"/>
    </style:style>
    <style:style style:family="graphic" style:name="a225">
      <style:graphic-properties style:wrap="run-through" style:run-through="foreground" draw:fill="none" draw:stroke="solid" svg:stroke-width="0.00694in" svg:stroke-color="#000000" draw:marker-end="a22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56">
      <style:graphic-properties draw:fill="none" draw:stroke="solid" svg:stroke-width="0.00694in" svg:stroke-color="#000000" draw:marker-end="a655" svg:stroke-opacity="100%" draw:stroke-linejoin="miter" svg:stroke-linecap="butt"/>
    </style:style>
    <style:style style:family="graphic" style:name="a227">
      <style:graphic-properties style:wrap="run-through" style:run-through="foreground" draw:fill="none" draw:stroke="solid" svg:stroke-width="0.00694in" svg:stroke-color="#000000" draw:marker-end="a2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58">
      <style:graphic-properties draw:fill="none" draw:stroke="solid" svg:stroke-width="0.00694in" svg:stroke-color="#000000" draw:marker-end="a657" svg:stroke-opacity="100%" draw:stroke-linejoin="miter" svg:stroke-linecap="butt"/>
    </style:style>
    <style:style style:family="graphic" style:name="a229">
      <style:graphic-properties style:wrap="run-through" style:run-through="foreground" draw:fill="none" draw:stroke="solid" svg:stroke-width="0.00694in" svg:stroke-color="#000000" draw:marker-end="a2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1">
      <style:graphic-properties draw:fill="none" draw:stroke="solid" svg:stroke-width="0.00694in" svg:stroke-color="#000000" draw:marker-end="a330" svg:stroke-opacity="100%" draw:stroke-linejoin="miter" svg:stroke-linecap="butt"/>
    </style:style>
    <style:style style:family="graphic" style:name="a333">
      <style:graphic-properties draw:fill="none" draw:stroke="solid" svg:stroke-width="0.00694in" svg:stroke-color="#000000" draw:marker-end="a332" svg:stroke-opacity="100%" draw:stroke-linejoin="miter" svg:stroke-linecap="butt"/>
    </style:style>
    <style:style style:family="graphic" style:name="a335">
      <style:graphic-properties draw:fill="none" draw:stroke="solid" svg:stroke-width="0.00694in" svg:stroke-color="#000000" draw:marker-end="a334" svg:stroke-opacity="100%" draw:stroke-linejoin="miter" svg:stroke-linecap="butt"/>
    </style:style>
    <style:style style:family="graphic" style:name="a337">
      <style:graphic-properties draw:fill="none" draw:stroke="solid" svg:stroke-width="0.00694in" svg:stroke-color="#000000" draw:marker-end="a336" svg:stroke-opacity="100%" draw:stroke-linejoin="miter" svg:stroke-linecap="butt"/>
    </style:style>
    <style:style style:family="graphic" style:name="a440">
      <style:graphic-properties style:wrap="run-through" style:run-through="foreground" style:horizontal-rel="page-content" style:vertical-rel="paragraph" style:horizontal-pos="center" style:vertical-pos="from-top"/>
    </style:style>
    <style:style style:family="graphic" style:name="a339">
      <style:graphic-properties draw:fill="none" draw:stroke="solid" svg:stroke-width="0.00694in" svg:stroke-color="#000000" draw:marker-end="a338" svg:stroke-opacity="100%" draw:stroke-linejoin="miter" svg:stroke-linecap="butt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1042in" svg:stroke-color="#000000" svg:stroke-opacity="100%" draw:stroke-linejoin="round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0">
      <style:graphic-properties style:wrap="run-through" style:run-through="foreground" draw:fill="none" draw:stroke="solid" svg:stroke-width="0.00694in" svg:stroke-color="#000000" draw:marker-end="a11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1">
      <style:graphic-properties draw:fill="none" draw:stroke="solid" svg:stroke-width="0.00694in" svg:stroke-color="#000000" draw:marker-end="a550" svg:stroke-opacity="100%" draw:stroke-linejoin="miter" svg:stroke-linecap="butt"/>
    </style:style>
    <style:style style:family="graphic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2">
      <style:graphic-properties style:wrap="run-through" style:run-through="foreground" draw:fill="none" draw:stroke="solid" svg:stroke-width="0.00694in" svg:stroke-color="#000000" draw:marker-end="a12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3">
      <style:graphic-properties draw:fill="none" draw:stroke="solid" svg:stroke-width="0.00694in" svg:stroke-color="#000000" draw:marker-end="a552" svg:stroke-opacity="100%" draw:stroke-linejoin="miter" svg:stroke-linecap="butt"/>
    </style:style>
    <style:style style:family="graphic" style:name="a12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5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55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557">
      <style:graphic-properties draw:fill="none" draw:stroke="solid" svg:stroke-width="0.00694in" svg:stroke-color="#000000" draw:marker-end="a556" svg:stroke-opacity="100%" draw:stroke-linejoin="miter" svg:stroke-linecap="butt"/>
    </style:style>
    <style:style style:family="graphic" style:name="a1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660">
      <style:graphic-properties draw:fill="none" draw:stroke="solid" svg:stroke-width="0.00694in" svg:stroke-color="#000000" draw:marker-end="a659" svg:stroke-opacity="100%" draw:stroke-linejoin="miter" svg:stroke-linecap="butt"/>
    </style:style>
    <style:style style:family="graphic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none" draw:stroke="solid" svg:stroke-width="0.00694in" svg:stroke-color="#000000" draw:marker-end="a558" svg:stroke-opacity="100%" draw:stroke-linejoin="miter" svg:stroke-linecap="butt"/>
    </style:style>
    <style:style style:family="graphic" style:name="a231">
      <style:graphic-properties style:wrap="run-through" style:run-through="foreground" draw:fill="none" draw:stroke="solid" svg:stroke-width="0.00694in" svg:stroke-color="#000000" draw:marker-end="a2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62">
      <style:graphic-properties draw:fill="none" draw:stroke="solid" svg:stroke-width="0.00694in" svg:stroke-color="#000000" draw:marker-end="a661" svg:stroke-opacity="100%" draw:stroke-linejoin="miter" svg:stroke-linecap="butt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23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64">
      <style:graphic-properties draw:fill="none" draw:stroke="solid" svg:stroke-width="0.00694in" svg:stroke-color="#000000" draw:marker-end="a663" svg:stroke-opacity="100%" draw:stroke-linejoin="miter" svg:stroke-linecap="butt"/>
    </style:style>
    <style:style style:family="graphic" style:name="a23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66">
      <style:graphic-properties draw:fill="none" draw:stroke="solid" svg:stroke-width="0.00694in" svg:stroke-color="#000000" draw:marker-end="a665" svg:stroke-opacity="100%" draw:stroke-linejoin="miter" svg:stroke-linecap="butt"/>
    </style:style>
    <style:style style:family="graphic" style:name="a23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3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68">
      <style:graphic-properties draw:fill="none" draw:stroke="solid" svg:stroke-width="0.00694in" svg:stroke-color="#000000" draw:marker-end="a667" svg:stroke-opacity="100%" draw:stroke-linejoin="miter" svg:stroke-linecap="butt"/>
    </style:style>
    <style:style style:family="graphic" style:name="a23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41">
      <style:graphic-properties draw:fill="none" draw:stroke="solid" svg:stroke-width="0.00694in" svg:stroke-color="#000000" draw:marker-end="a340" svg:stroke-opacity="100%" draw:stroke-linejoin="miter" svg:stroke-linecap="butt"/>
    </style:style>
    <style:style style:family="graphic" style:name="a343">
      <style:graphic-properties draw:fill="none" draw:stroke="solid" svg:stroke-width="0.00694in" svg:stroke-color="#000000" draw:marker-end="a342" svg:stroke-opacity="100%" draw:stroke-linejoin="miter" svg:stroke-linecap="butt"/>
    </style:style>
    <style:style style:family="graphic" style:name="a345">
      <style:graphic-properties draw:fill="none" draw:stroke="solid" svg:stroke-width="0.00694in" svg:stroke-color="#000000" draw:marker-end="a344" svg:stroke-opacity="100%" draw:stroke-linejoin="miter" svg:stroke-linecap="butt"/>
    </style:style>
    <style:style style:family="graphic" style:name="a347">
      <style:graphic-properties draw:fill="none" draw:stroke="solid" svg:stroke-width="0.00694in" svg:stroke-color="#000000" draw:marker-end="a346" svg:stroke-opacity="100%" draw:stroke-linejoin="miter" svg:stroke-linecap="butt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349">
      <style:graphic-properties draw:fill="none" draw:stroke="solid" svg:stroke-width="0.00694in" svg:stroke-color="#000000" draw:marker-end="a348" svg:stroke-opacity="100%" draw:stroke-linejoin="miter" svg:stroke-linecap="butt"/>
    </style:style>
    <style:style style:family="graphic" style:name="a452">
      <style:graphic-properties draw:fill="none" draw:stroke="solid" svg:stroke-width="0.00694in" svg:stroke-color="#000000" draw:marker-end="a451" svg:stroke-opacity="100%" draw:stroke-linejoin="miter" svg:stroke-linecap="butt"/>
    </style:style>
    <style:style style:family="graphic" style:name="a454">
      <style:graphic-properties draw:fill="none" draw:stroke="solid" svg:stroke-width="0.00694in" svg:stroke-color="#000000" draw:marker-end="a453" svg:stroke-opacity="100%" draw:stroke-linejoin="miter" svg:stroke-linecap="butt"/>
    </style:style>
    <style:style style:family="graphic" style:name="a456">
      <style:graphic-properties draw:fill="none" draw:stroke="solid" svg:stroke-width="0.00694in" svg:stroke-color="#000000" draw:marker-end="a455" svg:stroke-opacity="100%" draw:stroke-linejoin="miter" svg:stroke-linecap="butt"/>
    </style:style>
    <style:style style:family="graphic" style:name="a458">
      <style:graphic-properties draw:fill="none" draw:stroke="solid" svg:stroke-width="0.00694in" svg:stroke-color="#000000" draw:marker-end="a457" svg:stroke-opacity="100%" draw:stroke-linejoin="miter" svg:stroke-linecap="butt"/>
    </style:style>
    <style:style style:family="graphic" style:name="a56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56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2">
      <style:graphic-properties draw:fill="none" draw:stroke="solid" svg:stroke-width="0.00694in" svg:stroke-color="#000000" draw:marker-end="a131" svg:stroke-opacity="100%" draw:stroke-linejoin="miter" svg:stroke-linecap="butt"/>
    </style:style>
    <style:style style:family="graphic" style:name="a563">
      <style:graphic-properties draw:fill="none" draw:stroke="solid" svg:stroke-width="0.00694in" svg:stroke-color="#000000" draw:marker-end="a562" svg:stroke-opacity="100%" draw:stroke-linejoin="miter" svg:stroke-linecap="butt"/>
    </style:style>
    <style:style style:family="graphic" style:name="a134">
      <style:graphic-properties draw:fill="none" draw:stroke="solid" svg:stroke-width="0.00694in" svg:stroke-color="#000000" draw:marker-end="a133" svg:stroke-opacity="100%" draw:stroke-linejoin="miter" svg:stroke-linecap="butt"/>
    </style:style>
    <style:style style:family="graphic" style:name="a565">
      <style:graphic-properties draw:fill="none" draw:stroke="solid" svg:stroke-width="0.00694in" svg:stroke-color="#000000" draw:marker-end="a564" svg:stroke-opacity="100%" draw:stroke-linejoin="miter" svg:stroke-linecap="butt"/>
    </style:style>
    <style:style style:family="graphic" style:name="a56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36">
      <style:graphic-properties draw:fill="none" draw:stroke="solid" svg:stroke-width="0.00694in" svg:stroke-color="#000000" draw:marker-end="a135" svg:stroke-opacity="100%" draw:stroke-linejoin="miter" svg:stroke-linecap="butt"/>
    </style:style>
    <style:style style:family="graphic" style:name="a56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0">
      <style:graphic-properties draw:fill="none" draw:stroke="solid" svg:stroke-width="0.00694in" svg:stroke-color="#000000" draw:marker-end="a669" svg:stroke-opacity="100%" draw:stroke-linejoin="miter" svg:stroke-linecap="butt"/>
    </style:style>
    <style:style style:family="graphic" style:name="a240">
      <style:graphic-properties style:wrap="run-through" style:run-through="foreground" draw:fill="none" draw:stroke="solid" svg:stroke-width="0.00694in" svg:stroke-color="#000000" draw:marker-end="a23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69">
      <style:graphic-properties draw:fill="none" draw:stroke="solid" svg:stroke-width="0.00694in" svg:stroke-color="#000000" draw:marker-end="a568" svg:stroke-opacity="100%" draw:stroke-linejoin="miter" svg:stroke-linecap="butt"/>
    </style:style>
    <style:style style:family="graphic" style:name="a138">
      <style:graphic-properties draw:fill="none" draw:stroke="solid" svg:stroke-width="0.00694in" svg:stroke-color="#000000" draw:marker-end="a137" svg:stroke-opacity="100%" draw:stroke-linejoin="miter" svg:stroke-linecap="butt"/>
    </style:style>
    <style:style style:family="graphic" style:name="a672">
      <style:graphic-properties draw:fill="none" draw:stroke="solid" svg:stroke-width="0.00694in" svg:stroke-color="#000000" draw:marker-end="a671" svg:stroke-opacity="100%" draw:stroke-linejoin="miter" svg:stroke-linecap="butt"/>
    </style:style>
    <style:style style:family="graphic" style:name="a242">
      <style:graphic-properties style:wrap="run-through" style:run-through="foreground" draw:fill="none" draw:stroke="solid" svg:stroke-width="0.00694in" svg:stroke-color="#000000" draw:marker-end="a24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7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7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4">
      <style:graphic-properties style:wrap="run-through" style:run-through="foreground" draw:fill="none" draw:stroke="solid" svg:stroke-width="0.00694in" svg:stroke-color="#000000" draw:marker-end="a2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7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7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6">
      <style:graphic-properties style:wrap="run-through" style:run-through="foreground" draw:fill="none" draw:stroke="solid" svg:stroke-width="0.00694in" svg:stroke-color="#000000" draw:marker-end="a24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7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7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8">
      <style:graphic-properties style:wrap="run-through" style:run-through="foreground" draw:fill="none" draw:stroke="solid" svg:stroke-width="0.00694in" svg:stroke-color="#000000" draw:marker-end="a2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7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51">
      <style:graphic-properties draw:fill="none" draw:stroke="solid" svg:stroke-width="0.00694in" svg:stroke-color="#000000" draw:marker-end="a350" svg:stroke-opacity="100%" draw:stroke-linejoin="miter" svg:stroke-linecap="butt"/>
    </style:style>
    <style:style style:family="graphic" style:name="a353">
      <style:graphic-properties draw:fill="none" draw:stroke="solid" svg:stroke-width="0.00694in" svg:stroke-color="#000000" draw:marker-end="a352" svg:stroke-opacity="100%" draw:stroke-linejoin="miter" svg:stroke-linecap="butt"/>
    </style:style>
    <style:style style:family="graphic" style:name="a35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5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7">
      <style:graphic-properties draw:fill="none" draw:stroke="solid" svg:stroke-width="0.00694in" svg:stroke-color="#000000" draw:marker-end="a356" svg:stroke-opacity="100%" draw:stroke-linejoin="miter" svg:stroke-linecap="butt"/>
    </style:style>
    <style:style style:family="graphic" style:name="a460">
      <style:graphic-properties draw:fill="none" draw:stroke="solid" svg:stroke-width="0.00694in" svg:stroke-color="#000000" draw:marker-end="a459" svg:stroke-opacity="100%" draw:stroke-linejoin="miter" svg:stroke-linecap="butt"/>
    </style:style>
    <style:style style:family="graphic" style:name="a359">
      <style:graphic-properties draw:fill="none" draw:stroke="solid" svg:stroke-width="0.00694in" svg:stroke-color="#000000" draw:marker-end="a358" svg:stroke-opacity="100%" draw:stroke-linejoin="miter" svg:stroke-linecap="butt"/>
    </style:style>
    <style:style style:family="graphic" style:name="a462">
      <style:graphic-properties draw:fill="none" draw:stroke="solid" svg:stroke-width="0.00694in" svg:stroke-color="#000000" draw:marker-end="a461" svg:stroke-opacity="100%" draw:stroke-linejoin="miter" svg:stroke-linecap="butt"/>
    </style:style>
    <style:style style:family="graphic" style:name="a464">
      <style:graphic-properties draw:fill="none" draw:stroke="solid" svg:stroke-width="0.00694in" svg:stroke-color="#000000" draw:marker-end="a463" svg:stroke-opacity="100%" draw:stroke-linejoin="miter" svg:stroke-linecap="butt"/>
    </style:style>
    <style:style style:family="graphic" style:name="a466">
      <style:graphic-properties draw:fill="none" draw:stroke="solid" svg:stroke-width="0.00694in" svg:stroke-color="#000000" draw:marker-end="a465" svg:stroke-opacity="100%" draw:stroke-linejoin="miter" svg:stroke-linecap="butt"/>
    </style:style>
    <style:style style:family="graphic" style:name="a468">
      <style:graphic-properties draw:fill="none" draw:stroke="solid" svg:stroke-width="0.00694in" svg:stroke-color="#000000" draw:marker-end="a467" svg:stroke-opacity="100%" draw:stroke-linejoin="miter" svg:stroke-linecap="butt"/>
    </style:style>
    <style:style style:family="graphic" style:name="a140">
      <style:graphic-properties draw:fill="none" draw:stroke="solid" svg:stroke-width="0.00694in" svg:stroke-color="#000000" draw:marker-end="a139" svg:stroke-opacity="100%" draw:stroke-linejoin="miter" svg:stroke-linecap="butt"/>
    </style:style>
    <style:style style:family="graphic" style:name="a571">
      <style:graphic-properties draw:fill="none" draw:stroke="solid" svg:stroke-width="0.00694in" svg:stroke-color="#000000" draw:marker-end="a570" svg:stroke-opacity="100%" draw:stroke-linejoin="miter" svg:stroke-linecap="butt"/>
    </style:style>
    <style:style style:family="graphic" style:name="a57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42">
      <style:graphic-properties draw:fill="none" draw:stroke="solid" svg:stroke-width="0.00694in" svg:stroke-color="#000000" draw:marker-end="a141" svg:stroke-opacity="100%" draw:stroke-linejoin="miter" svg:stroke-linecap="butt"/>
    </style:style>
    <style:style style:family="graphic" style:name="a57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4">
      <style:graphic-properties draw:fill="none" draw:stroke="solid" svg:stroke-width="0.00694in" svg:stroke-color="#000000" draw:marker-end="a143" svg:stroke-opacity="100%" draw:stroke-linejoin="miter" svg:stroke-linecap="butt"/>
    </style:style>
    <style:style style:family="graphic" style:name="a575">
      <style:graphic-properties draw:fill="none" draw:stroke="solid" svg:stroke-width="0.00694in" svg:stroke-color="#000000" draw:marker-end="a574" svg:stroke-opacity="100%" draw:stroke-linejoin="miter" svg:stroke-linecap="butt"/>
    </style:style>
    <style:style style:family="graphic" style:name="a146">
      <style:graphic-properties draw:fill="none" draw:stroke="solid" svg:stroke-width="0.00694in" svg:stroke-color="#000000" draw:marker-end="a145" svg:stroke-opacity="100%" draw:stroke-linejoin="miter" svg:stroke-linecap="butt"/>
    </style:style>
    <style:style style:family="graphic" style:name="a577">
      <style:graphic-properties draw:fill="none" draw:stroke="solid" svg:stroke-width="0.00694in" svg:stroke-color="#000000" draw:marker-end="a576" svg:stroke-opacity="100%" draw:stroke-linejoin="miter" svg:stroke-linecap="butt"/>
    </style:style>
    <style:style style:family="graphic" style:name="a57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8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0">
      <style:graphic-properties style:wrap="run-through" style:run-through="foreground" draw:fill="none" draw:stroke="solid" svg:stroke-width="0.00694in" svg:stroke-color="#000000" draw:marker-end="a24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8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7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8">
      <style:graphic-properties draw:fill="none" draw:stroke="solid" svg:stroke-width="0.00694in" svg:stroke-color="#000000" draw:marker-end="a147" svg:stroke-opacity="100%" draw:stroke-linejoin="miter" svg:stroke-linecap="butt"/>
    </style:style>
    <style:style style:family="graphic" style:name="a68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2">
      <style:graphic-properties style:wrap="run-through" style:run-through="foreground" draw:fill="none" draw:stroke="solid" svg:stroke-width="0.00694in" svg:stroke-color="#000000" draw:marker-end="a25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8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8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4">
      <style:graphic-properties style:wrap="run-through" style:run-through="foreground" draw:fill="none" draw:stroke="solid" svg:stroke-width="0.00694in" svg:stroke-color="#000000" draw:marker-end="a25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56">
      <style:graphic-properties style:wrap="run-through" style:run-through="foreground" draw:fill="none" draw:stroke="solid" svg:stroke-width="0.00694in" svg:stroke-color="#000000" draw:marker-end="a25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58">
      <style:graphic-properties style:wrap="run-through" style:run-through="foreground" draw:fill="none" draw:stroke="solid" svg:stroke-width="0.00694in" svg:stroke-color="#000000" draw:marker-end="a25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363">
      <style:graphic-properties draw:fill="none" draw:stroke="solid" svg:stroke-width="0.00694in" svg:stroke-color="#000000" draw:marker-end="a362" svg:stroke-opacity="100%" draw:stroke-linejoin="miter" svg:stroke-linecap="butt"/>
    </style:style>
    <style:style style:family="graphic" style:name="a365">
      <style:graphic-properties draw:fill="none" draw:stroke="solid" svg:stroke-width="0.00694in" svg:stroke-color="#000000" draw:marker-end="a364" svg:stroke-opacity="100%" draw:stroke-linejoin="miter" svg:stroke-linecap="butt"/>
    </style:style>
    <style:style style:family="graphic" style:name="a36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6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0">
      <style:graphic-properties draw:fill="none" draw:stroke="solid" svg:stroke-width="0.00694in" svg:stroke-color="#000000" draw:marker-end="a469" svg:stroke-opacity="100%" draw:stroke-linejoin="miter" svg:stroke-linecap="butt"/>
    </style:style>
    <style:style style:family="graphic" style:name="a369">
      <style:graphic-properties draw:fill="none" draw:stroke="solid" svg:stroke-width="0.00694in" svg:stroke-color="#000000" draw:marker-end="a368" svg:stroke-opacity="100%" draw:stroke-linejoin="miter" svg:stroke-linecap="butt"/>
    </style:style>
    <style:style style:family="graphic" style:name="a472">
      <style:graphic-properties draw:fill="none" draw:stroke="solid" svg:stroke-width="0.00694in" svg:stroke-color="#000000" draw:marker-end="a471" svg:stroke-opacity="100%" draw:stroke-linejoin="miter" svg:stroke-linecap="butt"/>
    </style:style>
    <style:style style:family="graphic" style:name="a474">
      <style:graphic-properties draw:fill="none" draw:stroke="solid" svg:stroke-width="0.00694in" svg:stroke-color="#000000" draw:marker-end="a473" svg:stroke-opacity="100%" draw:stroke-linejoin="miter" svg:stroke-linecap="butt"/>
    </style:style>
    <style:style style:family="graphic" style:name="a47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7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7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7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0">
      <style:graphic-properties draw:fill="none" draw:stroke="solid" svg:stroke-width="0.00694in" svg:stroke-color="#000000" draw:marker-end="a149" svg:stroke-opacity="100%" draw:stroke-linejoin="miter" svg:stroke-linecap="butt"/>
    </style:style>
    <style:style style:family="graphic" style:name="a581">
      <style:graphic-properties draw:fill="none" draw:stroke="solid" svg:stroke-width="0.00694in" svg:stroke-color="#000000" draw:marker-end="a580" svg:stroke-opacity="100%" draw:stroke-linejoin="miter" svg:stroke-linecap="butt"/>
    </style:style>
    <style:style style:family="graphic" style:name="a47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2">
      <style:graphic-properties draw:fill="none" draw:stroke="solid" svg:stroke-width="0.00694in" svg:stroke-color="#000000" draw:marker-end="a151" svg:stroke-opacity="100%" draw:stroke-linejoin="miter" svg:stroke-linecap="butt"/>
    </style:style>
    <style:style style:family="graphic" style:name="a583">
      <style:graphic-properties draw:fill="none" draw:stroke="solid" svg:stroke-width="0.00694in" svg:stroke-color="#000000" draw:marker-end="a582" svg:stroke-opacity="100%" draw:stroke-linejoin="miter" svg:stroke-linecap="butt"/>
    </style:style>
    <style:style style:family="graphic" style:name="a58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54">
      <style:graphic-properties draw:fill="none" draw:stroke="solid" svg:stroke-width="0.00694in" svg:stroke-color="#000000" draw:marker-end="a153" svg:stroke-opacity="100%" draw:stroke-linejoin="miter" svg:stroke-linecap="butt"/>
    </style:style>
    <style:style style:family="graphic" style:name="a58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5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87">
      <style:graphic-properties draw:fill="none" draw:stroke="solid" svg:stroke-width="0.00694in" svg:stroke-color="#000000" draw:marker-end="a586" svg:stroke-opacity="100%" draw:stroke-linejoin="miter" svg:stroke-linecap="butt"/>
    </style:style>
    <style:style style:family="graphic" style:name="a15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589">
      <style:graphic-properties draw:fill="none" draw:stroke="solid" svg:stroke-width="0.00694in" svg:stroke-color="#000000" draw:marker-end="a588" svg:stroke-opacity="100%" draw:stroke-linejoin="miter" svg:stroke-linecap="butt"/>
    </style:style>
    <style:style style:family="graphic" style:name="a15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5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263">
      <style:graphic-properties style:wrap="run-through" style:run-through="foreground" style:horizontal-rel="page-content" style:vertical-rel="paragraph" style:horizontal-pos="from-left" style:vertical-pos="from-top"/>
    </style:style>
    <style:style style:family="graphic" style:name="a26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8">
      <style:graphic-properties style:wrap="run-through" style:run-through="foreground" draw:fill="none" draw:stroke="solid" svg:stroke-width="0.00694in" svg:stroke-color="#000000" draw:marker-end="a26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71">
      <style:graphic-properties draw:fill="none" draw:stroke="solid" svg:stroke-width="0.00694in" svg:stroke-color="#000000" draw:marker-end="a370" svg:stroke-opacity="100%" draw:stroke-linejoin="miter" svg:stroke-linecap="butt"/>
    </style:style>
    <style:style style:family="graphic" style:name="a37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7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5">
      <style:graphic-properties draw:fill="none" draw:stroke="solid" svg:stroke-width="0.00694in" svg:stroke-color="#000000" draw:marker-end="a374" svg:stroke-opacity="100%" draw:stroke-linejoin="miter" svg:stroke-linecap="butt"/>
    </style:style>
    <style:style style:family="graphic" style:name="a377">
      <style:graphic-properties draw:fill="none" draw:stroke="solid" svg:stroke-width="0.00694in" svg:stroke-color="#000000" draw:marker-end="a376" svg:stroke-opacity="100%" draw:stroke-linejoin="miter" svg:stroke-linecap="butt"/>
    </style:style>
    <style:style style:family="graphic" style:name="a48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7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8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7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8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9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89">
      <style:graphic-properties draw:fill="none" draw:stroke="solid" svg:stroke-width="0.00694in" svg:stroke-color="#000000" draw:marker-end="a488" svg:stroke-opacity="100%" draw:stroke-linejoin="miter" svg:stroke-linecap="butt"/>
    </style:style>
    <style:style style:family="graphic" style:name="a59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92" style:parent-style-name="Graphics">
      <style:graphic-properties fo:border="0.01042in none" fo:background-color="transparent" fo:clip="rect(0in, 0in, 0in, 0in)"/>
    </style:style>
    <style:style style:family="graphic" style:name="a16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93" style:parent-style-name="Graphics">
      <style:graphic-properties fo:border="0.01042in none" fo:background-color="transparent" fo:clip="rect(0in, 0in, 0in, 0in)"/>
    </style:style>
    <style:style style:family="graphic" style:name="a16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64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6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6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270">
      <style:graphic-properties style:wrap="run-through" style:run-through="foreground" draw:fill="none" draw:stroke="solid" svg:stroke-width="0.00694in" svg:stroke-color="#000000" draw:marker-end="a26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68">
      <style:graphic-properties style:wrap="run-through" style:run-through="foreground" draw:fill="none" draw:stroke="solid" svg:stroke-width="0.00694in" svg:stroke-color="#000000" draw:marker-end="a16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2">
      <style:graphic-properties style:wrap="run-through" style:run-through="foreground" draw:fill="none" draw:stroke="solid" svg:stroke-width="0.00694in" svg:stroke-color="#000000" draw:marker-end="a27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381">
      <style:graphic-properties draw:fill="none" draw:stroke="solid" svg:stroke-width="0.00694in" svg:stroke-color="#000000" draw:marker-end="a380" svg:stroke-opacity="100%" draw:stroke-linejoin="miter" svg:stroke-linecap="butt"/>
    </style:style>
    <style:style style:family="graphic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383">
      <style:graphic-properties draw:fill="none" draw:stroke="solid" svg:stroke-width="0.00694in" svg:stroke-color="#000000" draw:marker-end="a382" svg:stroke-opacity="100%" draw:stroke-linejoin="miter" svg:stroke-linecap="butt"/>
    </style:style>
    <style:style style:family="graphic" style:name="a38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8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87">
      <style:graphic-properties draw:fill="none" draw:stroke="solid" svg:stroke-width="0.00694in" svg:stroke-color="#000000" draw:marker-end="a386" svg:stroke-opacity="100%" draw:stroke-linejoin="miter" svg:stroke-linecap="butt"/>
    </style:style>
    <style:style style:family="graphic" style:name="a491">
      <style:graphic-properties draw:fill="none" draw:stroke="solid" svg:stroke-width="0.00694in" svg:stroke-color="#000000" draw:marker-end="a490" svg:stroke-opacity="100%" draw:stroke-linejoin="miter" svg:stroke-linecap="butt"/>
    </style:style>
    <style:style style:family="graphic" style:name="a389">
      <style:graphic-properties draw:fill="none" draw:stroke="solid" svg:stroke-width="0.00694in" svg:stroke-color="#000000" draw:marker-end="a388" svg:stroke-opacity="100%" draw:stroke-linejoin="miter" svg:stroke-linecap="butt"/>
    </style:style>
    <style:style style:family="graphic" style:name="a49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70">
      <style:graphic-properties style:wrap="run-through" style:run-through="foreground" draw:fill="none" draw:stroke="solid" svg:stroke-width="0.00694in" svg:stroke-color="#000000" draw:marker-end="a169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282">
      <style:graphic-properties draw:fill="none" draw:stroke="solid" svg:stroke-width="0.00694in" svg:stroke-color="#000000" draw:marker-end="a281" svg:stroke-opacity="100%" draw:stroke-linejoin="miter" svg:stroke-linecap="butt"/>
    </style:style>
    <style:style style:family="graphic" style:name="a284">
      <style:graphic-properties draw:fill="none" draw:stroke="solid" svg:stroke-width="0.00694in" svg:stroke-color="#000000" draw:marker-end="a283" svg:stroke-opacity="100%" draw:stroke-linejoin="miter" svg:stroke-linecap="butt"/>
    </style:style>
    <style:style style:family="graphic" style:name="a286">
      <style:graphic-properties draw:fill="none" draw:stroke="solid" svg:stroke-width="0.00694in" svg:stroke-color="#000000" draw:marker-end="a285" svg:stroke-opacity="100%" draw:stroke-linejoin="miter" svg:stroke-linecap="butt"/>
    </style:style>
    <style:style style:family="graphic" style:name="a39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88">
      <style:graphic-properties draw:fill="none" draw:stroke="solid" svg:stroke-width="0.00694in" svg:stroke-color="#000000" draw:marker-end="a287" svg:stroke-opacity="100%" draw:stroke-linejoin="miter" svg:stroke-linecap="butt"/>
    </style:style>
    <style:style style:family="graphic" style:name="a39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3">
      <style:graphic-properties draw:fill="none" draw:stroke="solid" svg:stroke-width="0.00694in" svg:stroke-color="#000000" draw:marker-end="a392" svg:stroke-opacity="100%" draw:stroke-linejoin="miter" svg:stroke-linecap="butt"/>
    </style:style>
    <style:style style:family="graphic" style:name="a395">
      <style:graphic-properties draw:fill="none" draw:stroke="solid" svg:stroke-width="0.00694in" svg:stroke-color="#000000" draw:marker-end="a394" svg:stroke-opacity="100%" draw:stroke-linejoin="miter" svg:stroke-linecap="butt"/>
    </style:style>
    <style:style style:family="graphic" style:name="a396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97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99">
      <style:graphic-properties draw:fill="none" draw:stroke="solid" svg:stroke-width="0.00694in" svg:stroke-color="#000000" draw:marker-end="a398" svg:stroke-opacity="100%" draw:stroke-linejoin="miter" svg:stroke-linecap="butt"/>
    </style:style>
    <style:style style:family="graphic" style:name="a180">
      <style:graphic-properties draw:fill="none" draw:stroke="solid" svg:stroke-width="0.00694in" svg:stroke-color="#000000" draw:marker-end="a179" svg:stroke-opacity="100%" draw:stroke-linejoin="miter" svg:stroke-linecap="butt"/>
    </style:style>
    <style:style style:family="graphic" style:name="a182">
      <style:graphic-properties draw:fill="none" draw:stroke="solid" svg:stroke-width="0.00694in" svg:stroke-color="#000000" draw:marker-end="a181" svg:stroke-opacity="100%" draw:stroke-linejoin="miter" svg:stroke-linecap="butt"/>
    </style:style>
    <style:style style:family="graphic" style:name="a184">
      <style:graphic-properties draw:fill="none" draw:stroke="solid" svg:stroke-width="0.00694in" svg:stroke-color="#000000" draw:marker-end="a183" svg:stroke-opacity="100%" draw:stroke-linejoin="miter" svg:stroke-linecap="butt"/>
    </style:style>
    <style:style style:family="graphic" style:name="a186">
      <style:graphic-properties draw:fill="none" draw:stroke="solid" svg:stroke-width="0.00694in" svg:stroke-color="#000000" draw:marker-end="a185" svg:stroke-opacity="100%" draw:stroke-linejoin="miter" svg:stroke-linecap="butt"/>
    </style:style>
    <style:style style:family="graphic" style:name="a188">
      <style:graphic-properties draw:fill="none" draw:stroke="solid" svg:stroke-width="0.00694in" svg:stroke-color="#000000" draw:marker-end="a187" svg:stroke-opacity="100%" draw:stroke-linejoin="miter" svg:stroke-linecap="butt"/>
    </style:style>
    <style:style style:family="graphic" style:name="a290">
      <style:graphic-properties draw:fill="none" draw:stroke="solid" svg:stroke-width="0.00694in" svg:stroke-color="#000000" draw:marker-end="a289" svg:stroke-opacity="100%" draw:stroke-linejoin="miter" svg:stroke-linecap="butt"/>
    </style:style>
    <style:style style:family="graphic" style:name="a292">
      <style:graphic-properties draw:fill="none" draw:stroke="solid" svg:stroke-width="0.00694in" svg:stroke-color="#000000" draw:marker-end="a291" svg:stroke-opacity="100%" draw:stroke-linejoin="miter" svg:stroke-linecap="butt"/>
    </style:style>
    <style:style style:family="graphic" style:name="a294">
      <style:graphic-properties draw:fill="none" draw:stroke="solid" svg:stroke-width="0.00694in" svg:stroke-color="#000000" draw:marker-end="a293" svg:stroke-opacity="100%" draw:stroke-linejoin="miter" svg:stroke-linecap="butt"/>
    </style:style>
    <style:style style:family="graphic" style:name="a296">
      <style:graphic-properties draw:fill="none" draw:stroke="solid" svg:stroke-width="0.00694in" svg:stroke-color="#000000" draw:marker-end="a295" svg:stroke-opacity="100%" draw:stroke-linejoin="miter" svg:stroke-linecap="butt"/>
    </style:style>
    <style:style style:family="graphic" style:name="a298">
      <style:graphic-properties draw:fill="none" draw:stroke="solid" svg:stroke-width="0.00694in" svg:stroke-color="#000000" draw:marker-end="a297" svg:stroke-opacity="100%" draw:stroke-linejoin="miter" svg:stroke-linecap="butt"/>
    </style:style>
    <style:style style:family="graphic" style:name="a190">
      <style:graphic-properties draw:fill="none" draw:stroke="solid" svg:stroke-width="0.00694in" svg:stroke-color="#000000" draw:marker-end="a189" svg:stroke-opacity="100%" draw:stroke-linejoin="miter" svg:stroke-linecap="butt"/>
    </style:style>
    <style:style style:family="graphic" style:name="a192">
      <style:graphic-properties draw:fill="none" draw:stroke="solid" svg:stroke-width="0.00694in" svg:stroke-color="#000000" draw:marker-end="a191" svg:stroke-opacity="100%" draw:stroke-linejoin="miter" svg:stroke-linecap="butt"/>
    </style:style>
    <style:style style:family="graphic" style:name="a194">
      <style:graphic-properties draw:fill="none" draw:stroke="solid" svg:stroke-width="0.00694in" svg:stroke-color="#000000" draw:marker-end="a193" svg:stroke-opacity="100%" draw:stroke-linejoin="miter" svg:stroke-linecap="butt"/>
    </style:style>
    <style:style style:family="graphic" style:name="a196">
      <style:graphic-properties draw:fill="none" draw:stroke="solid" svg:stroke-width="0.00694in" svg:stroke-color="#000000" draw:marker-end="a195" svg:stroke-opacity="100%" draw:stroke-linejoin="miter" svg:stroke-linecap="butt"/>
    </style:style>
    <style:style style:family="graphic" style:name="a198">
      <style:graphic-properties draw:fill="none" draw:stroke="solid" svg:stroke-width="0.00694in" svg:stroke-color="#000000" draw:marker-end="a197" svg:stroke-opacity="100%" draw:stroke-linejoin="miter" svg:stroke-linecap="butt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14">
      <style:graphic-properties draw:fill="none" draw:stroke="solid" svg:stroke-width="0.00694in" svg:stroke-color="#000000" draw:marker-end="a13" svg:stroke-opacity="100%" draw:stroke-linejoin="miter" svg:stroke-linecap="butt"/>
    </style:style>
    <style:style style:family="graphic" style:name="a16">
      <style:graphic-properties draw:fill="none" draw:stroke="solid" svg:stroke-width="0.00694in" svg:stroke-color="#000000" draw:marker-end="a15" svg:stroke-opacity="100%" draw:stroke-linejoin="miter" svg:stroke-linecap="butt"/>
    </style:style>
    <style:style style:family="graphic" style:name="a18">
      <style:graphic-properties draw:fill="none" draw:stroke="solid" svg:stroke-width="0.00694in" svg:stroke-color="#000000" draw:marker-end="a17" svg:stroke-opacity="100%" draw:stroke-linejoin="miter" svg:stroke-linecap="butt"/>
    </style:style>
    <style:style style:family="graphic" style:name="a20">
      <style:graphic-properties draw:fill="none" draw:stroke="solid" svg:stroke-width="0.00694in" svg:stroke-color="#000000" draw:marker-end="a19" svg:stroke-opacity="100%" draw:stroke-linejoin="miter" svg:stroke-linecap="butt"/>
    </style:style>
    <style:style style:family="graphic" style:name="a22">
      <style:graphic-properties draw:fill="none" draw:stroke="solid" svg:stroke-width="0.00694in" svg:stroke-color="#000000" draw:marker-end="a21" svg:stroke-opacity="100%" draw:stroke-linejoin="miter" svg:stroke-linecap="butt"/>
    </style:style>
    <style:style style:family="graphic" style:name="a24">
      <style:graphic-properties draw:fill="none" draw:stroke="solid" svg:stroke-width="0.00694in" svg:stroke-color="#000000" draw:marker-end="a23" svg:stroke-opacity="100%" draw:stroke-linejoin="miter" svg:stroke-linecap="butt"/>
    </style:style>
    <style:style style:family="graphic" style:name="a26">
      <style:graphic-properties draw:fill="none" draw:stroke="solid" svg:stroke-width="0.00694in" svg:stroke-color="#000000" draw:marker-end="a25" svg:stroke-opacity="100%" draw:stroke-linejoin="miter" svg:stroke-linecap="butt"/>
    </style:style>
    <style:style style:family="graphic" style:name="a28">
      <style:graphic-properties draw:fill="none" draw:stroke="solid" svg:stroke-width="0.00694in" svg:stroke-color="#000000" draw:marker-end="a27" svg:stroke-opacity="100%" draw:stroke-linejoin="miter" svg:stroke-linecap="butt"/>
    </style:style>
    <style:style style:family="graphic" style:name="a30">
      <style:graphic-properties draw:fill="none" draw:stroke="solid" svg:stroke-width="0.00694in" svg:stroke-color="#000000" draw:marker-end="a29" svg:stroke-opacity="100%" draw:stroke-linejoin="miter" svg:stroke-linecap="butt"/>
    </style:style>
    <style:style style:family="graphic" style:name="a32">
      <style:graphic-properties draw:fill="none" draw:stroke="solid" svg:stroke-width="0.00694in" svg:stroke-color="#000000" draw:marker-end="a31" svg:stroke-opacity="100%" draw:stroke-linejoin="miter" svg:stroke-linecap="butt"/>
    </style:style>
    <style:style style:family="graphic" style:name="a34">
      <style:graphic-properties draw:fill="none" draw:stroke="solid" svg:stroke-width="0.00694in" svg:stroke-color="#000000" draw:marker-end="a33" svg:stroke-opacity="100%" draw:stroke-linejoin="miter" svg:stroke-linecap="butt"/>
    </style:style>
    <style:style style:family="graphic" style:name="a36">
      <style:graphic-properties draw:fill="none" draw:stroke="solid" svg:stroke-width="0.00694in" svg:stroke-color="#000000" draw:marker-end="a35" svg:stroke-opacity="100%" draw:stroke-linejoin="miter" svg:stroke-linecap="butt"/>
    </style:style>
    <style:style style:family="graphic" style:name="a3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draw:fill="none" draw:stroke="solid" svg:stroke-width="0.00694in" svg:stroke-color="#000000" draw:marker-end="a39" svg:stroke-opacity="100%" draw:stroke-linejoin="miter" svg:stroke-linecap="butt"/>
    </style:style>
    <style:style style:family="graphic" style:name="a42">
      <style:graphic-properties draw:fill="none" draw:stroke="solid" svg:stroke-width="0.00694in" svg:stroke-color="#000000" draw:marker-end="a41" svg:stroke-opacity="100%" draw:stroke-linejoin="miter" svg:stroke-linecap="butt"/>
    </style:style>
    <style:style style:family="graphic" style:name="a4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draw:fill="none" draw:stroke="solid" svg:stroke-width="0.00694in" svg:stroke-color="#000000" draw:marker-end="a45" svg:stroke-opacity="100%" draw:stroke-linejoin="miter" svg:stroke-linecap="butt"/>
    </style:style>
    <style:style style:family="graphic" style:name="a48">
      <style:graphic-properties draw:fill="none" draw:stroke="solid" svg:stroke-width="0.00694in" svg:stroke-color="#000000" draw:marker-end="a47" svg:stroke-opacity="100%" draw:stroke-linejoin="miter" svg:stroke-linecap="butt"/>
    </style:style>
    <style:style style:family="graphic" style:name="a49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2">
      <style:graphic-properties draw:fill="none" draw:stroke="solid" svg:stroke-width="0.00694in" svg:stroke-color="#000000" draw:marker-end="a1" svg:stroke-opacity="100%" draw:stroke-linejoin="miter" svg:stroke-linecap="butt"/>
    </style:style>
    <style:style style:family="graphic" style:name="a602">
      <style:graphic-properties draw:fill="none" draw:stroke="solid" svg:stroke-width="0.00694in" svg:stroke-color="#000000" draw:marker-end="a601" svg:stroke-opacity="100%" draw:stroke-linejoin="miter" svg:stroke-linecap="butt"/>
    </style:style>
    <style:style style:family="graphic" style:name="a4">
      <style:graphic-properties draw:fill="none" draw:stroke="solid" svg:stroke-width="0.00694in" svg:stroke-color="#000000" draw:marker-end="a3" svg:stroke-opacity="100%" draw:stroke-linejoin="miter" svg:stroke-linecap="butt"/>
    </style:style>
    <style:style style:family="graphic" style:name="a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04">
      <style:graphic-properties draw:fill="none" draw:stroke="solid" svg:stroke-width="0.00694in" svg:stroke-color="#000000" draw:marker-end="a603" svg:stroke-opacity="100%" draw:stroke-linejoin="miter" svg:stroke-linecap="butt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606">
      <style:graphic-properties draw:fill="none" draw:stroke="solid" svg:stroke-width="0.00694in" svg:stroke-color="#000000" draw:marker-end="a605" svg:stroke-opacity="100%" draw:stroke-linejoin="miter" svg:stroke-linecap="butt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0694in" svg:stroke-color="#000000" draw:marker-end="a607" svg:stroke-opacity="100%" draw:stroke-linejoin="miter" svg:stroke-linecap="butt"/>
    </style:style>
    <style:style style:family="graphic" style:name="a5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>
      <style:graphic-properties draw:fill="none" draw:stroke="solid" svg:stroke-width="0.00694in" svg:stroke-color="#000000" draw:marker-end="a51" svg:stroke-opacity="100%" draw:stroke-linejoin="miter" svg:stroke-linecap="butt"/>
    </style:style>
    <style:style style:family="graphic" style:name="a54">
      <style:graphic-properties draw:fill="none" draw:stroke="solid" svg:stroke-width="0.00694in" svg:stroke-color="#000000" draw:marker-end="a53" svg:stroke-opacity="100%" draw:stroke-linejoin="miter" svg:stroke-linecap="butt"/>
    </style:style>
    <style:style style:family="graphic" style:name="a501">
      <style:graphic-properties draw:fill="none" draw:stroke="solid" svg:stroke-width="0.00694in" svg:stroke-color="#000000" draw:marker-end="a500" svg:stroke-opacity="100%" draw:stroke-linejoin="miter" svg:stroke-linecap="butt"/>
    </style:style>
    <style:style style:family="graphic" style:name="a5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6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03">
      <style:graphic-properties draw:fill="none" draw:stroke="solid" svg:stroke-width="0.00694in" svg:stroke-color="#000000" draw:marker-end="a502" svg:stroke-opacity="100%" draw:stroke-linejoin="miter" svg:stroke-linecap="butt"/>
    </style:style>
    <style:style style:family="graphic" style:name="a58">
      <style:graphic-properties draw:fill="none" draw:stroke="solid" svg:stroke-width="0.00694in" svg:stroke-color="#000000" draw:marker-end="a57" svg:stroke-opacity="100%" draw:stroke-linejoin="miter" svg:stroke-linecap="butt"/>
    </style:style>
    <style:style style:family="graphic" style:name="a505">
      <style:graphic-properties draw:fill="none" draw:stroke="solid" svg:stroke-width="0.00694in" svg:stroke-color="#000000" draw:marker-end="a504" svg:stroke-opacity="100%" draw:stroke-linejoin="miter" svg:stroke-linecap="butt"/>
    </style:style>
    <style:style style:family="graphic" style:name="a507">
      <style:graphic-properties draw:fill="none" draw:stroke="solid" svg:stroke-width="0.00694in" svg:stroke-color="#000000" draw:marker-end="a506" svg:stroke-opacity="100%" draw:stroke-linejoin="miter" svg:stroke-linecap="butt"/>
    </style:style>
    <style:style style:family="graphic" style:name="a610">
      <style:graphic-properties draw:fill="none" draw:stroke="solid" svg:stroke-width="0.00694in" svg:stroke-color="#000000" draw:marker-end="a609" svg:stroke-opacity="100%" draw:stroke-linejoin="miter" svg:stroke-linecap="butt"/>
    </style:style>
    <style:style style:family="graphic" style:name="a509">
      <style:graphic-properties draw:fill="none" draw:stroke="solid" svg:stroke-width="0.00694in" svg:stroke-color="#000000" draw:marker-end="a508" svg:stroke-opacity="100%" draw:stroke-linejoin="miter" svg:stroke-linecap="butt"/>
    </style:style>
    <style:style style:family="graphic" style:name="a612">
      <style:graphic-properties draw:fill="none" draw:stroke="solid" svg:stroke-width="0.00694in" svg:stroke-color="#000000" draw:marker-end="a611" svg:stroke-opacity="100%" draw:stroke-linejoin="miter" svg:stroke-linecap="butt"/>
    </style:style>
    <style:style style:family="graphic" style:name="a614">
      <style:graphic-properties draw:fill="none" draw:stroke="solid" svg:stroke-width="0.00694in" svg:stroke-color="#000000" draw:marker-end="a613" svg:stroke-opacity="100%" draw:stroke-linejoin="miter" svg:stroke-linecap="butt"/>
    </style:style>
    <style:style style:family="graphic" style:name="a616">
      <style:graphic-properties draw:fill="none" draw:stroke="solid" svg:stroke-width="0.00694in" svg:stroke-color="#000000" draw:marker-end="a615" svg:stroke-opacity="100%" draw:stroke-linejoin="miter" svg:stroke-linecap="butt"/>
    </style:style>
    <style:style style:family="graphic" style:name="a618">
      <style:graphic-properties draw:fill="none" draw:stroke="solid" svg:stroke-width="0.00694in" svg:stroke-color="#000000" draw:marker-end="a617" svg:stroke-opacity="100%" draw:stroke-linejoin="miter" svg:stroke-linecap="butt"/>
    </style:style>
    <style:style style:family="graphic" style:name="a401">
      <style:graphic-properties draw:fill="none" draw:stroke="solid" svg:stroke-width="0.00694in" svg:stroke-color="#000000" draw:marker-end="a400" svg:stroke-opacity="100%" draw:stroke-linejoin="miter" svg:stroke-linecap="butt"/>
    </style:style>
    <style:style style:family="graphic" style:name="a40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40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0">
      <style:graphic-properties draw:fill="none" draw:stroke="solid" svg:stroke-width="0.00694in" svg:stroke-color="#000000" draw:marker-end="a59" svg:stroke-opacity="100%" draw:stroke-linejoin="miter" svg:stroke-linecap="butt"/>
    </style:style>
    <style:style style:family="graphic" style:name="a405">
      <style:graphic-properties draw:fill="none" draw:stroke="solid" svg:stroke-width="0.00694in" svg:stroke-color="#000000" draw:marker-end="a404" svg:stroke-opacity="100%" draw:stroke-linejoin="miter" svg:stroke-linecap="butt"/>
    </style:style>
    <style:style style:family="graphic" style:name="a61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7">
      <style:graphic-properties draw:fill="none" draw:stroke="solid" svg:stroke-width="0.00694in" svg:stroke-color="#000000" draw:marker-end="a406" svg:stroke-opacity="100%" draw:stroke-linejoin="miter" svg:stroke-linecap="butt"/>
    </style:style>
    <style:style style:family="graphic" style:name="a40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4">
      <style:graphic-properties draw:fill="none" draw:stroke="solid" svg:stroke-width="0.00694in" svg:stroke-color="#000000" draw:marker-end="a63" svg:stroke-opacity="100%" draw:stroke-linejoin="miter" svg:stroke-linecap="butt"/>
    </style:style>
    <style:style style:family="graphic" style:name="a511">
      <style:graphic-properties draw:fill="none" draw:stroke="solid" svg:stroke-width="0.00694in" svg:stroke-color="#000000" draw:marker-end="a510" svg:stroke-opacity="100%" draw:stroke-linejoin="miter" svg:stroke-linecap="butt"/>
    </style:style>
    <style:style style:family="graphic" style:name="a409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6">
      <style:graphic-properties draw:fill="none" draw:stroke="solid" svg:stroke-width="0.00694in" svg:stroke-color="#000000" draw:marker-end="a65" svg:stroke-opacity="100%" draw:stroke-linejoin="miter" svg:stroke-linecap="butt"/>
    </style:style>
    <style:style style:family="graphic" style:name="a6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513">
      <style:graphic-properties draw:fill="none" draw:stroke="solid" svg:stroke-width="0.00694in" svg:stroke-color="#000000" draw:marker-end="a512" svg:stroke-opacity="100%" draw:stroke-linejoin="miter" svg:stroke-linecap="butt"/>
    </style:style>
    <style:style style:family="graphic" style:name="a68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5">
      <style:graphic-properties draw:fill="none" draw:stroke="solid" svg:stroke-width="0.00694in" svg:stroke-color="#000000" draw:marker-end="a514" svg:stroke-opacity="100%" draw:stroke-linejoin="miter" svg:stroke-linecap="butt"/>
    </style:style>
    <style:style style:family="graphic" style:name="a517">
      <style:graphic-properties draw:fill="none" draw:stroke="solid" svg:stroke-width="0.00694in" svg:stroke-color="#000000" draw:marker-end="a516" svg:stroke-opacity="100%" draw:stroke-linejoin="miter" svg:stroke-linecap="butt"/>
    </style:style>
    <style:style style:family="graphic" style:name="a620">
      <style:graphic-properties draw:fill="none" draw:stroke="solid" svg:stroke-width="0.00694in" svg:stroke-color="#000000" draw:marker-end="a619" svg:stroke-opacity="100%" draw:stroke-linejoin="miter" svg:stroke-linecap="butt"/>
    </style:style>
    <style:style style:family="graphic" style:name="a519">
      <style:graphic-properties draw:fill="none" draw:stroke="solid" svg:stroke-width="0.00694in" svg:stroke-color="#000000" draw:marker-end="a518" svg:stroke-opacity="100%" draw:stroke-linejoin="miter" svg:stroke-linecap="butt"/>
    </style:style>
    <style:style style:family="graphic" style:name="a622">
      <style:graphic-properties draw:fill="none" draw:stroke="solid" svg:stroke-width="0.00694in" svg:stroke-color="#000000" draw:marker-end="a621" svg:stroke-opacity="100%" draw:stroke-linejoin="miter" svg:stroke-linecap="butt"/>
    </style:style>
    <style:style style:family="graphic" style:name="a624">
      <style:graphic-properties draw:fill="none" draw:stroke="solid" svg:stroke-width="0.00694in" svg:stroke-color="#000000" draw:marker-end="a623" svg:stroke-opacity="100%" draw:stroke-linejoin="miter" svg:stroke-linecap="butt"/>
    </style:style>
    <style:style style:family="graphic" style:name="a62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62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2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2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0">
      <style:graphic-properties draw:fill="none" draw:stroke="solid" svg:stroke-width="0.00694in" svg:stroke-color="#000000" draw:marker-end="a299" svg:stroke-opacity="100%" draw:stroke-linejoin="miter" svg:stroke-linecap="butt"/>
    </style:style>
    <style:style style:family="graphic" style:name="a62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2">
      <style:graphic-properties draw:fill="none" draw:stroke="solid" svg:stroke-width="0.00694in" svg:stroke-color="#000000" draw:marker-end="a301" svg:stroke-opacity="100%" draw:stroke-linejoin="miter" svg:stroke-linecap="butt"/>
    </style:style>
    <style:style style:family="graphic" style:name="a304">
      <style:graphic-properties draw:fill="none" draw:stroke="solid" svg:stroke-width="0.00694in" svg:stroke-color="#000000" draw:marker-end="a303" svg:stroke-opacity="100%" draw:stroke-linejoin="miter" svg:stroke-linecap="butt"/>
    </style:style>
    <style:style style:family="graphic" style:name="a30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0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1">
      <style:graphic-properties draw:fill="none" draw:stroke="solid" svg:stroke-width="0.00694in" svg:stroke-color="#000000" draw:marker-end="a410" svg:stroke-opacity="100%" draw:stroke-linejoin="miter" svg:stroke-linecap="butt"/>
    </style:style>
    <style:style style:family="graphic" style:name="a30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13">
      <style:graphic-properties draw:fill="none" draw:stroke="solid" svg:stroke-width="0.00694in" svg:stroke-color="#000000" draw:marker-end="a412" svg:stroke-opacity="100%" draw:stroke-linejoin="miter" svg:stroke-linecap="butt"/>
    </style:style>
    <style:style style:family="graphic" style:name="a41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70">
      <style:graphic-properties draw:fill="none" draw:stroke="solid" svg:stroke-width="0.00694in" svg:stroke-color="#000000" draw:marker-end="a69" svg:stroke-opacity="100%" draw:stroke-linejoin="miter" svg:stroke-linecap="butt"/>
    </style:style>
    <style:style style:family="graphic" style:name="a41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2">
      <style:graphic-properties draw:fill="none" draw:stroke="solid" svg:stroke-width="0.00694in" svg:stroke-color="#000000" draw:marker-end="a71" svg:stroke-opacity="100%" draw:stroke-linejoin="miter" svg:stroke-linecap="butt"/>
    </style:style>
    <style:style style:family="graphic" style:name="a417">
      <style:graphic-properties draw:fill="none" draw:stroke="solid" svg:stroke-width="0.00694in" svg:stroke-color="#000000" draw:marker-end="a416" svg:stroke-opacity="100%" draw:stroke-linejoin="miter" svg:stroke-linecap="butt"/>
    </style:style>
    <style:style style:family="graphic" style:name="a7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7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Q3)<text:s/>a)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quest</text:p>
          </table:table-cell>
          <table:table-cell table:style-name="TableCell8">
            <text:p text:style-name="P9"><text:span text:style-name="T10">w(α</text:span><text:span text:style-name="T11">i</text:span><text:span text:style-name="T12">)</text:span></text:p>
          </table:table-cell>
        </table:table-row>
        <table:table-row table:style-name="TableRow13">
          <table:table-cell table:style-name="TableCell14">
            <text:p text:style-name="P15"><text:span text:style-name="T16">α</text:span><text:span text:style-name="T17">1</text:span></text:p>
          </table:table-cell>
          <table:table-cell table:style-name="TableCell18">
            <text:p text:style-name="P19">2</text:p>
          </table:table-cell>
        </table:table-row>
        <table:table-row table:style-name="TableRow20">
          <table:table-cell table:style-name="TableCell21">
            <text:p text:style-name="P22"><text:span text:style-name="T23">α</text:span><text:span text:style-name="T24">2</text:span></text:p>
          </table:table-cell>
          <table:table-cell table:style-name="TableCell25">
            <text:p text:style-name="P26">6</text:p>
          </table:table-cell>
        </table:table-row>
        <table:table-row table:style-name="TableRow27">
          <table:table-cell table:style-name="TableCell28">
            <text:p text:style-name="P29"><text:span text:style-name="T30">α</text:span><text:span text:style-name="T31">3</text:span></text:p>
          </table:table-cell>
          <table:table-cell table:style-name="TableCell32">
            <text:p text:style-name="P33">3</text:p>
          </table:table-cell>
        </table:table-row>
        <table:table-row table:style-name="TableRow34">
          <table:table-cell table:style-name="TableCell35">
            <text:p text:style-name="P36"><text:span text:style-name="T37">α</text:span><text:span text:style-name="T38">4</text:span></text:p>
          </table:table-cell>
          <table:table-cell table:style-name="TableCell39">
            <text:p text:style-name="P40">4</text:p>
          </table:table-cell>
        </table:table-row>
        <table:table-row table:style-name="TableRow41">
          <table:table-cell table:style-name="TableCell42">
            <text:p text:style-name="P43"><text:span text:style-name="T44">α</text:span><text:span text:style-name="T45">5</text:span></text:p>
          </table:table-cell>
          <table:table-cell table:style-name="TableCell46">
            <text:p text:style-name="P47">11</text:p>
          </table:table-cell>
        </table:table-row>
      </table:table>
      <text:p text:style-name="P48"/>
      <text:p text:style-name="P49">W = 12</text:p>
      <table:table table:style-name="Table50">
        <table:table-columns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 </text:p>
          </table:table-cell>
          <table:table-cell table:style-name="TableCell69" table:number-columns-spanned="14">
            <text:p text:style-name="P70">w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1">
          <table:table-cell table:style-name="TableCell72" table:number-rows-spanned="7">
            <text:p text:style-name="P73">i</text:p>
          </table:table-cell>
          <table:table-cell table:style-name="TableCell74">
            <text:p text:style-name="P75"> </text:p>
          </table:table-cell>
          <table:table-cell table:style-name="TableCell76">
            <text:p text:style-name="P77">0</text:p>
          </table:table-cell>
          <table:table-cell table:style-name="TableCell78">
            <text:p text:style-name="P79">1</text:p>
          </table:table-cell>
          <table:table-cell table:style-name="TableCell80">
            <text:p text:style-name="P81">2</text:p>
          </table:table-cell>
          <table:table-cell table:style-name="TableCell82">
            <text:p text:style-name="P83">3</text:p>
          </table:table-cell>
          <table:table-cell table:style-name="TableCell84">
            <text:p text:style-name="P85">4</text:p>
          </table:table-cell>
          <table:table-cell table:style-name="TableCell86">
            <text:p text:style-name="P87">5</text:p>
          </table:table-cell>
          <table:table-cell table:style-name="TableCell88">
            <text:p text:style-name="P89">6</text:p>
          </table:table-cell>
          <table:table-cell table:style-name="TableCell90">
            <text:p text:style-name="P91">7</text:p>
          </table:table-cell>
          <table:table-cell table:style-name="TableCell92">
            <text:p text:style-name="P93">8</text:p>
          </table:table-cell>
          <table:table-cell table:style-name="TableCell94">
            <text:p text:style-name="P95">9</text:p>
          </table:table-cell>
          <table:table-cell table:style-name="TableCell96">
            <text:p text:style-name="P97">10</text:p>
          </table:table-cell>
          <table:table-cell table:style-name="TableCell98">
            <text:p text:style-name="P99">11</text:p>
          </table:table-cell>
          <table:table-cell table:style-name="TableCell100">
            <text:p text:style-name="P101">12</text:p>
          </table:table-cell>
        </table:table-row>
        <table:table-row table:style-name="TableRow102">
          <table:covered-table-cell>
            <text:p text:style-name="P103"/>
          </table:covered-table-cell>
          <table:table-cell table:style-name="TableCell104">
            <text:p text:style-name="P105"><text:span text:style-name="T106">α</text:span><text:span text:style-name="T107">5</text:span></text:p>
          </table:table-cell>
          <table:table-cell table:style-name="TableCell108">
            <text:p text:style-name="P109">0</text:p>
          </table:table-cell>
          <table:table-cell table:style-name="TableCell110">
            <text:p text:style-name="P111">0</text:p>
          </table:table-cell>
          <table:table-cell table:style-name="TableCell112">
            <text:p text:style-name="P113">2</text:p>
          </table:table-cell>
          <table:table-cell table:style-name="TableCell114">
            <text:p text:style-name="P115">3</text:p>
          </table:table-cell>
          <table:table-cell table:style-name="TableCell116">
            <text:p text:style-name="P117">4</text:p>
          </table:table-cell>
          <table:table-cell table:style-name="TableCell118">
            <text:p text:style-name="P119">5</text:p>
          </table:table-cell>
          <table:table-cell table:style-name="TableCell120">
            <text:p text:style-name="P121">6</text:p>
          </table:table-cell>
          <table:table-cell table:style-name="TableCell122">
            <text:p text:style-name="P123">7</text:p>
          </table:table-cell>
          <table:table-cell table:style-name="TableCell124">
            <text:p text:style-name="P125">8</text:p>
          </table:table-cell>
          <table:table-cell table:style-name="TableCell126">
            <text:p text:style-name="P127">9</text:p>
          </table:table-cell>
          <table:table-cell table:style-name="TableCell128">
            <text:p text:style-name="P129">10</text:p>
          </table:table-cell>
          <table:table-cell table:style-name="TableCell130">
            <text:p text:style-name="P131">11</text:p>
          </table:table-cell>
          <table:table-cell table:style-name="TableCell132">
            <text:p text:style-name="P133">12</text:p>
          </table:table-cell>
        </table:table-row>
        <table:table-row table:style-name="TableRow134">
          <table:covered-table-cell>
            <text:p text:style-name="P135"/>
          </table:covered-table-cell>
          <table:table-cell table:style-name="TableCell136">
            <text:p text:style-name="P137"><text:span text:style-name="T138">α</text:span><text:span text:style-name="T139">4</text:span></text:p>
          </table:table-cell>
          <table:table-cell table:style-name="TableCell140">
            <text:p text:style-name="P141">0</text:p>
          </table:table-cell>
          <table:table-cell table:style-name="TableCell142">
            <text:p text:style-name="P143">0</text:p>
          </table:table-cell>
          <table:table-cell table:style-name="TableCell144">
            <text:p text:style-name="P145">2</text:p>
          </table:table-cell>
          <table:table-cell table:style-name="TableCell146">
            <text:p text:style-name="P147">3</text:p>
          </table:table-cell>
          <table:table-cell table:style-name="TableCell148">
            <text:p text:style-name="P149">4</text:p>
          </table:table-cell>
          <table:table-cell table:style-name="TableCell150">
            <text:p text:style-name="P151">5</text:p>
          </table:table-cell>
          <table:table-cell table:style-name="TableCell152">
            <text:p text:style-name="P153">6</text:p>
          </table:table-cell>
          <table:table-cell table:style-name="TableCell154">
            <text:p text:style-name="P155">7</text:p>
          </table:table-cell>
          <table:table-cell table:style-name="TableCell156">
            <text:p text:style-name="P157">8</text:p>
          </table:table-cell>
          <table:table-cell table:style-name="TableCell158">
            <text:p text:style-name="P159">9</text:p>
          </table:table-cell>
          <table:table-cell table:style-name="TableCell160">
            <text:p text:style-name="P161">10</text:p>
          </table:table-cell>
          <table:table-cell table:style-name="TableCell162">
            <text:p text:style-name="P163">11</text:p>
          </table:table-cell>
          <table:table-cell table:style-name="TableCell164">
            <text:p text:style-name="P165">12</text:p>
          </table:table-cell>
        </table:table-row>
        <table:table-row table:style-name="TableRow166">
          <table:covered-table-cell>
            <text:p text:style-name="P167"/>
          </table:covered-table-cell>
          <table:table-cell table:style-name="TableCell168">
            <text:p text:style-name="P169"><text:span text:style-name="T170">α</text:span><text:span text:style-name="T171">3</text:span></text:p>
          </table:table-cell>
          <table:table-cell table:style-name="TableCell172">
            <text:p text:style-name="P173">0</text:p>
          </table:table-cell>
          <table:table-cell table:style-name="TableCell174">
            <text:p text:style-name="P175">0</text:p>
          </table:table-cell>
          <table:table-cell table:style-name="TableCell176">
            <text:p text:style-name="P177">2</text:p>
          </table:table-cell>
          <table:table-cell table:style-name="TableCell178">
            <text:p text:style-name="P179">3</text:p>
          </table:table-cell>
          <table:table-cell table:style-name="TableCell180">
            <text:p text:style-name="P181">3</text:p>
          </table:table-cell>
          <table:table-cell table:style-name="TableCell182">
            <text:p text:style-name="P183">5</text:p>
          </table:table-cell>
          <table:table-cell table:style-name="TableCell184">
            <text:p text:style-name="P185">6</text:p>
          </table:table-cell>
          <table:table-cell table:style-name="TableCell186">
            <text:p text:style-name="P187">6</text:p>
          </table:table-cell>
          <table:table-cell table:style-name="TableCell188">
            <text:p text:style-name="P189">8</text:p>
          </table:table-cell>
          <table:table-cell table:style-name="TableCell190">
            <text:p text:style-name="P191">9</text:p>
          </table:table-cell>
          <table:table-cell table:style-name="TableCell192">
            <text:p text:style-name="P193">9</text:p>
          </table:table-cell>
          <table:table-cell table:style-name="TableCell194">
            <text:p text:style-name="P195">11</text:p>
          </table:table-cell>
          <table:table-cell table:style-name="TableCell196">
            <text:p text:style-name="P197">11</text:p>
          </table:table-cell>
        </table:table-row>
        <table:table-row table:style-name="TableRow198">
          <table:covered-table-cell>
            <text:p text:style-name="P199"/>
          </table:covered-table-cell>
          <table:table-cell table:style-name="TableCell200">
            <text:p text:style-name="P201"><text:span text:style-name="T202">α</text:span><text:span text:style-name="T203">2</text:span></text:p>
          </table:table-cell>
          <table:table-cell table:style-name="TableCell204">
            <text:p text:style-name="P205">0</text:p>
          </table:table-cell>
          <table:table-cell table:style-name="TableCell206">
            <text:p text:style-name="P207">0</text:p>
          </table:table-cell>
          <table:table-cell table:style-name="TableCell208">
            <text:p text:style-name="P209">2</text:p>
          </table:table-cell>
          <table:table-cell table:style-name="TableCell210">
            <text:p text:style-name="P211">2</text:p>
          </table:table-cell>
          <table:table-cell table:style-name="TableCell212">
            <text:p text:style-name="P213">2</text:p>
          </table:table-cell>
          <table:table-cell table:style-name="TableCell214">
            <text:p text:style-name="P215">2</text:p>
          </table:table-cell>
          <table:table-cell table:style-name="TableCell216">
            <text:p text:style-name="P217">6</text:p>
          </table:table-cell>
          <table:table-cell table:style-name="TableCell218">
            <text:p text:style-name="P219">6</text:p>
          </table:table-cell>
          <table:table-cell table:style-name="TableCell220">
            <text:p text:style-name="P221">8</text:p>
          </table:table-cell>
          <table:table-cell table:style-name="TableCell222">
            <text:p text:style-name="P223">8</text:p>
          </table:table-cell>
          <table:table-cell table:style-name="TableCell224">
            <text:p text:style-name="P225">8</text:p>
          </table:table-cell>
          <table:table-cell table:style-name="TableCell226">
            <text:p text:style-name="P227">8</text:p>
          </table:table-cell>
          <table:table-cell table:style-name="TableCell228">
            <text:p text:style-name="P229">8</text:p>
          </table:table-cell>
        </table:table-row>
        <table:table-row table:style-name="TableRow230">
          <table:covered-table-cell>
            <text:p text:style-name="P231"/>
          </table:covered-table-cell>
          <table:table-cell table:style-name="TableCell232">
            <text:p text:style-name="P233"><text:span text:style-name="T234">α</text:span><text:span text:style-name="T235">1</text:span></text:p>
          </table:table-cell>
          <table:table-cell table:style-name="TableCell236">
            <text:p text:style-name="P237">0</text:p>
          </table:table-cell>
          <table:table-cell table:style-name="TableCell238">
            <text:p text:style-name="P239">0</text:p>
          </table:table-cell>
          <table:table-cell table:style-name="TableCell240">
            <text:p text:style-name="P241">2</text:p>
          </table:table-cell>
          <table:table-cell table:style-name="TableCell242">
            <text:p text:style-name="P243">2</text:p>
          </table:table-cell>
          <table:table-cell table:style-name="TableCell244">
            <text:p text:style-name="P245">2</text:p>
          </table:table-cell>
          <table:table-cell table:style-name="TableCell246">
            <text:p text:style-name="P247">2</text:p>
          </table:table-cell>
          <table:table-cell table:style-name="TableCell248">
            <text:p text:style-name="P249">2</text:p>
          </table:table-cell>
          <table:table-cell table:style-name="TableCell250">
            <text:p text:style-name="P251">2</text:p>
          </table:table-cell>
          <table:table-cell table:style-name="TableCell252">
            <text:p text:style-name="P253">2</text:p>
          </table:table-cell>
          <table:table-cell table:style-name="TableCell254">
            <text:p text:style-name="P255">2</text:p>
          </table:table-cell>
          <table:table-cell table:style-name="TableCell256">
            <text:p text:style-name="P257">2</text:p>
          </table:table-cell>
          <table:table-cell table:style-name="TableCell258">
            <text:p text:style-name="P259">2</text:p>
          </table:table-cell>
          <table:table-cell table:style-name="TableCell260">
            <text:p text:style-name="P261">2</text:p>
          </table:table-cell>
        </table:table-row>
        <table:table-row table:style-name="TableRow262">
          <table:covered-table-cell>
            <text:p text:style-name="P263"/>
          </table:covered-table-cell>
          <table:table-cell table:style-name="TableCell264">
            <text:p text:style-name="P265">0</text:p>
          </table:table-cell>
          <table:table-cell table:style-name="TableCell266">
            <text:p text:style-name="P267">0</text:p>
          </table:table-cell>
          <table:table-cell table:style-name="TableCell268">
            <text:p text:style-name="P269">0</text:p>
          </table:table-cell>
          <table:table-cell table:style-name="TableCell270">
            <text:p text:style-name="P271">0</text:p>
          </table:table-cell>
          <table:table-cell table:style-name="TableCell272">
            <text:p text:style-name="P273">0</text:p>
          </table:table-cell>
          <table:table-cell table:style-name="TableCell274">
            <text:p text:style-name="P275">0</text:p>
          </table:table-cell>
          <table:table-cell table:style-name="TableCell276">
            <text:p text:style-name="P277">0</text:p>
          </table:table-cell>
          <table:table-cell table:style-name="TableCell278">
            <text:p text:style-name="P279">0</text:p>
          </table:table-cell>
          <table:table-cell table:style-name="TableCell280">
            <text:p text:style-name="P281">0</text:p>
          </table:table-cell>
          <table:table-cell table:style-name="TableCell282">
            <text:p text:style-name="P283">0</text:p>
          </table:table-cell>
          <table:table-cell table:style-name="TableCell284">
            <text:p text:style-name="P285">0</text:p>
          </table:table-cell>
          <table:table-cell table:style-name="TableCell286">
            <text:p text:style-name="P287">0</text:p>
          </table:table-cell>
          <table:table-cell table:style-name="TableCell288">
            <text:p text:style-name="P289">0</text:p>
          </table:table-cell>
          <table:table-cell table:style-name="TableCell290">
            <text:p text:style-name="P291">0</text:p>
          </table:table-cell>
        </table:table-row>
      </table:table>
      <text:p text:style-name="Normal"><text:span text:style-name="T292">The optimal subset sum of requests when the weight of constraint 12 is applied is at point<text:s/></text:span><text:span text:style-name="T293">α</text:span><text:span text:style-name="T294">4</text:span><text:span text:style-name="T295">, as the next row is the identical which indicates the end point.</text:span></text:p>
      <text:p text:style-name="P296">Q4) a)</text:p>
      <text:p text:style-name="Normal"><text:span text:style-name="T297"><draw:g draw:z-index="251962368" draw:name="Group 507" draw:id="id3" draw:style-name="a5" text:anchor-type="paragraph"><svg:title/><svg:desc/><draw:frame draw:id="id0" draw:style-name="a0" draw:name="Text Box 2" svg:x="2.45283in" svg:y="0.18481in" svg:width="0.575in" svg:height="0.34861in" style:rel-width="scale" style:rel-height="scale"><draw:text-box><text:p text:style-name="P298">8; 0</text:p></draw:text-box><svg:title/><svg:desc/></draw:frame><draw:connector draw:type="line" svg:x1="2.51894in" svg:y1="0.20368in" svg:x2="2.66045in" svg:y2="0.20368in" draw:id="id1" draw:style-name="a2" draw:name="Straight Arrow Connector 509"><svg:title/><svg:desc/></draw:connector><draw:connector draw:type="line" svg:x1="2.83969in" svg:y1="0.20369in" svg:x2="2.66988in" svg:y2="0.20369in" draw:id="id2" draw:style-name="a4" draw:name="Straight Arrow Connector 510"><svg:title/><svg:desc/></draw:connector></draw:g></text:span><text:span text:style-name="T299"><draw:g draw:z-index="251676672" draw:name="Group 247" draw:id="id23" draw:style-name="a37" text:anchor-type="paragraph"><svg:title/><svg:desc/><draw:custom-shape svg:x="0.12264in" svg:y="1.00858in" svg:width="0.5566in" svg:height="0.5283in" draw:id="id4" draw:style-name="a6" draw:name="Oval 2"><svg:title/><svg:desc/><text:p text:style-name="P300">s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34906in" svg:y="0.21613in" svg:width="0.5566in" svg:height="0.5283in" draw:id="id5" draw:style-name="a7" draw:name="Oval 3"><svg:title/><svg:desc/><text:p text:style-name="P301"><text:span text:style-name="T302">V</text:span><text:span text:style-name="T303">1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33019in" svg:y="1.84821in" svg:width="0.5566in" svg:height="0.5283in" draw:id="id6" draw:style-name="a8" draw:name="Oval 4"><svg:title/><svg:desc/><text:p text:style-name="P304"><text:span text:style-name="T305">V</text:span><text:span text:style-name="T306">2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74528in" svg:y="1.87651in" svg:width="0.5566in" svg:height="0.5283in" draw:id="id7" draw:style-name="a9" draw:name="Oval 5"><svg:title/><svg:desc/><text:p text:style-name="P307"><text:span text:style-name="T308">V</text:span><text:span text:style-name="T309">5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69811in" svg:y="0.21613in" svg:width="0.5566in" svg:height="0.5283in" draw:id="id8" draw:style-name="a10" draw:name="Oval 6"><svg:title/><svg:desc/><text:p text:style-name="P310"><text:span text:style-name="T311">V</text:span><text:span text:style-name="T312">4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58491in" svg:y="0.96141in" svg:width="0.5566in" svg:height="0.5283in" draw:id="id9" draw:style-name="a11" draw:name="Oval 7"><svg:title/><svg:desc/><text:p text:style-name="P313"><text:span text:style-name="T314">V</text:span><text:span text:style-name="T315">3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4.87736in" svg:y="0.97085in" svg:width="0.5566in" svg:height="0.5283in" draw:id="id10" draw:style-name="a12" draw:name="Oval 8"><svg:title/><svg:desc/><text:p text:style-name="P316">t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0.61321in" svg:y1="1.10292in" svg:x2="1.36792in" svg:y2="0.62179in" draw:id="id11" draw:style-name="a14" draw:name="Straight Arrow Connector 9"><svg:title/><svg:desc/></draw:connector><draw:connector draw:type="line" svg:x1="0.5566in" svg:y1="1.48028in" svg:x2="1.36737in" svg:y2="1.97142in" draw:id="id12" draw:style-name="a16" draw:name="Straight Arrow Connector 10"><svg:title/><svg:desc/></draw:connector><draw:connector draw:type="line" svg:x1="0.68868in" svg:y1="1.27556in" svg:x2="2.56604in" svg:y2="1.22556in" draw:id="id13" draw:style-name="a18" draw:name="Straight Arrow Connector 11"><svg:title/><svg:desc/></draw:connector><draw:connector draw:type="line" svg:x1="1.92453in" svg:y1="0.43311in" svg:x2="3.69811in" svg:y2="0.48311in" draw:id="id14" draw:style-name="a20" draw:name="Straight Arrow Connector 12"><svg:title/><svg:desc/></draw:connector><draw:connector draw:type="line" svg:x1="1.84906in" svg:y1="0.65953in" svg:x2="2.61321in" svg:y2="1.0752in" draw:id="id15" draw:style-name="a22" draw:name="Straight Arrow Connector 13"><svg:title/><svg:desc/></draw:connector><draw:connector draw:type="line" svg:x1="1.83962in" svg:y1="1.97066in" svg:x2="2.63208in" svg:y2="1.36707in" draw:id="id16" draw:style-name="a24" draw:name="Straight Arrow Connector 14"><svg:title/><svg:desc/></draw:connector><draw:connector draw:type="line" svg:x1="3.14151in" svg:y1="1.21613in" svg:x2="4.88679in" svg:y2="1.26613in" draw:id="id17" draw:style-name="a26" draw:name="Straight Arrow Connector 15"><svg:title/><svg:desc/></draw:connector><draw:connector draw:type="line" svg:x1="3.0566in" svg:y1="1.0443in" svg:x2="3.72642in" svg:y2="0.57462in" draw:id="id18" draw:style-name="a28" draw:name="Straight Arrow Connector 16"><svg:title/><svg:desc/></draw:connector><draw:connector draw:type="line" svg:x1="3.0566in" svg:y1="1.42368in" svg:x2="3.79245in" svg:y2="1.97183in" draw:id="id19" draw:style-name="a30" draw:name="Straight Arrow Connector 17"><svg:title/><svg:desc/></draw:connector><draw:connector draw:type="line" svg:x1="4.26415in" svg:y1="1.98855in" svg:x2="4.92453in" svg:y2="1.39538in" draw:id="id20" draw:style-name="a32" draw:name="Straight Arrow Connector 18"><svg:title/><svg:desc/></draw:connector><draw:connector draw:type="line" svg:x1="4.23585in" svg:y1="0.61236in" svg:x2="4.9434in" svg:y2="1.07538in" draw:id="id21" draw:style-name="a34" draw:name="Straight Arrow Connector 19"><svg:title/><svg:desc/></draw:connector><draw:connector draw:type="line" svg:x1="1.88679in" svg:y1="2.15292in" svg:x2="3.72605in" svg:y2="2.10292in" draw:id="id22" draw:style-name="a36" draw:name="Straight Arrow Connector 20"><svg:title/><svg:desc/></draw:connector></draw:g></text:span></text:p>
      <text:p text:style-name="Normal"><text:span text:style-name="T317"><draw:g draw:z-index="251968512" draw:name="Group 519" draw:id="id27" draw:style-name="a43" text:anchor-type="paragraph"><svg:title/><svg:desc/><draw:frame draw:id="id24" draw:style-name="a38" draw:name="Text Box 2" svg:x="4.48113in" svg:y="0.27906in" svg:width="0.575in" svg:height="0.34861in" style:rel-width="scale" style:rel-height="scale"><draw:text-box><text:p text:style-name="P318">11; 0</text:p></draw:text-box><svg:title/><svg:desc/></draw:frame><draw:connector draw:type="line" svg:x1="4.54724in" svg:y1="0.29793in" svg:x2="4.68875in" svg:y2="0.29793in" draw:id="id25" draw:style-name="a40" draw:name="Straight Arrow Connector 521"><svg:title/><svg:desc/></draw:connector><draw:connector draw:type="line" svg:x1="4.868in" svg:y1="0.29794in" svg:x2="4.69818in" svg:y2="0.29794in" draw:id="id26" draw:style-name="a42" draw:name="Straight Arrow Connector 522"><svg:title/><svg:desc/></draw:connector></draw:g></text:span><text:span text:style-name="T319"><draw:g draw:z-index="251964416" draw:name="Group 511" draw:id="id31" draw:style-name="a49" text:anchor-type="paragraph"><svg:title/><svg:desc/><draw:frame draw:id="id28" draw:style-name="a44" draw:name="Text Box 2" svg:x="2.91468in" svg:y="0.28156in" svg:width="0.575in" svg:height="0.34861in" style:rel-width="scale" style:rel-height="scale"><draw:text-box><text:p text:style-name="P320">13; 0</text:p></draw:text-box><svg:title/><svg:desc/></draw:frame><draw:connector draw:type="line" svg:x1="2.98078in" svg:y1="0.30042in" svg:x2="3.12229in" svg:y2="0.30042in" draw:id="id29" draw:style-name="a46" draw:name="Straight Arrow Connector 513"><svg:title/><svg:desc/></draw:connector><draw:connector draw:type="line" svg:x1="3.30154in" svg:y1="0.30043in" svg:x2="3.13173in" svg:y2="0.30043in" draw:id="id30" draw:style-name="a48" draw:name="Straight Arrow Connector 514"><svg:title/><svg:desc/></draw:connector></draw:g></text:span><text:span text:style-name="T321"><draw:g draw:z-index="251960320" draw:name="Group 503" draw:id="id35" draw:style-name="a55" text:anchor-type="paragraph"><svg:title/><svg:desc/><draw:frame draw:id="id32" draw:style-name="a50" draw:name="Text Box 2" svg:x="2.11328in" svg:y="0.32641in" svg:width="0.575in" svg:height="0.34861in" style:rel-width="scale" style:rel-height="scale"><draw:text-box><text:p text:style-name="P322">5; 0</text:p></draw:text-box><svg:title/><svg:desc/></draw:frame><draw:connector draw:type="line" svg:x1="2.17939in" svg:y1="0.34527in" svg:x2="2.3209in" svg:y2="0.34527in" draw:id="id33" draw:style-name="a52" draw:name="Straight Arrow Connector 505"><svg:title/><svg:desc/></draw:connector><draw:connector draw:type="line" svg:x1="2.50014in" svg:y1="0.34528in" svg:x2="2.33033in" svg:y2="0.34528in" draw:id="id34" draw:style-name="a54" draw:name="Straight Arrow Connector 506"><svg:title/><svg:desc/></draw:connector></draw:g></text:span><text:span text:style-name="T323"><draw:g draw:z-index="251952128" draw:name="Group 487" draw:id="id39" draw:style-name="a61" text:anchor-type="paragraph"><svg:title/><svg:desc/><draw:frame draw:id="id36" draw:style-name="a56" draw:name="Text Box 2" svg:x="0.575in" svg:y="0.28813in" svg:width="0.575in" svg:height="0.34861in" style:rel-width="scale" style:rel-height="scale"><draw:text-box><text:p text:style-name="P324">16; 0</text:p></draw:text-box><svg:title/><svg:desc/></draw:frame><draw:connector draw:type="line" svg:x1="0.64111in" svg:y1="0.307in" svg:x2="0.78262in" svg:y2="0.307in" draw:id="id37" draw:style-name="a58" draw:name="Straight Arrow Connector 489"><svg:title/><svg:desc/></draw:connector><draw:connector draw:type="line" svg:x1="0.96186in" svg:y1="0.307in" svg:x2="0.79205in" svg:y2="0.307in" draw:id="id38" draw:style-name="a60" draw:name="Straight Arrow Connector 490"><svg:title/><svg:desc/></draw:connector></draw:g></text:span></text:p>
      <text:p text:style-name="Normal"><text:span text:style-name="T325"><draw:g draw:z-index="251958272" draw:name="Group 499" draw:id="id43" draw:style-name="a67" text:anchor-type="paragraph"><svg:title/><svg:desc/><draw:frame draw:id="id40" draw:style-name="a62" draw:name="Text Box 2" svg:x="1.25472in" svg:y="0.32702in" svg:width="0.575in" svg:height="0.34861in" style:rel-width="scale" style:rel-height="scale"><draw:text-box><text:p text:style-name="P326">8; 0</text:p></draw:text-box><svg:title/><svg:desc/></draw:frame><draw:connector draw:type="line" svg:x1="1.32082in" svg:y1="0.34588in" svg:x2="1.46233in" svg:y2="0.34588in" draw:id="id41" draw:style-name="a64" draw:name="Straight Arrow Connector 501"><svg:title/><svg:desc/></draw:connector><draw:connector draw:type="line" svg:x1="1.64158in" svg:y1="0.34589in" svg:x2="1.47177in" svg:y2="0.34589in" draw:id="id42" draw:style-name="a66" draw:name="Straight Arrow Connector 502"><svg:title/><svg:desc/></draw:connector></draw:g></text:span></text:p>
      <text:p text:style-name="Normal"><text:span text:style-name="T327"><draw:g draw:z-index="251966464" draw:name="Group 515" draw:id="id47" draw:style-name="a73" text:anchor-type="paragraph"><svg:title/><svg:desc/><draw:frame draw:id="id44" draw:style-name="a68" draw:name="Text Box 2" svg:x="3.64097in" svg:y="0.01458in" svg:width="0.575in" svg:height="0.34861in" style:rel-width="scale" style:rel-height="scale"><draw:text-box><text:p text:style-name="P328">2; 0</text:p></draw:text-box><svg:title/><svg:desc/></draw:frame><draw:connector draw:type="line" svg:x1="3.70708in" svg:y1="0.03345in" svg:x2="3.84859in" svg:y2="0.03345in" draw:id="id45" draw:style-name="a70" draw:name="Straight Arrow Connector 517"><svg:title/><svg:desc/></draw:connector><draw:connector draw:type="line" svg:x1="4.02784in" svg:y1="0.03345in" svg:x2="3.85802in" svg:y2="0.03345in" draw:id="id46" draw:style-name="a72" draw:name="Straight Arrow Connector 518"><svg:title/><svg:desc/></draw:connector></draw:g></text:span></text:p>
      <text:p text:style-name="Normal"><text:span text:style-name="T329"><draw:g draw:z-index="251972608" draw:name="Group 527" draw:id="id51" draw:style-name="a79" text:anchor-type="paragraph"><svg:title/><svg:desc/><draw:frame draw:id="id48" draw:style-name="a74" draw:name="Text Box 2" svg:x="3.33962in" svg:y="0.11955in" svg:width="0.575in" svg:height="0.34861in" style:rel-width="scale" style:rel-height="scale"><draw:text-box><text:p text:style-name="P330">14; 0</text:p></draw:text-box><svg:title/><svg:desc/></draw:frame><draw:connector draw:type="line" svg:x1="3.40573in" svg:y1="0.13842in" svg:x2="3.54724in" svg:y2="0.13842in" draw:id="id49" draw:style-name="a76" draw:name="Straight Arrow Connector 529"><svg:title/><svg:desc/></draw:connector><draw:connector draw:type="line" svg:x1="3.72649in" svg:y1="0.13842in" svg:x2="3.55667in" svg:y2="0.13842in" draw:id="id50" draw:style-name="a78" draw:name="Straight Arrow Connector 530"><svg:title/><svg:desc/></draw:connector></draw:g></text:span><text:span text:style-name="T331"><draw:g draw:z-index="251956224" draw:name="Group 495" draw:id="id55" draw:style-name="a85" text:anchor-type="paragraph"><svg:title/><svg:desc/><draw:frame draw:id="id52" draw:style-name="a80" draw:name="Text Box 2" svg:x="1.72641in" svg:y="0.16599in" svg:width="0.575in" svg:height="0.34861in" style:rel-width="scale" style:rel-height="scale"><draw:text-box><text:p text:style-name="P332">4; 0</text:p></draw:text-box><svg:title/><svg:desc/></draw:frame><draw:connector draw:type="line" svg:x1="1.79252in" svg:y1="0.18486in" svg:x2="1.93403in" svg:y2="0.18486in" draw:id="id53" draw:style-name="a82" draw:name="Straight Arrow Connector 497"><svg:title/><svg:desc/></draw:connector><draw:connector draw:type="line" svg:x1="2.11328in" svg:y1="0.18486in" svg:x2="1.94347in" svg:y2="0.18486in" draw:id="id54" draw:style-name="a84" draw:name="Straight Arrow Connector 498"><svg:title/><svg:desc/></draw:connector></draw:g></text:span></text:p>
      <text:p text:style-name="Normal"><text:span text:style-name="T333"><draw:g draw:z-index="251974656" draw:name="Group 531" draw:id="id59" draw:style-name="a91" text:anchor-type="paragraph"><svg:title/><svg:desc/><draw:frame draw:id="id56" draw:style-name="a86" draw:name="Text Box 2" svg:x="2.46226in" svg:y="0.22251in" svg:width="0.575in" svg:height="0.34861in" style:rel-width="scale" style:rel-height="scale"><draw:text-box><text:p text:style-name="P334">11; 0</text:p></draw:text-box><svg:title/><svg:desc/></draw:frame><draw:connector draw:type="line" svg:x1="2.52837in" svg:y1="0.24138in" svg:x2="2.66988in" svg:y2="0.24138in" draw:id="id57" draw:style-name="a88" draw:name="Straight Arrow Connector 533"><svg:title/><svg:desc/></draw:connector><draw:connector draw:type="line" svg:x1="2.84913in" svg:y1="0.24138in" svg:x2="2.67932in" svg:y2="0.24138in" draw:id="id58" draw:style-name="a90" draw:name="Straight Arrow Connector 534"><svg:title/><svg:desc/></draw:connector></draw:g></text:span><text:span text:style-name="T335"><draw:g draw:z-index="251970560" draw:name="Group 523" draw:id="id63" draw:style-name="a97" text:anchor-type="paragraph"><svg:title/><svg:desc/><draw:frame draw:id="id60" draw:style-name="a92" draw:name="Text Box 2" svg:x="4.48113in" svg:y="0.11947in" svg:width="0.575in" svg:height="0.34861in" style:rel-width="scale" style:rel-height="scale"><draw:text-box><text:p text:style-name="P336">10; 0</text:p></draw:text-box><svg:title/><svg:desc/></draw:frame><draw:connector draw:type="line" svg:x1="4.54724in" svg:y1="0.13834in" svg:x2="4.68875in" svg:y2="0.13834in" draw:id="id61" draw:style-name="a94" draw:name="Straight Arrow Connector 525"><svg:title/><svg:desc/></draw:connector><draw:connector draw:type="line" svg:x1="4.868in" svg:y1="0.13834in" svg:x2="4.69818in" svg:y2="0.13834in" draw:id="id62" draw:style-name="a96" draw:name="Straight Arrow Connector 526"><svg:title/><svg:desc/></draw:connector></draw:g></text:span><text:span text:style-name="T337"><draw:g draw:z-index="251954176" draw:name="Group 491" draw:id="id67" draw:style-name="a103" text:anchor-type="paragraph"><svg:title/><svg:desc/><draw:frame draw:id="id64" draw:style-name="a98" draw:name="Text Box 2" svg:x="0.50943in" svg:y="0.0342in" svg:width="0.575in" svg:height="0.34861in" style:rel-width="scale" style:rel-height="scale"><draw:text-box><text:p text:style-name="P338">12; 0</text:p></draw:text-box><svg:title/><svg:desc/></draw:frame><draw:connector draw:type="line" svg:x1="0.57554in" svg:y1="0.05306in" svg:x2="0.71705in" svg:y2="0.05306in" draw:id="id65" draw:style-name="a100" draw:name="Straight Arrow Connector 493"><svg:title/><svg:desc/></draw:connector><draw:connector draw:type="line" svg:x1="0.8963in" svg:y1="0.05307in" svg:x2="0.72649in" svg:y2="0.05307in" draw:id="id66" draw:style-name="a102" draw:name="Straight Arrow Connector 494"><svg:title/><svg:desc/></draw:connector></draw:g></text:span></text:p>
      <text:p text:style-name="P339"/>
      <text:p text:style-name="P340">b)</text:p>
      <text:p text:style-name="Normal"><text:span text:style-name="T341"><draw:frame draw:z-index="251950080" draw:id="id68" draw:style-name="a104" draw:name="Text Box 2" text:anchor-type="paragraph" svg:x="5.10377in" svg:y="0.13376in" svg:width="0.41458in" svg:height="0.29167in" style:rel-width="scale" style:rel-height="scale"><draw:text-box><text:p text:style-name="P342">10</text:p></draw:text-box><svg:title/><svg:desc/></draw:frame></text:span><text:span text:style-name="T343"><draw:frame draw:z-index="251948032" draw:id="id69" draw:style-name="a105" draw:name="Text Box 2" text:anchor-type="paragraph" svg:x="3.69797in" svg:y="0.15202in" svg:width="0.41458in" svg:height="0.29167in" style:rel-width="scale" style:rel-height="scale"><draw:text-box><text:p text:style-name="P344">14</text:p></draw:text-box><svg:title/><svg:desc/></draw:frame></text:span><text:span text:style-name="T345"><draw:frame draw:z-index="251945984" draw:id="id70" draw:style-name="a106" draw:name="Text Box 2" text:anchor-type="paragraph" svg:x="2.24528in" svg:y="0.15202in" svg:width="0.41458in" svg:height="0.29167in" style:rel-width="scale" style:rel-height="scale"><draw:text-box><text:p text:style-name="Normal"><text:span text:style-name="T346">5</text:span><text:span text:style-name="T347"><draw:frame draw:style-name="a107" draw:name="Picture 484" text:anchor-type="as-char" svg:x="0in" svg:y="0in" svg:width="0.20069in" svg:height="0.14129in" style:rel-width="scale" style:rel-height="scale"><draw:image xlink:href="media/image1.emf" xlink:type="simple" xlink:show="embed" xlink:actuate="onLoad"/><svg:title/><svg:desc/></draw:frame></text:span></text:p></draw:text-box><svg:title/><svg:desc/></draw:frame></text:span><text:span text:style-name="T348"><draw:frame draw:z-index="251943936" draw:id="id71" draw:style-name="a108" draw:name="Text Box 2" text:anchor-type="paragraph" svg:x="0.85849in" svg:y="0.15405in" svg:width="0.41458in" svg:height="0.29167in" style:rel-width="scale" style:rel-height="scale"><draw:text-box><text:p text:style-name="P349">16</text:p></draw:text-box><svg:title/><svg:desc/></draw:frame></text:span><text:span text:style-name="T350"><draw:g draw:z-index="251723776" draw:name="Group 227" draw:id="id77" draw:style-name="a114" text:anchor-type="paragraph"><svg:title/><svg:desc/><draw:custom-shape svg:x="0.15099in" svg:y="0.15616in" svg:width="0.5566in" svg:height="0.5283in" draw:id="id72" draw:style-name="a109" draw:name="Oval 220"><svg:title/><svg:desc/><text:p text:style-name="P351">s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4717in" svg:y="0.1373in" svg:width="0.5566in" svg:height="0.5283in" draw:id="id73" draw:style-name="a110" draw:name="Oval 222"><svg:title/><svg:desc/><text:p text:style-name="P352"><text:span text:style-name="T353">V</text:span><text:span text:style-name="T354">1</text:span></text:p><text:p text:style-name="P355"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9434in" svg:y="0.12782in" svg:width="0.5566in" svg:height="0.5283in" draw:id="id74" draw:style-name="a111" draw:name="Oval 223"><svg:title/><svg:desc/><text:p text:style-name="P356"><text:span text:style-name="T357">V</text:span><text:span text:style-name="T358">3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4.31132in" svg:y="0.10896in" svg:width="0.55625in" svg:height="0.52778in" draw:id="id75" draw:style-name="a112" draw:name="Oval 224"><svg:title/><svg:desc/><text:p text:style-name="P359"><text:span text:style-name="T360">V</text:span><text:span text:style-name="T361">5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5.79245in" svg:y="0.10836in" svg:width="0.5566in" svg:height="0.5283in" draw:id="id76" draw:style-name="a113" draw:name="Oval 226"><svg:title/><svg:desc/><text:p text:style-name="P362">t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span></text:p>
      <text:p text:style-name="Normal"><text:span text:style-name="T363"><draw:connector draw:type="line" svg:x1="4.87736in" svg:y1="0.05098in" svg:x2="5.80166in" svg:y2="0.04196in" draw:z-index="251727872" draw:id="id78" draw:style-name="a116" draw:name="Straight Arrow Connector 233" text:anchor-type="paragraph"><svg:title/><svg:desc/></draw:connector></text:span><text:span text:style-name="T364"><draw:connector draw:type="line" svg:x1="3.49987in" svg:y1="0.06071in" svg:x2="4.33946in" svg:y2="0.04196in" draw:z-index="251726848" draw:id="id79" draw:style-name="a118" draw:name="Straight Arrow Connector 232" text:anchor-type="paragraph"><svg:title/><svg:desc/></draw:connector></text:span><text:span text:style-name="T365"><draw:connector draw:type="line" svg:x1="2.02821in" svg:y1="0.05098in" svg:x2="2.9428in" svg:y2="0.04196in" draw:z-index="251725824" draw:id="id80" draw:style-name="a120" draw:name="Straight Arrow Connector 231" text:anchor-type="paragraph"><svg:title/><svg:desc/></draw:connector></text:span><text:span text:style-name="T366"><draw:connector draw:type="line" svg:x1="0.71698in" svg:y1="0.07026in" svg:x2="1.47115in" svg:y2="0.07928in" draw:z-index="251724800" draw:id="id81" draw:style-name="a122" draw:name="Straight Arrow Connector 228" text:anchor-type="paragraph"><svg:title/><svg:desc/></draw:connector></text:span></text:p>
      <text:p text:style-name="Normal"><text:span text:style-name="T367">Bottleneck<text:s/></text:span><text:span text:style-name="T368">edge for<text:s/></text:span><text:span text:style-name="T369">the given path from part (a) is (V</text:span><text:span text:style-name="T370">1,<text:s/></text:span><text:span text:style-name="T371">V</text:span><text:span text:style-name="T372">3</text:span><text:span text:style-name="T373">) edge with<text:s/></text:span><text:span text:style-name="T374">the value of 5, being the least capacity of this path and therefore, the bottleneck.</text:span></text:p>
      <text:soft-page-break/>
      <text:p text:style-name="Normal"><text:span text:style-name="T375"><draw:frame draw:z-index="251779072" draw:id="id82" draw:style-name="a123" draw:name="Text Box 2" text:anchor-type="paragraph" svg:x="2.20379in" svg:y="0.27024in" svg:width="0.575in" svg:height="0.34861in" style:rel-width="scale" style:rel-height="scale"><draw:text-box><text:p text:style-name="P376">0/8</text:p></draw:text-box><svg:title/><svg:desc/></draw:frame></text:span><text:span text:style-name="T377">c)</text:span></text:p>
      <text:p text:style-name="Normal"><text:span text:style-name="T378"><draw:g draw:z-index="251754496" draw:name="Group 248" draw:id="id102" draw:style-name="a155" text:anchor-type="paragraph"><svg:title/><svg:desc/><draw:custom-shape svg:x="0in" svg:y="0.79245in" svg:width="0.5566in" svg:height="0.5283in" draw:id="id83" draw:style-name="a124" draw:name="Oval 249"><svg:title/><svg:desc/><text:p text:style-name="P379">s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22642in" svg:y="0in" svg:width="0.5566in" svg:height="0.5283in" draw:id="id84" draw:style-name="a125" draw:name="Oval 250"><svg:title/><svg:desc/><text:p text:style-name="P380"><text:span text:style-name="T381">V</text:span><text:span text:style-name="T382">1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20755in" svg:y="1.63208in" svg:width="0.5566in" svg:height="0.5283in" draw:id="id85" draw:style-name="a126" draw:name="Oval 251"><svg:title/><svg:desc/><text:p text:style-name="P383"><text:span text:style-name="T384">V</text:span><text:span text:style-name="T385">2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62264in" svg:y="1.66038in" svg:width="0.5566in" svg:height="0.5283in" draw:id="id86" draw:style-name="a127" draw:name="Oval 252"><svg:title/><svg:desc/><text:p text:style-name="P386"><text:span text:style-name="T387">V</text:span><text:span text:style-name="T388">5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57547in" svg:y="0in" svg:width="0.5566in" svg:height="0.5283in" draw:id="id87" draw:style-name="a128" draw:name="Oval 253"><svg:title/><svg:desc/><text:p text:style-name="P389"><text:span text:style-name="T390">V</text:span><text:span text:style-name="T391">4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46226in" svg:y="0.74528in" svg:width="0.5566in" svg:height="0.5283in" draw:id="id88" draw:style-name="a129" draw:name="Oval 254"><svg:title/><svg:desc/><text:p text:style-name="P392"><text:span text:style-name="T393">V</text:span><text:span text:style-name="T394">3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4.75472in" svg:y="0.75472in" svg:width="0.5566in" svg:height="0.5283in" draw:id="id89" draw:style-name="a130" draw:name="Oval 255"><svg:title/><svg:desc/><text:p text:style-name="P395">t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0.49057in" svg:y1="0.88679in" svg:x2="1.24528in" svg:y2="0.40566in" draw:id="id90" draw:style-name="a132" draw:name="Straight Arrow Connector 256"><svg:title/><svg:desc/></draw:connector><draw:connector draw:type="line" svg:x1="0.43396in" svg:y1="1.26415in" svg:x2="1.24473in" svg:y2="1.75529in" draw:id="id91" draw:style-name="a134" draw:name="Straight Arrow Connector 257"><svg:title/><svg:desc/></draw:connector><draw:connector draw:type="line" svg:x1="0.56604in" svg:y1="1.05943in" svg:x2="2.4434in" svg:y2="1.00943in" draw:id="id92" draw:style-name="a136" draw:name="Straight Arrow Connector 258"><svg:title/><svg:desc/></draw:connector><draw:connector draw:type="line" svg:x1="1.80189in" svg:y1="0.21698in" svg:x2="3.57547in" svg:y2="0.26698in" draw:id="id93" draw:style-name="a138" draw:name="Straight Arrow Connector 259"><svg:title/><svg:desc/></draw:connector><draw:connector draw:type="line" svg:x1="1.72642in" svg:y1="0.4434in" svg:x2="2.49057in" svg:y2="0.85907in" draw:id="id94" draw:style-name="a140" draw:name="Straight Arrow Connector 260"><svg:title/><svg:desc/></draw:connector><draw:connector draw:type="line" svg:x1="1.71698in" svg:y1="1.75453in" svg:x2="2.50943in" svg:y2="1.15094in" draw:id="id95" draw:style-name="a142" draw:name="Straight Arrow Connector 261"><svg:title/><svg:desc/></draw:connector><draw:connector draw:type="line" svg:x1="3.01887in" svg:y1="1in" svg:x2="4.76415in" svg:y2="1.05in" draw:id="id96" draw:style-name="a144" draw:name="Straight Arrow Connector 262"><svg:title/><svg:desc/></draw:connector><draw:connector draw:type="line" svg:x1="2.93396in" svg:y1="0.82817in" svg:x2="3.60377in" svg:y2="0.35849in" draw:id="id97" draw:style-name="a146" draw:name="Straight Arrow Connector 263"><svg:title/><svg:desc/></draw:connector><draw:connector draw:type="line" svg:x1="2.93396in" svg:y1="1.20755in" svg:x2="3.66981in" svg:y2="1.7557in" draw:id="id98" draw:style-name="a148" draw:name="Straight Arrow Connector 264"><svg:title/><svg:desc/></draw:connector><draw:connector draw:type="line" svg:x1="4.14151in" svg:y1="1.77242in" svg:x2="4.80189in" svg:y2="1.17925in" draw:id="id99" draw:style-name="a150" draw:name="Straight Arrow Connector 265"><svg:title/><svg:desc/></draw:connector><draw:connector draw:type="line" svg:x1="4.11321in" svg:y1="0.39623in" svg:x2="4.82076in" svg:y2="0.85925in" draw:id="id100" draw:style-name="a152" draw:name="Straight Arrow Connector 266"><svg:title/><svg:desc/></draw:connector><draw:connector draw:type="line" svg:x1="1.76415in" svg:y1="1.93679in" svg:x2="3.60341in" svg:y2="1.88679in" draw:id="id101" draw:style-name="a154" draw:name="Straight Arrow Connector 267"><svg:title/><svg:desc/></draw:connector></draw:g></text:span></text:p>
      <text:p text:style-name="Normal"><text:span text:style-name="T396"><draw:frame draw:z-index="251777024" draw:id="id103" draw:style-name="a156" draw:name="Text Box 2" text:anchor-type="paragraph" svg:x="2.81723in" svg:y="0.03349in" svg:width="0.575in" svg:height="0.34861in" style:rel-width="scale" style:rel-height="scale"><draw:text-box><text:p text:style-name="P397">0/13</text:p></draw:text-box><svg:title/><svg:desc/></draw:frame></text:span><text:span text:style-name="T398"><draw:frame draw:z-index="251774976" draw:id="id104" draw:style-name="a157" draw:name="Text Box 2" text:anchor-type="paragraph" svg:x="4.27947in" svg:y="0.00552in" svg:width="0.575in" svg:height="0.34861in" style:rel-width="scale" style:rel-height="scale"><draw:text-box><text:p text:style-name="P399">0/11</text:p></draw:text-box><svg:title/><svg:desc/></draw:frame></text:span><text:span text:style-name="T400"><draw:frame draw:z-index="251756544" draw:id="id105" draw:style-name="a158" draw:name="Text Box 2" text:anchor-type="paragraph" svg:x="0.43367in" svg:y="0.04885in" svg:width="0.575in" svg:height="0.34861in" style:rel-width="scale" style:rel-height="scale"><draw:text-box><text:p text:style-name="P401">5/16</text:p></draw:text-box><svg:title/><svg:desc/></draw:frame></text:span><text:span text:style-name="T402"><draw:frame draw:z-index="251758592" draw:id="id106" draw:style-name="a159" draw:name="Text Box 2" text:anchor-type="paragraph" svg:x="1.71677in" svg:y="0.24654in" svg:width="0.575in" svg:height="0.34861in" style:rel-width="scale" style:rel-height="scale"><draw:text-box><text:p text:style-name="Normal"><text:span text:style-name="T403">5/</text:span><text:span text:style-name="T404">5</text:span></text:p></draw:text-box><svg:title/><svg:desc/></draw:frame></text:span></text:p>
      <text:p text:style-name="P405"/>
      <text:p text:style-name="Normal"><text:span text:style-name="T406"><draw:frame draw:z-index="251760640" draw:id="id107" draw:style-name="a160" draw:name="Text Box 2" text:anchor-type="paragraph" svg:x="2.92014in" svg:y="0.42986in" svg:width="0.575in" svg:height="0.34861in" style:rel-width="scale" style:rel-height="scale"><draw:text-box><text:p text:style-name="Normal"><text:span text:style-name="T407">5/</text:span><text:span text:style-name="T408">14</text:span></text:p></draw:text-box><svg:title/><svg:desc/></draw:frame></text:span><text:span text:style-name="T409"><draw:frame draw:z-index="251762688" draw:id="id108" draw:style-name="a161" draw:name="Text Box 2" text:anchor-type="paragraph" svg:x="4.43333in" svg:y="0.49375in" svg:width="0.575in" svg:height="0.34861in" style:rel-width="scale" style:rel-height="scale"><draw:text-box><text:p text:style-name="Normal"><text:span text:style-name="T410">5/</text:span><text:span text:style-name="T411">10</text:span></text:p></draw:text-box><svg:title/><svg:desc/></draw:frame></text:span><text:span text:style-name="T412"><draw:frame draw:z-index="251764736" draw:id="id109" draw:style-name="a162" draw:name="Text Box 2" text:anchor-type="paragraph" svg:x="0.50903in" svg:y="0.52222in" svg:width="0.575in" svg:height="0.34861in" style:rel-width="scale" style:rel-height="scale"><draw:text-box><text:p text:style-name="P413">0/12</text:p></draw:text-box><svg:title/><svg:desc/></draw:frame></text:span><text:span text:style-name="T414"><draw:frame draw:z-index="251766784" draw:id="id110" draw:style-name="a163" draw:name="Text Box 2" text:anchor-type="paragraph" svg:x="1.04653in" svg:y="0.00347in" svg:width="0.575in" svg:height="0.34861in" style:rel-width="scale" style:rel-height="scale"><draw:text-box><text:p text:style-name="P415">0/8</text:p></draw:text-box><svg:title/><svg:desc/></draw:frame></text:span><text:span text:style-name="T416"><draw:frame draw:z-index="251768832" draw:id="id111" draw:style-name="a164" draw:name="Text Box 2" text:anchor-type="paragraph" svg:x="1.6375in" svg:y="0.30694in" svg:width="0.575in" svg:height="0.34861in" style:rel-width="scale" style:rel-height="scale"><draw:text-box><text:p text:style-name="P417">0/4</text:p></draw:text-box><svg:title/><svg:desc/></draw:frame></text:span><text:span text:style-name="T418"><draw:frame draw:z-index="251770880" draw:id="id112" draw:style-name="a165" draw:name="Text Box 2" text:anchor-type="paragraph" svg:x="2.45833in" svg:y="0.91111in" svg:width="0.575in" svg:height="0.34861in" style:rel-width="scale" style:rel-height="scale"><draw:text-box><text:p text:style-name="P419">0/11</text:p></draw:text-box><svg:title/><svg:desc/></draw:frame></text:span><text:span text:style-name="T420"><draw:frame draw:z-index="251772928" draw:id="id113" draw:style-name="a166" draw:name="Text Box 2" text:anchor-type="paragraph" svg:x="3.56247in" svg:y="0.03368in" svg:width="0.575in" svg:height="0.34861in" style:rel-width="scale" style:rel-height="scale"><draw:text-box><text:p text:style-name="P421">0/2</text:p></draw:text-box><svg:title/><svg:desc/></draw:frame></text:span></text:p>
      <text:p text:style-name="P422"/>
      <text:p text:style-name="P423"/>
      <text:p text:style-name="P424"/>
      <text:p text:style-name="Normal"><text:span text:style-name="T425"><draw:connector draw:type="line" svg:x1="2.70556in" svg:y1="0.32766in" svg:x2="2.53611in" svg:y2="0.32766in" draw:z-index="251823104" draw:id="id114" draw:style-name="a168" draw:name="Straight Arrow Connector 325" text:anchor-type="paragraph"><svg:title/><svg:desc/></draw:connector></text:span><text:span text:style-name="T426"><draw:connector draw:type="line" svg:x1="2.38733in" svg:y1="0.32208in" svg:x2="2.5283in" svg:y2="0.32208in" draw:z-index="251808768" draw:id="id115" draw:style-name="a170" draw:name="Straight Arrow Connector 318" text:anchor-type="paragraph"><svg:title/><svg:desc/></draw:connector></text:span><text:span text:style-name="T427"><draw:frame draw:z-index="251794432" draw:id="id116" draw:style-name="a171" draw:name="Text Box 2" text:anchor-type="paragraph" svg:x="2.32075in" svg:y="0.29561in" svg:width="0.575in" svg:height="0.34861in" style:rel-width="scale" style:rel-height="scale"><draw:text-box><text:p text:style-name="P428">8; 0</text:p></draw:text-box><svg:title/><svg:desc/></draw:frame></text:span><text:span text:style-name="T429">d)</text:span><text:span text:style-name="T430"><text:s/></text:span></text:p>
      <text:p text:style-name="Normal"><text:span text:style-name="T431"><draw:g draw:z-index="251781120" draw:name="Group 280" draw:id="id136" draw:style-name="a203" text:anchor-type="paragraph"><svg:title/><svg:desc/><draw:custom-shape svg:x="0in" svg:y="0.79245in" svg:width="0.5566in" svg:height="0.5283in" draw:id="id117" draw:style-name="a172" draw:name="Oval 281"><svg:title/><svg:desc/><text:p text:style-name="P432">s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22642in" svg:y="0in" svg:width="0.5566in" svg:height="0.5283in" draw:id="id118" draw:style-name="a173" draw:name="Oval 282"><svg:title/><svg:desc/><text:p text:style-name="P433"><text:span text:style-name="T434">V</text:span><text:span text:style-name="T435">1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20755in" svg:y="1.63208in" svg:width="0.5566in" svg:height="0.5283in" draw:id="id119" draw:style-name="a174" draw:name="Oval 283"><svg:title/><svg:desc/><text:p text:style-name="P436"><text:span text:style-name="T437">V</text:span><text:span text:style-name="T438">2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62264in" svg:y="1.66038in" svg:width="0.5566in" svg:height="0.5283in" draw:id="id120" draw:style-name="a175" draw:name="Oval 284"><svg:title/><svg:desc/><text:p text:style-name="P439"><text:span text:style-name="T440">V</text:span><text:span text:style-name="T441">5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57547in" svg:y="0in" svg:width="0.5566in" svg:height="0.5283in" draw:id="id121" draw:style-name="a176" draw:name="Oval 285"><svg:title/><svg:desc/><text:p text:style-name="P442"><text:span text:style-name="T443">V</text:span><text:span text:style-name="T444">4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46226in" svg:y="0.74528in" svg:width="0.5566in" svg:height="0.5283in" draw:id="id122" draw:style-name="a177" draw:name="Oval 286"><svg:title/><svg:desc/><text:p text:style-name="P445"><text:span text:style-name="T446">V</text:span><text:span text:style-name="T447">3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4.75472in" svg:y="0.75472in" svg:width="0.5566in" svg:height="0.5283in" draw:id="id123" draw:style-name="a178" draw:name="Oval 287"><svg:title/><svg:desc/><text:p text:style-name="P448">t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0.49057in" svg:y1="0.88679in" svg:x2="1.24528in" svg:y2="0.40566in" draw:id="id124" draw:style-name="a180" draw:name="Straight Arrow Connector 288"><svg:title/><svg:desc/></draw:connector><draw:connector draw:type="line" svg:x1="0.43396in" svg:y1="1.26415in" svg:x2="1.24473in" svg:y2="1.75529in" draw:id="id125" draw:style-name="a182" draw:name="Straight Arrow Connector 289"><svg:title/><svg:desc/></draw:connector><draw:connector draw:type="line" svg:x1="0.56604in" svg:y1="1.05943in" svg:x2="2.4434in" svg:y2="1.00943in" draw:id="id126" draw:style-name="a184" draw:name="Straight Arrow Connector 290"><svg:title/><svg:desc/></draw:connector><draw:connector draw:type="line" svg:x1="1.80189in" svg:y1="0.21698in" svg:x2="3.57547in" svg:y2="0.26698in" draw:id="id127" draw:style-name="a186" draw:name="Straight Arrow Connector 291"><svg:title/><svg:desc/></draw:connector><draw:connector draw:type="line" svg:x1="1.72642in" svg:y1="0.4434in" svg:x2="2.49057in" svg:y2="0.85907in" draw:id="id128" draw:style-name="a188" draw:name="Straight Arrow Connector 292"><svg:title/><svg:desc/></draw:connector><draw:connector draw:type="line" svg:x1="1.71698in" svg:y1="1.75453in" svg:x2="2.50943in" svg:y2="1.15094in" draw:id="id129" draw:style-name="a190" draw:name="Straight Arrow Connector 293"><svg:title/><svg:desc/></draw:connector><draw:connector draw:type="line" svg:x1="3.01887in" svg:y1="1in" svg:x2="4.76415in" svg:y2="1.05in" draw:id="id130" draw:style-name="a192" draw:name="Straight Arrow Connector 294"><svg:title/><svg:desc/></draw:connector><draw:connector draw:type="line" svg:x1="2.93396in" svg:y1="0.82817in" svg:x2="3.60377in" svg:y2="0.35849in" draw:id="id131" draw:style-name="a194" draw:name="Straight Arrow Connector 295"><svg:title/><svg:desc/></draw:connector><draw:connector draw:type="line" svg:x1="2.93396in" svg:y1="1.20755in" svg:x2="3.66981in" svg:y2="1.7557in" draw:id="id132" draw:style-name="a196" draw:name="Straight Arrow Connector 296"><svg:title/><svg:desc/></draw:connector><draw:connector draw:type="line" svg:x1="4.14151in" svg:y1="1.77242in" svg:x2="4.80189in" svg:y2="1.17925in" draw:id="id133" draw:style-name="a198" draw:name="Straight Arrow Connector 297"><svg:title/><svg:desc/></draw:connector><draw:connector draw:type="line" svg:x1="4.11321in" svg:y1="0.39623in" svg:x2="4.82076in" svg:y2="0.85925in" draw:id="id134" draw:style-name="a200" draw:name="Straight Arrow Connector 298"><svg:title/><svg:desc/></draw:connector><draw:connector draw:type="line" svg:x1="1.76415in" svg:y1="1.93679in" svg:x2="3.60341in" svg:y2="1.88679in" draw:id="id135" draw:style-name="a202" draw:name="Straight Arrow Connector 299"><svg:title/><svg:desc/></draw:connector></draw:g></text:span></text:p>
      <text:p text:style-name="Normal"><text:span text:style-name="T449"><draw:connector draw:type="line" svg:x1="4.66944in" svg:y1="0.04564in" svg:x2="4.5in" svg:y2="0.04564in" draw:z-index="251843584" draw:id="id137" draw:style-name="a205" draw:name="Straight Arrow Connector 335" text:anchor-type="paragraph"><svg:title/><svg:desc/></draw:connector></text:span><text:span text:style-name="T450"><draw:connector draw:type="line" svg:x1="3.22605in" svg:y1="0.05613in" svg:x2="3.0566in" svg:y2="0.05613in" draw:z-index="251841536" draw:id="id138" draw:style-name="a207" draw:name="Straight Arrow Connector 334" text:anchor-type="paragraph"><svg:title/><svg:desc/></draw:connector></text:span><text:span text:style-name="T451"><draw:connector draw:type="line" svg:x1="2.09344in" svg:y1="0.28002in" svg:x2="1.92399in" svg:y2="0.28002in" draw:z-index="251825152" draw:id="id139" draw:style-name="a209" draw:name="Straight Arrow Connector 326" text:anchor-type="paragraph"><svg:title/><svg:desc/></draw:connector></text:span><text:span text:style-name="T452"><draw:connector draw:type="line" svg:x1="0.84869in" svg:y1="0.10104in" svg:x2="0.67925in" svg:y2="0.10104in" draw:z-index="251821056" draw:id="id140" draw:style-name="a211" draw:name="Straight Arrow Connector 324" text:anchor-type="paragraph"><svg:title/><svg:desc/></draw:connector></text:span><text:span text:style-name="T453"><draw:connector draw:type="line" svg:x1="4.33962in" svg:y1="0.03763in" svg:x2="4.48059in" svg:y2="0.03763in" draw:z-index="251816960" draw:id="id141" draw:style-name="a213" draw:name="Straight Arrow Connector 322" text:anchor-type="paragraph"><svg:title/><svg:desc/></draw:connector></text:span><text:span text:style-name="T454"><draw:connector draw:type="line" svg:x1="2.89629in" svg:y1="0.05434in" svg:x2="3.03726in" svg:y2="0.05434in" draw:z-index="251810816" draw:id="id142" draw:style-name="a215" draw:name="Straight Arrow Connector 319" text:anchor-type="paragraph"><svg:title/><svg:desc/></draw:connector></text:span><text:span text:style-name="T455"><draw:connector draw:type="line" svg:x1="1.78295in" svg:y1="0.27348in" svg:x2="1.92392in" svg:y2="0.27348in" draw:z-index="251806720" draw:id="id143" draw:style-name="a217" draw:name="Straight Arrow Connector 317" text:anchor-type="paragraph"><svg:title/><svg:desc/></draw:connector></text:span><text:span text:style-name="T456"><draw:connector draw:type="line" svg:x1="0.50943in" svg:y1="0.10685in" svg:x2="0.65041in" svg:y2="0.10685in" draw:z-index="251796480" draw:id="id144" draw:style-name="a219" draw:name="Straight Arrow Connector 312" text:anchor-type="paragraph"><svg:title/><svg:desc/></draw:connector></text:span><text:span text:style-name="T457"><draw:frame draw:z-index="251792384" draw:id="id145" draw:style-name="a220" draw:name="Text Box 2" text:anchor-type="paragraph" svg:x="2.81723in" svg:y="0.03349in" svg:width="0.575in" svg:height="0.34861in" style:rel-width="scale" style:rel-height="scale"><draw:text-box><text:p text:style-name="P458">13; 0</text:p></draw:text-box><svg:title/><svg:desc/></draw:frame></text:span><text:span text:style-name="T459"><draw:frame draw:z-index="251791360" draw:id="id146" draw:style-name="a221" draw:name="Text Box 2" text:anchor-type="paragraph" svg:x="4.27947in" svg:y="0.00552in" svg:width="0.575in" svg:height="0.34861in" style:rel-width="scale" style:rel-height="scale"><draw:text-box><text:p text:style-name="P460">11;<text:s/>0</text:p></draw:text-box><svg:title/><svg:desc/></draw:frame></text:span><text:span text:style-name="T461"><draw:frame draw:z-index="251782144" draw:id="id147" draw:style-name="a222" draw:name="Text Box 2" text:anchor-type="paragraph" svg:x="0.43367in" svg:y="0.04885in" svg:width="0.575in" svg:height="0.34861in" style:rel-width="scale" style:rel-height="scale"><draw:text-box><text:p text:style-name="P462">11; 5</text:p></draw:text-box><svg:title/><svg:desc/></draw:frame></text:span><text:span text:style-name="T463"><draw:frame draw:z-index="251783168" draw:id="id148" draw:style-name="a223" draw:name="Text Box 2" text:anchor-type="paragraph" svg:x="1.71677in" svg:y="0.24654in" svg:width="0.575in" svg:height="0.34861in" style:rel-width="scale" style:rel-height="scale"><draw:text-box><text:p text:style-name="P464">0;<text:s/>5</text:p></draw:text-box><svg:title/><svg:desc/></draw:frame></text:span></text:p>
      <text:p text:style-name="P465"/>
      <text:p text:style-name="Normal"><text:span text:style-name="T466"><draw:connector draw:type="line" svg:x1="3.9424in" svg:y1="0.07419in" svg:x2="3.77296in" svg:y2="0.07419in" draw:z-index="251837440" draw:id="id149" draw:style-name="a225" draw:name="Straight Arrow Connector 332" text:anchor-type="paragraph"><svg:title/><svg:desc/></draw:connector></text:span><text:span text:style-name="T467"><draw:connector draw:type="line" svg:x1="1.44303in" svg:y1="0.04417in" svg:x2="1.27358in" svg:y2="0.04417in" draw:z-index="251827200" draw:id="id150" draw:style-name="a227" draw:name="Straight Arrow Connector 327" text:anchor-type="paragraph"><svg:title/><svg:desc/></draw:connector></text:span><text:span text:style-name="T468"><draw:connector draw:type="line" svg:x1="3.63208in" svg:y1="0.0747in" svg:x2="3.77305in" svg:y2="0.0747in" draw:z-index="251812864" draw:id="id151" draw:style-name="a229" draw:name="Straight Arrow Connector 320" text:anchor-type="paragraph"><svg:title/><svg:desc/></draw:connector></text:span><text:span text:style-name="T469"><draw:connector draw:type="line" svg:x1="1.12264in" svg:y1="0.03667in" svg:x2="1.26361in" svg:y2="0.03667in" draw:z-index="251800576" draw:id="id152" draw:style-name="a231" draw:name="Straight Arrow Connector 314" text:anchor-type="paragraph"><svg:title/><svg:desc/></draw:connector></text:span><text:span text:style-name="T470"><draw:frame draw:z-index="251784192" draw:id="id153" draw:style-name="a232" draw:name="Text Box 2" text:anchor-type="paragraph" svg:x="2.92014in" svg:y="0.42986in" svg:width="0.575in" svg:height="0.34861in" style:rel-width="scale" style:rel-height="scale"><draw:text-box><text:p text:style-name="P471">9;<text:s/>5</text:p></draw:text-box><svg:title/><svg:desc/></draw:frame></text:span><text:span text:style-name="T472"><draw:frame draw:z-index="251785216" draw:id="id154" draw:style-name="a233" draw:name="Text Box 2" text:anchor-type="paragraph" svg:x="4.43333in" svg:y="0.49375in" svg:width="0.575in" svg:height="0.34861in" style:rel-width="scale" style:rel-height="scale"><draw:text-box><text:p text:style-name="Normal"><text:span text:style-name="T473">5;<text:s/></text:span><text:span text:style-name="T474">5</text:span></text:p></draw:text-box><svg:title/><svg:desc/></draw:frame></text:span><text:span text:style-name="T475"><draw:frame draw:z-index="251786240" draw:id="id155" draw:style-name="a234" draw:name="Text Box 2" text:anchor-type="paragraph" svg:x="0.50903in" svg:y="0.52222in" svg:width="0.575in" svg:height="0.34861in" style:rel-width="scale" style:rel-height="scale"><draw:text-box><text:p text:style-name="P476">12; 0</text:p></draw:text-box><svg:title/><svg:desc/></draw:frame></text:span><text:span text:style-name="T477"><draw:frame draw:z-index="251787264" draw:id="id156" draw:style-name="a235" draw:name="Text Box 2" text:anchor-type="paragraph" svg:x="1.04653in" svg:y="0.00347in" svg:width="0.575in" svg:height="0.34861in" style:rel-width="scale" style:rel-height="scale"><draw:text-box><text:p text:style-name="P478">8;<text:s/>0</text:p></draw:text-box><svg:title/><svg:desc/></draw:frame></text:span><text:span text:style-name="T479"><draw:frame draw:z-index="251788288" draw:id="id157" draw:style-name="a236" draw:name="Text Box 2" text:anchor-type="paragraph" svg:x="1.6375in" svg:y="0.30694in" svg:width="0.575in" svg:height="0.34861in" style:rel-width="scale" style:rel-height="scale"><draw:text-box><text:p text:style-name="P480">4; 0</text:p></draw:text-box><svg:title/><svg:desc/></draw:frame></text:span><text:span text:style-name="T481"><draw:frame draw:z-index="251789312" draw:id="id158" draw:style-name="a237" draw:name="Text Box 2" text:anchor-type="paragraph" svg:x="2.45833in" svg:y="0.91111in" svg:width="0.575in" svg:height="0.34861in" style:rel-width="scale" style:rel-height="scale"><draw:text-box><text:p text:style-name="P482">11;<text:s/>0</text:p></draw:text-box><svg:title/><svg:desc/></draw:frame></text:span><text:span text:style-name="T483"><draw:frame draw:z-index="251790336" draw:id="id159" draw:style-name="a238" draw:name="Text Box 2" text:anchor-type="paragraph" svg:x="3.56247in" svg:y="0.03368in" svg:width="0.575in" svg:height="0.34861in" style:rel-width="scale" style:rel-height="scale"><draw:text-box><text:p text:style-name="P484">2; 0</text:p></draw:text-box><svg:title/><svg:desc/></draw:frame></text:span></text:p>
      <text:p text:style-name="Normal"><text:span text:style-name="T485"><draw:connector draw:type="line" svg:x1="4.8485in" svg:y1="0.19654in" svg:x2="4.67906in" svg:y2="0.19654in" draw:z-index="251839488" draw:id="id160" draw:style-name="a240" draw:name="Straight Arrow Connector 333" text:anchor-type="paragraph"><svg:title/><svg:desc/></draw:connector></text:span><text:span text:style-name="T486"><draw:connector draw:type="line" svg:x1="3.33926in" svg:y1="0.1403in" svg:x2="3.16981in" svg:y2="0.1403in" draw:z-index="251835392" draw:id="id161" draw:style-name="a242" draw:name="Straight Arrow Connector 331" text:anchor-type="paragraph"><svg:title/><svg:desc/></draw:connector></text:span><text:span text:style-name="T487"><draw:connector draw:type="line" svg:x1="2.0468in" svg:y1="0.01766in" svg:x2="1.87736in" svg:y2="0.01766in" draw:z-index="251833344" draw:id="id162" draw:style-name="a244" draw:name="Straight Arrow Connector 330" text:anchor-type="paragraph"><svg:title/><svg:desc/></draw:connector></text:span><text:span text:style-name="T488"><draw:connector draw:type="line" svg:x1="0.89549in" svg:y1="0.24265in" svg:x2="0.72605in" svg:y2="0.24265in" draw:z-index="251829248" draw:id="id163" draw:style-name="a246" draw:name="Straight Arrow Connector 328" text:anchor-type="paragraph"><svg:title/><svg:desc/></draw:connector></text:span><text:span text:style-name="T489"><draw:connector draw:type="line" svg:x1="4.49057in" svg:y1="0.21325in" svg:x2="4.63154in" svg:y2="0.21325in" draw:z-index="251819008" draw:id="id164" draw:style-name="a248" draw:name="Straight Arrow Connector 323" text:anchor-type="paragraph"><svg:title/><svg:desc/></draw:connector></text:span><text:span text:style-name="T490"><draw:connector draw:type="line" svg:x1="2.99057in" svg:y1="0.13851in" svg:x2="3.13154in" svg:y2="0.13851in" draw:z-index="251814912" draw:id="id165" draw:style-name="a250" draw:name="Straight Arrow Connector 321" text:anchor-type="paragraph"><svg:title/><svg:desc/></draw:connector></text:span><text:span text:style-name="T491"><draw:connector draw:type="line" svg:x1="1.71691in" svg:y1="0.01722in" svg:x2="1.85789in" svg:y2="0.01722in" draw:z-index="251802624" draw:id="id166" draw:style-name="a252" draw:name="Straight Arrow Connector 315" text:anchor-type="paragraph"><svg:title/><svg:desc/></draw:connector></text:span><text:span text:style-name="T492"><draw:connector draw:type="line" svg:x1="0.56602in" svg:y1="0.25062in" svg:x2="0.70699in" svg:y2="0.25062in" draw:z-index="251798528" draw:id="id167" draw:style-name="a254" draw:name="Straight Arrow Connector 313" text:anchor-type="paragraph"><svg:title/><svg:desc/></draw:connector></text:span></text:p>
      <text:p text:style-name="Normal"><text:span text:style-name="T493"><draw:connector draw:type="line" svg:x1="2.87699in" svg:y1="0.29088in" svg:x2="2.70755in" svg:y2="0.29088in" draw:z-index="251831296" draw:id="id168" draw:style-name="a256" draw:name="Straight Arrow Connector 329" text:anchor-type="paragraph"><svg:title/><svg:desc/></draw:connector></text:span><text:span text:style-name="T494"><draw:connector draw:type="line" svg:x1="2.52484in" svg:y1="0.2916in" svg:x2="2.66581in" svg:y2="0.2916in" draw:z-index="251804672" draw:id="id169" draw:style-name="a258" draw:name="Straight Arrow Connector 316" text:anchor-type="paragraph"><svg:title/><svg:desc/></draw:connector></text:span></text:p>
      <text:p text:style-name="P495"/>
      <text:p text:style-name="P496"/>
      <text:p text:style-name="P497"><text:span text:style-name="T498"><draw:g draw:z-index="251845632" draw:name="Group 336" draw:id="id174" draw:style-name="a263" text:anchor-type="paragraph"><svg:title/><svg:desc/><draw:custom-shape svg:x="0in" svg:y="0.37907in" svg:width="0.55659in" svg:height="0.52792in" draw:id="id170" draw:style-name="a259" draw:name="Oval 337"><svg:title/><svg:desc/><text:p text:style-name="P499">s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86785in" svg:y="0.35133in" svg:width="0.55659in" svg:height="0.52792in" draw:id="id171" draw:style-name="a260" draw:name="Oval 339"><svg:title/><svg:desc/><text:p text:style-name="P500"><text:span text:style-name="T501">V</text:span><text:span text:style-name="T502">3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77305in" svg:y="0.3419in" svg:width="0.55624in" svg:height="0.5274in" draw:id="id172" draw:style-name="a261" draw:name="Oval 340"><svg:title/><svg:desc/><text:p text:style-name="P503"><text:span text:style-name="T504">V</text:span><text:span text:style-name="T505">4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5.64133in" svg:y="0.3313in" svg:width="0.55659in" svg:height="0.52792in" draw:id="id173" draw:style-name="a262" draw:name="Oval 341"><svg:title/><svg:desc/><text:p text:style-name="P506">t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span><text:span text:style-name="T507">e)</text:span></text:p>
      <text:p text:style-name="P508"><text:span text:style-name="T509"><draw:frame draw:z-index="251980800" draw:id="id175" draw:style-name="a264" draw:name="Text Box 2" text:anchor-type="paragraph" svg:x="4.83019in" svg:y="0.22889in" svg:width="0.575in" svg:height="0.34861in" style:rel-width="scale" style:rel-height="scale"><draw:text-box><text:p text:style-name="P510">11</text:p></draw:text-box><svg:title/><svg:desc/></draw:frame></text:span><text:span text:style-name="T511"><draw:frame draw:z-index="251978752" draw:id="id176" draw:style-name="a265" draw:name="Text Box 2" text:anchor-type="paragraph" svg:x="2.89236in" svg:y="0.25208in" svg:width="0.575in" svg:height="0.34861in" style:rel-width="scale" style:rel-height="scale"><draw:text-box><text:p text:style-name="P512">13</text:p></draw:text-box><svg:title/><svg:desc/></draw:frame></text:span><text:span text:style-name="T513"><draw:frame draw:z-index="251976704" draw:id="id177" draw:style-name="a266" draw:name="Text Box 2" text:anchor-type="paragraph" svg:x="1.04696in" svg:y="0.24792in" svg:width="0.575in" svg:height="0.34861in" style:rel-width="scale" style:rel-height="scale"><draw:text-box><text:p text:style-name="P514">8</text:p></draw:text-box><svg:title/><svg:desc/></draw:frame></text:span><text:span text:style-name="T515"><draw:connector draw:type="line" svg:x1="4.33962in" svg:y1="0.2649in" svg:x2="5.65976in" svg:y2="0.2649in" draw:z-index="251848704" draw:id="id178" draw:style-name="a268" draw:name="Straight Arrow Connector 345" text:anchor-type="paragraph"><svg:title/><svg:desc/></draw:connector></text:span><text:span text:style-name="T516"><draw:connector draw:type="line" svg:x1="2.42444in" svg:y1="0.29239in" svg:x2="3.78278in" svg:y2="0.27433in" draw:z-index="251847680" draw:id="id179" draw:style-name="a270" draw:name="Straight Arrow Connector 344" text:anchor-type="paragraph"><svg:title/><svg:desc/></draw:connector></text:span><text:span text:style-name="T517"><draw:connector draw:type="line" svg:x1="0.56604in" svg:y1="0.29279in" svg:x2="1.8577in" svg:y2="0.28377in" draw:z-index="251846656" draw:id="id180" draw:style-name="a272" draw:name="Straight Arrow Connector 343" text:anchor-type="paragraph"><svg:title/><svg:desc/></draw:connector></text:span></text:p>
      <text:p text:style-name="P518"/>
      <text:p text:style-name="Normal"><text:span text:style-name="T519">Bottleneck<text:s/></text:span><text:span text:style-name="T520">edge for<text:s/></text:span><text:span text:style-name="T521">the given path from part (d</text:span><text:span text:style-name="T522">) is (</text:span><text:span text:style-name="T523">s</text:span><text:span text:style-name="T524">,<text:s/></text:span><text:span text:style-name="T525">V</text:span><text:span text:style-name="T526">3</text:span><text:span text:style-name="T527">) edge with<text:s/></text:span><text:span text:style-name="T528">the value of 8</text:span><text:span text:style-name="T529">, being the least capacity of this path and therefore, the bottleneck.</text:span></text:p>
      <text:p text:style-name="P530"/>
      <text:p text:style-name="P531"/>
      <text:p text:style-name="P532"/>
      <text:p text:style-name="P533"/>
      <text:soft-page-break/>
      <text:p text:style-name="P534"><text:span text:style-name="T535"><draw:frame draw:z-index="251874304" draw:id="id181" draw:style-name="a273" draw:name="Text Box 2" text:anchor-type="paragraph" svg:x="2.38679in" svg:y="0.29496in" svg:width="0.575in" svg:height="0.34861in" style:rel-width="scale" style:rel-height="scale"><draw:text-box><text:p text:style-name="P536">0/8</text:p></draw:text-box><svg:title/><svg:desc/></draw:frame></text:span><text:span text:style-name="T537">f)</text:span></text:p>
      <text:p text:style-name="P538"><text:span text:style-name="T539"><draw:g draw:z-index="251859968" draw:name="Group 358" draw:id="id201" draw:style-name="a305" text:anchor-type="paragraph"><svg:title/><svg:desc/><draw:custom-shape svg:x="0in" svg:y="0.79176in" svg:width="0.5566in" svg:height="0.5283in" draw:id="id182" draw:style-name="a274" draw:name="Oval 359"><svg:title/><svg:desc/><text:p text:style-name="P540">s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22642in" svg:y="-0.00069in" svg:width="0.5566in" svg:height="0.5283in" draw:id="id183" draw:style-name="a275" draw:name="Oval 360"><svg:title/><svg:desc/><text:p text:style-name="P541"><text:span text:style-name="T542">V</text:span><text:span text:style-name="T543">1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20755in" svg:y="1.63138in" svg:width="0.5566in" svg:height="0.5283in" draw:id="id184" draw:style-name="a276" draw:name="Oval 361"><svg:title/><svg:desc/><text:p text:style-name="P544"><text:span text:style-name="T545">V</text:span><text:span text:style-name="T546">2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62264in" svg:y="1.65968in" svg:width="0.5566in" svg:height="0.5283in" draw:id="id185" draw:style-name="a277" draw:name="Oval 362"><svg:title/><svg:desc/><text:p text:style-name="P547"><text:span text:style-name="T548">V</text:span><text:span text:style-name="T549">5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57547in" svg:y="-0.00069in" svg:width="0.5566in" svg:height="0.5283in" draw:id="id186" draw:style-name="a278" draw:name="Oval 363"><svg:title/><svg:desc/><text:p text:style-name="P550"><text:span text:style-name="T551">V</text:span><text:span text:style-name="T552">4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46226in" svg:y="0.74459in" svg:width="0.5566in" svg:height="0.5283in" draw:id="id187" draw:style-name="a279" draw:name="Oval 364"><svg:title/><svg:desc/><text:p text:style-name="P553"><text:span text:style-name="T554">V</text:span><text:span text:style-name="T555">3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4.75472in" svg:y="0.75402in" svg:width="0.5566in" svg:height="0.5283in" draw:id="id188" draw:style-name="a280" draw:name="Oval 365"><svg:title/><svg:desc/><text:p text:style-name="P556">t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0.49057in" svg:y1="0.8861in" svg:x2="1.24528in" svg:y2="0.40497in" draw:id="id189" draw:style-name="a282" draw:name="Straight Arrow Connector 366"><svg:title/><svg:desc/></draw:connector><draw:connector draw:type="line" svg:x1="0.43396in" svg:y1="1.26346in" svg:x2="1.24473in" svg:y2="1.7546in" draw:id="id190" draw:style-name="a284" draw:name="Straight Arrow Connector 367"><svg:title/><svg:desc/></draw:connector><draw:connector draw:type="line" svg:x1="0.56604in" svg:y1="1.05874in" svg:x2="2.4434in" svg:y2="1.00874in" draw:id="id191" draw:style-name="a286" draw:name="Straight Arrow Connector 368"><svg:title/><svg:desc/></draw:connector><draw:connector draw:type="line" svg:x1="1.80189in" svg:y1="0.21629in" svg:x2="3.57547in" svg:y2="0.26628in" draw:id="id192" draw:style-name="a288" draw:name="Straight Arrow Connector 369"><svg:title/><svg:desc/></draw:connector><draw:connector draw:type="line" svg:x1="1.72642in" svg:y1="0.4427in" svg:x2="2.49057in" svg:y2="0.85837in" draw:id="id193" draw:style-name="a290" draw:name="Straight Arrow Connector 370"><svg:title/><svg:desc/></draw:connector><draw:connector draw:type="line" svg:x1="1.71698in" svg:y1="1.75384in" svg:x2="2.50943in" svg:y2="1.15025in" draw:id="id194" draw:style-name="a292" draw:name="Straight Arrow Connector 371"><svg:title/><svg:desc/></draw:connector><draw:connector draw:type="line" svg:x1="3.01887in" svg:y1="0.99931in" svg:x2="4.76415in" svg:y2="1.0493in" draw:id="id195" draw:style-name="a294" draw:name="Straight Arrow Connector 372"><svg:title/><svg:desc/></draw:connector><draw:connector draw:type="line" svg:x1="2.93396in" svg:y1="0.82748in" svg:x2="3.60377in" svg:y2="0.3578in" draw:id="id196" draw:style-name="a296" draw:name="Straight Arrow Connector 373"><svg:title/><svg:desc/></draw:connector><draw:connector draw:type="line" svg:x1="2.93396in" svg:y1="1.20685in" svg:x2="3.66981in" svg:y2="1.75501in" draw:id="id197" draw:style-name="a298" draw:name="Straight Arrow Connector 374"><svg:title/><svg:desc/></draw:connector><draw:connector draw:type="line" svg:x1="4.14151in" svg:y1="1.77172in" svg:x2="4.80189in" svg:y2="1.17855in" draw:id="id198" draw:style-name="a300" draw:name="Straight Arrow Connector 375"><svg:title/><svg:desc/></draw:connector><draw:connector draw:type="line" svg:x1="4.11321in" svg:y1="0.39553in" svg:x2="4.82076in" svg:y2="0.85856in" draw:id="id199" draw:style-name="a302" draw:name="Straight Arrow Connector 376"><svg:title/><svg:desc/></draw:connector><draw:connector draw:type="line" svg:x1="1.76415in" svg:y1="1.9361in" svg:x2="3.60341in" svg:y2="1.8861in" draw:id="id200" draw:style-name="a304" draw:name="Straight Arrow Connector 377"><svg:title/><svg:desc/></draw:connector></draw:g></text:span></text:p>
      <text:p text:style-name="P557"><text:span text:style-name="T558"><draw:frame draw:z-index="251876352" draw:id="id202" draw:style-name="a306" draw:name="Text Box 2" text:anchor-type="paragraph" svg:x="2.75472in" svg:y="0.07752in" svg:width="0.575in" svg:height="0.34861in" style:rel-width="scale" style:rel-height="scale"><draw:text-box><text:p text:style-name="P559">8/13</text:p></draw:text-box><svg:title/><svg:desc/></draw:frame></text:span><text:span text:style-name="T560"><draw:frame draw:z-index="251872256" draw:id="id203" draw:style-name="a307" draw:name="Text Box 2" text:anchor-type="paragraph" svg:x="4.31132in" svg:y="0.0112in" svg:width="0.575in" svg:height="0.34861in" style:rel-width="scale" style:rel-height="scale"><draw:text-box><text:p text:style-name="P561">8/11</text:p></draw:text-box><svg:title/><svg:desc/></draw:frame></text:span><text:span text:style-name="T562"><draw:frame draw:z-index="251864064" draw:id="id204" draw:style-name="a308" draw:name="Text Box 2" text:anchor-type="paragraph" svg:x="1.72569in" svg:y="0.19931in" svg:width="0.575in" svg:height="0.34861in" style:rel-width="scale" style:rel-height="scale"><draw:text-box><text:p text:style-name="Normal"><text:span text:style-name="T563">5/</text:span><text:span text:style-name="T564">5</text:span></text:p></draw:text-box><svg:title/><svg:desc/></draw:frame></text:span><text:span text:style-name="T565"><draw:frame draw:z-index="251862016" draw:id="id205" draw:style-name="a309" draw:name="Text Box 2" text:anchor-type="paragraph" svg:x="0.35849in" svg:y="0.06776in" svg:width="0.575in" svg:height="0.34861in" style:rel-width="scale" style:rel-height="scale"><draw:text-box><text:p text:style-name="P566">5/16</text:p></draw:text-box><svg:title/><svg:desc/></draw:frame></text:span></text:p>
      <text:p text:style-name="P567"/>
      <text:p text:style-name="P568"><text:span text:style-name="T569"><draw:frame draw:z-index="251884544" draw:id="id206" draw:style-name="a310" draw:name="Text Box 2" text:anchor-type="paragraph" svg:x="1.68821in" svg:y="0.24562in" svg:width="0.575in" svg:height="0.34861in" style:rel-width="scale" style:rel-height="scale"><draw:text-box><text:p text:style-name="P570">0/4</text:p></draw:text-box><svg:title/><svg:desc/></draw:frame></text:span><text:span text:style-name="T571"><draw:frame draw:z-index="251880448" draw:id="id207" draw:style-name="a311" draw:name="Text Box 2" text:anchor-type="paragraph" svg:x="1.11321in" svg:y="0.01014in" svg:width="0.575in" svg:height="0.34861in" style:rel-width="scale" style:rel-height="scale"><draw:text-box><text:p text:style-name="P572">8/8</text:p></draw:text-box><svg:title/><svg:desc/></draw:frame></text:span><text:span text:style-name="T573"><draw:frame draw:z-index="251870208" draw:id="id208" draw:style-name="a312" draw:name="Text Box 2" text:anchor-type="paragraph" svg:x="3.63208in" svg:y="0.01102in" svg:width="0.575in" svg:height="0.34861in" style:rel-width="scale" style:rel-height="scale"><draw:text-box><text:p text:style-name="P574">0/2</text:p></draw:text-box><svg:title/><svg:desc/></draw:frame></text:span></text:p>
      <text:p text:style-name="P575"><text:span text:style-name="T576"><draw:frame draw:z-index="251882496" draw:id="id209" draw:style-name="a313" draw:name="Text Box 2" text:anchor-type="paragraph" svg:x="2.38611in" svg:y="0.52917in" svg:width="0.575in" svg:height="0.34861in" style:rel-width="scale" style:rel-height="scale"><draw:text-box><text:p text:style-name="P577">0/11</text:p></draw:text-box><svg:title/><svg:desc/></draw:frame></text:span><text:span text:style-name="T578"><draw:frame draw:z-index="251866112" draw:id="id210" draw:style-name="a314" draw:name="Text Box 2" text:anchor-type="paragraph" svg:x="2.88542in" svg:y="0.13264in" svg:width="0.575in" svg:height="0.34861in" style:rel-width="scale" style:rel-height="scale"><draw:text-box><text:p text:style-name="Normal"><text:span text:style-name="T579">5/</text:span><text:span text:style-name="T580">14</text:span></text:p></draw:text-box><svg:title/><svg:desc/></draw:frame></text:span><text:span text:style-name="T581"><draw:frame draw:z-index="251868160" draw:id="id211" draw:style-name="a315" draw:name="Text Box 2" text:anchor-type="paragraph" svg:x="4.32014in" svg:y="0.17222in" svg:width="0.575in" svg:height="0.34861in" style:rel-width="scale" style:rel-height="scale"><draw:text-box><text:p text:style-name="Normal"><text:span text:style-name="T582">5/</text:span><text:span text:style-name="T583">10</text:span></text:p></draw:text-box><svg:title/><svg:desc/></draw:frame></text:span><text:span text:style-name="T584"><draw:frame draw:z-index="251878400" draw:id="id212" draw:style-name="a316" draw:name="Text Box 2" text:anchor-type="paragraph" svg:x="0.41499in" svg:y="0.15208in" svg:width="0.575in" svg:height="0.34861in" style:rel-width="scale" style:rel-height="scale"><draw:text-box><text:p text:style-name="P585">0/12</text:p></draw:text-box><svg:title/><svg:desc/></draw:frame></text:span></text:p>
      <text:p text:style-name="P586"/>
      <text:p text:style-name="P587"/>
      <text:p text:style-name="P588"><text:span text:style-name="T589"><draw:g draw:z-index="251907072" draw:name="Group 446" draw:id="id216" draw:style-name="a322" text:anchor-type="paragraph"><svg:title/><svg:desc/><draw:frame draw:id="id213" draw:style-name="a317" draw:name="Text Box 2" svg:x="2.43044in" svg:y="0.29484in" svg:width="0.575in" svg:height="0.34861in" style:rel-width="scale" style:rel-height="scale"><draw:text-box><text:p text:style-name="P590">8; 0</text:p></draw:text-box><svg:title/><svg:desc/></draw:frame><draw:connector draw:type="line" svg:x1="2.49655in" svg:y1="0.3137in" svg:x2="2.63806in" svg:y2="0.3137in" draw:id="id214" draw:style-name="a319" draw:name="Straight Arrow Connector 448"><svg:title/><svg:desc/></draw:connector><draw:connector draw:type="line" svg:x1="2.81731in" svg:y1="0.31371in" svg:x2="2.64749in" svg:y2="0.31371in" draw:id="id215" draw:style-name="a321" draw:name="Straight Arrow Connector 449"><svg:title/><svg:desc/></draw:connector></draw:g></text:span><text:span text:style-name="T591">g)</text:span></text:p>
      <text:p text:style-name="P592"><text:span text:style-name="T593"><draw:g draw:z-index="251886592" draw:name="Group 390" draw:id="id236" draw:style-name="a354" text:anchor-type="paragraph"><svg:title/><svg:desc/><draw:custom-shape svg:x="0in" svg:y="0.79245in" svg:width="0.5566in" svg:height="0.5283in" draw:id="id217" draw:style-name="a323" draw:name="Oval 391"><svg:title/><svg:desc/><text:p text:style-name="P594">s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22642in" svg:y="0in" svg:width="0.5566in" svg:height="0.5283in" draw:id="id218" draw:style-name="a324" draw:name="Oval 392"><svg:title/><svg:desc/><text:p text:style-name="P595"><text:span text:style-name="T596">V</text:span><text:span text:style-name="T597">1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20755in" svg:y="1.63208in" svg:width="0.5566in" svg:height="0.5283in" draw:id="id219" draw:style-name="a325" draw:name="Oval 393"><svg:title/><svg:desc/><text:p text:style-name="P598"><text:span text:style-name="T599">V</text:span><text:span text:style-name="T600">2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62264in" svg:y="1.66038in" svg:width="0.5566in" svg:height="0.5283in" draw:id="id220" draw:style-name="a326" draw:name="Oval 394"><svg:title/><svg:desc/><text:p text:style-name="P601"><text:span text:style-name="T602">V</text:span><text:span text:style-name="T603">5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57547in" svg:y="0in" svg:width="0.5566in" svg:height="0.5283in" draw:id="id221" draw:style-name="a327" draw:name="Oval 395"><svg:title/><svg:desc/><text:p text:style-name="P604"><text:span text:style-name="T605">V</text:span><text:span text:style-name="T606">4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46226in" svg:y="0.74528in" svg:width="0.5566in" svg:height="0.5283in" draw:id="id222" draw:style-name="a328" draw:name="Oval 396"><svg:title/><svg:desc/><text:p text:style-name="P607"><text:span text:style-name="T608">V</text:span><text:span text:style-name="T609">3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4.75472in" svg:y="0.75472in" svg:width="0.5566in" svg:height="0.5283in" draw:id="id223" draw:style-name="a329" draw:name="Oval 397"><svg:title/><svg:desc/><text:p text:style-name="P610">t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0.49057in" svg:y1="0.88679in" svg:x2="1.24528in" svg:y2="0.40566in" draw:id="id224" draw:style-name="a331" draw:name="Straight Arrow Connector 398"><svg:title/><svg:desc/></draw:connector><draw:connector draw:type="line" svg:x1="0.43396in" svg:y1="1.26415in" svg:x2="1.24473in" svg:y2="1.75529in" draw:id="id225" draw:style-name="a333" draw:name="Straight Arrow Connector 399"><svg:title/><svg:desc/></draw:connector><draw:connector draw:type="line" svg:x1="0.56604in" svg:y1="1.05943in" svg:x2="2.4434in" svg:y2="1.00943in" draw:id="id226" draw:style-name="a335" draw:name="Straight Arrow Connector 400"><svg:title/><svg:desc/></draw:connector><draw:connector draw:type="line" svg:x1="1.80189in" svg:y1="0.21698in" svg:x2="3.57547in" svg:y2="0.26698in" draw:id="id227" draw:style-name="a337" draw:name="Straight Arrow Connector 401"><svg:title/><svg:desc/></draw:connector><draw:connector draw:type="line" svg:x1="1.72642in" svg:y1="0.4434in" svg:x2="2.49057in" svg:y2="0.85907in" draw:id="id228" draw:style-name="a339" draw:name="Straight Arrow Connector 402"><svg:title/><svg:desc/></draw:connector><draw:connector draw:type="line" svg:x1="1.71698in" svg:y1="1.75453in" svg:x2="2.50943in" svg:y2="1.15094in" draw:id="id229" draw:style-name="a341" draw:name="Straight Arrow Connector 403"><svg:title/><svg:desc/></draw:connector><draw:connector draw:type="line" svg:x1="3.01887in" svg:y1="1in" svg:x2="4.76415in" svg:y2="1.05in" draw:id="id230" draw:style-name="a343" draw:name="Straight Arrow Connector 404"><svg:title/><svg:desc/></draw:connector><draw:connector draw:type="line" svg:x1="2.93396in" svg:y1="0.82817in" svg:x2="3.60377in" svg:y2="0.35849in" draw:id="id231" draw:style-name="a345" draw:name="Straight Arrow Connector 405"><svg:title/><svg:desc/></draw:connector><draw:connector draw:type="line" svg:x1="2.93396in" svg:y1="1.20755in" svg:x2="3.66981in" svg:y2="1.7557in" draw:id="id232" draw:style-name="a347" draw:name="Straight Arrow Connector 406"><svg:title/><svg:desc/></draw:connector><draw:connector draw:type="line" svg:x1="4.14151in" svg:y1="1.77242in" svg:x2="4.80189in" svg:y2="1.17925in" draw:id="id233" draw:style-name="a349" draw:name="Straight Arrow Connector 407"><svg:title/><svg:desc/></draw:connector><draw:connector draw:type="line" svg:x1="4.11321in" svg:y1="0.39623in" svg:x2="4.82076in" svg:y2="0.85925in" draw:id="id234" draw:style-name="a351" draw:name="Straight Arrow Connector 408"><svg:title/><svg:desc/></draw:connector><draw:connector draw:type="line" svg:x1="1.76415in" svg:y1="1.93679in" svg:x2="3.60341in" svg:y2="1.88679in" draw:id="id235" draw:style-name="a353" draw:name="Straight Arrow Connector 409"><svg:title/><svg:desc/></draw:connector></draw:g></text:span></text:p>
      <text:p text:style-name="P611"><text:span text:style-name="T612"><draw:g draw:z-index="251911168" draw:name="Group 454" draw:id="id240" draw:style-name="a360" text:anchor-type="paragraph"><svg:title/><svg:desc/><draw:frame draw:id="id237" draw:style-name="a355" draw:name="Text Box 2" svg:x="2.81725in" svg:y="0.10472in" svg:width="0.575in" svg:height="0.34861in" style:rel-width="scale" style:rel-height="scale"><draw:text-box><text:p text:style-name="P613">5; 8</text:p></draw:text-box><svg:title/><svg:desc/></draw:frame><draw:connector draw:type="line" svg:x1="2.88336in" svg:y1="0.12359in" svg:x2="3.02487in" svg:y2="0.12359in" draw:id="id238" draw:style-name="a357" draw:name="Straight Arrow Connector 456"><svg:title/><svg:desc/></draw:connector><draw:connector draw:type="line" svg:x1="3.20411in" svg:y1="0.12359in" svg:x2="3.0343in" svg:y2="0.12359in" draw:id="id239" draw:style-name="a359" draw:name="Straight Arrow Connector 457"><svg:title/><svg:desc/></draw:connector></draw:g></text:span><text:span text:style-name="T614"><draw:g draw:z-index="251909120" draw:name="Group 450" draw:id="id244" draw:style-name="a366" text:anchor-type="paragraph"><svg:title/><svg:desc/><draw:frame draw:id="id241" draw:style-name="a361" draw:name="Text Box 2" svg:x="1.73207in" svg:y="0.27448in" svg:width="0.575in" svg:height="0.34861in" style:rel-width="scale" style:rel-height="scale"><draw:text-box><text:p text:style-name="P615">0; 5</text:p></draw:text-box><svg:title/><svg:desc/></draw:frame><draw:connector draw:type="line" svg:x1="1.79818in" svg:y1="0.29334in" svg:x2="1.93969in" svg:y2="0.29334in" draw:id="id242" draw:style-name="a363" draw:name="Straight Arrow Connector 452"><svg:title/><svg:desc/></draw:connector><draw:connector draw:type="line" svg:x1="2.11894in" svg:y1="0.29335in" svg:x2="1.94913in" svg:y2="0.29335in" draw:id="id243" draw:style-name="a365" draw:name="Straight Arrow Connector 453"><svg:title/><svg:desc/></draw:connector></draw:g></text:span><text:span text:style-name="T616"><draw:g draw:z-index="251905024" draw:name="Group 442" draw:id="id248" draw:style-name="a372" text:anchor-type="paragraph"><svg:title/><svg:desc/><draw:frame draw:id="id245" draw:style-name="a367" draw:name="Text Box 2" svg:x="4.34543in" svg:y="0.06654in" svg:width="0.575in" svg:height="0.34861in" style:rel-width="scale" style:rel-height="scale"><draw:text-box><text:p text:style-name="P617">3; 8</text:p></draw:text-box><svg:title/><svg:desc/></draw:frame><draw:connector draw:type="line" svg:x1="4.41154in" svg:y1="0.0854in" svg:x2="4.55304in" svg:y2="0.0854in" draw:id="id246" draw:style-name="a369" draw:name="Straight Arrow Connector 444"><svg:title/><svg:desc/></draw:connector><draw:connector draw:type="line" svg:x1="4.73229in" svg:y1="0.08541in" svg:x2="4.56248in" svg:y2="0.08541in" draw:id="id247" draw:style-name="a371" draw:name="Straight Arrow Connector 445"><svg:title/><svg:desc/></draw:connector></draw:g></text:span><text:span text:style-name="T618"><draw:g draw:z-index="251888640" draw:name="Group 410" draw:id="id252" draw:style-name="a378" text:anchor-type="paragraph"><svg:title/><svg:desc/><draw:frame draw:id="id249" draw:style-name="a373" draw:name="Text Box 2" svg:x="0.4434in" svg:y="0.08067in" svg:width="0.575in" svg:height="0.34861in" style:rel-width="scale" style:rel-height="scale"><draw:text-box><text:p text:style-name="P619">11;<text:s/>5</text:p></draw:text-box><svg:title/><svg:desc/></draw:frame><draw:connector draw:type="line" svg:x1="0.5095in" svg:y1="0.09954in" svg:x2="0.65101in" svg:y2="0.09954in" draw:id="id250" draw:style-name="a375" draw:name="Straight Arrow Connector 412"><svg:title/><svg:desc/></draw:connector><draw:connector draw:type="line" svg:x1="0.83026in" svg:y1="0.09954in" svg:x2="0.66045in" svg:y2="0.09954in" draw:id="id251" draw:style-name="a377" draw:name="Straight Arrow Connector 413"><svg:title/><svg:desc/></draw:connector></draw:g></text:span></text:p>
      <text:p text:style-name="P620"/>
      <text:p text:style-name="P621"><text:span text:style-name="T622"><draw:g draw:z-index="251902976" draw:name="Group 438" draw:id="id256" draw:style-name="a384" text:anchor-type="paragraph"><svg:title/><svg:desc/><draw:frame draw:id="id253" draw:style-name="a379" draw:name="Text Box 2" svg:x="3.68526in" svg:y="0.07539in" svg:width="0.575in" svg:height="0.34861in" style:rel-width="scale" style:rel-height="scale"><draw:text-box><text:p text:style-name="P623">2; 0</text:p></draw:text-box><svg:title/><svg:desc/></draw:frame><draw:connector draw:type="line" svg:x1="3.75137in" svg:y1="0.09426in" svg:x2="3.89288in" svg:y2="0.09426in" draw:id="id254" draw:style-name="a381" draw:name="Straight Arrow Connector 440"><svg:title/><svg:desc/></draw:connector><draw:connector draw:type="line" svg:x1="4.07212in" svg:y1="0.09426in" svg:x2="3.90231in" svg:y2="0.09426in" draw:id="id255" draw:style-name="a383" draw:name="Straight Arrow Connector 441"><svg:title/><svg:desc/></draw:connector></draw:g></text:span><text:span text:style-name="T624"><draw:g draw:z-index="251890688" draw:name="Group 414" draw:id="id260" draw:style-name="a390" text:anchor-type="paragraph"><svg:title/><svg:desc/><draw:frame draw:id="id257" draw:style-name="a385" draw:name="Text Box 2" svg:x="1.20401in" svg:y="0.07529in" svg:width="0.575in" svg:height="0.34861in" style:rel-width="scale" style:rel-height="scale"><draw:text-box><text:p text:style-name="P625">0; 8</text:p></draw:text-box><svg:title/><svg:desc/></draw:frame><draw:connector draw:type="line" svg:x1="1.27012in" svg:y1="0.09415in" svg:x2="1.41163in" svg:y2="0.09415in" draw:id="id258" draw:style-name="a387" draw:name="Straight Arrow Connector 416"><svg:title/><svg:desc/></draw:connector><draw:connector draw:type="line" svg:x1="1.59088in" svg:y1="0.09416in" svg:x2="1.42107in" svg:y2="0.09416in" draw:id="id259" draw:style-name="a389" draw:name="Straight Arrow Connector 417"><svg:title/><svg:desc/></draw:connector></draw:g></text:span></text:p>
      <text:p text:style-name="P626"><text:span text:style-name="T627"><draw:g draw:z-index="251900928" draw:name="Group 434" draw:id="id264" draw:style-name="a396" text:anchor-type="paragraph"><svg:title/><svg:desc/><draw:frame draw:id="id261" draw:style-name="a391" draw:name="Text Box 2" svg:x="4.37358in" svg:y="0.17915in" svg:width="0.575in" svg:height="0.34861in" style:rel-width="scale" style:rel-height="scale"><draw:text-box><text:p text:style-name="P628">5; 5</text:p></draw:text-box><svg:title/><svg:desc/></draw:frame><draw:connector draw:type="line" svg:x1="4.43969in" svg:y1="0.19802in" svg:x2="4.5812in" svg:y2="0.19802in" draw:id="id262" draw:style-name="a393" draw:name="Straight Arrow Connector 436"><svg:title/><svg:desc/></draw:connector><draw:connector draw:type="line" svg:x1="4.76045in" svg:y1="0.19802in" svg:x2="4.59064in" svg:y2="0.19802in" draw:id="id263" draw:style-name="a395" draw:name="Straight Arrow Connector 437"><svg:title/><svg:desc/></draw:connector></draw:g></text:span><text:span text:style-name="T629"><draw:g draw:z-index="251898880" draw:name="Group 430" draw:id="id268" draw:style-name="a402" text:anchor-type="paragraph"><svg:title/><svg:desc/><draw:frame draw:id="id265" draw:style-name="a397" draw:name="Text Box 2" svg:x="2.93026in" svg:y="0.12243in" svg:width="0.575in" svg:height="0.34861in" style:rel-width="scale" style:rel-height="scale"><draw:text-box><text:p text:style-name="P630">9; 5</text:p></draw:text-box><svg:title/><svg:desc/></draw:frame><draw:connector draw:type="line" svg:x1="2.99636in" svg:y1="0.1413in" svg:x2="3.13787in" svg:y2="0.1413in" draw:id="id266" draw:style-name="a399" draw:name="Straight Arrow Connector 432"><svg:title/><svg:desc/></draw:connector><draw:connector draw:type="line" svg:x1="3.31712in" svg:y1="0.1413in" svg:x2="3.14731in" svg:y2="0.1413in" draw:id="id267" draw:style-name="a401" draw:name="Straight Arrow Connector 433"><svg:title/><svg:desc/></draw:connector></draw:g></text:span><text:span text:style-name="T631"><draw:g draw:z-index="251894784" draw:name="Group 422" draw:id="id272" draw:style-name="a408" text:anchor-type="paragraph"><svg:title/><svg:desc/><draw:frame draw:id="id269" draw:style-name="a403" draw:name="Text Box 2" svg:x="2.0059in" svg:y="0.10362in" svg:width="0.575in" svg:height="0.34861in" style:rel-width="scale" style:rel-height="scale"><draw:text-box><text:p text:style-name="P632">4;<text:s/>0</text:p></draw:text-box><svg:title/><svg:desc/></draw:frame><draw:connector draw:type="line" svg:x1="2.072in" svg:y1="0.12248in" svg:x2="2.21351in" svg:y2="0.12248in" draw:id="id270" draw:style-name="a405" draw:name="Straight Arrow Connector 424"><svg:title/><svg:desc/></draw:connector><draw:connector draw:type="line" svg:x1="2.39276in" svg:y1="0.12249in" svg:x2="2.22295in" svg:y2="0.12249in" draw:id="id271" draw:style-name="a407" draw:name="Straight Arrow Connector 425"><svg:title/><svg:desc/></draw:connector></draw:g></text:span><text:span text:style-name="T633"><draw:g draw:z-index="251892736" draw:name="Group 418" draw:id="id276" draw:style-name="a414" text:anchor-type="paragraph"><svg:title/><svg:desc/><draw:frame draw:id="id273" draw:style-name="a409" draw:name="Text Box 2" svg:x="0.39248in" svg:y="0.18817in" svg:width="0.575in" svg:height="0.34861in" style:rel-width="scale" style:rel-height="scale"><draw:text-box><text:p text:style-name="P634">12;<text:s/>0</text:p></draw:text-box><svg:title/><svg:desc/></draw:frame><draw:connector draw:type="line" svg:x1="0.45859in" svg:y1="0.20704in" svg:x2="0.6001in" svg:y2="0.20704in" draw:id="id274" draw:style-name="a411" draw:name="Straight Arrow Connector 420"><svg:title/><svg:desc/></draw:connector><draw:connector draw:type="line" svg:x1="0.77934in" svg:y1="0.20704in" svg:x2="0.60953in" svg:y2="0.20704in" draw:id="id275" draw:style-name="a413" draw:name="Straight Arrow Connector 421"><svg:title/><svg:desc/></draw:connector></draw:g></text:span></text:p>
      <text:p text:style-name="P635"><text:span text:style-name="T636"><draw:g draw:z-index="251896832" draw:name="Group 426" draw:id="id280" draw:style-name="a420" text:anchor-type="paragraph"><svg:title/><svg:desc/><draw:frame draw:id="id277" draw:style-name="a415" draw:name="Text Box 2" svg:x="2.34551in" svg:y="0.31098in" svg:width="0.575in" svg:height="0.34861in" style:rel-width="scale" style:rel-height="scale"><draw:text-box><text:p text:style-name="P637">11;<text:s/>0</text:p></draw:text-box><svg:title/><svg:desc/></draw:frame><draw:connector draw:type="line" svg:x1="2.41161in" svg:y1="0.32985in" svg:x2="2.55312in" svg:y2="0.32985in" draw:id="id278" draw:style-name="a417" draw:name="Straight Arrow Connector 428"><svg:title/><svg:desc/></draw:connector><draw:connector draw:type="line" svg:x1="2.73237in" svg:y1="0.32985in" svg:x2="2.56256in" svg:y2="0.32985in" draw:id="id279" draw:style-name="a419" draw:name="Straight Arrow Connector 429"><svg:title/><svg:desc/></draw:connector></draw:g></text:span></text:p>
      <text:p text:style-name="P638"/>
      <text:p text:style-name="P639">h)</text:p>
      <text:p text:style-name="P640"><text:span text:style-name="T641"><draw:frame draw:z-index="251996160" draw:id="id281" draw:style-name="a421" draw:name="Text Box 2" text:anchor-type="paragraph" svg:x="5.27358in" svg:y="0.01161in" svg:width="0.39583in" svg:height="0.32986in" style:rel-width="scale" style:rel-height="scale"><draw:text-box><text:p text:style-name="P642">3</text:p></draw:text-box><svg:title/><svg:desc/></draw:frame></text:span><text:span text:style-name="T643"><draw:frame draw:z-index="251994112" draw:id="id282" draw:style-name="a422" draw:name="Text Box 2" text:anchor-type="paragraph" svg:x="4.15094in" svg:y="0.01267in" svg:width="0.39583in" svg:height="0.32986in" style:rel-width="scale" style:rel-height="scale"><draw:text-box><text:p text:style-name="P644">8</text:p></draw:text-box><svg:title/><svg:desc/></draw:frame></text:span><text:span text:style-name="T645"><draw:frame draw:z-index="251992064" draw:id="id283" draw:style-name="a423" draw:name="Text Box 2" text:anchor-type="paragraph" svg:x="2.99582in" svg:y="0.03513in" svg:width="0.39583in" svg:height="0.32986in" style:rel-width="scale" style:rel-height="scale"><draw:text-box><text:p text:style-name="P646">5</text:p></draw:text-box><svg:title/><svg:desc/></draw:frame></text:span><text:span text:style-name="T647"><draw:frame draw:z-index="251990016" draw:id="id284" draw:style-name="a424" draw:name="Text Box 2" text:anchor-type="paragraph" svg:x="1.86405in" svg:y="0.05486in" svg:width="0.39583in" svg:height="0.32986in" style:rel-width="scale" style:rel-height="scale"><draw:text-box><text:p text:style-name="P648">4</text:p></draw:text-box><svg:title/><svg:desc/></draw:frame></text:span><text:span text:style-name="T649"><draw:frame draw:z-index="251987968" draw:id="id285" draw:style-name="a425" draw:name="Text Box 2" text:anchor-type="paragraph" svg:x="0.73536in" svg:y="0.03955in" svg:width="0.39583in" svg:height="0.32986in" style:rel-width="scale" style:rel-height="scale"><draw:text-box><text:p text:style-name="P650">12</text:p></draw:text-box><svg:title/><svg:desc/></draw:frame></text:span><text:span text:style-name="T651"><draw:connector draw:type="line" svg:x1="5.14151in" svg:y1="0.25583in" svg:x2="5.77276in" svg:y2="0.26486in" draw:z-index="251985920" draw:id="id286" draw:style-name="a427" draw:name="Straight Arrow Connector 543" text:anchor-type="paragraph"><svg:title/><svg:desc/></draw:connector></text:span><text:span text:style-name="T652"><draw:connector draw:type="line" svg:x1="4.0283in" svg:y1="0.26526in" svg:x2="4.59427in" svg:y2="0.27429in" draw:z-index="251984896" draw:id="id287" draw:style-name="a429" draw:name="Straight Arrow Connector 542" text:anchor-type="paragraph"><svg:title/><svg:desc/></draw:connector></text:span><text:span text:style-name="T653"><draw:connector draw:type="line" svg:x1="2.85759in" svg:y1="0.30288in" svg:x2="3.4805in" svg:y2="0.28413in" draw:z-index="251983872" draw:id="id288" draw:style-name="a431" draw:name="Straight Arrow Connector 541" text:anchor-type="paragraph"><svg:title/><svg:desc/></draw:connector></text:span><text:span text:style-name="T654"><draw:connector draw:type="line" svg:x1="1.7735in" svg:y1="0.3309in" svg:x2="2.32975in" svg:y2="0.32187in" draw:z-index="251982848" draw:id="id289" draw:style-name="a433" draw:name="Straight Arrow Connector 540" text:anchor-type="paragraph"><svg:title/><svg:desc/></draw:connector></text:span><text:span text:style-name="T655"><draw:connector draw:type="line" svg:x1="0.68867in" svg:y1="0.32187in" svg:x2="1.24492in" svg:y2="0.32187in" draw:z-index="251981824" draw:id="id290" draw:style-name="a435" draw:name="Straight Arrow Connector 539" text:anchor-type="paragraph"><svg:title/><svg:desc/></draw:connector></text:span><text:span text:style-name="T656"><draw:g draw:z-index="251913216" draw:name="Group 458" draw:id="id295" draw:style-name="a440" text:anchor-type="paragraph"><svg:title/><svg:desc/><draw:custom-shape svg:x="0in" svg:y="0.05744in" svg:width="0.55659in" svg:height="0.52737in" draw:id="id291" draw:style-name="a436" draw:name="Oval 459"><svg:title/><svg:desc/><text:p text:style-name="P657">s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08483in" svg:y="0.05804in" svg:width="0.55659in" svg:height="0.52737in" draw:id="id292" draw:style-name="a437" draw:name="Oval 460"><svg:title/><svg:desc/><text:p text:style-name="P658"><text:span text:style-name="T659">V</text:span><text:span text:style-name="T660">2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16927in" svg:y="0.03918in" svg:width="0.55624in" svg:height="0.52685in" draw:id="id293" draw:style-name="a438" draw:name="Oval 461"><svg:title/><svg:desc/><text:p text:style-name="P661"><text:span text:style-name="T662">V</text:span><text:span text:style-name="T663">3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5.64133in" svg:y="0.00972in" svg:width="0.55659in" svg:height="0.52737in" draw:id="id294" draw:style-name="a439" draw:name="Oval 462"><svg:title/><svg:desc/><text:p text:style-name="P664">t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text:span><draw:custom-shape svg:x="4.58046in" svg:y="0.00805in" svg:width="0.55556in" svg:height="0.52639in" draw:z-index="251917312" draw:id="id296" draw:style-name="a441" draw:name="Oval 469" text:anchor-type="paragraph"><svg:title/><svg:desc/><text:p text:style-name="P665"><text:span text:style-name="T666">V</text:span><text:span text:style-name="T667">4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46111in" svg:y="0.0125in" svg:width="0.55556in" svg:height="0.52639in" draw:z-index="251915264" draw:id="id297" draw:style-name="a442" draw:name="Oval 468" text:anchor-type="paragraph"><svg:title/><svg:desc/><text:p text:style-name="P668"><text:span text:style-name="T669">V</text:span><text:span text:style-name="T670">1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<text:p text:style-name="P671"/>
      <text:p text:style-name="Normal"><text:span text:style-name="T672">Bottleneck<text:s/></text:span><text:span text:style-name="T673">edge for<text:s/></text:span><text:span text:style-name="T674">the given path from part (g</text:span><text:span text:style-name="T675">) is (V</text:span><text:span text:style-name="T676">4</text:span><text:span text:style-name="T677">, t</text:span><text:span text:style-name="T678">) edge with<text:s/></text:span><text:span text:style-name="T679">the value of 3</text:span><text:span text:style-name="T680">, being the least capacity of this path and therefore, the bottleneck.</text:span></text:p>
      <text:p text:style-name="P681"/>
      <text:p text:style-name="P682"/>
      <text:p text:style-name="P683"/>
      <text:p text:style-name="P684"/>
      <text:p text:style-name="P685"/>
      <text:p text:style-name="P686"/>
      <text:soft-page-break/>
      <text:p text:style-name="P687"><text:span text:style-name="T688"><draw:frame draw:z-index="252008448" draw:id="id298" draw:style-name="a443" draw:name="Text Box 2" text:anchor-type="paragraph" svg:x="2.32075in" svg:y="0.27645in" svg:width="0.56528in" svg:height="0.34861in" style:rel-width="scale" style:rel-height="scale"><draw:text-box><text:p text:style-name="P689">3/8</text:p></draw:text-box><svg:title/><svg:desc/></draw:frame></text:span><text:span text:style-name="T690">i)</text:span></text:p>
      <text:p text:style-name="P691"><text:span text:style-name="T692"><draw:g draw:z-index="251998208" draw:name="Group 549" draw:id="id318" draw:style-name="a475" text:anchor-type="paragraph"><svg:title/><svg:desc/><draw:custom-shape svg:x="0in" svg:y="0.79176in" svg:width="0.5566in" svg:height="0.5283in" draw:id="id299" draw:style-name="a444" draw:name="Oval 550"><svg:title/><svg:desc/><text:p text:style-name="P693">s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22642in" svg:y="-0.00069in" svg:width="0.5566in" svg:height="0.5283in" draw:id="id300" draw:style-name="a445" draw:name="Oval 551"><svg:title/><svg:desc/><text:p text:style-name="P694"><text:span text:style-name="T695">V</text:span><text:span text:style-name="T696">1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20755in" svg:y="1.63138in" svg:width="0.5566in" svg:height="0.5283in" draw:id="id301" draw:style-name="a446" draw:name="Oval 552"><svg:title/><svg:desc/><text:p text:style-name="P697"><text:span text:style-name="T698">V</text:span><text:span text:style-name="T699">2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62264in" svg:y="1.65968in" svg:width="0.5566in" svg:height="0.5283in" draw:id="id302" draw:style-name="a447" draw:name="Oval 553"><svg:title/><svg:desc/><text:p text:style-name="P700"><text:span text:style-name="T701">V</text:span><text:span text:style-name="T702">5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57547in" svg:y="-0.00069in" svg:width="0.5566in" svg:height="0.5283in" draw:id="id303" draw:style-name="a448" draw:name="Oval 554"><svg:title/><svg:desc/><text:p text:style-name="P703"><text:span text:style-name="T704">V</text:span><text:span text:style-name="T705">4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46226in" svg:y="0.74459in" svg:width="0.5566in" svg:height="0.5283in" draw:id="id304" draw:style-name="a449" draw:name="Oval 555"><svg:title/><svg:desc/><text:p text:style-name="P706"><text:span text:style-name="T707">V</text:span><text:span text:style-name="T708">3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4.75472in" svg:y="0.75402in" svg:width="0.5566in" svg:height="0.5283in" draw:id="id305" draw:style-name="a450" draw:name="Oval 556"><svg:title/><svg:desc/><text:p text:style-name="P709">t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0.49057in" svg:y1="0.8861in" svg:x2="1.24528in" svg:y2="0.40497in" draw:id="id306" draw:style-name="a452" draw:name="Straight Arrow Connector 557"><svg:title/><svg:desc/></draw:connector><draw:connector draw:type="line" svg:x1="0.43396in" svg:y1="1.26346in" svg:x2="1.24473in" svg:y2="1.7546in" draw:id="id307" draw:style-name="a454" draw:name="Straight Arrow Connector 558"><svg:title/><svg:desc/></draw:connector><draw:connector draw:type="line" svg:x1="0.56604in" svg:y1="1.05874in" svg:x2="2.4434in" svg:y2="1.00874in" draw:id="id308" draw:style-name="a456" draw:name="Straight Arrow Connector 559"><svg:title/><svg:desc/></draw:connector><draw:connector draw:type="line" svg:x1="1.80189in" svg:y1="0.21629in" svg:x2="3.57547in" svg:y2="0.26628in" draw:id="id309" draw:style-name="a458" draw:name="Straight Arrow Connector 560"><svg:title/><svg:desc/></draw:connector><draw:connector draw:type="line" svg:x1="1.72642in" svg:y1="0.4427in" svg:x2="2.49057in" svg:y2="0.85837in" draw:id="id310" draw:style-name="a460" draw:name="Straight Arrow Connector 561"><svg:title/><svg:desc/></draw:connector><draw:connector draw:type="line" svg:x1="1.71698in" svg:y1="1.75384in" svg:x2="2.50943in" svg:y2="1.15025in" draw:id="id311" draw:style-name="a462" draw:name="Straight Arrow Connector 562"><svg:title/><svg:desc/></draw:connector><draw:connector draw:type="line" svg:x1="3.01887in" svg:y1="0.99931in" svg:x2="4.76415in" svg:y2="1.0493in" draw:id="id312" draw:style-name="a464" draw:name="Straight Arrow Connector 563"><svg:title/><svg:desc/></draw:connector><draw:connector draw:type="line" svg:x1="2.93396in" svg:y1="0.82748in" svg:x2="3.60377in" svg:y2="0.3578in" draw:id="id313" draw:style-name="a466" draw:name="Straight Arrow Connector 564"><svg:title/><svg:desc/></draw:connector><draw:connector draw:type="line" svg:x1="2.93396in" svg:y1="1.20685in" svg:x2="3.66981in" svg:y2="1.75501in" draw:id="id314" draw:style-name="a468" draw:name="Straight Arrow Connector 565"><svg:title/><svg:desc/></draw:connector><draw:connector draw:type="line" svg:x1="4.14151in" svg:y1="1.77172in" svg:x2="4.80189in" svg:y2="1.17855in" draw:id="id315" draw:style-name="a470" draw:name="Straight Arrow Connector 566"><svg:title/><svg:desc/></draw:connector><draw:connector draw:type="line" svg:x1="4.11321in" svg:y1="0.39553in" svg:x2="4.82076in" svg:y2="0.85856in" draw:id="id316" draw:style-name="a472" draw:name="Straight Arrow Connector 567"><svg:title/><svg:desc/></draw:connector><draw:connector draw:type="line" svg:x1="1.76415in" svg:y1="1.9361in" svg:x2="3.60341in" svg:y2="1.8861in" draw:id="id317" draw:style-name="a474" draw:name="Straight Arrow Connector 568"><svg:title/><svg:desc/></draw:connector></draw:g></text:span></text:p>
      <text:p text:style-name="P710"><text:span text:style-name="T711"><draw:frame draw:z-index="252012544" draw:id="id319" draw:style-name="a476" draw:name="Text Box 2" text:anchor-type="paragraph" svg:x="2.80189in" svg:y="0.06891in" svg:width="0.56528in" svg:height="0.34861in" style:rel-width="scale" style:rel-height="scale"><draw:text-box><text:p text:style-name="P712">8/13</text:p></draw:text-box><svg:title/><svg:desc/></draw:frame></text:span><text:span text:style-name="T713"><draw:frame draw:z-index="252010496" draw:id="id320" draw:style-name="a477" draw:name="Text Box 2" text:anchor-type="paragraph" svg:x="4.35833in" svg:y="0.00833in" svg:width="0.63194in" svg:height="0.32917in" style:rel-width="scale" style:rel-height="scale"><draw:text-box><text:p text:style-name="P714">11/11</text:p></draw:text-box><svg:title/><svg:desc/></draw:frame></text:span><text:span text:style-name="T715"><draw:frame draw:z-index="252006400" draw:id="id321" draw:style-name="a478" draw:name="Text Box 2" text:anchor-type="paragraph" svg:x="1.65094in" svg:y="0.26702in" svg:width="0.56528in" svg:height="0.34861in" style:rel-width="scale" style:rel-height="scale"><draw:text-box><text:p text:style-name="P716">2/5</text:p></draw:text-box><svg:title/><svg:desc/></draw:frame></text:span><text:span text:style-name="T717"><draw:frame draw:z-index="252000256" draw:id="id322" draw:style-name="a479" draw:name="Text Box 2" text:anchor-type="paragraph" svg:x="0.44278in" svg:y="0.06473in" svg:width="0.56528in" svg:height="0.34861in" style:rel-width="scale" style:rel-height="scale"><draw:text-box><text:p text:style-name="P718">5/16</text:p></draw:text-box><svg:title/><svg:desc/></draw:frame></text:span></text:p>
      <text:p text:style-name="P719"><text:span text:style-name="T720"><draw:frame draw:z-index="252020736" draw:id="id323" draw:style-name="a480" draw:name="Text Box 2" text:anchor-type="paragraph" svg:x="3.6225in" svg:y="0.10628in" svg:width="0.56528in" svg:height="0.34861in" style:rel-width="scale" style:rel-height="scale"><draw:text-box><text:p text:style-name="P721">0/2</text:p></draw:text-box><svg:title/><svg:desc/></draw:frame></text:span></text:p>
      <text:p text:style-name="P722"><text:span text:style-name="T723"><draw:frame draw:z-index="252022784" draw:id="id324" draw:style-name="a481" draw:name="Text Box 2" text:anchor-type="paragraph" svg:x="1.12264in" svg:y="0.01102in" svg:width="0.56528in" svg:height="0.34861in" style:rel-width="scale" style:rel-height="scale"><draw:text-box><text:p text:style-name="P724">8/8</text:p></draw:text-box><svg:title/><svg:desc/></draw:frame></text:span><text:span text:style-name="T725"><draw:frame draw:z-index="252018688" draw:id="id325" draw:style-name="a482" draw:name="Text Box 2" text:anchor-type="paragraph" svg:x="3.26415in" svg:y="0.27548in" svg:width="0.56528in" svg:height="0.34861in" style:rel-width="scale" style:rel-height="scale"><draw:text-box><text:p text:style-name="P726">5/14</text:p></draw:text-box><svg:title/><svg:desc/></draw:frame></text:span><text:span text:style-name="T727"><draw:frame draw:z-index="252004352" draw:id="id326" draw:style-name="a483" draw:name="Text Box 2" text:anchor-type="paragraph" svg:x="1.60377in" svg:y="0.27548in" svg:width="0.56528in" svg:height="0.34861in" style:rel-width="scale" style:rel-height="scale"><draw:text-box><text:p text:style-name="P728">3/4</text:p></draw:text-box><svg:title/><svg:desc/></draw:frame></text:span></text:p>
      <text:p text:style-name="P729"><text:span text:style-name="T730"><draw:frame draw:z-index="252016640" draw:id="id327" draw:style-name="a484" draw:name="Text Box 2" text:anchor-type="paragraph" svg:x="4.42516in" svg:y="0.06785in" svg:width="0.56528in" svg:height="0.34861in" style:rel-width="scale" style:rel-height="scale"><draw:text-box><text:p text:style-name="P731">5/10</text:p></draw:text-box><svg:title/><svg:desc/></draw:frame></text:span><text:span text:style-name="T732"><draw:frame draw:z-index="252002304" draw:id="id328" draw:style-name="a485" draw:name="Text Box 2" text:anchor-type="paragraph" svg:x="0.43394in" svg:y="0.13315in" svg:width="0.56528in" svg:height="0.34861in" style:rel-width="scale" style:rel-height="scale"><draw:text-box><text:p text:style-name="P733">3/12</text:p></draw:text-box><svg:title/><svg:desc/></draw:frame></text:span></text:p>
      <text:p text:style-name="P734"><text:span text:style-name="T735"><draw:frame draw:z-index="252014592" draw:id="id329" draw:style-name="a486" draw:name="Text Box 2" text:anchor-type="paragraph" svg:x="2.4717in" svg:y="0.23724in" svg:width="0.56528in" svg:height="0.34861in" style:rel-width="scale" style:rel-height="scale"><draw:text-box><text:p text:style-name="P736">0/11</text:p></draw:text-box><svg:title/><svg:desc/></draw:frame></text:span></text:p>
      <text:p text:style-name="P737"/>
      <text:p text:style-name="P738"><text:span text:style-name="T739"><draw:g draw:z-index="252028928" draw:name="Group 606" draw:id="id333" draw:style-name="a492" text:anchor-type="paragraph"><svg:title/><svg:desc/><draw:frame draw:id="id330" draw:style-name="a487" draw:name="Text Box 2" svg:x="2.37769in" svg:y="0.27041in" svg:width="0.575in" svg:height="0.34861in" style:rel-width="scale" style:rel-height="scale"><draw:text-box><text:p text:style-name="P740">5; 3</text:p></draw:text-box><svg:title/><svg:desc/></draw:frame><draw:connector draw:type="line" svg:x1="2.4438in" svg:y1="0.28928in" svg:x2="2.58531in" svg:y2="0.28928in" draw:id="id331" draw:style-name="a489" draw:name="Straight Arrow Connector 608"><svg:title/><svg:desc/></draw:connector><draw:connector draw:type="line" svg:x1="2.76456in" svg:y1="0.28929in" svg:x2="2.59475in" svg:y2="0.28929in" draw:id="id332" draw:style-name="a491" draw:name="Straight Arrow Connector 609"><svg:title/><svg:desc/></draw:connector></draw:g></text:span><text:span text:style-name="T741"><draw:g draw:z-index="252024832" draw:name="Group 582" draw:id="id353" draw:style-name="a524" text:anchor-type="paragraph"><svg:title/><svg:desc/><draw:custom-shape svg:x="0.00862in" svg:y="1.11172in" svg:width="0.55658in" svg:height="0.52819in" draw:id="id334" draw:style-name="a493" draw:name="Oval 583"><svg:title/><svg:desc/><text:p text:style-name="P742">s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23499in" svg:y="0.31944in" svg:width="0.55658in" svg:height="0.52819in" draw:id="id335" draw:style-name="a494" draw:name="Oval 584"><svg:title/><svg:desc/><text:p text:style-name="P743"><text:span text:style-name="T744">V</text:span><text:span text:style-name="T745">1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21612in" svg:y="1.95116in" svg:width="0.55658in" svg:height="0.52819in" draw:id="id336" draw:style-name="a495" draw:name="Oval 585"><svg:title/><svg:desc/><text:p text:style-name="P746"><text:span text:style-name="T747">V</text:span><text:span text:style-name="T748">2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63112in" svg:y="1.97945in" svg:width="0.55658in" svg:height="0.52819in" draw:id="id337" draw:style-name="a496" draw:name="Oval 586"><svg:title/><svg:desc/><text:p text:style-name="P749"><text:span text:style-name="T750">V</text:span><text:span text:style-name="T751">5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58395in" svg:y="0.31944in" svg:width="0.55658in" svg:height="0.52819in" draw:id="id338" draw:style-name="a497" draw:name="Oval 587"><svg:title/><svg:desc/><text:p text:style-name="P752"><text:span text:style-name="T753">V</text:span><text:span text:style-name="T754">4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47079in" svg:y="1.06456in" svg:width="0.55658in" svg:height="0.52819in" draw:id="id339" draw:style-name="a498" draw:name="Oval 588"><svg:title/><svg:desc/><text:p text:style-name="P755"><text:span text:style-name="T756">V</text:span><text:span text:style-name="T757">3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4.76315in" svg:y="1.07399in" svg:width="0.55658in" svg:height="0.52819in" draw:id="id340" draw:style-name="a499" draw:name="Oval 589"><svg:title/><svg:desc/><text:p text:style-name="P758">t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0.49917in" svg:y1="1.20604in" svg:x2="1.25386in" svg:y2="0.72502in" draw:id="id341" draw:style-name="a501" draw:name="Straight Arrow Connector 590"><svg:title/><svg:desc/></draw:connector><draw:connector draw:type="line" svg:x1="0.44257in" svg:y1="1.58331in" svg:x2="1.25331in" svg:y2="2.07435in" draw:id="id342" draw:style-name="a503" draw:name="Straight Arrow Connector 591"><svg:title/><svg:desc/></draw:connector><draw:connector draw:type="line" svg:x1="0.57464in" svg:y1="1.37864in" svg:x2="2.45192in" svg:y2="1.32865in" draw:id="id343" draw:style-name="a505" draw:name="Straight Arrow Connector 592"><svg:title/><svg:desc/></draw:connector><draw:connector draw:type="line" svg:x1="1.81044in" svg:y1="0.53638in" svg:x2="3.58395in" svg:y2="0.58636in" draw:id="id344" draw:style-name="a507" draw:name="Straight Arrow Connector 593"><svg:title/><svg:desc/></draw:connector><draw:connector draw:type="line" svg:x1="1.73497in" svg:y1="0.76274in" svg:x2="2.49909in" svg:y2="1.17832in" draw:id="id345" draw:style-name="a509" draw:name="Straight Arrow Connector 594"><svg:title/><svg:desc/></draw:connector><draw:connector draw:type="line" svg:x1="1.72554in" svg:y1="2.07359in" svg:x2="2.51796in" svg:y2="1.47013in" draw:id="id346" draw:style-name="a511" draw:name="Straight Arrow Connector 595"><svg:title/><svg:desc/></draw:connector><draw:connector draw:type="line" svg:x1="3.02737in" svg:y1="1.31922in" svg:x2="4.77259in" svg:y2="1.36921in" draw:id="id347" draw:style-name="a513" draw:name="Straight Arrow Connector 596"><svg:title/><svg:desc/></draw:connector><draw:connector draw:type="line" svg:x1="2.94247in" svg:y1="1.14743in" svg:x2="3.61225in" svg:y2="0.67786in" draw:id="id348" draw:style-name="a515" draw:name="Straight Arrow Connector 597"><svg:title/><svg:desc/></draw:connector><draw:connector draw:type="line" svg:x1="2.94247in" svg:y1="1.52672in" svg:x2="3.67829in" svg:y2="2.07476in" draw:id="id349" draw:style-name="a517" draw:name="Straight Arrow Connector 598"><svg:title/><svg:desc/></draw:connector><draw:connector draw:type="line" svg:x1="4.14997in" svg:y1="2.09147in" svg:x2="4.81032in" svg:y2="1.49843in" draw:id="id350" draw:style-name="a519" draw:name="Straight Arrow Connector 599"><svg:title/><svg:desc/></draw:connector><draw:connector draw:type="line" svg:x1="4.12167in" svg:y1="0.71558in" svg:x2="4.82919in" svg:y2="1.1785in" draw:id="id351" draw:style-name="a521" draw:name="Straight Arrow Connector 600"><svg:title/><svg:desc/></draw:connector><draw:connector draw:type="line" svg:x1="1.7727in" svg:y1="2.25581in" svg:x2="3.61189in" svg:y2="2.20582in" draw:id="id352" draw:style-name="a523" draw:name="Straight Arrow Connector 601"><svg:title/><svg:desc/></draw:connector></draw:g></text:span><text:span text:style-name="T759">j)</text:span></text:p>
      <text:p text:style-name="P760"/>
      <text:p text:style-name="P761"><text:span text:style-name="T762"><draw:g draw:z-index="252049408" draw:name="Group 646" draw:id="id357" draw:style-name="a530" text:anchor-type="paragraph"><svg:title/><svg:desc/><draw:frame draw:id="id354" draw:style-name="a525" draw:name="Text Box 2" svg:x="4.38679in" svg:y="0.06208in" svg:width="0.575in" svg:height="0.34861in" style:rel-width="scale" style:rel-height="scale"><draw:text-box><text:p text:style-name="P763">0; 11</text:p></draw:text-box><svg:title/><svg:desc/></draw:frame><draw:connector draw:type="line" svg:x1="4.4529in" svg:y1="0.08095in" svg:x2="4.59441in" svg:y2="0.08095in" draw:id="id355" draw:style-name="a527" draw:name="Straight Arrow Connector 648"><svg:title/><svg:desc/></draw:connector><draw:connector draw:type="line" svg:x1="4.77366in" svg:y1="0.08095in" svg:x2="4.60384in" svg:y2="0.08095in" draw:id="id356" draw:style-name="a529" draw:name="Straight Arrow Connector 649"><svg:title/><svg:desc/></draw:connector></draw:g></text:span><text:span text:style-name="T764"><draw:g draw:z-index="252047360" draw:name="Group 642" draw:id="id361" draw:style-name="a536" text:anchor-type="paragraph"><svg:title/><svg:desc/><draw:frame draw:id="id358" draw:style-name="a531" draw:name="Text Box 2" svg:x="2.76422in" svg:y="0.08067in" svg:width="0.575in" svg:height="0.34861in" style:rel-width="scale" style:rel-height="scale"><draw:text-box><text:p text:style-name="P765">5; 8</text:p></draw:text-box><svg:title/><svg:desc/></draw:frame><draw:connector draw:type="line" svg:x1="2.83033in" svg:y1="0.09954in" svg:x2="2.97184in" svg:y2="0.09954in" draw:id="id359" draw:style-name="a533" draw:name="Straight Arrow Connector 644"><svg:title/><svg:desc/></draw:connector><draw:connector draw:type="line" svg:x1="3.15109in" svg:y1="0.09955in" svg:x2="2.98127in" svg:y2="0.09955in" draw:id="id360" draw:style-name="a535" draw:name="Straight Arrow Connector 645"><svg:title/><svg:desc/></draw:connector></draw:g></text:span><text:span text:style-name="T766"><draw:g draw:z-index="252030976" draw:name="Group 610" draw:id="id365" draw:style-name="a542" text:anchor-type="paragraph"><svg:title/><svg:desc/><draw:frame draw:id="id362" draw:style-name="a537" draw:name="Text Box 2" svg:x="1.69811in" svg:y="0.28822in" svg:width="0.575in" svg:height="0.34861in" style:rel-width="scale" style:rel-height="scale"><draw:text-box><text:p text:style-name="P767">3; 2</text:p></draw:text-box><svg:title/><svg:desc/></draw:frame><draw:connector draw:type="line" svg:x1="1.76422in" svg:y1="0.30709in" svg:x2="1.90573in" svg:y2="0.30709in" draw:id="id363" draw:style-name="a539" draw:name="Straight Arrow Connector 612"><svg:title/><svg:desc/></draw:connector><draw:connector draw:type="line" svg:x1="2.08498in" svg:y1="0.30709in" svg:x2="1.91517in" svg:y2="0.30709in" draw:id="id364" draw:style-name="a541" draw:name="Straight Arrow Connector 613"><svg:title/><svg:desc/></draw:connector></draw:g></text:span><text:span text:style-name="T768"><draw:g draw:z-index="252026880" draw:name="Group 602" draw:id="id369" draw:style-name="a548" text:anchor-type="paragraph"><svg:title/><svg:desc/><draw:frame draw:id="id366" draw:style-name="a543" draw:name="Text Box 2" svg:x="0.36792in" svg:y="0.08067in" svg:width="0.575in" svg:height="0.34861in" style:rel-width="scale" style:rel-height="scale"><draw:text-box><text:p text:style-name="P769">11;<text:s/>5</text:p></draw:text-box><svg:title/><svg:desc/></draw:frame><draw:connector draw:type="line" svg:x1="0.43403in" svg:y1="0.09954in" svg:x2="0.57554in" svg:y2="0.09954in" draw:id="id367" draw:style-name="a545" draw:name="Straight Arrow Connector 604"><svg:title/><svg:desc/></draw:connector><draw:connector draw:type="line" svg:x1="0.75479in" svg:y1="0.09954in" svg:x2="0.58498in" svg:y2="0.09954in" draw:id="id368" draw:style-name="a547" draw:name="Straight Arrow Connector 605"><svg:title/><svg:desc/></draw:connector></draw:g></text:span></text:p>
      <text:p text:style-name="P770"/>
      <text:p text:style-name="P771"><text:span text:style-name="T772"><draw:g draw:z-index="252045312" draw:name="Group 638" draw:id="id373" draw:style-name="a554" text:anchor-type="paragraph"><svg:title/><svg:desc/><draw:frame draw:id="id370" draw:style-name="a549" draw:name="Text Box 2" svg:x="3.58476in" svg:y="0.08067in" svg:width="0.575in" svg:height="0.34861in" style:rel-width="scale" style:rel-height="scale"><draw:text-box><text:p text:style-name="P773">2; 0</text:p></draw:text-box><svg:title/><svg:desc/></draw:frame><draw:connector draw:type="line" svg:x1="3.65087in" svg:y1="0.09954in" svg:x2="3.79238in" svg:y2="0.09954in" draw:id="id371" draw:style-name="a551" draw:name="Straight Arrow Connector 640"><svg:title/><svg:desc/></draw:connector><draw:connector draw:type="line" svg:x1="3.97163in" svg:y1="0.09954in" svg:x2="3.80182in" svg:y2="0.09954in" draw:id="id372" draw:style-name="a553" draw:name="Straight Arrow Connector 641"><svg:title/><svg:desc/></draw:connector></draw:g></text:span><text:span text:style-name="T774"><draw:g draw:z-index="252039168" draw:name="Group 626" draw:id="id377" draw:style-name="a560" text:anchor-type="paragraph"><svg:title/><svg:desc/><draw:frame draw:id="id374" draw:style-name="a555" draw:name="Text Box 2" svg:x="1.65094in" svg:y="0.25127in" svg:width="0.575in" svg:height="0.34861in" style:rel-width="scale" style:rel-height="scale"><draw:text-box><text:p text:style-name="P775">1; 3</text:p></draw:text-box><svg:title/><svg:desc/></draw:frame><draw:connector draw:type="line" svg:x1="1.71705in" svg:y1="0.27013in" svg:x2="1.85856in" svg:y2="0.27013in" draw:id="id375" draw:style-name="a557" draw:name="Straight Arrow Connector 628"><svg:title/><svg:desc/></draw:connector><draw:connector draw:type="line" svg:x1="2.03781in" svg:y1="0.27014in" svg:x2="1.868in" svg:y2="0.27014in" draw:id="id376" draw:style-name="a559" draw:name="Straight Arrow Connector 629"><svg:title/><svg:desc/></draw:connector></draw:g></text:span><text:span text:style-name="T776"><draw:g draw:z-index="252033024" draw:name="Group 614" draw:id="id381" draw:style-name="a566" text:anchor-type="paragraph"><svg:title/><svg:desc/><draw:frame draw:id="id378" draw:style-name="a561" draw:name="Text Box 2" svg:x="1.19851in" svg:y="0.07986in" svg:width="0.575in" svg:height="0.34861in" style:rel-width="scale" style:rel-height="scale"><draw:text-box><text:p text:style-name="P777">0; 8</text:p></draw:text-box><svg:title/><svg:desc/></draw:frame><draw:connector draw:type="line" svg:x1="1.26462in" svg:y1="0.09873in" svg:x2="1.40613in" svg:y2="0.09873in" draw:id="id379" draw:style-name="a563" draw:name="Straight Arrow Connector 616"><svg:title/><svg:desc/></draw:connector><draw:connector draw:type="line" svg:x1="1.58538in" svg:y1="0.09873in" svg:x2="1.41557in" svg:y2="0.09873in" draw:id="id380" draw:style-name="a565" draw:name="Straight Arrow Connector 617"><svg:title/><svg:desc/></draw:connector></draw:g></text:span></text:p>
      <text:p text:style-name="P778"><text:span text:style-name="T779"><draw:g draw:z-index="252043264" draw:name="Group 634" draw:id="id385" draw:style-name="a572" text:anchor-type="paragraph"><svg:title/><svg:desc/><draw:frame draw:id="id382" draw:style-name="a567" draw:name="Text Box 2" svg:x="4.41481in" svg:y="0.18514in" svg:width="0.575in" svg:height="0.34861in" style:rel-width="scale" style:rel-height="scale"><draw:text-box><text:p text:style-name="P780">5; 5</text:p></draw:text-box><svg:title/><svg:desc/></draw:frame><draw:connector draw:type="line" svg:x1="4.48091in" svg:y1="0.20401in" svg:x2="4.62242in" svg:y2="0.20401in" draw:id="id383" draw:style-name="a569" draw:name="Straight Arrow Connector 636"><svg:title/><svg:desc/></draw:connector><draw:connector draw:type="line" svg:x1="4.80167in" svg:y1="0.20401in" svg:x2="4.63186in" svg:y2="0.20401in" draw:id="id384" draw:style-name="a571" draw:name="Straight Arrow Connector 637"><svg:title/><svg:desc/></draw:connector></draw:g></text:span><text:span text:style-name="T781"><draw:g draw:z-index="252041216" draw:name="Group 630" draw:id="id389" draw:style-name="a578" text:anchor-type="paragraph"><svg:title/><svg:desc/><draw:frame draw:id="id386" draw:style-name="a573" draw:name="Text Box 2" svg:x="2.85849in" svg:y="0.11804in" svg:width="0.575in" svg:height="0.34861in" style:rel-width="scale" style:rel-height="scale"><draw:text-box><text:p text:style-name="P782">9; 5</text:p></draw:text-box><svg:title/><svg:desc/></draw:frame><draw:connector draw:type="line" svg:x1="2.9246in" svg:y1="0.13691in" svg:x2="3.06611in" svg:y2="0.13691in" draw:id="id387" draw:style-name="a575" draw:name="Straight Arrow Connector 632"><svg:title/><svg:desc/></draw:connector><draw:connector draw:type="line" svg:x1="3.24535in" svg:y1="0.13691in" svg:x2="3.07554in" svg:y2="0.13691in" draw:id="id388" draw:style-name="a577" draw:name="Straight Arrow Connector 633"><svg:title/><svg:desc/></draw:connector></draw:g></text:span><text:span text:style-name="T783"><draw:g draw:z-index="252035072" draw:name="Group 618" draw:id="id393" draw:style-name="a584" text:anchor-type="paragraph"><svg:title/><svg:desc/><draw:frame draw:id="id390" draw:style-name="a579" draw:name="Text Box 2" svg:x="0.46226in" svg:y="0.1946in" svg:width="0.575in" svg:height="0.34861in" style:rel-width="scale" style:rel-height="scale"><draw:text-box><text:p text:style-name="P784">9; 3</text:p></draw:text-box><svg:title/><svg:desc/></draw:frame><draw:connector draw:type="line" svg:x1="0.52837in" svg:y1="0.21347in" svg:x2="0.66988in" svg:y2="0.21347in" draw:id="id391" draw:style-name="a581" draw:name="Straight Arrow Connector 620"><svg:title/><svg:desc/></draw:connector><draw:connector draw:type="line" svg:x1="0.84913in" svg:y1="0.21347in" svg:x2="0.67932in" svg:y2="0.21347in" draw:id="id392" draw:style-name="a583" draw:name="Straight Arrow Connector 621"><svg:title/><svg:desc/></draw:connector></draw:g></text:span></text:p>
      <text:p text:style-name="P785"><text:span text:style-name="T786"><draw:g draw:z-index="252037120" draw:name="Group 622" draw:id="id397" draw:style-name="a590" text:anchor-type="paragraph"><svg:title/><svg:desc/><draw:frame draw:id="id394" draw:style-name="a585" draw:name="Text Box 2" svg:x="2.42453in" svg:y="0.29835in" svg:width="0.575in" svg:height="0.34861in" style:rel-width="scale" style:rel-height="scale"><draw:text-box><text:p text:style-name="P787">11; 0</text:p></draw:text-box><svg:title/><svg:desc/></draw:frame><draw:connector draw:type="line" svg:x1="2.49064in" svg:y1="0.31722in" svg:x2="2.63215in" svg:y2="0.31722in" draw:id="id395" draw:style-name="a587" draw:name="Straight Arrow Connector 624"><svg:title/><svg:desc/></draw:connector><draw:connector draw:type="line" svg:x1="2.81139in" svg:y1="0.31722in" svg:x2="2.64158in" svg:y2="0.31722in" draw:id="id396" draw:style-name="a589" draw:name="Straight Arrow Connector 625"><svg:title/><svg:desc/></draw:connector></draw:g></text:span></text:p>
      <text:p text:style-name="P788"/>
      <text:p text:style-name="P789">k)</text:p>
      <text:p text:style-name="Normal"><text:span text:style-name="T790">Bottleneck<text:s/></text:span><text:span text:style-name="T791">edge for<text:s/></text:span><text:span text:style-name="T792">the path (s,<text:s/></text:span><text:span text:style-name="T793">V</text:span><text:span text:style-name="T794">2</text:span><text:span text:style-name="T795">,<text:s/></text:span><text:span text:style-name="T796">V</text:span><text:span text:style-name="T797">5</text:span><text:span text:style-name="T798">, t)<text:s/></text:span><text:span text:style-name="T799">is (V</text:span><text:span text:style-name="T800">5</text:span><text:span text:style-name="T801">, t</text:span><text:span text:style-name="T802">) edge with<text:s/></text:span><text:span text:style-name="T803">the value of 5</text:span><text:span text:style-name="T804">, being the least capacity of this path and therefore, the bottleneck.</text:span></text:p>
      <text:p text:style-name="Normal"><text:span text:style-name="T805"><draw:frame draw:z-index="252059648" draw:id="id398" draw:style-name="a591" draw:name="Text Box 2" text:anchor-type="paragraph" svg:x="2.32075in" svg:y="0.534in" svg:width="0.56528in" svg:height="0.34861in" style:rel-width="scale" style:rel-height="scale"><draw:text-box><text:p text:style-name="Normal"><text:span text:style-name="T806">3/8</text:span><text:span text:style-name="T807"><draw:frame draw:style-name="a592" draw:name="Picture 674" text:anchor-type="as-char" svg:x="0in" svg:y="0in" svg:width="0.35556in" svg:height="0.22511in" style:rel-width="scale" style:rel-height="scale"><draw:image xlink:href="media/image2.emf" xlink:type="simple" xlink:show="embed" xlink:actuate="onLoad"/><svg:title/><svg:desc/></draw:frame></text:span><text:span text:style-name="T808"><draw:frame draw:style-name="a593" draw:name="Picture 675" text:anchor-type="as-char" svg:x="0in" svg:y="0in" svg:width="0.35556in" svg:height="0.22511in" style:rel-width="scale" style:rel-height="scale"><draw:image xlink:href="media/image3.emf" xlink:type="simple" xlink:show="embed" xlink:actuate="onLoad"/><svg:title/><svg:desc/></draw:frame></text:span></text:p></draw:text-box><svg:title/><svg:desc/></draw:frame></text:span><text:span text:style-name="T809">Bottleneck<text:s/></text:span><text:span text:style-name="T810">edge for<text:s/></text:span><text:span text:style-name="T811">the path (s,<text:s/></text:span><text:span text:style-name="T812">V</text:span><text:span text:style-name="T813">1</text:span><text:span text:style-name="T814">,<text:s/></text:span><text:span text:style-name="T815">V</text:span><text:span text:style-name="T816">3</text:span><text:span text:style-name="T817">, t)<text:s/></text:span><text:span text:style-name="T818">is (V</text:span><text:span text:style-name="T819">3</text:span><text:span text:style-name="T820">, t</text:span><text:span text:style-name="T821">) edge with<text:s/></text:span><text:span text:style-name="T822">the value of 2</text:span><text:span text:style-name="T823">, being the least capacity of this path and therefore, the bottleneck.</text:span></text:p>
      <text:p text:style-name="Normal"><text:span text:style-name="T824"><draw:g draw:z-index="252051456" draw:name="Group 650" draw:id="id418" draw:style-name="a625" text:anchor-type="paragraph"><svg:title/><svg:desc/><draw:custom-shape svg:x="0in" svg:y="0.79245in" svg:width="0.5566in" svg:height="0.5283in" draw:id="id399" draw:style-name="a594" draw:name="Oval 651"><svg:title/><svg:desc/><text:p text:style-name="P825">s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22642in" svg:y="0in" svg:width="0.5566in" svg:height="0.5283in" draw:id="id400" draw:style-name="a595" draw:name="Oval 652"><svg:title/><svg:desc/><text:p text:style-name="P826"><text:span text:style-name="T827">V</text:span><text:span text:style-name="T828">1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20755in" svg:y="1.63208in" svg:width="0.5566in" svg:height="0.5283in" draw:id="id401" draw:style-name="a596" draw:name="Oval 653"><svg:title/><svg:desc/><text:p text:style-name="P829"><text:span text:style-name="T830">V</text:span><text:span text:style-name="T831">2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62264in" svg:y="1.66038in" svg:width="0.5566in" svg:height="0.5283in" draw:id="id402" draw:style-name="a597" draw:name="Oval 654"><svg:title/><svg:desc/><text:p text:style-name="P832"><text:span text:style-name="T833">V</text:span><text:span text:style-name="T834">5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57547in" svg:y="0in" svg:width="0.5566in" svg:height="0.5283in" draw:id="id403" draw:style-name="a598" draw:name="Oval 655"><svg:title/><svg:desc/><text:p text:style-name="P835"><text:span text:style-name="T836">V</text:span><text:span text:style-name="T837">4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46226in" svg:y="0.74528in" svg:width="0.5566in" svg:height="0.5283in" draw:id="id404" draw:style-name="a599" draw:name="Oval 656"><svg:title/><svg:desc/><text:p text:style-name="P838"><text:span text:style-name="T839">V</text:span><text:span text:style-name="T840">3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4.75472in" svg:y="0.75472in" svg:width="0.5566in" svg:height="0.5283in" draw:id="id405" draw:style-name="a600" draw:name="Oval 657"><svg:title/><svg:desc/><text:p text:style-name="P841">t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0.49057in" svg:y1="0.88679in" svg:x2="1.24528in" svg:y2="0.40566in" draw:id="id406" draw:style-name="a602" draw:name="Straight Arrow Connector 658"><svg:title/><svg:desc/></draw:connector><draw:connector draw:type="line" svg:x1="0.43396in" svg:y1="1.26415in" svg:x2="1.24473in" svg:y2="1.75529in" draw:id="id407" draw:style-name="a604" draw:name="Straight Arrow Connector 659"><svg:title/><svg:desc/></draw:connector><draw:connector draw:type="line" svg:x1="0.56604in" svg:y1="1.05943in" svg:x2="2.4434in" svg:y2="1.00943in" draw:id="id408" draw:style-name="a606" draw:name="Straight Arrow Connector 660"><svg:title/><svg:desc/></draw:connector><draw:connector draw:type="line" svg:x1="1.80189in" svg:y1="0.21698in" svg:x2="3.57547in" svg:y2="0.26698in" draw:id="id409" draw:style-name="a608" draw:name="Straight Arrow Connector 661"><svg:title/><svg:desc/></draw:connector><draw:connector draw:type="line" svg:x1="1.72642in" svg:y1="0.4434in" svg:x2="2.49057in" svg:y2="0.85907in" draw:id="id410" draw:style-name="a610" draw:name="Straight Arrow Connector 662"><svg:title/><svg:desc/></draw:connector><draw:connector draw:type="line" svg:x1="1.71698in" svg:y1="1.75453in" svg:x2="2.50943in" svg:y2="1.15094in" draw:id="id411" draw:style-name="a612" draw:name="Straight Arrow Connector 663"><svg:title/><svg:desc/></draw:connector><draw:connector draw:type="line" svg:x1="3.01887in" svg:y1="1in" svg:x2="4.76415in" svg:y2="1.05in" draw:id="id412" draw:style-name="a614" draw:name="Straight Arrow Connector 664"><svg:title/><svg:desc/></draw:connector><draw:connector draw:type="line" svg:x1="2.93396in" svg:y1="0.82817in" svg:x2="3.60377in" svg:y2="0.35849in" draw:id="id413" draw:style-name="a616" draw:name="Straight Arrow Connector 665"><svg:title/><svg:desc/></draw:connector><draw:connector draw:type="line" svg:x1="2.93396in" svg:y1="1.20755in" svg:x2="3.66981in" svg:y2="1.7557in" draw:id="id414" draw:style-name="a618" draw:name="Straight Arrow Connector 666"><svg:title/><svg:desc/></draw:connector><draw:connector draw:type="line" svg:x1="4.14151in" svg:y1="1.77242in" svg:x2="4.80189in" svg:y2="1.17925in" draw:id="id415" draw:style-name="a620" draw:name="Straight Arrow Connector 667"><svg:title/><svg:desc/></draw:connector><draw:connector draw:type="line" svg:x1="4.11321in" svg:y1="0.39623in" svg:x2="4.82076in" svg:y2="0.85925in" draw:id="id416" draw:style-name="a622" draw:name="Straight Arrow Connector 668"><svg:title/><svg:desc/></draw:connector><draw:connector draw:type="line" svg:x1="1.76415in" svg:y1="1.93679in" svg:x2="3.60341in" svg:y2="1.88679in" draw:id="id417" draw:style-name="a624" draw:name="Straight Arrow Connector 669"><svg:title/><svg:desc/></draw:connector></draw:g></text:span></text:p>
      <text:p text:style-name="Normal"><text:span text:style-name="T842"><draw:frame draw:z-index="252073984" draw:id="id419" draw:style-name="a626" draw:name="Text Box 2" text:anchor-type="paragraph" svg:x="2.77387in" svg:y="0.06785in" svg:width="0.56528in" svg:height="0.34861in" style:rel-width="scale" style:rel-height="scale"><draw:text-box><text:p text:style-name="P843">8/13</text:p></draw:text-box><svg:title/><svg:desc/></draw:frame></text:span><text:span text:style-name="T844"><draw:frame draw:z-index="252071936" draw:id="id420" draw:style-name="a627" draw:name="Text Box 2" text:anchor-type="paragraph" svg:x="1.99057in" svg:y="0.06776in" svg:width="0.56528in" svg:height="0.34861in" style:rel-width="scale" style:rel-height="scale"><draw:text-box><text:p text:style-name="P845">4/5</text:p></draw:text-box><svg:title/><svg:desc/></draw:frame></text:span><text:span text:style-name="T846"><draw:frame draw:z-index="252061696" draw:id="id421" draw:style-name="a628" draw:name="Text Box 2" text:anchor-type="paragraph" svg:x="4.35833in" svg:y="0.01319in" svg:width="0.64097in" svg:height="0.34861in" style:rel-width="scale" style:rel-height="scale"><draw:text-box><text:p text:style-name="P847">11/11</text:p></draw:text-box><svg:title/><svg:desc/></draw:frame></text:span><text:span text:style-name="T848"><draw:frame draw:z-index="252057600" draw:id="id422" draw:style-name="a629" draw:name="Text Box 2" text:anchor-type="paragraph" svg:x="0.40566in" svg:y="0.07955in" svg:width="0.56528in" svg:height="0.34861in" style:rel-width="scale" style:rel-height="scale"><draw:text-box><text:p text:style-name="P849">7/16</text:p></draw:text-box><svg:title/><svg:desc/></draw:frame></text:span></text:p>
      <text:p text:style-name="Normal"><text:span text:style-name="T850"><draw:frame draw:z-index="252069888" draw:id="id423" draw:style-name="a630" draw:name="Text Box 2" text:anchor-type="paragraph" svg:x="1.18868in" svg:y="0.09874in" svg:width="0.56528in" svg:height="0.34861in" style:rel-width="scale" style:rel-height="scale"><draw:text-box><text:p text:style-name="P851">8/8</text:p></draw:text-box><svg:title/><svg:desc/></draw:frame></text:span><text:span text:style-name="T852"><draw:frame draw:z-index="252063744" draw:id="id424" draw:style-name="a631" draw:name="Text Box 2" text:anchor-type="paragraph" svg:x="3.56663in" svg:y="0.09857in" svg:width="0.56528in" svg:height="0.34861in" style:rel-width="scale" style:rel-height="scale"><draw:text-box><text:p text:style-name="P853">2/2</text:p></draw:text-box><svg:title/><svg:desc/></draw:frame></text:span></text:p>
      <text:p text:style-name="Normal"><text:span text:style-name="T854"><draw:frame draw:z-index="252067840" draw:id="id425" draw:style-name="a632" draw:name="Text Box 2" text:anchor-type="paragraph" svg:x="1.66067in" svg:y="0.21958in" svg:width="0.56528in" svg:height="0.34861in" style:rel-width="scale" style:rel-height="scale"><draw:text-box><text:p text:style-name="P855">3/4</text:p></draw:text-box><svg:title/><svg:desc/></draw:frame></text:span></text:p>
      <text:p text:style-name="Normal"><text:span text:style-name="T856"><draw:frame draw:z-index="252076032" draw:id="id426" draw:style-name="a633" draw:name="Text Box 2" text:anchor-type="paragraph" svg:x="2.89545in" svg:y="0.05911in" svg:width="0.56528in" svg:height="0.34861in" style:rel-width="scale" style:rel-height="scale"><draw:text-box><text:p text:style-name="P857">5/14</text:p></draw:text-box><svg:title/><svg:desc/></draw:frame></text:span><text:span text:style-name="T858"><draw:frame draw:z-index="252065792" draw:id="id427" draw:style-name="a634" draw:name="Text Box 2" text:anchor-type="paragraph" svg:x="4.36736in" svg:y="0.125in" svg:width="0.64097in" svg:height="0.35764in" style:rel-width="scale" style:rel-height="scale"><draw:text-box><text:p text:style-name="P859">10/10</text:p></draw:text-box><svg:title/><svg:desc/></draw:frame></text:span><text:span text:style-name="T860"><draw:frame draw:z-index="252055552" draw:id="id428" draw:style-name="a635" draw:name="Text Box 2" text:anchor-type="paragraph" svg:x="0.40566in" svg:y="0.11678in" svg:width="0.56528in" svg:height="0.34861in" style:rel-width="scale" style:rel-height="scale"><draw:text-box><text:p text:style-name="P861">8/12</text:p></draw:text-box><svg:title/><svg:desc/></draw:frame></text:span></text:p>
      <text:p text:style-name="Normal"><text:span text:style-name="T862"><draw:frame draw:z-index="252053504" draw:id="id429" draw:style-name="a636" draw:name="Text Box 2" text:anchor-type="paragraph" svg:x="2.41593in" svg:y="0.22019in" svg:width="0.56528in" svg:height="0.34861in" style:rel-width="scale" style:rel-height="scale"><draw:text-box><text:p text:style-name="P863">5/11</text:p></draw:text-box><svg:title/><svg:desc/></draw:frame></text:span></text:p>
      <text:p text:style-name="P864"/>
      <text:soft-page-break/>
      <text:p text:style-name="P865"><text:span text:style-name="T866"><draw:connector draw:type="line" svg:x1="4.36672in" svg:y1="2.49002in" svg:x2="4.33894in" svg:y2="0.30182in" draw:z-index="252092416" draw:id="id430" draw:style-name="a638" draw:name="Straight Connector 718" text:anchor-type="paragraph"><svg:title/><svg:desc/></draw:connector></text:span><text:span text:style-name="T867"><draw:frame draw:z-index="252091392" draw:id="id431" draw:style-name="a639" draw:name="Text Box 2" text:anchor-type="paragraph" svg:x="2.41509in" svg:y="0.30483in" svg:width="0.56528in" svg:height="0.34861in" style:rel-width="scale" style:rel-height="scale"><draw:text-box><text:p text:style-name="Normal"><text:span text:style-name="T868">3/8</text:span><text:span text:style-name="T869"><draw:frame draw:style-name="a640" draw:name="Picture 716" text:anchor-type="as-char" svg:x="0in" svg:y="0in" svg:width="0.35556in" svg:height="0.22511in" style:rel-width="scale" style:rel-height="scale"><draw:image xlink:href="media/image2.emf" xlink:type="simple" xlink:show="embed" xlink:actuate="onLoad"/><svg:title/><svg:desc/></draw:frame></text:span><text:span text:style-name="T870"><draw:frame draw:style-name="a641" draw:name="Picture 717" text:anchor-type="as-char" svg:x="0in" svg:y="0in" svg:width="0.35556in" svg:height="0.22511in" style:rel-width="scale" style:rel-height="scale"><draw:image xlink:href="media/image3.emf" xlink:type="simple" xlink:show="embed" xlink:actuate="onLoad"/><svg:title/><svg:desc/></draw:frame></text:span></text:p></draw:text-box><svg:title/><svg:desc/></draw:frame></text:span><text:span text:style-name="T871">l)</text:span></text:p>
      <text:p text:style-name="Normal"><text:span text:style-name="T872"><draw:g draw:z-index="252078080" draw:name="Group 684" draw:id="id451" draw:style-name="a673" text:anchor-type="paragraph"><svg:title/><svg:desc/><draw:custom-shape svg:x="0in" svg:y="0.79245in" svg:width="0.5566in" svg:height="0.5283in" draw:id="id432" draw:style-name="a642" draw:name="Oval 685"><svg:title/><svg:desc/><text:p text:style-name="P873">s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22642in" svg:y="0in" svg:width="0.5566in" svg:height="0.5283in" draw:id="id433" draw:style-name="a643" draw:name="Oval 686"><svg:title/><svg:desc/><text:p text:style-name="P874"><text:span text:style-name="T875">V</text:span><text:span text:style-name="T876">1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1.20755in" svg:y="1.63208in" svg:width="0.5566in" svg:height="0.5283in" draw:id="id434" draw:style-name="a644" draw:name="Oval 687"><svg:title/><svg:desc/><text:p text:style-name="P877"><text:span text:style-name="T878">V</text:span><text:span text:style-name="T879">2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62264in" svg:y="1.66038in" svg:width="0.5566in" svg:height="0.5283in" draw:id="id435" draw:style-name="a645" draw:name="Oval 688"><svg:title/><svg:desc/><text:p text:style-name="P880"><text:span text:style-name="T881">V</text:span><text:span text:style-name="T882">5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3.57547in" svg:y="0in" svg:width="0.5566in" svg:height="0.5283in" draw:id="id436" draw:style-name="a646" draw:name="Oval 689"><svg:title/><svg:desc/><text:p text:style-name="P883"><text:span text:style-name="T884">V</text:span><text:span text:style-name="T885">4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2.46226in" svg:y="0.74528in" svg:width="0.5566in" svg:height="0.5283in" draw:id="id437" draw:style-name="a647" draw:name="Oval 690"><svg:title/><svg:desc/><text:p text:style-name="P886"><text:span text:style-name="T887">V</text:span><text:span text:style-name="T888">3</text:span>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4.75472in" svg:y="0.75472in" svg:width="0.5566in" svg:height="0.5283in" draw:id="id438" draw:style-name="a648" draw:name="Oval 691"><svg:title/><svg:desc/><text:p text:style-name="P889">t</text:p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type="line" svg:x1="0.49057in" svg:y1="0.88679in" svg:x2="1.24528in" svg:y2="0.40566in" draw:id="id439" draw:style-name="a650" draw:name="Straight Arrow Connector 692"><svg:title/><svg:desc/></draw:connector><draw:connector draw:type="line" svg:x1="0.43396in" svg:y1="1.26415in" svg:x2="1.24473in" svg:y2="1.75529in" draw:id="id440" draw:style-name="a652" draw:name="Straight Arrow Connector 693"><svg:title/><svg:desc/></draw:connector><draw:connector draw:type="line" svg:x1="0.56604in" svg:y1="1.05943in" svg:x2="2.4434in" svg:y2="1.00943in" draw:id="id441" draw:style-name="a654" draw:name="Straight Arrow Connector 694"><svg:title/><svg:desc/></draw:connector><draw:connector draw:type="line" svg:x1="1.80189in" svg:y1="0.21698in" svg:x2="3.57547in" svg:y2="0.26698in" draw:id="id442" draw:style-name="a656" draw:name="Straight Arrow Connector 695"><svg:title/><svg:desc/></draw:connector><draw:connector draw:type="line" svg:x1="1.72642in" svg:y1="0.4434in" svg:x2="2.49057in" svg:y2="0.85907in" draw:id="id443" draw:style-name="a658" draw:name="Straight Arrow Connector 696"><svg:title/><svg:desc/></draw:connector><draw:connector draw:type="line" svg:x1="1.71698in" svg:y1="1.75453in" svg:x2="2.50943in" svg:y2="1.15094in" draw:id="id444" draw:style-name="a660" draw:name="Straight Arrow Connector 697"><svg:title/><svg:desc/></draw:connector><draw:connector draw:type="line" svg:x1="3.01887in" svg:y1="1in" svg:x2="4.76415in" svg:y2="1.05in" draw:id="id445" draw:style-name="a662" draw:name="Straight Arrow Connector 698"><svg:title/><svg:desc/></draw:connector><draw:connector draw:type="line" svg:x1="2.93396in" svg:y1="0.82817in" svg:x2="3.60377in" svg:y2="0.35849in" draw:id="id446" draw:style-name="a664" draw:name="Straight Arrow Connector 699"><svg:title/><svg:desc/></draw:connector><draw:connector draw:type="line" svg:x1="2.93396in" svg:y1="1.20755in" svg:x2="3.66981in" svg:y2="1.7557in" draw:id="id447" draw:style-name="a666" draw:name="Straight Arrow Connector 700"><svg:title/><svg:desc/></draw:connector><draw:connector draw:type="line" svg:x1="4.14151in" svg:y1="1.77242in" svg:x2="4.80189in" svg:y2="1.17925in" draw:id="id448" draw:style-name="a668" draw:name="Straight Arrow Connector 701"><svg:title/><svg:desc/></draw:connector><draw:connector draw:type="line" svg:x1="4.11321in" svg:y1="0.39623in" svg:x2="4.82076in" svg:y2="0.85925in" draw:id="id449" draw:style-name="a670" draw:name="Straight Arrow Connector 702"><svg:title/><svg:desc/></draw:connector><draw:connector draw:type="line" svg:x1="1.76415in" svg:y1="1.93679in" svg:x2="3.60341in" svg:y2="1.88679in" draw:id="id450" draw:style-name="a672" draw:name="Straight Arrow Connector 703"><svg:title/><svg:desc/></draw:connector></draw:g></text:span></text:p>
      <text:p text:style-name="Normal"><text:span text:style-name="T890"><draw:frame draw:z-index="252088320" draw:id="id452" draw:style-name="a674" draw:name="Text Box 2" text:anchor-type="paragraph" svg:x="2.77387in" svg:y="0.06785in" svg:width="0.56528in" svg:height="0.34861in" style:rel-width="scale" style:rel-height="scale"><draw:text-box><text:p text:style-name="P891">8/13</text:p></draw:text-box><svg:title/><svg:desc/></draw:frame></text:span><text:span text:style-name="T892"><draw:frame draw:z-index="252087296" draw:id="id453" draw:style-name="a675" draw:name="Text Box 2" text:anchor-type="paragraph" svg:x="1.99057in" svg:y="0.06776in" svg:width="0.56528in" svg:height="0.34861in" style:rel-width="scale" style:rel-height="scale"><draw:text-box><text:p text:style-name="P893">4/5</text:p></draw:text-box><svg:title/><svg:desc/></draw:frame></text:span><text:span text:style-name="T894"><draw:frame draw:z-index="252082176" draw:id="id454" draw:style-name="a676" draw:name="Text Box 2" text:anchor-type="paragraph" svg:x="4.35833in" svg:y="0.01319in" svg:width="0.64097in" svg:height="0.34861in" style:rel-width="scale" style:rel-height="scale"><draw:text-box><text:p text:style-name="P895">11/11</text:p></draw:text-box><svg:title/><svg:desc/></draw:frame></text:span><text:span text:style-name="T896"><draw:frame draw:z-index="252081152" draw:id="id455" draw:style-name="a677" draw:name="Text Box 2" text:anchor-type="paragraph" svg:x="0.40566in" svg:y="0.07955in" svg:width="0.56528in" svg:height="0.34861in" style:rel-width="scale" style:rel-height="scale"><draw:text-box><text:p text:style-name="P897">7/16</text:p></draw:text-box><svg:title/><svg:desc/></draw:frame></text:span></text:p>
      <text:p text:style-name="Normal"><text:span text:style-name="T898"><draw:frame draw:z-index="252086272" draw:id="id456" draw:style-name="a678" draw:name="Text Box 2" text:anchor-type="paragraph" svg:x="1.18868in" svg:y="0.09874in" svg:width="0.56528in" svg:height="0.34861in" style:rel-width="scale" style:rel-height="scale"><draw:text-box><text:p text:style-name="P899">8/8</text:p></draw:text-box><svg:title/><svg:desc/></draw:frame></text:span><text:span text:style-name="T900"><draw:frame draw:z-index="252083200" draw:id="id457" draw:style-name="a679" draw:name="Text Box 2" text:anchor-type="paragraph" svg:x="3.56663in" svg:y="0.09857in" svg:width="0.56528in" svg:height="0.34861in" style:rel-width="scale" style:rel-height="scale"><draw:text-box><text:p text:style-name="P901">2/2</text:p></draw:text-box><svg:title/><svg:desc/></draw:frame></text:span></text:p>
      <text:p text:style-name="Normal"><text:span text:style-name="T902"><draw:frame draw:z-index="252085248" draw:id="id458" draw:style-name="a680" draw:name="Text Box 2" text:anchor-type="paragraph" svg:x="1.66067in" svg:y="0.21958in" svg:width="0.56528in" svg:height="0.34861in" style:rel-width="scale" style:rel-height="scale"><draw:text-box><text:p text:style-name="P903">3/4</text:p></draw:text-box><svg:title/><svg:desc/></draw:frame></text:span></text:p>
      <text:p text:style-name="Normal"><text:span text:style-name="T904"><draw:frame draw:z-index="252089344" draw:id="id459" draw:style-name="a681" draw:name="Text Box 2" text:anchor-type="paragraph" svg:x="2.89545in" svg:y="0.05911in" svg:width="0.56528in" svg:height="0.34861in" style:rel-width="scale" style:rel-height="scale"><draw:text-box><text:p text:style-name="P905">5/14</text:p></draw:text-box><svg:title/><svg:desc/></draw:frame></text:span><text:span text:style-name="T906"><draw:frame draw:z-index="252084224" draw:id="id460" draw:style-name="a682" draw:name="Text Box 2" text:anchor-type="paragraph" svg:x="4.36736in" svg:y="0.125in" svg:width="0.64097in" svg:height="0.35764in" style:rel-width="scale" style:rel-height="scale"><draw:text-box><text:p text:style-name="P907">10/10</text:p></draw:text-box><svg:title/><svg:desc/></draw:frame></text:span><text:span text:style-name="T908"><draw:frame draw:z-index="252080128" draw:id="id461" draw:style-name="a683" draw:name="Text Box 2" text:anchor-type="paragraph" svg:x="0.40566in" svg:y="0.11678in" svg:width="0.56528in" svg:height="0.34861in" style:rel-width="scale" style:rel-height="scale"><draw:text-box><text:p text:style-name="P909">8/12</text:p></draw:text-box><svg:title/><svg:desc/></draw:frame></text:span></text:p>
      <text:p text:style-name="Normal"><text:span text:style-name="T910"><draw:frame draw:z-index="252079104" draw:id="id462" draw:style-name="a684" draw:name="Text Box 2" text:anchor-type="paragraph" svg:x="2.41593in" svg:y="0.22019in" svg:width="0.56528in" svg:height="0.34861in" style:rel-width="scale" style:rel-height="scale"><draw:text-box><text:p text:style-name="P911">5/11</text:p></draw:text-box><svg:title/><svg:desc/></draw:frame></text:span></text:p>
      <text:p text:style-name="P912"/>
      <text:p text:style-name="Normal"><text:span text:style-name="T913">A cut on the network that creates two sets<text:s/></text:span><text:span text:style-name="T914">as (s, V</text:span><text:span text:style-name="T915">1</text:span><text:span text:style-name="T916">,</text:span><text:span text:style-name="T917"><text:s/></text:span><text:span text:style-name="T918">V</text:span><text:span text:style-name="T919">2</text:span><text:span text:style-name="T920">, V</text:span><text:span text:style-name="T921">3</text:span><text:span text:style-name="T922">, V</text:span><text:span text:style-name="T923">4</text:span><text:span text:style-name="T924">, V</text:span><text:span text:style-name="T925">5</text:span><text:span text:style-name="T926">) and (t)</text:span><text:span text:style-name="T927">, results in a cut capacity of 23, as 10 + 2 + 11, being equal to the maximum flow of the network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5" svg:viewBox="0 0 20 30" svg:d="m10 0-10 30h20z"/>
    <draw:marker draw:name="a47" svg:viewBox="0 0 20 30" svg:d="m10 0-10 30h20z"/>
    <draw:marker draw:name="a661" svg:viewBox="0 0 20 30" svg:d="m10 0-10 30h20z"/>
    <draw:marker draw:name="a267" svg:viewBox="0 0 20 30" svg:d="m10 0-10 30h20z"/>
    <draw:marker draw:name="a663" svg:viewBox="0 0 20 30" svg:d="m10 0-10 30h20z"/>
    <draw:marker draw:name="a269" svg:viewBox="0 0 20 30" svg:d="m10 0-10 30h20z"/>
    <draw:marker draw:name="a380" svg:viewBox="0 0 20 30" svg:d="m10 0-10 30h20z"/>
    <draw:marker draw:name="a665" svg:viewBox="0 0 20 30" svg:d="m10 0-10 30h20z"/>
    <draw:marker draw:name="a382" svg:viewBox="0 0 20 30" svg:d="m10 0-10 30h20z"/>
    <draw:marker draw:name="a667" svg:viewBox="0 0 20 30" svg:d="m10 0-10 30h20z"/>
    <draw:marker draw:name="a669" svg:viewBox="0 0 20 30" svg:d="m10 0-10 30h20z"/>
    <draw:marker draw:name="a386" svg:viewBox="0 0 20 30" svg:d="m10 0-10 30h20z"/>
    <draw:marker draw:name="a318" svg:viewBox="0 0 20 30" svg:d="m10 0-10 30h20z"/>
    <draw:marker draw:name="a388" svg:viewBox="0 0 20 30" svg:d="m10 0-10 30h20z"/>
    <draw:marker draw:name="a430" svg:viewBox="0 0 20 30" svg:d="m10 0-10 30h20z"/>
    <draw:marker draw:name="a432" svg:viewBox="0 0 20 30" svg:d="m10 0-10 30h20z"/>
    <draw:marker draw:name="a434" svg:viewBox="0 0 20 30" svg:d="m10 0-10 30h20z"/>
    <draw:marker draw:name="a151" svg:viewBox="0 0 20 30" svg:d="m10 0-10 30h20z"/>
    <draw:marker draw:name="a153" svg:viewBox="0 0 20 30" svg:d="m10 0-10 30h20z"/>
    <draw:marker draw:name="a550" svg:viewBox="0 0 20 30" svg:d="m10 0-10 30h20z"/>
    <draw:marker draw:name="a552" svg:viewBox="0 0 20 30" svg:d="m10 0-10 30h20z"/>
    <draw:marker draw:name="a201" svg:viewBox="0 0 20 30" svg:d="m10 0-10 30h20z"/>
    <draw:marker draw:name="a51" svg:viewBox="0 0 20 30" svg:d="m10 0-10 30h20z"/>
    <draw:marker draw:name="a271" svg:viewBox="0 0 20 30" svg:d="m10 0-10 30h20z"/>
    <draw:marker draw:name="a556" svg:viewBox="0 0 20 30" svg:d="m10 0-10 30h20z"/>
    <draw:marker draw:name="a53" svg:viewBox="0 0 20 30" svg:d="m10 0-10 30h20z"/>
    <draw:marker draw:name="a204" svg:viewBox="0 0 20 30" svg:d="m10 0-10 30h20z"/>
    <draw:marker draw:name="a558" svg:viewBox="0 0 20 30" svg:d="m10 0-10 30h20z"/>
    <draw:marker draw:name="a206" svg:viewBox="0 0 20 30" svg:d="m10 0-10 30h20z"/>
    <draw:marker draw:name="a601" svg:viewBox="0 0 20 30" svg:d="m10 0-10 30h20z"/>
    <draw:marker draw:name="a57" svg:viewBox="0 0 20 30" svg:d="m10 0-10 30h20z"/>
    <draw:marker draw:name="a671" svg:viewBox="0 0 20 30" svg:d="m10 0-10 30h20z"/>
    <draw:marker draw:name="a603" svg:viewBox="0 0 20 30" svg:d="m10 0-10 30h20z"/>
    <draw:marker draw:name="a208" svg:viewBox="0 0 20 30" svg:d="m10 0-10 30h20z"/>
    <draw:marker draw:name="a59" svg:viewBox="0 0 20 30" svg:d="m10 0-10 30h20z"/>
    <draw:marker draw:name="a605" svg:viewBox="0 0 20 30" svg:d="m10 0-10 30h20z"/>
    <draw:marker draw:name="a320" svg:viewBox="0 0 20 30" svg:d="m10 0-10 30h20z"/>
    <draw:marker draw:name="a607" svg:viewBox="0 0 20 30" svg:d="m10 0-10 30h20z"/>
    <draw:marker draw:name="a392" svg:viewBox="0 0 20 30" svg:d="m10 0-10 30h20z"/>
    <draw:marker draw:name="a609" svg:viewBox="0 0 20 30" svg:d="m10 0-10 30h20z"/>
    <draw:marker draw:name="a394" svg:viewBox="0 0 20 30" svg:d="m10 0-10 30h20z"/>
    <draw:marker draw:name="a1" svg:viewBox="0 0 20 30" svg:d="m10 0-10 30h20z"/>
    <draw:marker draw:name="a3" svg:viewBox="0 0 20 30" svg:d="m10 0-10 30h20z"/>
    <draw:marker draw:name="a398" svg:viewBox="0 0 20 30" svg:d="m10 0-10 30h20z"/>
    <draw:marker draw:name="a167" svg:viewBox="0 0 20 30" svg:d="m10 0-10 30h20z"/>
    <draw:marker draw:name="a562" svg:viewBox="0 0 20 30" svg:d="m10 0-10 30h20z"/>
    <draw:marker draw:name="a210" svg:viewBox="0 0 20 30" svg:d="m10 0-10 30h20z"/>
    <draw:marker draw:name="a169" svg:viewBox="0 0 20 30" svg:d="m10 0-10 30h20z"/>
    <draw:marker draw:name="a564" svg:viewBox="0 0 20 30" svg:d="m10 0-10 30h20z"/>
    <draw:marker draw:name="a212" svg:viewBox="0 0 20 30" svg:d="m10 0-10 30h20z"/>
    <draw:marker draw:name="a281" svg:viewBox="0 0 20 30" svg:d="m10 0-10 30h20z"/>
    <draw:marker draw:name="a214" svg:viewBox="0 0 20 30" svg:d="m10 0-10 30h20z"/>
    <draw:marker draw:name="a63" svg:viewBox="0 0 20 30" svg:d="m10 0-10 30h20z"/>
    <draw:marker draw:name="a283" svg:viewBox="0 0 20 30" svg:d="m10 0-10 30h20z"/>
    <draw:marker draw:name="a568" svg:viewBox="0 0 20 30" svg:d="m10 0-10 30h20z"/>
    <draw:marker draw:name="a216" svg:viewBox="0 0 20 30" svg:d="m10 0-10 30h20z"/>
    <draw:marker draw:name="a611" svg:viewBox="0 0 20 30" svg:d="m10 0-10 30h20z"/>
    <draw:marker draw:name="a65" svg:viewBox="0 0 20 30" svg:d="m10 0-10 30h20z"/>
    <draw:marker draw:name="a285" svg:viewBox="0 0 20 30" svg:d="m10 0-10 30h20z"/>
    <draw:marker draw:name="a218" svg:viewBox="0 0 20 30" svg:d="m10 0-10 30h20z"/>
    <draw:marker draw:name="a613" svg:viewBox="0 0 20 30" svg:d="m10 0-10 30h20z"/>
    <draw:marker draw:name="a287" svg:viewBox="0 0 20 30" svg:d="m10 0-10 30h20z"/>
    <draw:marker draw:name="a330" svg:viewBox="0 0 20 30" svg:d="m10 0-10 30h20z"/>
    <draw:marker draw:name="a615" svg:viewBox="0 0 20 30" svg:d="m10 0-10 30h20z"/>
    <draw:marker draw:name="a69" svg:viewBox="0 0 20 30" svg:d="m10 0-10 30h20z"/>
    <draw:marker draw:name="a289" svg:viewBox="0 0 20 30" svg:d="m10 0-10 30h20z"/>
    <draw:marker draw:name="a332" svg:viewBox="0 0 20 30" svg:d="m10 0-10 30h20z"/>
    <draw:marker draw:name="a617" svg:viewBox="0 0 20 30" svg:d="m10 0-10 30h20z"/>
    <draw:marker draw:name="a334" svg:viewBox="0 0 20 30" svg:d="m10 0-10 30h20z"/>
    <draw:marker draw:name="a619" svg:viewBox="0 0 20 30" svg:d="m10 0-10 30h20z"/>
    <draw:marker draw:name="a336" svg:viewBox="0 0 20 30" svg:d="m10 0-10 30h20z"/>
    <draw:marker draw:name="a338" svg:viewBox="0 0 20 30" svg:d="m10 0-10 30h20z"/>
    <draw:marker draw:name="a451" svg:viewBox="0 0 20 30" svg:d="m10 0-10 30h20z"/>
    <draw:marker draw:name="a453" svg:viewBox="0 0 20 30" svg:d="m10 0-10 30h20z"/>
    <draw:marker draw:name="a101" svg:viewBox="0 0 20 30" svg:d="m10 0-10 30h20z"/>
    <draw:marker draw:name="a455" svg:viewBox="0 0 20 30" svg:d="m10 0-10 30h20z"/>
    <draw:marker draw:name="a457" svg:viewBox="0 0 20 30" svg:d="m10 0-10 30h20z"/>
    <draw:marker draw:name="a500" svg:viewBox="0 0 20 30" svg:d="m10 0-10 30h20z"/>
    <draw:marker draw:name="a459" svg:viewBox="0 0 20 30" svg:d="m10 0-10 30h20z"/>
    <draw:marker draw:name="a502" svg:viewBox="0 0 20 30" svg:d="m10 0-10 30h20z"/>
    <draw:marker draw:name="a570" svg:viewBox="0 0 20 30" svg:d="m10 0-10 30h20z"/>
    <draw:marker draw:name="a504" svg:viewBox="0 0 20 30" svg:d="m10 0-10 30h20z"/>
    <draw:marker draw:name="a179" svg:viewBox="0 0 20 30" svg:d="m10 0-10 30h20z"/>
    <draw:marker draw:name="a574" svg:viewBox="0 0 20 30" svg:d="m10 0-10 30h20z"/>
    <draw:marker draw:name="a506" svg:viewBox="0 0 20 30" svg:d="m10 0-10 30h20z"/>
    <draw:marker draw:name="a71" svg:viewBox="0 0 20 30" svg:d="m10 0-10 30h20z"/>
    <draw:marker draw:name="a291" svg:viewBox="0 0 20 30" svg:d="m10 0-10 30h20z"/>
    <draw:marker draw:name="a576" svg:viewBox="0 0 20 30" svg:d="m10 0-10 30h20z"/>
    <draw:marker draw:name="a508" svg:viewBox="0 0 20 30" svg:d="m10 0-10 30h20z"/>
    <draw:marker draw:name="a224" svg:viewBox="0 0 20 30" svg:d="m10 0-10 30h20z"/>
    <draw:marker draw:name="a293" svg:viewBox="0 0 20 30" svg:d="m10 0-10 30h20z"/>
    <draw:marker draw:name="a226" svg:viewBox="0 0 20 30" svg:d="m10 0-10 30h20z"/>
    <draw:marker draw:name="a621" svg:viewBox="0 0 20 30" svg:d="m10 0-10 30h20z"/>
    <draw:marker draw:name="a75" svg:viewBox="0 0 20 30" svg:d="m10 0-10 30h20z"/>
    <draw:marker draw:name="a295" svg:viewBox="0 0 20 30" svg:d="m10 0-10 30h20z"/>
    <draw:marker draw:name="a228" svg:viewBox="0 0 20 30" svg:d="m10 0-10 30h20z"/>
    <draw:marker draw:name="a623" svg:viewBox="0 0 20 30" svg:d="m10 0-10 30h20z"/>
    <draw:marker draw:name="a77" svg:viewBox="0 0 20 30" svg:d="m10 0-10 30h20z"/>
    <draw:marker draw:name="a297" svg:viewBox="0 0 20 30" svg:d="m10 0-10 30h20z"/>
    <draw:marker draw:name="a340" svg:viewBox="0 0 20 30" svg:d="m10 0-10 30h20z"/>
    <draw:marker draw:name="a299" svg:viewBox="0 0 20 30" svg:d="m10 0-10 30h20z"/>
    <draw:marker draw:name="a342" svg:viewBox="0 0 20 30" svg:d="m10 0-10 30h20z"/>
    <draw:marker draw:name="a344" svg:viewBox="0 0 20 30" svg:d="m10 0-10 30h20z"/>
    <draw:marker draw:name="a346" svg:viewBox="0 0 20 30" svg:d="m10 0-10 30h20z"/>
    <draw:marker draw:name="a348" svg:viewBox="0 0 20 30" svg:d="m10 0-10 30h20z"/>
    <draw:marker draw:name="a461" svg:viewBox="0 0 20 30" svg:d="m10 0-10 30h20z"/>
    <draw:marker draw:name="a463" svg:viewBox="0 0 20 30" svg:d="m10 0-10 30h20z"/>
    <draw:marker draw:name="a465" svg:viewBox="0 0 20 30" svg:d="m10 0-10 30h20z"/>
    <draw:marker draw:name="a181" svg:viewBox="0 0 20 30" svg:d="m10 0-10 30h20z"/>
    <draw:marker draw:name="a467" svg:viewBox="0 0 20 30" svg:d="m10 0-10 30h20z"/>
    <draw:marker draw:name="a115" svg:viewBox="0 0 20 30" svg:d="m10 0-10 30h20z"/>
    <draw:marker draw:name="a510" svg:viewBox="0 0 20 30" svg:d="m10 0-10 30h20z"/>
    <draw:marker draw:name="a183" svg:viewBox="0 0 20 30" svg:d="m10 0-10 30h20z"/>
    <draw:marker draw:name="a469" svg:viewBox="0 0 20 30" svg:d="m10 0-10 30h20z"/>
    <draw:marker draw:name="a117" svg:viewBox="0 0 20 30" svg:d="m10 0-10 30h20z"/>
    <draw:marker draw:name="a580" svg:viewBox="0 0 20 30" svg:d="m10 0-10 30h20z"/>
    <draw:marker draw:name="a512" svg:viewBox="0 0 20 30" svg:d="m10 0-10 30h20z"/>
    <draw:marker draw:name="a185" svg:viewBox="0 0 20 30" svg:d="m10 0-10 30h20z"/>
    <draw:marker draw:name="a119" svg:viewBox="0 0 20 30" svg:d="m10 0-10 30h20z"/>
    <draw:marker draw:name="a582" svg:viewBox="0 0 20 30" svg:d="m10 0-10 30h20z"/>
    <draw:marker draw:name="a514" svg:viewBox="0 0 20 30" svg:d="m10 0-10 30h20z"/>
    <draw:marker draw:name="a187" svg:viewBox="0 0 20 30" svg:d="m10 0-10 30h20z"/>
    <draw:marker draw:name="a230" svg:viewBox="0 0 20 30" svg:d="m10 0-10 30h20z"/>
    <draw:marker draw:name="a189" svg:viewBox="0 0 20 30" svg:d="m10 0-10 30h20z"/>
    <draw:marker draw:name="a516" svg:viewBox="0 0 20 30" svg:d="m10 0-10 30h20z"/>
    <draw:marker draw:name="a13" svg:viewBox="0 0 20 30" svg:d="m10 0-10 30h20z"/>
    <draw:marker draw:name="a81" svg:viewBox="0 0 20 30" svg:d="m10 0-10 30h20z"/>
    <draw:marker draw:name="a518" svg:viewBox="0 0 20 30" svg:d="m10 0-10 30h20z"/>
    <draw:marker draw:name="a586" svg:viewBox="0 0 20 30" svg:d="m10 0-10 30h20z"/>
    <draw:marker draw:name="a15" svg:viewBox="0 0 20 30" svg:d="m10 0-10 30h20z"/>
    <draw:marker draw:name="a83" svg:viewBox="0 0 20 30" svg:d="m10 0-10 30h20z"/>
    <draw:marker draw:name="a588" svg:viewBox="0 0 20 30" svg:d="m10 0-10 30h20z"/>
    <draw:marker draw:name="a17" svg:viewBox="0 0 20 30" svg:d="m10 0-10 30h20z"/>
    <draw:marker draw:name="a19" svg:viewBox="0 0 20 30" svg:d="m10 0-10 30h20z"/>
    <draw:marker draw:name="a87" svg:viewBox="0 0 20 30" svg:d="m10 0-10 30h20z"/>
    <draw:marker draw:name="a239" svg:viewBox="0 0 20 30" svg:d="m10 0-10 30h20z"/>
    <draw:marker draw:name="a350" svg:viewBox="0 0 20 30" svg:d="m10 0-10 30h20z"/>
    <draw:marker draw:name="a89" svg:viewBox="0 0 20 30" svg:d="m10 0-10 30h20z"/>
    <draw:marker draw:name="a352" svg:viewBox="0 0 20 30" svg:d="m10 0-10 30h20z"/>
    <draw:marker draw:name="a356" svg:viewBox="0 0 20 30" svg:d="m10 0-10 30h20z"/>
    <draw:marker draw:name="a400" svg:viewBox="0 0 20 30" svg:d="m10 0-10 30h20z"/>
    <draw:marker draw:name="a358" svg:viewBox="0 0 20 30" svg:d="m10 0-10 30h20z"/>
    <draw:marker draw:name="a471" svg:viewBox="0 0 20 30" svg:d="m10 0-10 30h20z"/>
    <draw:marker draw:name="a404" svg:viewBox="0 0 20 30" svg:d="m10 0-10 30h20z"/>
    <draw:marker draw:name="a473" svg:viewBox="0 0 20 30" svg:d="m10 0-10 30h20z"/>
    <draw:marker draw:name="a406" svg:viewBox="0 0 20 30" svg:d="m10 0-10 30h20z"/>
    <draw:marker draw:name="a121" svg:viewBox="0 0 20 30" svg:d="m10 0-10 30h20z"/>
    <draw:marker draw:name="a191" svg:viewBox="0 0 20 30" svg:d="m10 0-10 30h20z"/>
    <draw:marker draw:name="a193" svg:viewBox="0 0 20 30" svg:d="m10 0-10 30h20z"/>
    <draw:marker draw:name="a520" svg:viewBox="0 0 20 30" svg:d="m10 0-10 30h20z"/>
    <draw:marker draw:name="a195" svg:viewBox="0 0 20 30" svg:d="m10 0-10 30h20z"/>
    <draw:marker draw:name="a522" svg:viewBox="0 0 20 30" svg:d="m10 0-10 30h20z"/>
    <draw:marker draw:name="a197" svg:viewBox="0 0 20 30" svg:d="m10 0-10 30h20z"/>
    <draw:marker draw:name="a21" svg:viewBox="0 0 20 30" svg:d="m10 0-10 30h20z"/>
    <draw:marker draw:name="a199" svg:viewBox="0 0 20 30" svg:d="m10 0-10 30h20z"/>
    <draw:marker draw:name="a526" svg:viewBox="0 0 20 30" svg:d="m10 0-10 30h20z"/>
    <draw:marker draw:name="a241" svg:viewBox="0 0 20 30" svg:d="m10 0-10 30h20z"/>
    <draw:marker draw:name="a23" svg:viewBox="0 0 20 30" svg:d="m10 0-10 30h20z"/>
    <draw:marker draw:name="a243" svg:viewBox="0 0 20 30" svg:d="m10 0-10 30h20z"/>
    <draw:marker draw:name="a528" svg:viewBox="0 0 20 30" svg:d="m10 0-10 30h20z"/>
    <draw:marker draw:name="a25" svg:viewBox="0 0 20 30" svg:d="m10 0-10 30h20z"/>
    <draw:marker draw:name="a93" svg:viewBox="0 0 20 30" svg:d="m10 0-10 30h20z"/>
    <draw:marker draw:name="a245" svg:viewBox="0 0 20 30" svg:d="m10 0-10 30h20z"/>
    <draw:marker draw:name="a27" svg:viewBox="0 0 20 30" svg:d="m10 0-10 30h20z"/>
    <draw:marker draw:name="a95" svg:viewBox="0 0 20 30" svg:d="m10 0-10 30h20z"/>
    <draw:marker draw:name="a247" svg:viewBox="0 0 20 30" svg:d="m10 0-10 30h20z"/>
    <draw:marker draw:name="a29" svg:viewBox="0 0 20 30" svg:d="m10 0-10 30h20z"/>
    <draw:marker draw:name="a249" svg:viewBox="0 0 20 30" svg:d="m10 0-10 30h20z"/>
    <draw:marker draw:name="a99" svg:viewBox="0 0 20 30" svg:d="m10 0-10 30h20z"/>
    <draw:marker draw:name="a362" svg:viewBox="0 0 20 30" svg:d="m10 0-10 30h20z"/>
    <draw:marker draw:name="a364" svg:viewBox="0 0 20 30" svg:d="m10 0-10 30h20z"/>
    <draw:marker draw:name="a649" svg:viewBox="0 0 20 30" svg:d="m10 0-10 30h20z"/>
    <draw:marker draw:name="a410" svg:viewBox="0 0 20 30" svg:d="m10 0-10 30h20z"/>
    <draw:marker draw:name="a368" svg:viewBox="0 0 20 30" svg:d="m10 0-10 30h20z"/>
    <draw:marker draw:name="a412" svg:viewBox="0 0 20 30" svg:d="m10 0-10 30h20z"/>
    <draw:marker draw:name="a416" svg:viewBox="0 0 20 30" svg:d="m10 0-10 30h20z"/>
    <draw:marker draw:name="a131" svg:viewBox="0 0 20 30" svg:d="m10 0-10 30h20z"/>
    <draw:marker draw:name="a418" svg:viewBox="0 0 20 30" svg:d="m10 0-10 30h20z"/>
    <draw:marker draw:name="a133" svg:viewBox="0 0 20 30" svg:d="m10 0-10 30h20z"/>
    <draw:marker draw:name="a135" svg:viewBox="0 0 20 30" svg:d="m10 0-10 30h20z"/>
    <draw:marker draw:name="a488" svg:viewBox="0 0 20 30" svg:d="m10 0-10 30h20z"/>
    <draw:marker draw:name="a137" svg:viewBox="0 0 20 30" svg:d="m10 0-10 30h20z"/>
    <draw:marker draw:name="a532" svg:viewBox="0 0 20 30" svg:d="m10 0-10 30h20z"/>
    <draw:marker draw:name="a139" svg:viewBox="0 0 20 30" svg:d="m10 0-10 30h20z"/>
    <draw:marker draw:name="a534" svg:viewBox="0 0 20 30" svg:d="m10 0-10 30h20z"/>
    <draw:marker draw:name="a31" svg:viewBox="0 0 20 30" svg:d="m10 0-10 30h20z"/>
    <draw:marker draw:name="a251" svg:viewBox="0 0 20 30" svg:d="m10 0-10 30h20z"/>
    <draw:marker draw:name="a33" svg:viewBox="0 0 20 30" svg:d="m10 0-10 30h20z"/>
    <draw:marker draw:name="a253" svg:viewBox="0 0 20 30" svg:d="m10 0-10 30h20z"/>
    <draw:marker draw:name="a538" svg:viewBox="0 0 20 30" svg:d="m10 0-10 30h20z"/>
    <draw:marker draw:name="a35" svg:viewBox="0 0 20 30" svg:d="m10 0-10 30h20z"/>
    <draw:marker draw:name="a255" svg:viewBox="0 0 20 30" svg:d="m10 0-10 30h20z"/>
    <draw:marker draw:name="a651" svg:viewBox="0 0 20 30" svg:d="m10 0-10 30h20z"/>
    <draw:marker draw:name="a257" svg:viewBox="0 0 20 30" svg:d="m10 0-10 30h20z"/>
    <draw:marker draw:name="a39" svg:viewBox="0 0 20 30" svg:d="m10 0-10 30h20z"/>
    <draw:marker draw:name="a653" svg:viewBox="0 0 20 30" svg:d="m10 0-10 30h20z"/>
    <draw:marker draw:name="a301" svg:viewBox="0 0 20 30" svg:d="m10 0-10 30h20z"/>
    <draw:marker draw:name="a370" svg:viewBox="0 0 20 30" svg:d="m10 0-10 30h20z"/>
    <draw:marker draw:name="a655" svg:viewBox="0 0 20 30" svg:d="m10 0-10 30h20z"/>
    <draw:marker draw:name="a303" svg:viewBox="0 0 20 30" svg:d="m10 0-10 30h20z"/>
    <draw:marker draw:name="a657" svg:viewBox="0 0 20 30" svg:d="m10 0-10 30h20z"/>
    <draw:marker draw:name="a374" svg:viewBox="0 0 20 30" svg:d="m10 0-10 30h20z"/>
    <draw:marker draw:name="a659" svg:viewBox="0 0 20 30" svg:d="m10 0-10 30h20z"/>
    <draw:marker draw:name="a376" svg:viewBox="0 0 20 30" svg:d="m10 0-10 30h20z"/>
    <draw:marker draw:name="a490" svg:viewBox="0 0 20 30" svg:d="m10 0-10 30h20z"/>
    <draw:marker draw:name="a141" svg:viewBox="0 0 20 30" svg:d="m10 0-10 30h20z"/>
    <draw:marker draw:name="a426" svg:viewBox="0 0 20 30" svg:d="m10 0-10 30h20z"/>
    <draw:marker draw:name="a143" svg:viewBox="0 0 20 30" svg:d="m10 0-10 30h20z"/>
    <draw:marker draw:name="a428" svg:viewBox="0 0 20 30" svg:d="m10 0-10 30h20z"/>
    <draw:marker draw:name="a145" svg:viewBox="0 0 20 30" svg:d="m10 0-10 30h20z"/>
    <draw:marker draw:name="a540" svg:viewBox="0 0 20 30" svg:d="m10 0-10 30h20z"/>
    <draw:marker draw:name="a147" svg:viewBox="0 0 20 30" svg:d="m10 0-10 30h20z"/>
    <draw:marker draw:name="a149" svg:viewBox="0 0 20 30" svg:d="m10 0-10 30h20z"/>
    <draw:marker draw:name="a544" svg:viewBox="0 0 20 30" svg:d="m10 0-10 30h20z"/>
    <draw:marker draw:name="a41" svg:viewBox="0 0 20 30" svg:d="m10 0-10 30h20z"/>
    <draw:marker draw:name="a546" svg:viewBox="0 0 20 30" svg:d="m10 0-10 30h20z"/>
    <draw:stroke-dash draw:name="a637" draw:display-name="Dash" draw:style="rect" draw:dots1="1" draw:dots1-length="0.03125in" draw:dots2="0" draw:dots2-length="0in" draw:distance="0.03125in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ge bulut</meta:initial-creator>
    <dc:creator>ege bulut</dc:creator>
    <meta:creation-date>2018-12-09T18:37:00Z</meta:creation-date>
    <dc:date>2018-12-10T00:04:00Z</dc:date>
    <meta:template xlink:href="Normal.dotm" xlink:type="simple"/>
    <meta:editing-cycles>1</meta:editing-cycles>
    <meta:editing-duration>PT19620S</meta:editing-duration>
    <meta:document-statistic meta:page-count="5" meta:paragraph-count="3" meta:word-count="251" meta:character-count="1683" meta:row-count="11" meta:non-whitespace-character-count="1435"/>
  </office:meta>
</office:document-meta>
</file>